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9in"/>
    </style:style>
    <style:style style:name="co2" style:family="table-column">
      <style:table-column-properties fo:break-before="auto" style:column-width="0.5965in"/>
    </style:style>
    <style:style style:name="co3" style:family="table-column">
      <style:table-column-properties fo:break-before="auto" style:column-width="0.3201in"/>
    </style:style>
    <style:style style:name="co4" style:family="table-column">
      <style:table-column-properties fo:break-before="auto" style:column-width="4.9236in"/>
    </style:style>
    <style:style style:name="co5" style:family="table-column">
      <style:table-column-properties fo:break-before="auto" style:column-width="0.8925in"/>
    </style:style>
    <style:style style:name="ro1" style:family="table-row">
      <style:table-row-properties style:row-height="0.2102in" fo:break-before="auto" style:use-optimal-row-height="false"/>
    </style:style>
    <style:style style:name="ro2" style:family="table-row">
      <style:table-row-properties style:row-height="3in" fo:break-before="auto" style:use-optimal-row-height="false"/>
    </style:style>
    <style:style style:name="ro3" style:family="table-row">
      <style:table-row-properties style:row-height="0.1681in" fo:break-before="auto" style:use-optimal-row-height="false"/>
    </style:style>
    <style:style style:name="ta1" style:family="table" style:master-page-name="Default">
      <style:table-properties table:display="true" style:writing-mode="lr-tb"/>
    </style:style>
    <number:number-style style:name="N8000" number:language="nl" number:country="NL">
      <number:number number:min-integer-digits="1"/>
    </number:number-style>
    <style:style style:name="ce1" style:family="table-cell" style:parent-style-name="Default">
      <style:table-cell-properties style:vertical-align="top"/>
      <style:text-properties fo:font-weight="bold" style:font-weight-asian="bold" style:font-weight-complex="bold"/>
    </style:style>
    <style:style style:name="ce2" style:family="table-cell" style:parent-style-name="Default">
      <style:table-cell-properties style:vertical-align="top"/>
    </style:style>
    <style:style style:name="ce3" style:family="table-cell" style:parent-style-name="Default" style:data-style-name="N8000">
      <style:table-cell-properties style:vertical-align="top"/>
      <style:text-properties fo:font-weight="bold" style:font-weight-asian="bold" style:font-weight-complex="bold"/>
    </style:style>
    <style:style style:name="ce4" style:family="table-cell" style:parent-style-name="Default" style:data-style-name="N8000">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vertical-align="top"/>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13" table:default-cell-style-name="ce2"/>
        <table:table-column table:style-name="co4" table:default-cell-style-name="ce5"/>
        <table:table-row table:style-name="ro1">
          <table:table-cell table:style-name="ce1" office:value-type="string">
            <text:p>url</text:p>
          </table:table-cell>
          <table:table-cell table:style-name="ce1" office:value-type="string">
            <text:p>topic</text:p>
          </table:table-cell>
          <table:table-cell table:style-name="ce3" office:value-type="string">
            <text:p>politics</text:p>
          </table:table-cell>
          <table:table-cell table:style-name="ce3" office:value-type="string">
            <text:p>business</text:p>
          </table:table-cell>
          <table:table-cell table:style-name="ce3" office:value-type="string">
            <text:p>culture</text:p>
          </table:table-cell>
          <table:table-cell table:style-name="ce3" office:value-type="string">
            <text:p>science</text:p>
          </table:table-cell>
          <table:table-cell table:style-name="ce3" office:value-type="string">
            <text:p>sports</text:p>
          </table:table-cell>
          <table:table-cell table:style-name="ce3" office:value-type="string">
            <text:p>crime</text:p>
          </table:table-cell>
          <table:table-cell table:style-name="ce3" office:value-type="string">
            <text:p>disasters</text:p>
          </table:table-cell>
          <table:table-cell table:style-name="ce3" office:value-type="string">
            <text:p>environment</text:p>
          </table:table-cell>
          <table:table-cell table:style-name="ce3" office:value-type="string">
            <text:p>health</text:p>
          </table:table-cell>
          <table:table-cell table:style-name="ce3" office:value-type="string">
            <text:p>education</text:p>
          </table:table-cell>
          <table:table-cell table:style-name="ce3" office:value-type="string">
            <text:p>religion</text:p>
          </table:table-cell>
          <table:table-cell table:style-name="ce3" office:value-type="string">
            <text:p>lifestyle</text:p>
          </table:table-cell>
          <table:table-cell table:style-name="ce3" office:value-type="string">
            <text:p>other</text:p>
          </table:table-cell>
          <table:table-cell table:style-name="ce4" office:value-type="string">
            <text:p>ocr</text:p>
          </table:table-cell>
        </table:table-row>
        <table:table-row table:style-name="ro2">
          <table:table-cell office:value-type="string">
            <text:p>http://resolver.kb.nl/resolve?urn=KBNRC01:000025577:mpeg21:a0026: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 Prof. J. B. Bakema krijgt – Prof. J. B. Bakema krijgt dit jaar de Camillo-Sitteprijs, ingesteld door onder meer het Oostenrijkse ministerie voor wetenschap en onderzoek en de stad Wenen.</text:p>
          </table:table-cell>
        </table:table-row>
        <table:table-row table:style-name="ro2">
          <table:table-cell office:value-type="string">
            <text:p>http://resolver.kb.nl/resolve?urn=KBNRC01:000027901:mpeg21:a001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morgen Wie is de beste dokter van het land? Dat valt niet uit te maken, maar wel wie het beste onderzoek doet. Een lijst met de 95 medische toponderzoekers. Ere wie ere toekomt — maar hoe beoordeel je de kwaliteit van onderzoek? Morgen in de bijlage Wetenschap &amp; Onderwijs.</text:p>
          </table:table-cell>
        </table:table-row>
        <table:table-row table:style-name="ro2">
          <table:table-cell office:value-type="string">
            <text:p>http://resolver.kb.nl/resolve?urn=KBNRC01:000026716:mpeg21:a0081: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Brieven bedreigd 15 in De wetenschap dreigt haar afhankelijkheid te verliezen. ! op de opiniepagina van 26 "l jl van dit blad door E. J. ^geformuleerde „vragen die "iister Pais beoogde te beantmet zijn beleidsnota pwrsitair onderzoek" spreken pwlen. De minister stelt niet VTaa g of het wetenschappeonderzoek meer aan moet -i bij de maatschappelijke -'ten. maar. alsof dit laatvanzelf spreekt, hoé het *an aansluiten. ivere wetenschap wordt end volgens haar eigen Zuivere wetenschap is lelijk. 'aar kan het verschil zuivere wetenschap en making van haar resulklakkeloos ontkend worsommige maatschappeu _ hoef ten bevredigd kunwrden door middel van re'z 1 y an de wetenschap is Politicus blijkbaar re'toeg om aanstalten te aan de wetenschap rete vragen. Bepaalde reBepaalde antwoorden n die niet in de zuivere ha P zélf, maar door ' a ppelijke behoeften geworden Maar maatschappelijke behoeften zijn niet de norm waarmee de zuivere wetenschap werkt Zij zijn niet de norm waarmee zij kan werken zonder haar essentie te verloochenen. De verafgoding van de realiteit van het maatschappelijk leven duldt geen abstracties die geen onmiddellijk en practisch nut hebben Onderzoekers mogen zich hier derhalve niet meer mee bezig houden. Zij moeten een functie vervullen van het maatschappelijk gebeuren, want dat is immers het hoogste goed. Zij worden aannemers van werk en de beschikbaar gestelde gelden zijn geen subsidie meer, maar zullen het betalingsmiddel worden van de overheid voor bepaalde resultaten, die ze bij de wetenschap gaat bestellen. Afhankelijkheid van zuivere wetenschap en van het zuiver wetenschappelijk onderwijs is de negatie van zuivere wetenschap. De verzekering van de politicus „dat hem niet een alles omvattende blauwdruk voor het onderzoek in de desbetreffende disciplines voor open staat" had achterwege gelaten kunnen worden. De postbode van de Maatschappelijke Behoeften weet dat hij stap voor stap moet gaan R. ML H. Hanoer* Maastricht</text:p>
          </table:table-cell>
        </table:table-row>
        <table:table-row table:style-name="ro2">
          <table:table-cell office:value-type="string">
            <text:p>http://resolver.kb.nl/resolve?urn=KBNRC01:000029807:mpeg21:a0014: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table:number-columns-repeated="4" office:value-type="float" office:value="0">
            <text:p>0</text:p>
          </table:table-cell>
          <table:table-cell office:value-type="string">
            <text:p>WETENSCHAP &amp; ONDERWIJS G Over de rol van amateurs in de wetenschap, deze keer de geologen: verzamelaars en onderzoekers van „de duistere dingen van de grond" — mineralen, fossielen, keien, aardkorstgeschiedenis en prehistorische kadavers. □ Uit een Brits onderzoek blijkt niets van het veronderstelde verband tussen stijgend nitraatgehalte van het drinkwater in het voorkomen van maagkanker; het tegendeel lijkt eerder het geval. D „De uitvinding van het wiel" een nieuwe serie paleotechnische studies. In de eerste aflevering: hoe rollen tot wielen evolueerden.</text:p>
          </table:table-cell>
        </table:table-row>
        <table:table-row table:style-name="ro2">
          <table:table-cell office:value-type="string">
            <text:p>http://resolver.kb.nl/resolve?urn=KBNRC01:000030316:mpeg21:a014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INHOUD 2 Paul Schnabel over anorexia nervosa: 'Als er al een mannelijk equivalent is, dan moeten we het eerder zoeken bij verslaving aan gokautomaten' / Agenda / Wetenschap op radio en TV / Brieven Professor Rood is de spil van het transplanatie-onderzoek in Nederland: 'Een genie is nog niet meteen een produktief genie' / Korte berichten Computers: ms-dos en os/2 / Bacteriën eten olieresten onder benzinestations / Aangeboren afwijkingen beschreven door journalist / Tijdschrift: Wetenschap &amp; Samenleving / Korte berichten</text:p>
          </table:table-cell>
        </table:table-row>
        <table:table-row table:style-name="ro2">
          <table:table-cell office:value-type="string">
            <text:p>http://resolver.kb.nl/resolve?urn=KBNRC01:000028139:mpeg21:a0016: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Wet beoefening wetenschap van de hand gewezen DEN HAAG, 26 mei — Het kabinet voelt er niets voor een kaderwet voor de wetenschapsbeoefening te maken. De Tweede Kamer had daarom verzocht. Evenmin wil het kabinet een ombudsman voor de wetenschap instellen, zoals de raad van advies voor het wetenschapsbéleid had voorgesteld. Dat staat in de nota Integratie wetenschap en technologie in de samenleving, die gisteren in de ministerraad is vastgesteld. Deze nota bevat de uitwerking van de taak van de minister van onderwijs en wetenschappen om onderzoek op gang te brengen naar de maatschappelijke en ethische gevolgen van technologische vernieuwing en de invoering daarvan.</text:p>
          </table:table-cell>
        </table:table-row>
        <table:table-row table:style-name="ro2">
          <table:table-cell office:value-type="string">
            <text:p>http://resolver.kb.nl/resolve?urn=KBNRC01:000028003:mpeg21:a0160:ocr</text:p>
          </table:table-cell>
          <table:table-cell office:value-type="string">
            <text:p>science</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Onderzoek zonnecellen krijgt subsidie DEN HAAG, 27 maart — Het ministerie van economische zaken heeft twee miljoen gulden gegeven aan de Stichting voor Technische Wetenschap en voor verder onderzoek van fotovoltaische cellen, die het zonlicht omzetten in elektriciteit. Fotovoltaische cellen worden reeds geproduceerd. Het onderzoek van de stichting voor Technische Wetenschap richt zich op het goedkoper maken van de betrekkelijk dure cellen. Het onderzoek vindt plaats in het kader van het Nationaal onderzoek programma zonne-energie. In totaal is nu 26,5 miljoen gulden beschikbaar voor onderzoek naar zonne-energie. (ANP) Madagaskar. Madagaskar heeft van een groep westerse landen uitstel gekregen van de aflossing van een schuld van 182 miljoen dollar. Het bedrag is omgezet in een lening met een looptijd van elf jaar.</text:p>
          </table:table-cell>
        </table:table-row>
        <table:table-row table:style-name="ro2">
          <table:table-cell office:value-type="string">
            <text:p>http://resolver.kb.nl/resolve?urn=KBNRC01:000031153:mpeg21:a014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BRIEF (On) gepubliceerd De wetenschappelijke 'fraude', waaraan K.A. Citroen (W&amp;O 11 juli) het niet onmiddellijk bereikbaar zijn van ongepubliceerde, of op zeer kleine schaal verspreide, wetenschap verwant acht, loopt meestal zo'n vaart niet. Het is nog altijd beter te vermelden dat men ongepubliceerd materiaal (scripties, onvoltooide proefschriften, mondelinge mededelingen, archiefbronnen) niet kon raadplegen dan dat men de herkomst van zijn kennis verzwijgt. Het is misschien wel eens moeilijk de oorsprong van gegevens te achterhalen, maar bij weglaten dreigt het gevaar van plagiaat, fraude, diefstal van intellectuele eigendom etc. Wetenschap die niet gepubliceerd is blijft wetenschap. Wetenschap is een attitude. Is het resultaat van mijn wetenschappelijk onderzoek pas wetenschap als het gedrukt is en de onverkochte restanten bij de Slegte liggen? Geopenbaarde wetenschap is eigenlijk niet meer dan mede-wetenschap ten dienste van een ander. Daarom is publicatie in de vorm van een kranteartikel (50.000 - 200.000 ex.), tijdschriftartikel (300 - 2000 ex.), 'grijze' literatuur (50 - 100 ex.), wetenschappelijke voordracht (10 - 50 toehoorders) toch altijd een publicatie, een wetenschappelijke mededeling. Vele grotere studies hadden daar hun startblok. Overigens: de slotzin van het door Citroen aangehaalde artikel (W&amp;O 13 juni) constateert dat frauduleuze wetenschap doorgaans geen lang leven beschoren is. De gevaren van Peer Review, waar het artikel over gaat, zouden wel eens veel groter kunnen zijn. Drs. W. A. Hofman Bei I en</text:p>
          </table:table-cell>
        </table:table-row>
        <table:table-row table:style-name="ro2">
          <table:table-cell office:value-type="string">
            <text:p>http://resolver.kb.nl/resolve?urn=KBNRC01:000029028:mpeg21:a0066: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Bezuinigingen bij wetenschap: 80 miljoen DEN HAAG, 30 april — Het kabinet heeft besloten tot verdere bezuinigingen op het wetenschappelijk onderzoek. Het gaat om 80 miljoen in 1984, oplopend tot 170 miljoen in 1987. De invulling van de bedragen zal voor een groot gedeelte gevonden worden in een verhoging van de doelmatigheid binnen het wetenschappelijk onderzoek. Getracht zal worden met een zo gering mogelijk verlies aan onderzoekscapaciteit genoeg middelen te vinden ter dekking van de ombuigingen, aldus het departement.</text:p>
          </table:table-cell>
        </table:table-row>
        <table:table-row table:style-name="ro2">
          <table:table-cell office:value-type="string">
            <text:p>http://resolver.kb.nl/resolve?urn=KBNRC01:000030197:mpeg21:a0183: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INHOUD )| Dunning over de ethiek van I het medisch onderzoek / Halfjaarlijkse gebitscontroie I onnodig? / RTV / Agenda I Professor Adriaan Brederode over Middeleeuwen in de mode / Korte berichten Veevoer uit de Derde Wereld / Wetenschap uit de krant / Tijdschrift: de Nieuwe Bèta / Korte berichten</text:p>
          </table:table-cell>
        </table:table-row>
        <table:table-row table:style-name="ro2">
          <table:table-cell office:value-type="string">
            <text:p>http://resolver.kb.nl/resolve?urn=KBNRC01:000026215:mpeg21:a0090: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Winkel Afgelopen vrijdag is de eerste wetenschapswinkel van Nederland geopend. Ex-minister Trip — warm voorstander van onderzoek dat meer maatschappelijke sectoren dient dan alleen het bedrijfsleven — opende het pand aan de Sarphatistraat, zette een handtekening en nam nog even op zijn stokpaardje plaats door te waarschuwen dat het midden- en kleinbedrijf vergeten dreigt te worden door de wetenschap (Foto Breddy Rikken)</text:p>
          </table:table-cell>
        </table:table-row>
        <table:table-row table:style-name="ro2">
          <table:table-cell office:value-type="string">
            <text:p>http://resolver.kb.nl/resolve?urn=KBNRC01:000030512:mpeg21:a0211: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LEREN &amp; STUDEREN Verwetenschappelijking Jankarei Gevers Er gebeuren rare dingen aan een universiteit. Eén ervan is de onweerstaanbare opmars van de wetenschap. Je kunt het zo gek niet bedenken of aan de universiteit wordt het een wetenschap. Voer een willekeurige reflectie van de menselijke geest de poorten van de Academie binnen en ze zal de parafernalia ontvangen van deze strengste van alle kunsten, de wetenschap. Sedert eeuwen is dat al zo met de kennis der natuur en later w erd ook de kennis van het leven, de aarde en de sterren ingelijfd. Tegenwoordig heet wetenschap al wat te denken valt over God en over recht, over de psyche en het sociale, over wijsbegeerte en over genezen, °ver geld en politiek, ja, tot en met w at er maar bedacht kan worden over vrije tijd, massacommunicatie en over educatie zelve — als het maar aan de universiteit gebeurt. Het uiterlijk vertoon van wetenschap is ontzagwekkend. De strenge regels van de waarheid. De scherpe scheiding tussen zin en onzin. Het rigoureuze onderzoek der feiten. Wat wetenschappelijk onderzoek heeft aangetoond, duldt van buiten de wetenschap geen tegenspraak. Onderzoek is de meest begeerde van a lle parafernalia. Wat wetenschap wordt, verkrijgt plechtig het recht op onderzoek. Echt onderzoek is het tellen van de feiten, experimenteren, de theorieën testen, en dan publiceren, promoveren, excelleren. Die eerzame disciplines van weleer voegen zich nu gewillig in het expanderende onderzoeksbedrijf, waar vroeë er de geleerden gewoon hun vak bijhielden, zaken op een rijtje zetten, nadachten, interpreteerden, uitlegden en leermeester waren. Nu zal men aan de universiteit uitsluitend nog wetenschap vinden. Onze taal geeft steun aan die gedachte. Wetenschap is wat er is aan de universiteit en universiteit is wetenschap. In het Engels weet men w el beter. Science vult de universiteit slechts voor een deel, the arts voor een ander deel. De humaniora - vreemd woord bij ons — zijn de fusie van arts and sciences. Wie dat vertaalt met kunst en wetenschappen, wekt vele misverstanden. Zeer creatieve misverstanden. Achter de fa?ade van taal en mode is de universiteit nog altijd een vat vol tegenstrijdigheden. Waar de universitas van alle disciplines enkel wetenschap zou zijn, is een universiteit' veel te plat om tot wasdom te komen. Zo ééndimensionaal is het ook niet altijd geweest. Dat is het rare van het geval. De opmars van de wetenschap is van heel recente datum. Eeuwen is de universiteit de plaats geweest waar in hoofdzaak dominees, juristen en artsen werden opgeleid. Beroepsonderwijs bij uitstek, voor eerbiedwaardige beroepen waartoe eerzame burgers zich door oefening in de retorica en andere kunsten konden bekwamen. Slechts bij wijze van uitzondering werden zonderlingen getolereerd die zich onledig mochten houden met proefnemingen naar de wetten der natuur, veelal degenen die door afkomst weinig kans op een respectabel beroep hadden. De universiteit was de plaats om volwaardig mens te worden. De studie der klassieken is daartoe veel langere tijd als de meest geëigende weg gezien dan tot nu toe de bedrijfskunde, het vormingswerk of de modularisering het in dat verband hebben uitgehouden. Retorica vulde het meest de universitaire dagtaak en fundamenteel onderzoek stellig het minst. De kunst van het overtuigen was zowel praktischer als hoger in aanzien dat het najagen van kennis om zichzelfs wille. De humaniora vertegenwoordigden het echte engagement: over de kennis van goed en kwaad, over wat de mens te doen staat en over de oprechte vaderlandsliefde. Zo is het geweest. Zo zal het nooit meer worden. Hier past geen nostalgie, maar wel de vraag hoe het zo anders is geworden. De verwetenschappelijking van het wereldbeeld noemen ze dat. Wat de oorzaken ook mogen zijn, het nappen van wat op een gegeven moment toch vrij onverwacht als Wetenschap en Onderzoek de nieuwe universitaire chic is geworden hoort er zeker bij. De gevolgen zijn niet minder dan dramatisch. De universitaire wetenschapsmonotonie bepaalt bijvoorbeeld hier te lande nu de verhouding hbo (afgeleide wetenschap) versus wd (echte wetenschap), de financiering van de universiteit (geen wetenschapsparafernalia, dan geen geld), de dagtaak van de intellectueel (van prikklok tot schrijfdwang) en ijzeren disciplinering van alle terreinen van menselijke creativiteit. Zelfs de zoeker naar wijsheid zal in gepaste verhouding onderwijs, onderzoek en maatschappelijke dienstverlening beoefenen. Er is geen weg terug, niet naar de klassieken, noch — voor de meesten — naar de retorica, maar er is wel een weg vooruit. Daarop moeten twee simpele stappen worden gezet, al zal dat in de eenheidsstaat Nederland best nog moeilijk vallen. De ene stap is het erover eens te worden dat alle universitaire disci plines best wetenschap mogen heten, maar het daarom nog niet zijn. De humaniora leven voort binnen en buiten de letteren. Van de sociale wetenschappen zijn er wel zeven maal zeven varianten. De vaardigheid te ondernemen, te genezen of raad te geven heeft weinig van doen met de wetten van het heelal. De godgeleerde ontmoet de fysicus slechts dicht in de buurt van de oerknal. Het recht steunt op andere ficties dan de mathematica. Verscheidenheid in alles houdt de universiteit meer bijeen dan eenheid van benadering op enig onderdeel. De tweede stap is af te spreken dat de universiteit heel veel zogeheten wetenschap hoort te bergen, maar dat meer van wat in de wereld aan de orde is, in die universiteit zijn intellectuele centrum moet kunnen vinden. Een plaats van samenkomst midden in de maatschappij. Het ontzag voor de wetenschap dient er getemperd te worden door inzicht in het menselijk tekort. Weten wordt door wijsheid dragelijk gemaakt. Kunst hoort bij dezelfde cultuur als kennis. Droefgeestige dataverzamelingen moeten door een zeef van inspiratie. Proefschriften moeten worden afgewisseld door een boek. Fictie kan over feiten informeren. Creativiteit begint pas aan de rand van de wetenschappelijke methode. Eigenlijk is wetenschap voor de universiteit net te gemakkelijk. Het moeilijke is, dat de Academie het oude klooster van bezinning moet blijven en toch ondernemend bedrijf zal worden. Dat ze gekkenhuis voor excentrieken moet zien te combineren met verantwoording afleggen over doelmatigheid. Dat ze overtreding van de regels der wetenscha] en gebrek aan dwaasheid gelijkeliji wil ontmoedigen. Dat ze orde moet handhaven en anarchisme moet bevorderen. Het valt om de dooie dood niet mee aan de ordening van de universiteit te ontkomen.</text:p>
          </table:table-cell>
        </table:table-row>
        <table:table-row table:style-name="ro2">
          <table:table-cell office:value-type="string">
            <text:p>http://resolver.kb.nl/resolve?urn=KBNRC01:000031266:mpeg21:a0014: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Inhoud 26 pagina's binnenland buitenland opinie kunst vandaag achterpagina sport familieberichten economie beurs 2,3,7 4,5,14 8,9 6 17 18 10 22 11,13-15 16 WEÏEI 0\l)K NSCHA P •:rwijs Taboes 1 Vrijheid tot onderzoek is een groot goed in de wetenschap. Maar sommige onderzoeksvragen zijn kennelijk niet toegestaan. Taboes in de wetenschap. Fossielen 2 Niet iedereen kan er zijn brood mee winnen, maar Stan Wood in Edinburgh wel: het zoeken van fossielen. Logicus v De Britse logicus Robin 0. Gandy over zijn leermeester Alan Turing: „Hij laste altijd met de hoogspanning aan".</text:p>
          </table:table-cell>
        </table:table-row>
        <table:table-row table:style-name="ro2">
          <table:table-cell office:value-type="string">
            <text:p>http://resolver.kb.nl/resolve?urn=KBNRC01:000031306:mpeg21:a0089: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STELLINGEN Met 'quaesita morte' (Annalen 1,5) bedoelt Tacitus niet per se 'zelfmoord'. G. Jonkers, Vrije Universiteit Amsterdam. Het hanteren, zonder Nederlands equivalent, van de naam 'Graduate School' voor een opleidingsinstituut aan een Nederlandse universiteit getuigt van minachting voor de Nederlandse taal, en bewustzijnsvernauwing. E. Brinksma, Universiteit Twente. De overheid dient te zorgen voor rechtsbescherming van hen die aan AIDS-onderzoek deelnemen. G J.P. van Griensven, Universiteit van Amsterdam. Als geografie een ruimtelijke wetenschap is, dan is geschiedenis een tijdelijke wetenschap. P.K. Doorn, Utrecht. Vele kunstenaars worden pas beroemd na hun dood, slechts enkelen na hun doodvonnis. T. Wielema, Rijksuniversiteit Groningen.</text:p>
          </table:table-cell>
        </table:table-row>
        <table:table-row table:style-name="ro2">
          <table:table-cell office:value-type="string">
            <text:p>http://resolver.kb.nl/resolve?urn=KBNRC01:000029260:mpeg21:a0077:ocr</text:p>
          </table:table-cell>
          <table:table-cell office:value-type="string">
            <text:p>science</text:p>
          </table:table-cell>
          <table:table-cell office:value-type="float" office:value="2">
            <text:p>2</text:p>
          </table:table-cell>
          <table:table-cell table:number-columns-repeated="4" office:value-type="float" office:value="0">
            <text:p>0</text:p>
          </table:table-cell>
          <table:table-cell office:value-type="float" office:value="1">
            <text:p>1</text:p>
          </table:table-cell>
          <table:table-cell table:number-columns-repeated="7" office:value-type="float" office:value="0">
            <text:p>0</text:p>
          </table:table-cell>
          <table:table-cell office:value-type="string">
            <text:p>Korthals Altes wil onderzoek van rijksrecherche naar het Wir-lek Door onze sociaaleconomische redactie DEN HAAG, 26 maart — Minister Korthals Altes (justitie) heeft de procureur-generaal bij het gerechtshof in Den Haag verzocht de rijksrecherche een oriënterend onderzoek te laten instellen naar mogelijke voorwetenschap over het kabinetsbesluit de basispremies in de WIR op nul te stellen. Ook ministers zullen in het onderzoek worden betrokken. Dat schrijven minister De Korte (economische zaken) en staatssecretaris Koning (financiën) in een brief aan de Tweede Kamer. Deze week had de Kamer om een onderzoek naar het 'WIR-lek' gevraagd. In eerste instantie wordt het onderzoek gericht op ondernemers. Daarbij gaat het om de juistheid van berichten dat reeds voor het verschijnen van de Staatscourant van zaterdag 27 februari 1988 „in den lande wetenschap bestond omtrent het feit en het tijdstip met ingang waarvan de WIR-premie op nul procent gesteld zou worden". Indien deze berichten juist blijken, zal het onderzoek worden gericht op de „bron van die wetenschap". Behalve ministers, zullen verder ambtenaren en anderen, werkzaam op vijf ministeries worden betrokken in het onderzoek. Deze departementen zijn Algemene Zaken, Binnenlandse Zaken, Financiën, Economische Zaken en Sociale zaken en Werkgelegenheid. Het onderzoek moet zijn voltooid vóór 1 mei 1988. Het rapport met de bevindingen zal door de procureur-generaal zo spoedig mogelijk daarna worden aangeboden aan Korthals Altes.</text:p>
          </table:table-cell>
        </table:table-row>
        <table:table-row table:style-name="ro2">
          <table:table-cell office:value-type="string">
            <text:p>http://resolver.kb.nl/resolve?urn=KBNRC01:000027920:mpeg21:a0019: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Nieuwe studie wijsbegeerte van wetenschap in Twente ENSCHEDE, 30 juni — De TH Twente heeft van minister Deetman (onderwijs) toestemming gekregen te beginnen met een nieuwe studierichting wijsbegeerte van wetenschap, technologie en samenleving (WTS). Deze voor Nederland unieke studierichting is een postpropae deuse opleiding en kan worden gevolgd na een met goed resultaat afgesloten eerste jaar in een technische studierichting aan een van de drie technische hogescholen in Nederland. De nieuwe studierichting sluit nauw aan bij het huidige onderzoek en onderwijs van de onderafdeling wijsbegeerte en maatschappijwetenschappen van de TH Twente en het centrum voor vraagstukken van wetenschap en samenleving „De Boerderij". Het bijzondere van deze opleiding is een samenhangend studieprogramma van technische en maatschappijwetenschappen met wijsbegeerte en geschiedenis. De studie is wijsgerig van aard. Centraal staat het probleem hoe de ontwikkeling van wetenschap en techniek de samenleving en het denken over samenlevingsvormen beïnvloedt en hoe, omgekeerd, vanuit de maatschappij aan wetenschap en techniek een belangrijke rol wordt toegekend bij veranderingsprocessen. Werk De TH verwacht dat deze WTS-afgestudeerden met name werk zullen vinden in allerlei particuliere organisaties op het gebied van energie en milieuvraagstukken, vrede en veiligheid en automatisering. Daarnaast bij de overheid bijvoorbeeld met betrekking tot wetenschaps- en technologiebeleid, de provincies en gemeenten (milieu), de media (zoals wetenschapsvoorlichting) en de grotere bedrijven. (ANP).</text:p>
          </table:table-cell>
        </table:table-row>
        <table:table-row table:style-name="ro2">
          <table:table-cell office:value-type="string">
            <text:p>http://resolver.kb.nl/resolve?urn=KBNRC01:000026277:mpeg21:a0026: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Wetenschapsbeleid beter „afstemmen op zwakken" Door onze politieke redactie DEN HAAG, 21 okt. - In het wetenschapsbeleid moet in de toekomst worden gestreefd naar betere afstemming van het onderzoek op de prioriteiten binnen de samenleving. Omdat verschillende maatschappelijke groeperingen, zoals bejaarden en psychiatrische patiënten, hun belangen niet altijd met dezelfde politieke of economische kracht naar voren kunnen brengen dreigen zij stelselmatig te weinig aandacht in de wetenschap te krijgen. Dat schrijft de Raad van advies voor het wetenschapsbeleid (RAWB) in haar advies "Wetenschap voor zwakke groepen" aan de regering. Volgens de RAWB dienen alle delen van de samenleving gelijkelijke aandacht binnen de wetenschap te krijgen. Ondanks een toenemende betrokkenheid van alle niveaus van de wetenschap met de maatschappij (denk aan de wetenschapswinkels) is dat niet het geval. Het is te vroeg om daarover definitieve uitspraken te doen, aangezien onvoldoende gegevens beschikbaar zijn over de tekortkomingen in de aandacht van de wetenschap voor bepaalde groepen in de samenleving, aldus de RAWB. Hij pleit dan ook voor een op korte termijn uit te voeren inventarisatie onder een groot aantal maatschappelijke instituties.</text:p>
          </table:table-cell>
        </table:table-row>
        <table:table-row table:style-name="ro2">
          <table:table-cell office:value-type="string">
            <text:p>http://resolver.kb.nl/resolve?urn=KBNRC01:000031960:mpeg21:a0015:ocr</text:p>
          </table:table-cell>
          <table:table-cell office:value-type="string">
            <text:p>scien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Trip bevordert voorlichting over wetenschap DEN HAAG, 16 sept. — Minister Trip (wetenschapsbeleid) wil in 1976 subsidies geven om voorlichting over en popularisering van wetenschappelijk onderzoek te bevorderen. In totaal zal de regering, zo blijkt uit het wetenschapsbudget, in 1976 aan wetenschappelijk onderzoek 2J4 miljard uitgeven. Aan de Koninklijke Nederlandse academie van wetenschappen is verzocht een wetenschapsdienst in het leven te roepen die begin volgend jaar een aantal televisie-uitzendingen over het onderzoek moet verzorgen. Uit het budget blijkt dat de regering het onderzoek op het gebied van de kernenergie wil verminderen. Deze vermindering treft met name twee projecten op dit terrein, dat van de snelle kweekreactor, zoals er nu een in Kalkar in aanbouw is, en dat van de ultracentrifuge, dat langzamerhand in een commerciële fase komt. Verder is de minister van plan in de toekomst meer aandacht te geven aan de geesteswetenschappen en het sociaal-wetenschappelijk onderzoek. (ANP)</text:p>
          </table:table-cell>
        </table:table-row>
        <table:table-row table:style-name="ro2">
          <table:table-cell office:value-type="string">
            <text:p>http://resolver.kb.nl/resolve?urn=KBNRC01:000031309:mpeg21:a0022: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Inhoud 28 pagina's binnenland buitenland opinie kunst vandaag achterpagina sport familieberichten economie beurs 2,3,7 4,5 8,9 6 19 20 11 24 13,14,15 17 TENSCHAP NDKRWIJS Genealogie 1 Steeds meer vutters raken in de ban van hun voorgeslacht. Ze gaan op zoek naar namen en jaartallen, de laatste tijd ook naar andere historische gegevens. Maar is het daarmee wetenschap? Sovjet-onderzoek 3 Twee Sovjet-wetenschappers over glasnost en perestrojka in de wetenschap. „Onze regering begrijpt nu dat fundamenteel onderzoek voor de economie heel belangrijk is." Architecten 5 De verkenningscommissie bouwkunde heeft een oordeel geveld: er worden te veel architecten aan te veel instituten opgeleid en bovendien leren ze er de verkeerde dingen.</text:p>
          </table:table-cell>
        </table:table-row>
        <table:table-row table:style-name="ro2">
          <table:table-cell office:value-type="string">
            <text:p>http://resolver.kb.nl/resolve?urn=KBNRC01:000030384:mpeg21:a000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Linkshandige leeft negen jaar korter' ROTTERDAM, 28 febr. — Linkshandigen leven gemiddeld negen jaar korter dan rechtshandigen. Dit blijkt uit een analyse van de gegevens van 1033 overleden Amerikanen. Het onderzoek werd verricht door de Amerikaanse psychologen Stanley Coren en Diane Halpern. De oorzaken zijn zeer divers. Linkshandigen maken vijf keer meer verkeersongevallen, maar ook het immuunsysteem werkt minder effectief. Linkshandigheid hangt samen met beschadigingen van de foetus, maar is niet erfelijk bepaald. Bijvoegsel Wetenschap &amp; Onderwijs</text:p>
          </table:table-cell>
        </table:table-row>
        <table:table-row table:style-name="ro2">
          <table:table-cell office:value-type="string">
            <text:p>http://resolver.kb.nl/resolve?urn=KBNRC01:000030446:mpeg21:a009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iscussies in Nederland over de schrijfwijze van 'ecologie' (oecologie) dragen niet bij tot de samenhang van het onderzoek en gaan voorbij aan de internationalisering van de wetenschap. Anja J.C. Sinke LU Wageningen. Arbeidstijdverkorting (ATV) gedraagt zich volgens de tweede hoofdwet van de thermodynamica: arbeid, ongeacht de duur, vult de dag zoals natuurlijke processen verlopen in een richting van toenemende entropie. H.J. Brons LU Wageningen</text:p>
          </table:table-cell>
        </table:table-row>
        <table:table-row table:style-name="ro2">
          <table:table-cell office:value-type="string">
            <text:p>http://resolver.kb.nl/resolve?urn=KBNRC01:000030748:mpeg21:a002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PERSONALIA Prof. dr. P. Borst krijgt de prof. dr. P. Muntendamprijs 1993 van de Nederlandse Kankerbestrijding/ Koningin Wilhelmina Fonds (KWF). De wetenschappelijk directeur van het Nederlands Kanker Instituut krijgt de prijs voor zijn onderzoek, in het bijzonder dat naar resistentie van kankercellen tegen geneesmiddelen. Het KWF prijst de wijze waarop de winnaar de complexe materie van het kankeronderzoek weet uit te leggen aan een groot publiek. Borst doet dit onder meer als columnist in de bijlage Wetenschap &amp; Onderwijs van NRC Handelsblad.</text:p>
          </table:table-cell>
        </table:table-row>
        <table:table-row table:style-name="ro2">
          <table:table-cell office:value-type="string">
            <text:p>http://resolver.kb.nl/resolve?urn=KBNRC01:000027840:mpeg21:a001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WETENSCHAP &amp; ONDERWIJS Waarom keren vrouwen die mishandeld en vernederd aankomen bij het crisiscentrum toch vaak terug naar de bron van hun ellende? Emma Brunt sprak met twee Amsterdamse sociologen die een onderzoek instelden. Econometrist prof. Henri Thiel ontving eredoctoraat in Rotterdam. Een interview. Verliezen in de Staatsloterij/Het (onjgemak van schimmels/Iras en de stofschillen/Engels leren uit de krant. Het geheim van Rafaël. Laatste deel in de serie Perspectief wetenschappelijk verklaard.</text:p>
          </table:table-cell>
        </table:table-row>
        <table:table-row table:style-name="ro2">
          <table:table-cell office:value-type="string">
            <text:p>http://resolver.kb.nl/resolve?urn=KBNRC01:000030903:mpeg21:a0229: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Deutsches Museum in München krijgt PR-dochter in Bonn Het beroemde Deutsches Museum in München krijgt een speciale afdeling in Bad Godesberg bij Bonn. Zij wordt gevestigd in het Wissenschaftszentrum en krijgt een op voorlichtingen promotie gerichte functie. De totale inrichtingskosten worden geraamd op 7,7 miljoen DM. De afdeling blijft een dochter van het museum in München. Het Deutsches Museum von Meisterwerken der Naturwissenschaft und Technik in München opende in 1925 haar deuren voor het publiek. In dit alleen al door zijn bouw eerbiedwaardige museum ligt de nadruk op de historie van wetenschap en techniek. In de nieuwe afdeling in Bonn zal de nadruk komen te liggen op de zeer recente geschiedenis, het heden en de toekomst. Het nieuwe museum krijgt een sterke PR-functie. Wolf Fehlhammer, directeur van het museum in München, zei onlangs tijdens een presentatie 'te hopen dat de acceptatie van wetenschap en technologie in Duitsland erdoor wordt vergroot'. In wetenschappelijke kringen maakt men zich al enkele jaren zorgen over de negatieve kijk die vele mensen hebben op de wetenschap. In het museum in Bonn zal de bezoeker antwoord krijgen op vragen als: wat is het belang van fundamenteel onderzoek, hoe is het onderzoek in Duitsland georganiseerd, welke rol heeft het gedeelde Duitsland gespeeld in de ontwikkeling van wetenschap en technologie tijdens de Koude Oorlog, hoe gaat men om met de positieve en negatieve aspecten van onderzoek en technologie, met welke ontwikkelingen heeft Duitsland zijn bruto nationaal produkt weten te verhogen, in welke richtingen zal het onderzoek zich ontwikkelen? De modernste middelen worden in de strijd geworpen. De bezoeker zal door middel van op de band opgenomen discussies, tussen wetenschappers en bewindvoerders, over allerlei zaken worden geïnformeerd. De bezoekers zullen ook actief aan deze discussies kunnen deelnemen. Het is de bedoeling dat het nieuwe museum volgend jaar november voor het publiek wordt geopend. (George Beekman)</text:p>
          </table:table-cell>
        </table:table-row>
        <table:table-row table:style-name="ro2">
          <table:table-cell office:value-type="string">
            <text:p>http://resolver.kb.nl/resolve?urn=KBNRC01:000032654:mpeg21:a0072: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string">
            <text:p>stellingen Aangezien de sterrenkundige wetenschap, zonder direct aanwijsbaar maatschappelijk nut, bij uitstek tot de cultuurdragende wetenschappen gerekend mag worden, zou een deel van de financiering van het onderzoek uit de begroting van het departement van crm kunnen komen (K. S. de Boer, Groningen). Gezien het belang dat grote groepen van de bevolking bij het inflatieproces hebben, is het gewenst dat er politieke partijen opkomen voor dit belang (M. H. J. van Rijswick, Eindhoven).</text:p>
          </table:table-cell>
        </table:table-row>
        <table:table-row table:style-name="ro2">
          <table:table-cell office:value-type="string">
            <text:p>http://resolver.kb.nl/resolve?urn=KBNRC01:000027485:mpeg21:a0142:ocr</text:p>
          </table:table-cell>
          <table:table-cell office:value-type="string">
            <text:p>scienc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FNV bepleit toegang tot wetenschap voor de vakbeweging Door onze sociaal-economische redactie DEN HAAG, sept. — De overheid moet een zodanig wetenschapsbeleid voeren dat ook de vakbeweging toegang heeft tot het wetenschappelijk onderzoek. Dit schrijft de FNV in haar vandaag gepubliceerde rapport "Onderzoekswensen van de FNV. De wetenschap oriënteert zich meer en meer op de maatschappelijke problemen en behoeften, zo constateert de FNV. Een zekere maatschappelijke sturing van de wetenschap is derhalve geboden. "Helaas", zo constateert de FNV, "wordt dit besef in de praktijk herhaaldelijk verengd tot het inspelen op de onderzoeksbehoeften van het bedrijfsleven". De toenemende behoefte aan wetenschappelijk onderzoek bij allerlei maatschappelijke groeperingen wordt zo genegeerd. Van een werkelijke maatschappelijke sturing van wetenschappelijk onderzoek is volgens de FNV pas sprake als de achterstelling van werknemers en vakbeweging, maar ook van andere groeperingen ongedaan wordt gemaakt. De behoefte bij de vakbeweging naar onderzoek wordt steeds groter. Onderzoek draagt bij aan de ontwikkeling en onderbouwing van het beleid op de middellange termijn. Ook wil de FNV de mogelijkheid dat men voor haar contra-expertise-onderzoek verricht. De FNV wil ook meer worden betrokken bij de vaststelling van de programma's waarvoor de overheid subsidies aan TNO verstrekt. De nota "Onderzoekswensen van de FNV" is vooral bedoeld voor onderzoekers en onderzoeksgroepen. Door hen de informeren over de behoeften van de FNV hoopt de bond hen te motiveren om in hun onderzoek rekening te houden met haar wensen. Veel onderzoek bijvoorbeeld naar de economische ontwikkeling van Nederland, zo constateert de FNV, zijn van weinig nut voor de vakbeweging. Met een grote boog wordt om die mogelijkheden heengelopen die de investeringsvrijheid van de ondernemers zouden kunnen aantasten. Voor de FNV echter staat juist centraal: democratische sturing van economische en technologische ontwikkelingen juist die invalshoek wil de FNV ook terugvinden in het wetenschappelijk onderzoek naar de economische ontwikkeling. Op tal van andere onderzoekingen heeft de FNV kritiek. Onderzoek naar arbeidsmarkt en werkgelegenheid moet een grotere nadruk leggen op de vraagzijde van de arbeidsmarkt. De aandacht in het onderzoek naar automatisering en innovatie moet volgens de bond meer gericht zijn op de oorzaken dan op de gevolgen en zo geeft de nota voor een reeks van terreinen, zoals volkshuisvesting, ruimtelijke ordening en verkeer, cultuur en vrijetijdsbesteding, tal van onderzoekswensen aan. "Wij hoeven geen voorrang te krijgen", aldus FNV-voorzitter W. Kok. De FNV verwacht wel van het ministerie van onderwijs en wetenschappen dat het de hoge scholen en universiteiten verplicht dat een deel van hun tijd en budget wordt ingeruimd voor onderzoek voor de vakbeweging en andere maatschappelijke groeperingen in de samenleving, die zelf daarvoor niet de middelen hebben.</text:p>
          </table:table-cell>
        </table:table-row>
        <table:table-row table:style-name="ro2">
          <table:table-cell office:value-type="string">
            <text:p>http://resolver.kb.nl/resolve?urn=KBNRC01:000026218:mpeg21:a0251: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DE WETENSCHAP ONTMYTHOLOGISEERD Wetenschap als mensenwerk, Arie Rip, uitgegeven bij Ambo in Baarn. Prijs: ƒ22,50. door Simon Rozendaal De titel Wetenschap als mensenwerk van het boek van drs. Arie Rip geeft de bedoeling van de auteur, docent chemie en samenleving aan de Leidse Universiteit, goed weer. Rip, die ook in deze krant het afgelopen halfjaar over wetenschap en samenleving heeft gepubliceerd, wil de almachtige wetenschap en haar hogepriesters voor de leek ontmythologiseren. Hij geeft daartoe een kijkje in de keuken van de wetenschap, vergeet niet datgene wat de klant (de consument van wetenschap) op zijn bord krijgt en houdt zich bezig met de persoonlijkheid en de maatschappelijke rol van de kok. Op erudiete wijze slaagt hij er inderdaad in om duidelijk te maken dat ook aan het wetenschapsbedrijf tal van irrationele, menselijke, aspecten zitten. Aan het in de wetenschap algemeen toegepaste principe van „judgement by peers" bijvoorbeeld, kleeft het in de praktijk door hem geadstrueerde bezwaar dat de collega-onderzoekers die hun sporen in het vak hebben verdiend en bepalen of een onderzoek tot een artikel in een vaktijdschrift leidt en vervolgens geciteerd in andere artikelen en daardoor bekend wordt, dat deze „peers" door het kader van de tijd waarin zij leven en werken en dezelfde specialistische opleiding die zij hebben gehad, blinde vlekken in hun wetenschapsopvattingen vertonen. Blinde vlekken Door die blinde vlekken kunnen de wetenschappelijke scholen, paradigma's ontstaan. Een paradigma is een samenhangend stelsel van wetenschappelijke theorieën dat door de aanhangers ervan tegen wil en dank wordt verdedigd en lichtelijk aangepast, net zolang tot de argumenten tegen zo talrijk zijn dat zij niet meer genegeerd of gemodificeerd mogen worden. Dan ontstaat (Thomas Kuhn heeft dat in 1962 voor het eerst zo geformuleerd) een nieuwe theoretische monoliet, het volgende paradigma. Rip geeft een overzicht van vrijwel alles wat op wetenschapsterrein speelt. Hij behandelt wetenschapsfilosofie en wetenschapssociologie op heldere wijze; nuttig omdat de namen van Kuhn. Popper en Habermas tot de vaste bagage van de huidige intellectuelengeneratie lijken te gaan behoren net als Marcuse en Chomsky bij de vorige horen. Hij geeft daarnaast details over de onderzoekers zelf, als het veelvuldig voorkomen van een protestantse achtergrond bij natuurwetenschappers en hun contactgestoordheid. Hij vertelt hoe wetenschappers werken volgens de hypothetisch-deductieve methode, dé wetenschappelijke methode. De conflicterende situatie tyssen het vernieuwende aspect van wetenschap (gooit bestaande theorieën omver) en het conservatieve (sterk ontzag voor peers, het paradigma-idee, de technocratie) komt aan bod. En dat alles, kwistig larderend ynet kruidige voorbeelden uit de historie der wetenschap. Watson die als argument voor de juistheid van de door hem ontdekte dubbele wenteltrapstructuur van DNA aanvoert dat die structuur zo mooi is. Fleming, die de waarschuwingen aan medische studenten tegen schimmels in hun bacteriekweekjes anders interpreteert en zo peniciline ontdekt. Rip beschrijft de diverse controversen rond wetenschap en samenleving zonder partij te kiezen. Hij noemt bijvoorbeeld de opvatting dat wetenschap en technologie een tweesnijdend zwaard zijn dat goed en slecht gebruikt kan worden. Hij blijft dan echter niet hangen in de simplistische constatering dat de wetenschap dus niet gestuurd moet worden maar voegt toe dat het zwaard geslepen moet worden en dat het verstandig lijkt de goede kant scherper te slijpen. Van alle boekjes die de laatste jaren over wetenschap en samenleving zijn verschenen, is dit één van de helderste.</text:p>
          </table:table-cell>
        </table:table-row>
        <table:table-row table:style-name="ro2">
          <table:table-cell office:value-type="string">
            <text:p>http://resolver.kb.nl/resolve?urn=KBNRC01:000030609:mpeg21:a0255:ocr</text:p>
          </table:table-cell>
          <table:table-cell office:value-type="string">
            <text:p>scienc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9" office:value-type="float" office:value="0">
            <text:p>0</text:p>
          </table:table-cell>
          <table:table-cell office:value-type="string">
            <text:p>Het valt best mee met wetenschap op tv Eerste voorwaarde voor meer wetenschap op televisie is dat onderzoekers zich als lobby jegens Hilversum opstellen, zoals de culturele lobby dat al jaren met succes doet. Marcel van den Broecke Lucien Hanssen Pr. M van den Broecke en L Hanssen zijn directeur resp. projectleider van de Stichting voor Publieksvoorlichting over Wetenschap en Techniek. T elevisiekijkers willen amusement. Die moet je dus niet lastig vallen met programma's over wetenschap en techniek'. Met die stelling verklaart mediadeskundige en Amerikakenner Maarten van Rossum het gebrek aan aandacht voor wetenschap en techniek op de vaderlandse buis. Dat gebeurde tijdens het debat 'Waarom niet meer wetenschap op de televisie?' TV is een massamedium. De massa wil amusement, en dat verschaft Hans van de Togt wel en Wim Kayzer niet, aldus van Rossum. Leo Kool, adjunct-directeur Programmabeleid van de NOS doet er in het maandblad Wetenschapsbeleid van afgelopen januari nog een schepje bovenop: 'Je moet niet vergeten dat de televisie voor een belangrijk deel van de kijkers een amusementsmedium is. Programma's waarbij een beetje meedenken geen kwaad kan, worden door hen niet op prijs gesteld. Dat kun je vervelend vinden, maar ik moet wel met dat gegeven werken.' Misschien is veel wetenschap dat in Nederland nog wel op de buis komt saai, en inderdaad geen amusement, waarmee beide heren gelijk dreigen te krijgen. Maar dat hoeft niet. Wie de moeite neemt om de Britse programma's Horizon, QED of Tomorrow's World eens te bekijken, wekelijks uitgezonden in prime time, of wie zich de ook in Nederland uitgebrachte serie Cosmos van Carl Sagan herinnert, of eens afstemt op Jules Unlimited van de VA RA, merkt dat wetenschap en techniek op televisie absoluut niet saai hoeft te zijn. Het is maar weinig wetenschappers gegeven hun eigen fascinatie voor hun vak pakkend over te dragen. Dat kunnen professionele presentatoren vaak veel beter. Maar nog mooier is het als beelden voor zichzelf spreken. Het woord wetenschap, door de massa vaak bij voorbaat als afschrikwekkend of te moeilijk ervaren, hoeft daarbij helemaal niet te vallen. Britse scholieren zeggen van Tomorrow's World meer wetenschap en techniek op te steken dan op school. Maar die belangstelling wordt alleen gewekt als de programma's mooi, spannend, spectaculair, menselijk en dramatisch zijn, en als ze natuurlijke nieuwsgierigheid bevredigen. Maar er is een tweede bezwaar tegen van Rossum's stelling dat de kijker op TV alleen amusement wil — het is niet waar. Er is regelmatig onderzoek gedaan naar de vraag door welk medium het publiek wenst te worden geïnformeerd over wetenschap en techniek. Daarbij scoort de televisie onveranderlijk het hoogst. Bovendien wordt informatie op televisie als begrijpelijker beschouwd dan die uit kranten of tijdschriften. Daar komt nog bij, zoals uit onderzoek van John Durant bleek, dat het publiek zichzelf minder goed geïnformeerd beschouwt over wetenschap en techniek dan bijvoorbeeld over sport, films of politiek. Voor informatie over wetenschap en techniek, mits toegankelijk en zonder zwaarwichtigheid gepresenteerd, is televisie dus een ideaal publieksmedium. Wetenschapsanalfabetisme De grote kracht van TV is haar toegankelijkheid, de daarmee verbonden zwakte haar oppervlakkigheid. Daarom kan een programma over wetenschap of techniek dat op een breed publiek mikt ook niet méér hopen te bereiken dan het wekken van belangstelling. Is die er eenmaal, dan zijn boeken, tijdschriften of museumbezoek effektiever om die belangstelling verder te voeden en diepgang te geven, zo heeft de pionier op het gebied van wetenschapsanaifabetisme, de Amerikaan Jon Miller aangetoond. Is er echt te weinig wetenschap en techniek op de Nederlandse TV? Onderzoek van Hendriks, Willems en Hanssen laat zien dat de Nederlandse televisie ruim 3% van haar zendtijd toedeelt aan wetenschap en techniek, een getal dat vrij stabiel is in de tijd. In Duitsland en Groot Brittanië liggen de cijfers ook in die orde van grootte, maar daar zijn wel meer zenduren beschikbaar. Zo slecht ligt dat dus verhoudingsgewijs voor Nederland nog niet, ook al is het getal als zodanig mager Maar om eenvoudig te kunnen bepalen wat kwalificeerde als een programma over wetenschap en techniek en wat niet werd door die onderzoekers een erg strenge norm gehanteerd: in het programma moest expliciet of impliciet worden verwezen naar onderzoek, of het moest over onderzoek gaan. Zo vielen 'Ja natuurlijk' en 'Vinger aan de Pols' en allerlei natuurdocumentaires grotendeels of geheel af. Juist als een programma over wetenschap belangstelling wil wekken is de eis dat er verwezen moet worden naar onderzoek vertekenend. Vanuit het gegeven dat TV programma's over wetenschap en techniek eerder geschikt zijn om belangstelling te wekken dan de laatste stand van zaken grondig uit de doeken te doen, hebben we zelf nog eens opnieuw gekeken hoeveel van dat soort wetenschap en techniek er op TV is. Dat gebeurde op een veel tolerantere manier: het onderwerp moest alleen maar wetenschappelijk of technisch van aard zijn. Dus ook kennisquizzen (sterk in opmars!), documentaires, consumenteninformatie, kunsthistorie en educatie. Een grove inventarisatie van de drie netten van de publieke omroep en RTL4 over een willekeurige recente week in het voorjaar (13 tm. 19 maart '93) laten het volgende beeld zien. Van de 202 uur dat op de drie publieke netten werd uitgezonden waren er volgens de hier gehanteerde, ruime definitie van wetenschaps- en techniekinformatie 42 uur, of 20,7% gewijd aan wetenschap en techniek, waarvan het minst op Nederland 1 (15,7%), gemiddeld op Nederland 2 (20%) en het meest op Nederland 3 (25,7%). De hoeveelheid van dit soort programma's op RTL4 is zowel in absolute zin (225 minuten) als in relatieve zin (2,8%) te verwaarlozen. Kunnen we nu met enige zelfgenoegzaamheid konstateren dat de bijdrage die in ieder geval de publieke omroepen leveren aan het verschaffen van informatie over wetenschap en techniek niets te wensen overlaat? Zeker niet. Er valt nog van alles te wensen. Eerste voorwaarde voor meer wetenschap op televisie is een grotere bereidwilligheid van wetenschappers hiervoor materiaal aan te dragen en zich als lobby jegens Hilversum op te stellen, zoals de culturele lobby dat al jaren met succes doet. Er is een bekend circuit van wetenschappers dat deze aansporing niet nodig heeft. Wagenaar, Galjaard en Vroon zijn bekende Nederlanders. Maar waarom laten de jongere, minder gevestigde onderzoekers nog zo weinig van zich horen? De wetenschappers zijn er nog onvoldoende van doordrongen dat inzicht in hun werk, en respekt en waardering voor hun vakgebied gebaat zijn bij zichtbaarheid, en die kan televisie verschaffen. De belangrijkste wens: frequent, liefst wekelijks terugkerende programma's in prime time. Onze vluchtige inventarisatie zegt wel iets over de kwantiteit, die dus best meevalt, maar niets over kwaliteit, en evenmin over programmering in de tijd. Kwaliteitstelevisie is niet per definitie identiek aan elitaire programma's voor hoogopgeleiden. Programma's die mikken op een breed publiek hoeven niet debiliserend te zijn, ook al gaan ze niet diep op de materie in. Een schoolmeesterstoon moet echter ten koste van alles vermeden worden. Juist het maken van spannende, interessante televisie, met conflict en humor, toegesneden op het minder hoog opgeleide publiek en voor de jeugd, is moeilijk en duur. Klokhuis is een goed voorbeeld dat het kan, en ook in Nederland gebeurt. Niet voor niets kwamen er meer dan 30 000 protestbrieven, een unicum in de Nederlandse televisiegeschiedenis, toen dit programma van het scherm dreigde te verdwijnen. Het soort regulier wetenschaps- en techniek magazine voor een breed publiek dat ons voor ogen staat, op elk net iedere week minstens één, is duur. Met ons barokke omroepbestel is een regelmatig verschijnend wetenschapsprogramma gauw te duur voor één omroep. Zoals VARA en NOS op het derde net er inmiddels in geslaagd zijn samen te werken in zo zou ook op andere netteri naar samenwerking gestreefd kunnen worden om een dergelijk magazine te realiseren. Als daarbij ook eens wat meer gekeken zou worden naar wat er aan geschikt, spannend, onderhoudend en toegankelijk materiaal uit het buigoed.</text:p>
          </table:table-cell>
        </table:table-row>
        <table:table-row table:style-name="ro2">
          <table:table-cell office:value-type="string">
            <text:p>http://resolver.kb.nl/resolve?urn=KBNRC01:000027161:mpeg21:a0198: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cell office:value-type="string">
            <text:p>DE VRAGENLIJST Onderstaand vindt u een aantal vragen die betrekking hebben op d« psychologie , al* wetenschap en als studievak. Zoudt u bij de beantwoording het alternatief willen omcirkelen dat volgens u van toepassing is. Omcirkel uw voorkeur 1. De psychologie kan niet voldoen Aan de eisen die men aan een wetenschap moet stellen vaak/soms 2. Psychologen praten in gezelschap Altijd over hun werk toms/mcestal 3. Weinig psychologen jiurvcn te bekennen dat zij van de mens niet meer begrijpen dan nict-psychologcn ja/nee 4. Ik heb soms moeite studenten uit andere studierichtingen te overtuigen van het nut van psychologisch onderzoek altijd/nooit 5. W aarschijnlijk besteden de meeste psychologen ongaarne aandacht aan de psychologische problemen van het dagelijks leven soms/vaak b. De meeste mensen hebben een heel \erkcerd idee van wat de psychologie als wetenschap vermag nc* 7. De wetenschappelijke kwaliteit van ps&gt;chologiseh onderzoek wordt ten onrechte overschat J a ,1CC 8. Ik lees mijn studieboeken uitsluitend in vertaling soms/meestal 9.. Meestal heeft psychologisch onderzoek geen maatschappelijke relevantie soms/altijd 10. Ik betreur het vaak dat de psychologie de maatschappij nog zo weinig te bicden heeft altijd/ nooit</text:p>
          </table:table-cell>
        </table:table-row>
        <table:table-row table:style-name="ro2">
          <table:table-cell office:value-type="string">
            <text:p>http://resolver.kb.nl/resolve?urn=KBNRC01:000032795:mpeg21:a0039: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7" office:value-type="float" office:value="0">
            <text:p>0</text:p>
          </table:table-cell>
          <table:table-cell office:value-type="string">
            <text:p>Onderzoek naar uitlekken rapport DEN HAAG, 19 juli — In opdracht van het openbaar ministerie onderzoekt men hoe het interim-rapport over de zaak Weinreb voortijdig in handen van onbevoegden terecht is gekomen. Het rapport werd opgesteld door het instituut voor oorlogsdocumentatie. Dit zegt minister Van Kemenade (onderwijs en wetenschap) in antwoord op vragen van de Kamerleden Voogd (PvdA) en Van Mierlo (D'66). In het rapport wordt gesteld dat „Weinreb een uiterst gevaarlijke bedrieger en fantast is". Deze zinsnede geeft volgens de minister wel de vorderingen aan van het onderzoek. De conclusie is getrokken uit de vele tot nu toe beschikbaar gekom.en documenten en getuigenverklaringen. (ANP)</text:p>
          </table:table-cell>
        </table:table-row>
        <table:table-row table:style-name="ro2">
          <table:table-cell office:value-type="string">
            <text:p>http://resolver.kb.nl/resolve?urn=KBNRC01:000025879:mpeg21:a007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Stellingen Het is te betreuren dat sommigen na de ontmaskering van de objectiviteitspretentie van de wetenschap ook haar objectiviteitsnorm dreigen te ontkennen (J. F. H. van Rappard, Amsterdam VU). Veel multidisciplinaire groepen claimen ten onrechte interdisciplinair te werken (C. A. Scholten, Groningen). Landbouwkundig onderzoek dat sterk gericht is op de praktijk van een ontwikkelingsland, dient in het land zelf ter hand te worden genomen. Slechts wanneer dit onmogelijk moet worden geacht, kan na een uitgebreide oriëntatie in het ontwikkelingsland besloten worden dit onderzoek, of een deel ervan, elders uit te voeren (S. Roest. Wageningen).</text:p>
          </table:table-cell>
        </table:table-row>
        <table:table-row table:style-name="ro2">
          <table:table-cell office:value-type="string">
            <text:p>http://resolver.kb.nl/resolve?urn=KBNRC01:000028474:mpeg21:a0158:ocr</text:p>
          </table:table-cell>
          <table:table-cell office:value-type="string">
            <text:p>science</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Bonn steekt extra geld in technologie BONN, 27 sept. — De bondsrepubliek Duitsland zal tot 1988 ruim 500 miljoen mark extra steun geven aan onderzoek en ontwikkeling in hoogwaardige technologie. Dat is in Bonn bekendgemaakt. Eerder dit jaar maakte het Westduitse ministerie van wetenschap en technologie bekend met drie miljard onderzoek in informatietechnologie te willen steunen. De 500 miljoen mark extra zijn vooral bedoeld voor onderzoek en ontwikkeling in het midden- en kleinbedrijf. Allen bedrijven met niet meer dan 3000 werknemers zullen uit de 500 miljoen mark tot 60 procent van de' kosten van nieuw personeel voor onderzoek en ontwikkeling vergoed kunnen krijgen. De Duitse regering heeft tot extra steun voor het midden- en kleinbedrijf besloten omdat de ondernemingen in deze sector met onderzoek en ontwikkeling achterblijven bij hun Amerikaanse en Japanse concurrenten. Het Westduitse ministerie van wetenschap en technologie waarschuwde gisteren dat zonder steun de achterstand van het Duitse midden- en kleinbedrijf in informatietechnologie ernstige gevolgen voor de concurrentiepositie in de toekomst zou kunnen hebben. Portugal De prijzen in Portugal zijn in augustus met 1,9 procent toegenomen vergeleken met een stijging van 2,7 procent in juli.</text:p>
          </table:table-cell>
        </table:table-row>
        <table:table-row table:style-name="ro2">
          <table:table-cell office:value-type="string">
            <text:p>http://resolver.kb.nl/resolve?urn=KBNRC01:000031296:mpeg21:a0129:ocr</text:p>
          </table:table-cell>
          <table:table-cell office:value-type="string">
            <text:p>science</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7" office:value-type="float" office:value="0">
            <text:p>0</text:p>
          </table:table-cell>
          <table:table-cell office:value-type="string">
            <text:p>ECD denkt na over onderzoek staatslening Door onze financiële redactie ROTTERDAM, 3 mei — De Economische Controle Dienst (ECD) zal pas volgende week besluiten of hij een onderzoek zal instellen naar het mogelijke gebruik van voorwetenschap bij de emissie van de jongste staatslening. De ECD wil eerst overleggen met het beursbestuur. De ECD heeft al een ander onderzoek lopen naar mogelijk misbruik van voorwetenschap in de aandelen van Holdoh-Houtunie. Op de beursvloer zijn tal van handelaren van mening dat het ministerie van Financien enkele beleggers tevoren heeft verteld dat de emissiekoers van de laatste staatslening 99 procent zou zijn. Dat zou die beleggers in staat hebben gesteld wat te verdienen door andere leningen die hoger noteerden te verkopen in de wetenschap dat ze de nieuwe stukken goedkoper konden krijgen. Het beursbestuur heeft zich ertoe beperkt het Agentschap van financien te vragen of dit is gebeurd en heeft na het ontkennend antwoord op deze vraag besloten van verder onderzoek af te zien.</text:p>
          </table:table-cell>
        </table:table-row>
        <table:table-row table:style-name="ro2">
          <table:table-cell office:value-type="string">
            <text:p>http://resolver.kb.nl/resolve?urn=KBNRC01:000029125:mpeg21:a0241: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6" office:value-type="float" office:value="0">
            <text:p>0</text:p>
          </table:table-cell>
          <table:table-cell office:value-type="float" office:value="2">
            <text:p>2</text:p>
          </table:table-cell>
          <table:table-cell table:number-columns-repeated="2" office:value-type="float" office:value="0">
            <text:p>0</text:p>
          </table:table-cell>
          <table:table-cell office:value-type="string">
            <text:p>De wetenschap als intellectuele F-side Jaap van Heerden Aan Rutger Kopland werd onlangs de P.C. Hooftprijs voor de poëzie toegekend en bij die gelegenheid hield de wetenschapsfilosoof Lolle Nauta een toespraakje, waarin hij de stelling van de dichter memoreerde dat kunst en wetenschap beide op zoek zijn naar meer inzicht in de werkelijkheid en daarom in wezen niet van elkaar verschillen. Misschien zei hij het iets anders, ik heb het maar van horen zeggen, maar dat doet er niet zoveel toe want die gedachte van Kopland hoor je wel vaker, ook uit andermans mond. Meestal valt daarbij de nadruk op het ten onrechte verwaarloosde of helaas gemakkelijk veronachtzaamde symbiotische of zelfs identieke karakter van kunst en wetenschap. De gedachte dat kunst en wetenschap en ook religie hetzelfde najagen lijkt mij banaal en bij nadere uitwerking in velerlei opzichten onwaar. Maar dat is eigenlijk niet zo interessant. Wie zegt dat de kunst en de wetenschap door dezelfde hartstocht worden bezield of hetzelfde beogen, zegt meestal in één adem, dat de kunst dat oogmerk is trouw gebleven, terwijl de wetenschap van het rechte pad is afgedwaald. Er is iets mis gegaan. Interessanter is dus de vraag hoe het zover heeft kunen komen. Kunst en religie worden vanzelfsprekend als authentieke expressie van de cultuur ervaren, terwijl de wetenschap vanwege een betreurenswaardige ontaarding de ballotagecommissie nog niet is gepasseerd. De wetenschap moet zich als drager van de cultuur permanent legitimeren en die noodzaak vormt vaak de impuls om welwillend te suggereren, dat kunst en wetenschap niet echt van elkaar verschillen. Een steuntje in de rug. Ook al wordt er bij tijden nog zoveel geknoeid, vals gemusiceerd, of rijmelend geschreven, iedereen is het er over eens dat de kunst in principe het leven verrijkt. Dat zal men niet zo snel zeggen van de wetenschap. Het lijkt er vaak op dat men eerder bereid is te bevestigen, dat de wetenschap het leven verarmt. Een warme betrokkenheid bij onze existentie wordt toegekend aan kunst en religie, terwijl een kille afstandelijkheid als karakterfout van de onderzoeker wordt gezien. De wetenschap is de intellectuele F-side, die de samenleving belast met vandalisme en destructie. Alleen de kunst kan ons nog redden, zegt men wel. Van de wetenschap zegt men dat nooit. De wetenschap zal erg haar best moeten doen om niet eeuwig omgekeerd in de prullenbak te moeten staan. Zo zijn de rollen thans verdeeld. De wetenschap is voor hoer gaan spelen, heeft zich uitgeleverd aan het militair-industrieel complex, heeft de menselijke waardigheid uit het oog verloren, de raadselachtigheid van ons bestaan vervangen door een tabel en de eerbied voor het leven ingeruild voor een grafiek. In de wetenschap regeert Mefistofeles met harde hand. Kunst en religie zijn ongerept gebleven. Pannenset Hieruit spreekt een gigantisch misverstand, dat vreemd genoeg ook door de wetenschap in stand gehouden wordt. Menig onderzoeker erkent het ordinaire karakter dat hem wordt aangepraat. Schuldbewust ziet hij in dat kennis macht is. Hadden wij maar nooit iets geweten van de atomaire fysica, dan was de atoombom nooit gevallen. De wetenschap laat zich de verantwoordelijkheid voor alle catastrofes even gemakkelijk aanpraten, als een huisvader zich een set pannen. Het is alsof de wetenschap niet meer status voor zich zelf durft op te eisen. Eerder leert een kind wie Vermeer heeft vervalst, dan wie de Zeelandbrug heeft gebouwd. En menig onderzoeker is het er helemaal mee eens dat het belachelijk zo niet onopgevoed is om te weten welk consortium van ingenieursbureaus verantwoordelijk is voor welk onderdeel van de Deltawerken. Dat hoort men niet te weten. G. van der Leeuw, ooit hoogleraar in Groningen en ook nog even minister van onderwijs, heeft eens verteld hoe het zover heeft kunnen komen en dat moet dan tevens het antwoord zijn op de vraag waarom de wetenschap, n'en déplaise Kopland, schuldbewust erkent, dat zij zich in het gezelschap van kunst en religie een beetje stil moet houden. Oorspronkelijk deed de wetenschap het goed. Kennis was mythisch van aard. Er werden verheven inzichten en diep menselijke besognes in mythen uitgedrukt. Het oude testament gebruikte nog hetzelfde woord voor kennen en neuken. „Een levensgemeenschap van den onderzoeker met het onderzochte". Maar de cultuurgeschiedenis leert ons dat de mens zich er aan gewend heeft een beetje afstand te nemen tot zijn object van onderzoek. Dat lijkt een vooruitgang, maar „de mogelijkheid van wetenschap is tevens de werkelijkheid van schuld". Alsof het om een historisch voorval gaat, zegt Van der Leeuw, „de distantie die hem zijn medewezen leert kennen is dezelfde ruimte die hij nodig heeft voor den dodelijke slag. De gang der wetenschap is een Kaïnsgang.... Voortaan zal de mens zijn broeder doden". Dat is de jammerlijke implicatie van wetenschap. Wie het aardappelschilmesje heeft bedacht, staat aan de wieg van een lange reeks moorden over de keukentafel en daarbij gaat het in eerste instantie niet zozeer om de concrete schepping van het keukenmesje maar om de schandelijke objectivering van de aardappel. En wat voor de uitvinding van geavanceerd keukengerei geldt, geldt natuurlijk evenzeer voor de rekenmachine, de intelligentietest en het urinemonster. Als men het aan de wetenschap overlaat, wordt de wereld één uitpuilende crèche zieke geesteskinderen van naar het criminele neigende geleerden. Niemand schijnt te beseffen dat het niet de onderzoeker is maar de consument die verantwoordelijk gesteld moet worden voor alle misbruik van kennis. Wetenschappelijke kennis krijgt zo het odium van cultuurvijandige barbarij, meedogenloze inhaligheid en gebrek aan elementaire burgerzin. De wetenschap laat zich dat alles aanleunen. Niemand roept de kunst ter verantwoording. Geen partij roept de regering op om de godsdienst onder curatele te stellen, omdat men het geloof niet aan de gelovigen kan overlaten. Maar de onderzoeker wordt onafgebroken beloerd, gekleineerd en heropgevoed. Dat schijnt niemand gek te vinden, ook de onderzoeker niet. De hersenonderzoeker Sperry is een goed voorbeeld. The Committee on Human Values of the National Conference of Catholic Bishops vraagt hem wat nu eigenlijk de bijdrage is van zijn discipline aan de godsdienst en hij haast zich te verklaren dat hij ontdekt heeft dat de hersenen het bewustzijn voortbrengen en dat het bewustzijn heerst over the more basic physicochemical forces. Heus, de wetenschap deugt. Het komt bij Sperry niet op dat hij het katholieke clubje ter verantwoording zou kunnen roepen voor zijn bijdrage aan de creatie van menselijke waarden. Gedreven door eenzelfde aangepraat schuldgevoel durft de filosoof Paul Churchland zijn materialistische visie op psychische processen alleen te verdedigen door te wijzen op het beschaafde karakter ervan. The simple increase in mutual understanding that the new framework made possible could contribute substantially toward a more peaceful and humane society. Het lijkt wel of de wetenschap vindt dat zij het bestaan dient te betreuren van professor Lupardi — nota bene de schepping van een tekenaar —, terwijl kunst noch religie zich benard voelt onder de verantwoordelijkheid dat alle monomane politici vroeg of laat gaan schilderen en tirannie vrijwel uitsluitend haar oorsprong vindt in mislukte carrières als operazanger of beeldend kunstenaar. Zal het er ooit van komen dat kennisverwerving gerehabiliteerd zal worden.</text:p>
          </table:table-cell>
        </table:table-row>
        <table:table-row table:style-name="ro2">
          <table:table-cell office:value-type="string">
            <text:p>http://resolver.kb.nl/resolve?urn=KBNRC01:000036310:mpeg21:a0201:ocr</text:p>
          </table:table-cell>
          <table:table-cell office:value-type="string">
            <text:p>scienc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9" office:value-type="float" office:value="0">
            <text:p>0</text:p>
          </table:table-cell>
          <table:table-cell office:value-type="string">
            <text:p>Nieuw programma over actuele ontwikkelingen in de wereld van wetenschap p^r BOB BIERSMA &lt;T«7 at is het verschil tussen yy mens en dier?', begon Simon Rozendaal gisteravond laat het nieuwe veertiendaagse programma over wetenschap Concept. Volgens ie schrijver Arthur Koestier was het verschil dat de mens humor, kunst en wetenschap bezat en het ,jier niet. Nu is er op de televisie we l voldoende humor en ook wel genoeg kunst te zien, maar wetenskap nauwelijks. Vandaar dit nieuwe programma Concept. (Rozendaal en de omroepster spreken het uit als concèpt, dus het is inderdaad geen kunstprogramma.) TV • ACHTERAF Concept zal geen programma worden over weetjes (kennelijk zetten de samenstellers zich nog steeds af tegen Chriet Titulaers 'Wondere wereld' dat nog steeds vele wetenschapsbeoefenaars tot woede brengt) over mooie apparaten en enge ziekten, belooft Rozendaal. Er zal vooral veel sociale wetenschap aan bod komen. Het eerste onderwerp begon daar dan ook mee: het onderzoek van drs. J.G.A. (Hans) van Mierlo (geen familie) die hierop volgende week aan de Erasmusuniversiteit promoveert. Van Mierlo stelt dat de kiezers vrijwel geen enkele invloed hebben gehad op de samenstelling van de verschillende coalities na de oorlog. De politici gaan gewoon bun eigen gang en laten zich na de verkiezingen geheel door de eigen belangen leiden. Zijn voorstel is om de kiezer in de gelegenheid te stellen zijn voorkeur duidelijk te maken voor het komende kabinet. Eerlijk gezegd — dat gevoel wordt wel vaker verwoord — heb ik bij dit soort resultaten van sociale wetenschap niet het gevoel iets verrassends te vernemen. Had ik dit al niet tientallen malen eerder gehoord? Waarom het dan gebracht in een wetenschapsprogramma? Aardig was de intentieverklaring van prof.dr. Eric H. Houwink, biotechnoloog verbonden aan Organon. Hij was tijdens een openbare hoorzitting getroffen door de felle persoonlijke aanval van een dame die hem voorhield dat hij voor zijn biotechnologische experimenten 'gestraft zou worden tot in het zesde geslacht'. Die intentieverklaring, die iedere wetenschapper zou moeten tekenen, moet mens- en milieubedreigende activiteiten vermijden. Concept vervolgde met de uitslag van een RIVM-onderzoek over de geslaagde terugdringing van AIDS, enkele aankondigingen en een interview met prof.dr. Tj. de Cock Buning over de ethiek van het gebruik van proefdieren. De presentatie is wat stijfjes, zo vanachter het bureau gebracht, maar dat is misschien wel zo efficiënt. Jammer dat het op zo'n vreselijk laat tijdstip wordt uitgezonden. Concept, een wereld van wetenschap. Een 14-daagse nieuwsrubriek over actuele ontwikkelingen in de wetenschap. Ned. 1. Dinsdag 23.26 - 23.51 uur.</text:p>
          </table:table-cell>
        </table:table-row>
        <table:table-row table:style-name="ro2">
          <table:table-cell office:value-type="string">
            <text:p>http://resolver.kb.nl/resolve?urn=KBNRC01:000026671:mpeg21:a0113: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ynamisch De minister van o. en w. is bereid een 'kroondocent' aan te stellen in de wetenschapsdynamica, een gebied van wetenschapsonderzoek dat een grote toekomst lijkt te hebben. Minister van Trier (wetenschapsbeleid) deelt dit mee in zijn toelichting bij het wetenschapsbudget 1 980. Wetenschapsdynamica richt zich op de wisselwerking tussen wetenschapsbeleid en wetenschap. en de wijze waarop veranderingen van de een in de ander doorwerken. Zij kan een middel zijn om doelstellingen van het wetenschapsbeleid in concrete beleidsmaatregelen te vertalen, waardoor zich op de bestuurbaarheid van wetenschap en wetenschapsbeoefening ontstaat en inzicht in de factoren die daarbij een rol spelen. De sociaal-wetenschappelijke raad van de Kon. Ned Akademie van Wetenschappen stelde twee jaar geleden voor onderzoek te doen naar 'het geheel van wisselwerkingen tussen wetenschapsbeleid en wetenschap en die kenmerken en (sociale) condities van het verschijnsel wetenschap, die voor een daarop gericht beleid van belahg kunnen zijn." Ook de Raad van advies voor het wetenschapsbeleid (RAWB) steunde deze gedachte. Minister van Trier heeft nu aan de RAWB gevraagd de voorstellen concreet uit te werken, te bezien of echt kan worden volstaan met het vakgebied wetenschapsdynamica, hoe de leeropdracht er uit moet zien en waar de leerstoel moetkomen.</text:p>
          </table:table-cell>
        </table:table-row>
        <table:table-row table:style-name="ro2">
          <table:table-cell office:value-type="string">
            <text:p>http://resolver.kb.nl/resolve?urn=KBNRC01:000032145:mpeg21:a0037:ocr</text:p>
          </table:table-cell>
          <table:table-cell office:value-type="string">
            <text:p>science</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 Belinfante op laatste vergadering van Amsterdamse senaat: „Universiteit is een beroepsopleiding" VERDAM, 19 okt. — w ij ons realiseren, ;:1 ee n tijdperk is afgei! en dat er een nieuw 1 . afgesloten is het tijd'vaarin wetenschapsbeLjng in de zin van § rens - - J onderzoek werd als functie van alle '% n en studenten. Bej nis het tijdperk waardiversiteit een opleigeworden voor zeer e n de wetenschap wordt beoefend door «enten en eventueel , „ten die er de aanleg hebben en daarom een plan op tafel weten te IJn" reco rmagnificus van de ..jjteit van Amsterdam, *^ r A. D. Belinfante, zei listeren OP de senaatsverdie de laatste in de jiedenis is, omdat met de [bestuursstructuur de ai als bestuurseenheid is er. en vervangen door iiversiteitsraad. Prof. Belinfante zei verder, dat de universiteit eigenlijk nooit een zuivere opleiding tot wetenschappelijk onderzoeker is geweest: „De universiteit heeft altijd opgeleid tot arts, leraar of advocaat". Hij noemde het een hogere beroepsopleiding „die meer dan andere beroepsopleidingen geld, materieel en personeel van de overheid heeft weten los te krijgen. Het moet mQgelijk zijn haar met het overige beroepsonderwijs te integreren. Maar dan moet men de pretentie loslaten, dat onderzoek en onderwijs onverbrekelijk verbonden zijn." Andere wetenschap Of grensverleggend onderzoek nodig is, kan volgens de rector niet meer door de universiteiten worden beslist, maar moet worden overgelaten aan daartoe bevoegde organen zoals het ■ZWO. De automatische toekenning aan iedere docent een derde van zijn tijd aan wetenschap te mogen besteden kan volgens hem niet meer worden volgehouden. Een herwaardering van de bevoegdheden tussen universiteit en overheid zal noodzakelijk zijn. Prof. Belinfante schreef deze ontwikkeling niet alleen toe aan de streeds groeiende stroom van studenten, doch veel meer nog aan de veranderde functie van de wetenschap zelf: „De wetenschap is een sociaal instrument geworden. Door de ontwikkeling van wetenschap en techniek zijn wij in een toestand gekomen die het leven op aarde in gevaar brengt. Wij staan voor vraagstukken die zo ingewikkeld zijn, dat zij met gezond verstand alleen niet meer te beheersen zijn. Ons eigen universiteitsonderwijs is een hogeschoolvoorbeeld van de chaos waarin wij terecht komen, als een beleid niet wetenschappelijk voorbereid is." De minister van wetenschapsbeleid, De Bra'uw, heeft aan de rectormagnificuk de versierselen behorende bij het commandeurschap in de orde van Oranje Nassau uitgereikt. Twee ere-doctoraten werden bij deze gelegenheid toegekend, in de rechtsgeleerdheid aan dr. F. J. de Jong, oud-president van de Hoge Raad en leider bij de opstelling van het nieuwe Burgerlijk Wetboek, en in de wis- en natuurkunde aan de Zwitserse biochemicus prof. O. Isler. Prof. mr. A. D. Belinfante Minister Van Agt wenst de jonge doctor mr. F. J. de Jong geluk</text:p>
          </table:table-cell>
        </table:table-row>
        <table:table-row table:style-name="ro2">
          <table:table-cell office:value-type="string">
            <text:p>http://resolver.kb.nl/resolve?urn=KBNRC01:000030794:mpeg21:a0217: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Wetenschap verdwijnt uit Oosteuropese media George Beekman d; e wetenschap is in Oosteuropese landen in snel tempo uit de media aan het verdwijnen. Wetenschapsjournalistiek trekt geen jonge mensen aan. Populair-wetenschappelijke tijdschriften kunnen het hoofd niet boven water houden en kranten vullen hun kolommen liever met pseudowetenschappen en bijgeloof. Deze alarmerende berichten werden bekendgemaakt tijdens de European Science Media Conference, die begin december werd gehouden op het Europese laboratorium voor deeltjesonderzoek (CERN) in Genève. In de Westerse media heeft de wetenschap in het afgelopen decennium in het algemeen meer ruimte gekregen. De schrijvende pers heeft daarbij een grote voorsprong behaald op de elektronische media (radio en TV). Toch gaat de overdracht van wetenschappelijk getinte informatie naar het grote publiek vaak moeizaam. De media blijken vaak niet voldoende toegerust voor het volgen en 'vertalen' van wetenschappelijk onderzoek en het verduidelijken van het belang daarvan voor de mens en de maatschappij. Aan de andere kant vinden onderzoekers zelf het vaak niet nodig, en soms zelfs ongewenst, °m hun werk aan een breed publiek pver te brengen. Zij verstoppen zich 'n hun ivoren torens. Veelal zijn ze echter ook niet bij machte hun kennis aan een breed publiek over te brengen. Daar komt dan nog bij dat alle partijen ook duidelijk hun eigen belangen hebben. Persvoorlichters willen vooral hun eigen winkel promoten, wetenschappers hun budgetten veilig stellen, terwijl de uitgevers aan oplagecijfers en advertentie-inkomsten denken en programmamakers aan luister- en kijkcijfers en het gemak waarmee men vanuit zijn luie stoel van het ene programma naar het andere kan zappen. Door deze stroeve informatie-overdracht blijft de wereld van de wetenschap een vrij ondoorgrondelijke wereld. Veel mensen zien niet in wat voor strategisch belang de wetenschap heeft voor de stabiliteit en ontwikkeling van een samenleving en dat kan gemakkelijk resulteren in een duidelijk negatieve houding ten opzichte van de wetenschap. Volgens Christian Patermann, assistent-secretaris van het Bondsministerie voor Onderzoek en Technologie (BMFT), lijken in Duitsland ook docenten aan die houding bij te dragen. 'Zij zijn gevoelig voor trends waarbij men tégen wetenschap en technologie is en er een te grote nadruk wordt gelegd op milieuzaken, zonder dat daar genuanceerd over is nagedacht'. Luxe problemen Maar deze problemen in West-Europa lijken luxe problemen als ze worden vergeleken met de Oosteuropese landen. Vroeger hadden hun centrale overheden groot belang bij het promoten van de wetenschap die in het land werd bedreven en de popularisering daarvan werd dan ook flink gesteund. Nu, in de chaos van de zich omhoog worstelende vrijemarkteconomieën, moeten uitgevers en programmamakers hun produkten zonder die steun aan de man zien te brengen. Hoewel elk Oosteuropees land zijn eigen specifieke problemen heeft, zijn er vele parallellen. In al die landen ziet men de wetenschap in snel tempo uit de media verdwijnen. De situatie is het meest rampzalig in Rusland, waar vele mediabazen weigeren om artikelen over wetenschappelijk onderzoek te publiceren. Viola Egykova, hoofd redactie wetenschap van de krant Moskovskaya Pravda : 'Zij geven er de voorkeur aan hun kolommen te vullen met pseudo-erotische verhalen en de zweverigheden van het paranormale en de astrologie'. Dit laatste is overigens niet zo verwonderlijk. Vroeger was (bij)geloof verboden en dat betekent bijna per definitie dat het nu aantrekkelijk en belangrijk wordt gevonden. Het fungeert bovendien (net als in het Westen) als surrogaat voor weggevallen waarden en denkbeelden. Verder heeft het publiek na de Tsjernobylramp en andere tragedies en schandalen de neiging om wetenschap en wetenschappers de schuld te geven van alles wat er nu verkeerd gaat. In Rusland zouden alleen een paar grote dagbladen nog aan berichtgeving over de wetenschap doen. Minder dan één van de twaalf kranten heeft volgens Egykova één of meer wetenschapsjournalisten in dienst. 'Verslaggeving over wetenschappelijke onderwerpen gebeurt op zijn best onregelmatig, wat het moeilijk maakt om de continuïteit te waarborgen. En de meeste artikelen gaan over geneeskunde, gezondheid en ecologische problemen'. Bij radio en televisie is de situatie nog erger. Redacteuren vinden wetenschappelijke onderwerpen niet interessant en daardoor is er nauwelijks een goed Russisch wetenschappelijke programma op de TV te vinden, laat staan op de radio. Gekelderd In alle Oosteuropese landen zijn de oplagen van de populair-wetenschappelijke tijdschriften gekelderd. In die landen waar Westerse tijdschriftuitgevers zich na de val van het IJzeren Gordijn op de markt hebben gewaagd, zoals de uitgever van Scientific American, blijkt bij teruglopende verkoopcijfers ook de belangstelling van de eigenaar te verdwijnen en dreigt stopzetting van het tijdschrift. Ook op het gebied van zulke populair-wetenschappelijke tijdschriften is de situatie in Rusland het ergst. Bladen als Wetenschap en Leven, Kennis is Macht en (voor jongeren) Speuren en De jonge natuuronderzoeker hadden tot voor kort een oplage van 1,5 tot 2 miljoen exemplaren. Nu komen ze nauwelijks op 20 tot 25.000 exemplaren en het is niet onmogelijk dat ze in 1994 helemaal verdwijnen. Een ander probleem in de Oosteuropese media is dat het Westen in de ogen van velen nu 'beter' is en dus de wetenschap die daar wordt bedre ven ook. Alles wat in het Westen op wetenschappelijk gebied gebeurt en wordt gezegd is belangrijker en inte ressanter dan wat men in het oosten doet en zegt. Wetenschapsjournalis ten en -redacteuren proberen nu dus vooral te schrijven over de ontwikke lingen in het Westen, maar hoe moet men aan informatie daarover komen? Alles bij elkaar is de situatie van de wetenschap in de Oosteuropese media nu dus slecht tot zeer slecht. En dat voorspelt volgens Egykova niet veel goeds. 'Bij vele soorten besluitvorming speelt ook wetenschap een rol en besluiten kunnen dus alleen langs goede, democratische weg tot stand komen wanneer de mensen ook over wetenschap goed zijn geïnformeerd. Als het kennisniveau in ons land, met zijn 150 miljoen mensen, zo laag is, ontstaan er bij de een of andere gebeurtenis heel gemakkelijk hysterische reacties'.</text:p>
          </table:table-cell>
        </table:table-row>
        <table:table-row table:style-name="ro2">
          <table:table-cell office:value-type="string">
            <text:p>http://resolver.kb.nl/resolve?urn=KBNRC01:000031683:mpeg21:a0005: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Trip wil contact overheid/ wetenschap intensiveren Door een onzer redacteuren DEN HAAG, 22 nov. — Het wetenschapsbeleid moet met kracht worden gedemocratiseerd. Binnen de universiteiten is dit al op gang, daarbuiten nog niet. Er komt in de loop van het volgend jaar een beleidsnota, en daarvóór zal intensief overleg met de wetenschapsorganen en andere bij het wetenschapsbeleid betrokkenen, zoals ook het bedrijfsleven, worden gevoerd. Binnenkort krijgen allen een vraagstellingennota toegestuurd, waarin zij zich kunnen uitspreken ever de concretisering van de organisatiestructuur voor het wetenschapsbeleid. Dit. schrijft de minister voor wetenschapsbeleid, de heer F. H. P. Trip, in een nota aan de Kamer. De nota geeft een overzicht van de wijze waarop hij het wetenschapsbudget 1974 wiï verdelen. Maar ook loopt hij al vooruit op enkele facetten von het beleid, waarover hij de volgende filosofie heeft ontwikkeld. Er moet een wisselwerking zijn tussen wetenschap en maatschappij, aldus de minister. De maatschappij zal een klimaat kunnen scheppen waarin wetenschappelijke creativiteit reële kansen krijgt; een klimaat ook waarin mensen volledig tot hun recht komen en de middelen optimaal worden benut. De wetenschap levert een belangrijke bijdrage tot de ontwikkeling van de maatschappij, door het verrichten van beleidsonderbouwend en voorbereidend onderzoek, verspreiden van informatie, signaleren van toekomstige ontwikkelingen en door innovatie. Deze wisselwerking, aldus de minister, is niet altijd optimaal geweest. Het soms ondoordacht toepassen van de resultaten van de wetenschap, de steeds grotere complexiteit en „grootschaligheid" hebben de wetenschappelijke kennis onttrokken aan de beoordeling van de maatschappij in haar geheel. De begeerde democratisering van het beleid kan worden bereikt door intensievere communicatie tussen enerzijds de centrale overheid, anderzijds de onderzoekers zelf. De overheid zou zich moeten beperken tot een planmatig beleid op lange termijn, van een globaal karakter (dus slechts bij uitzondering ingaande op projecten), terwijl de onderzoekers zelf hun invloed meer op de projecten zouden moeten richten. Beide wegen moeten elkaar aanvullen en voeden. De onderzoekers zullen als wetenschappers hun eigen bijdrage kunnen leveren aan de verfijning en de uitwerking van de doelstellingen, zoals die centraal zijn geformuleerd. Daarbij hebben zij een deskundige inbreng bij de totstandkoming van die doelstellingen. Het parlement heeft het laatste woord. Sportpagina: Vervolg Contact overheid/wetenschap Vervolg van pag. 1 Een andere verbeteringsmogelijkheid ziet minister Trip in meer overleg tussen overheid en bedrijfsleven met betrekking tot het wetenschapsbeleid. De overheid heeft voor onderzoek een budget van ca ƒ 1770 miljoen, het bedrijfsleven ruim ƒ 2000 miljoen. Het is duidelijk dat beide vormen van onderzoek elkaar nodig hebben, aldus de minister, en op elkaar moeten aansluiten; ook het onderzoek door het bedrijfsleven zal moéten worden gezien vanuit de betekenis die het heeft voor de maatschappij. Maar onderzoek in het bedrijfsleven zal, naar doelstelling beoordeeld, primair altijd functioneren binnen het bedrijfsleven zelf en tegen bedrijfsmatige instrumenten worden afgewogen. Het onderzoek door het be- - drijfsleven is voor 'het grootste deel niet afhankelijk van besluitvorming door de overheid; daarom is een intensief overleg met het bedrijfsleven een van de weinige mogelijkheden om invloed uit te oefenen op het onderzoek door het bedrijfsleven. De overheid kan wel stimuleren, door het financieren van projecten, maar afremmen van onderzoek door de industrie dat niet in het belang is van de maatschappelijke ontwikkeling blijft moeilijk. Aan de basis Een belangrijke rol kunnen de wetenschappers die in het bedrijfsleven werkzaam zijn zélf spelen, afhankelijk van de vraag hoe relevant voor de maatschappij zij het werk vinden dat zij verrichten. Contact tussen onderzoekers van de door de overheid gefinancierde instituten en die van het bedrijfsleven, dat aan de basis in ons land altijd zeer intensief is geweest, kan veel bijdragen aan de gewenste overlegstructuur. Nodig onderzoek Over de doelstellingen voor het wetenschapsbeleid, die in de volgende nota dus uitvoeriger aan de orde zullen komen, zegt minister Trip alvast het volgende: • versterking van de wetenschappelijke basis voor een structureel werkgelegenheidsbeleid; • onderzoek inzake de schaarste aan grondstoffen, energie, ruimte; 9 onderzoek naar problemen als wonen, verkeer en vervoer, onderwijs, vrijetijdsproblematiek, popularisering van de wetenschap, bevorderen van het zelf onderzoeken, het leren omgaan met de wetenschap; • onderzoek naar de mogelijkheden die schaalverkleining kan opleveren; A onderzoek naar gezondheid en inilieu, naar jeugdcriminaliteit, bejaardenzorg, specifieke problemen van de middenstand. Dan vergt het industriebeleid een grondig beieidsvoorbereidend onderzoek, evenals de vraag "hoe ziet Nederland er in de verdere toekomst uit?" Daarbij hoeft de wetenschap niet kant en klare oplossingen aan te dragen, maar veeleer alternatieven te bieden waaruit beleidskeuzen kunnen worden gedaan. Manager Al deze onderwerpen moeten bespreekbaar aan het parlement worden gepresenteerd, en daarbij is een inventarisatie van het onderzoek dat al plaatsvindt dringend nodig. Dan ook zullen prioriteiten kunnen worden gesteld. I Bij het uit de publieke middelen gefinancierde onderzoek moet de overheid meer gebruik maken van directe stuurmogelijkheden; organisatiestructuren kunnen worden . aangepast, er dient te worden gestreefd naar het leggen van dwarsverbanden en het accentueren van multidisciplinaire benaderingen en dat alles tegen een achtergrond van de grootst mogelijke openbaarheid en interne democratisering. Minister Trip ziet als een van zijn belangrijkste taken deze managementfunctie ten aanzien van het door de overheid gefinancierde onderzoek te ontwikkelen.</text:p>
          </table:table-cell>
        </table:table-row>
        <table:table-row table:style-name="ro2">
          <table:table-cell office:value-type="string">
            <text:p>http://resolver.kb.nl/resolve?urn=KBNRC01:000030711:mpeg21:a0291: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AGENDA Water, aarde, riolering Lezingen 'De wondere wereld van water' door prof.dr.ir. F.B. Barends, 'Hoe meer onderzoek, hoe ouder de aarde wordt' door ir. C. Maugenest en 'Alles over riolering' door prof.ir. J.B.M. Wiggers. Org.: TU Delft. 23 mei. TU Delft. Inl.: 015-781992. Gedrag Publieksdag en expositie 'Wat stuurt ons gedrag?' over biologische aspecten van menselijk gedrag. Stichting PWT. 23 mei. Jaarbeurs, Utrecht. Inl.: 030-342099. Misbruik van wetenschap Studium Generale debat over de stelling 'De wetenschapper moet zich in zijn werk laten leiden door het politieke gebruik/misbruik van zijn onderzoek'. Met dr. P. Rietbergen (historicus) en prof.dr. G. Huizer en een forum aan deskundigen. 25 mei. KUN, Psychologisch Laboratorium, Nijmegen. Inl.: 080-613283. Medische wetenschap Forumdiscussie 'Objectiviteit en normativiteit in de (medische) wetenschap'; deelnemers: prof.dr. H. Kunnenman (Univ. v. Humanistiek), drs. P. Besselaar (UvA) en D. Willems (huisarts, filosoof). CREA, Studium generale UvA. 27 mei. AMC, Amsterdam. Inl.: 020-6262412. Techniekdagen Technische dag, Luchtdag en Waterdag. 28-30 mei Org.: TU Delft. Inl.: Frederik Klarenbeek 015-787264 Debatwedstrijd Debatwedstrijd over actuele thema's. Delftse kopstukken en studenten. 31 mei. Techniek Museum Delft. Inl.: Lustrumbureau TU Delft 015-781992</text:p>
          </table:table-cell>
        </table:table-row>
        <table:table-row table:style-name="ro2">
          <table:table-cell office:value-type="string">
            <text:p>http://resolver.kb.nl/resolve?urn=KBNRC01:000026926:mpeg21:a0116:ocr</text:p>
          </table:table-cell>
          <table:table-cell office:value-type="string">
            <text:p>scienc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9" office:value-type="float" office:value="0">
            <text:p>0</text:p>
          </table:table-cell>
          <table:table-cell office:value-type="string">
            <text:p>Radio biedt wetenschap meer kans dan televisie Door dr. JAAP WILLEMS Radio-programmamakers staan meer open voor wetenschappelijke onderwerpen dan makers van tv-uitzendingen. De televisie-programmamakers leggen vooral de nadruk op de ontspanningsfunctie van hun medium (en programma's over wetenschap zijn volgens hen niet ontspannend), terwijl radiomakers meer oor hebben voor educatieve en informatieve programma's. Mede daardoor zou de radio wel eens meer perspectieven kunnen bieden voor het verspreiden van populair-wetenschappelijke informatie dan de televisie. Dat is, absoluut gesteld, de conclusie van een verkennend onderzoek van de Werkgroep Wetenschapsjournalistiek van de faculteit Wiskunde en Natuurwetenschappen van de Katholieke Universiteit in Nijmegen. Stiefmoederlijk De werkgroep, samengesteld uit studenten van de cursus 'Het publiek maken van wetenschap' en hun cursusleider (schrijver dezes), heeft de opvattingen van de Hilversumse programmamakers onder de loep genomen omdat de indruk bestaat dat populair-wetenschappelijke informatie door radio en televisie stiefmoederlijk wordt behandeld. Die indruk is ontstaan uit o.m. een vergelijking tussen Nederlandse en Belgische programma's/Terwijl het aantal uren televisiezendtijd vergelijkbaar is (in België 2800 uur per jaar en in Nederland 3000 uur), besteedt de BRT jaarlijks ongeveer 110 uur aan wetenschappelijke onderwerpen en de Nederlandse omroepen gezamenlijk tien. In het rapport Wetenschapsvoorlichting van de KNAW staat over Nederland dan ook dat „de situatie ongunstig afsteekt bij die in andere Europese landen" en daarmee worden vooral West-Duitsland en Engeland bedoeld. Uitgaande van deze en andere meningen en feiten ging de werkgroep na hoe programmamakers denken over wetenschap in radio- en tv-programma's. Om dat te inventariseren zijn groepjes studenten in mei en juni 79 op bezoek geweest bij programmaleiders en -makers van Avro, Tros, Vara, KRO, NCRV, VPRO en EO. Met uitzondering van de Trostv hebben alle omroepen aan het onderzoek meegewerkt Wibo van de Linde zag geen heil in een gesprek omdat de Tros-televisie slechts „af en toe in deze sector terecht komt, maar dan is dat meestal het toevallige gevolg van onze keuze uit actuele gebeurtenissen". Inventarisatie Om de indruk dat de Nederlandse omroepen weinig aandacht aan wetenschap besteden te verifiëren is eerst een inventarisatie gemaakt van de bestaande programma's. Het blijkt dat er slechts drie regelmatig terugkerende programma's zijn die het predikaat 'populair-wetenschappelijk' verdienen. Dat zijn de Avro-radio-programma's van Jan van Herpen In de wetenschap daten Het is historisch dat... en het KRO tv-programma Daar vraag je me wat van Simon van Adelberg. Daarnaast kent met name de KRO-tv incidenteel voorkomende programma's waarin aandacht wordt besteed aan ontwikkelingen op wetenschappelijk gebied. Een voorbeeld daarvan was de serie Het ontstaan txin de mensheid. De andere omroepen besteden alleen aandacht aan wetenschappelijke onderwerpen wanneer de actualiteit daarom vraagt, meestal in radio-programma's. Hoe komt het dat wetenschap zon bescheiden plaats krijgt? Bijna elke omroep heeft daarvoor een andere verklaring, die soms het karakter heeft van een excuus. Dubbelboer, hoofd van de afdeling studie en onderzoek van de Avro-televisie verklaart de relatief geringe aandacht voor wetenschap uit de geringe inte-' resse van het publiek. Hij benadrukt daarnaast dat binnen het beleid van de Avro informatieve programma's een vooraanstaande positie innemen. Teunissen, hoofd programmazaken van de Avro-radio, is van mening dat er weinig wetenschap in de programma's zit omdat wetenschap via de radio moeilijk te populariseren zou zijn. De Tros is volgens Kamperman, chef van Tros-Aktua-radio, ontstaan als reactie op de andere omroepen waar informatieve programma's een belangrijke plaats innemen. Het ligt dus z.L voor de hand dat informatieve programma's bij de Tros niet hoog in het vaandel staan. Binnen de informatieve programma's wordt weinig aandacht aan wetenschap besteed omdat de produktie daarvan moeilijk is, meent hij. De KRO-radio besteedt relatief weinig aandacht aan wetenschap omdat mensen die daarin zijn geinteresseerd elders voldoende informatie kunnen krijgen, aldus Rodenburg, hoofd informatieve programma's. Hij meent bovendien dat het medium radio niet toestaat om diep op wetenschappelijke onderwerpen in te gaan. De NCRV heeft weinig ruimte voor een 'minderheidsprogramma' over wetenschap omdat ze al tien procent van de zendtijd moet besteden aan godsdienst en samenleving, een ander minderheidsprogramma. De Vara-tv besteedt volgens Jacobs, hoofd informatieve programma's, geen aandacht aan wetenschap omdat wetenschappelijke informatie „vaak begrensd en elitair" is. Bovendien biedt de wetenschap volgens hem niets dat het populariseren waard is! Bij het beleid van de omroepen ten aanzien van wetenschappelijke informatie spelen de kijk- en luistercijfers geen grote rol, benadrukken verscheidene woordvoerders. Maar daarnaast erkennen de meesten ook dat ze eigenlijk niet goed weten wat het publiek interesseert Kortom: de keuze van de onderwerpen is vooral afhankelijk van de persoonlijke voorkeur van de radio- en tv-programmamakers. Met name bij de Avro, Tros en KRO wordt dat ook erkend. Bij de Avro-tv „mag het hobbyisme van de redakteuren een rol spelen", bij de Tros-radio „is de specifieke interesse van de redaktieleden van invloed" en bij de KRO-tv ,.speelt de persoonlijke interesse vaak een grote rol". Van (grote) invloed op de keuze van programma-onderwerpen is de opvatting van de programmamakers over de functie van het medium waarmee ze werken. Ongeschikt Bijvoorbeeld: NCRV-er Hollaar, hoofd documentaires en godsdienstige programma's, is van mening dat televisie ongeschikt is om wetenschap te presenteren. Wetenschap is volgens hem te moeilijk om amusant te kunnen zijn. De NCRV-radio heeft wèl belangstelling voor , wetenschap omdat men daar de nadruk legt op informatieve programma's. Volgens Buddingh, chef educatieve programma's voor volwassenen, kan de radio op het punt van amusement toch niet concurreren met de televisie. Vandaar. Ook bij de Vara is men van mening dat televisie in de eerste plaats voor amusement moet zorgen. Jacobs: „Na een dag hard werken wil je je ontspannen voor een mooi tv-programma". Met uitzondering van Van Adelberg vertolken de andere programmamakers en -leiders vergelijkbare standpunten. Alleen bij de KRO-tv is men van mening dat televisie uitstekend geschikt is om wetenschap te populariseren. Opmerkelijk is in dit verband een onderzoek dat de Avro in 1977 liet uitvoeren. Er is toen aan een aantal mensen gevraagd, wat volgens hen de functie is van het medium televisie. Twintig procent antwoordde: voornamelijk amusement; 33 procent zei dat tv zowel een amusements- als een informatieve functie heeft, maar legde daarbij de nadruk op amusement; nog eens 33 procent zag eveneens een dubbele functie, maar legde daarbij de nadruk op de informatieve. De resterende 14 procent meende dat tv voornamelijk een informatieve functie heeft. Conclusie: de opvattingen van programmamakers stemmen niet altijd overeen met die van de luisteraars en kijkers. Bescheiden Uit het voorgaande blijkt dat de plaats van de wetenschap in radio- en tv-programma's bescheiden is. Maar is er hoop voor de toekomst? Anders gezegd: wat zijn de plannen voor de komende jaren. Met name de radio blijkt ruimte te willen geven aan dit onderwerp.. Bij de KRO-radio bestaan plannen voor een populair-wetenschappelijk programma (ondanks de beperkingen van het medium). De Vara-radio heeft eveneens plannen in die richting en bovendien wordt er gewerkt aan 'specials' over bijvoorbeeld het functioneren van onderzoeker. Tros-radio heeft een plan dat in de verte mogelijk iets met wetenschapspopularisatie te maken heeft Er komt een programma: De tiende stelling over de laatste stelling bij proefschriften, dat kan uitgroeien tot iets meer. Bij de Avro-radio wordt de informatieve sector verder uitgebouwd. Kortom: er is enige hoop. (Een uitgebreider verslag van dit verkennend onderzoek wordt gepubliceerd in de bundel Wetenschapsvoorlichting, die Intermediair in de loop van dit jaar zal uitgeven.) Olifant in studio, opname voor de rubriek Daar vraag je me wat</text:p>
          </table:table-cell>
        </table:table-row>
        <table:table-row table:style-name="ro2">
          <table:table-cell office:value-type="string">
            <text:p>http://resolver.kb.nl/resolve?urn=KBNRC01:000028697:mpeg21:a0180: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Universiteiten verwaarlozen het huidige fundamenteel onderzoek Door onze redacteur SIMON ROZENDAAL. DEN HAAG, 1 maart — Door de nadruk die er de laatste jaren ligt op het economisch belang van wetenschappelijk onderzoek komt op de Nederlandse universiteiten het ongebonden, fundamenteel wetenschappelijk onderzoek in het gedrang. Verschillende sprekers wezen daar gisteren op tijdens een door TNO belegd symposium. De algemene teneur was dat op de periode van verwaarlozing van maatschappelijke, economische, prioriteiten door de universiteiten in de jaren '70 een overcompensatie is gevolgd. Universiteiten die een bijna per definitie historisch bepaalde grensverleggende functie hebben houden zich in Nederland de laatste jaren teveel met de korte termijn belangen van de industrie bezig. Prof.ir. W. Koumans van TNO: „We zijn het fundamenteel onderzoek op onze universiteiten aan het verwaarlozen." Dr. C. Ie Pairvan de stichting Technische wetenschappen, een organisatie die juist de samenwerking tussen universiteit en bedrijfsleven wil verbeteren: „Kijk uit voor de korte termijnonderzoekingen met de industrie die wel geld opleveren maar niet de kwaliteit verbeteren." Dr. J. Rosenberg van de universiteit van Utrecht: „Bij het huidige fundamenteel onderzoek wordt steeds meer op „safe play" gelet." Dr.ir. K. Teer van het natuurkundig laboratorium van Philips en de Wetenschappelijke Raad voor het Regeringsbeleid wees erop dat het zelfs voor de economie heel gevaarlijk kan zijn wanneer de ogenschijnlijk nutteloze wetenschapsgebieden in het gedrang komen. Veel industrieel economisch ontwikkelingen zijn uit ogenschijnlijk nutteloze fundamentele onderzoekingen voortgekomen, aldus Teer. Teer: „De directeur van de beroemde Bell-laboratoria is een astronoom. In de wetenschap doet het er niet zoveel toe waar onderzoek plaatsvindt, als het maar goed is." Een belangrijk ander discussiepunt op het symposium was het feit dat Nederland als een van de heel weinige geïndustrialiseerde Westerse landen het budget voor wetenschap en ontwikkeling niet verhoogt. Nederland geeft al ongeveer 15 jaar rond de 2,0 a 2,1 procent van het bruto nationaal produkt uit aan wetenschap en ontwikkeling. In vrijwel alle andere Westerse landen — groot of klein — is in de afgelopen 5 jaar dit percentage tot 2,5 a 3,0 procent gestegen. In een voorlopig rapport van de OESO (de Organisatie voor Europese samenwerking en ontwikkeling waarbij 24 Westerse landen zijn aangesloten) wordt scherpe kritiek uitgeoefend op deze unieke positie van Nederland — zie ook NRC-Handelsblad van 27 februari. Op het TNO-symposium van gisteren stond deze geringe Nederlandse inspanning op het gebied van wetenschap en technologie ook centraal.</text:p>
          </table:table-cell>
        </table:table-row>
        <table:table-row table:style-name="ro2">
          <table:table-cell office:value-type="string">
            <text:p>http://resolver.kb.nl/resolve?urn=KBNRC01:000028139:mpeg21:a0053: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Wetenschap gestimuleerd bij herstel vervuilde en aangetaste kunstwerken LOS ANGELES, 26 mei De J. Paul Getty Trust, de maatschappij die een van de meest prestigieuze en gefortuneerde musea van de Verenigde Staten beheert in Malibu, ontwikkelt plannen om een zo volledig mogelijk geoutilleerd centrum op te richten voor onderzoek naar conservering en restauratie van kunstwerken. De Paul Getty Trust kondigde vorige week aan zijn bestaande wetenschappelijke afdeling in het museum in Malibu uit te breiden, een in conservering en restaurantje gespecialiseerde bibliotheek op te richten en maattegelen te treffen om restaurateurs in contact te brengen met ander specialisten. Binnenkort zal een directeur worden benoemd voor het Getty Conserverings Instituut, waar ook een gecomputeriseerd informatiesysteem zal worden ondergebracht. Met deze maatregelen hoopt de leiding van de Paul Getty Trust chemici en andere mensen uit de wetenschap te stimuleren oplossingen te vinden om kunstwerken, die door luchtvervuiling, zure regen etc. zijn of worden aangetast, te beschermen en te restaureren. (UPI)</text:p>
          </table:table-cell>
        </table:table-row>
        <table:table-row table:style-name="ro2">
          <table:table-cell office:value-type="string">
            <text:p>http://resolver.kb.nl/resolve?urn=KBNRC01:000027249:mpeg21:a0120:ocr</text:p>
          </table:table-cell>
          <table:table-cell office:value-type="string">
            <text:p>scien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Voorlichting Het Instituut voor Massacommunicatie van de universiteit in Nijmegen gaat onderzoeken hoe effectief het voorlichten over wetenschap is. Hiertoe hebben ze 200 000 gulden van minister van Trier van Wetenschapsbeleid gekregen. Een van de te onderzoeken punten zal de zogenaamde wet van Tichenor zijn. De onderzoeker Tichenor heeft indertijd gesteld dat voorlichting over wetenschap een bestaande kenniskloof alleen maar vergroot in plaats van verkleint De mensen die al op de hoogte van een bepaald terrein zijn, zijn nieuwsgierig naar nieuwe ontwikkelingen in tegenstelling tot degenen zonder voorkennis. Het onderzoek zal dit najaar van start gaan en moet halverwege 1982 zijn afgerond. Er zal o.a. worden getracht om criteria te ontwikkelen waaraan de effecten van wetenschapsvoorlichting te meten zouden kunnen zijn.</text:p>
          </table:table-cell>
        </table:table-row>
        <table:table-row table:style-name="ro2">
          <table:table-cell office:value-type="string">
            <text:p>http://resolver.kb.nl/resolve?urn=KBNRC01:000028772:mpeg21:a0136:ocr</text:p>
          </table:table-cell>
          <table:table-cell office:value-type="string">
            <text:p>scienc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9" office:value-type="float" office:value="0">
            <text:p>0</text:p>
          </table:table-cell>
          <table:table-cell office:value-type="string">
            <text:p>WETENSCHAP OP RADIO EN TELEVISIE Carnival for Sience Brazilië geeft steeds meer geld uit aan wetenschap en technologie. Geoff Watts in gesprek met wetenschappers en politici. Do. 30/7, bbc Radio 4, 20.40 Ons eigen zonnestelsel De vlucht van de Pionier 10 naar Jupiter. Zo. 2/8, brt 1, 17.05 Meine Heimat sind die Sterne Portret van de astronoom Gustav A. Tammann die verbonden is aan het Astronomische Instituut van de Universiteit van Bazel. Tammann verricht onder meer onderzoek naar supernova's in het observatorium van Mount Wilson en Palomar in de Verenigde Staten. Zo. 2/8, Duitsland 1, 22.45 Die stillen Stars Frank Elstner in gesprek met prof. Briand Josephson, die in '73 de Nobelprijs voor de Natuurkunde kreeg. Ma. 3/8, Duitsland 2, 22.40</text:p>
          </table:table-cell>
        </table:table-row>
        <table:table-row table:style-name="ro2">
          <table:table-cell office:value-type="string">
            <text:p>http://resolver.kb.nl/resolve?urn=KBNRC01:000029618:mpeg21:a0162: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Wetenschap beslaat maar 3,6% van de zendtijd op televisie Met het populariseren van wetenschap via de televisie is het droevig gesteld, zo blijkt eens temeer uit onderzoek van de Katholieke Universiteit Nijmegen (KUN). Gemiddeld besteden de omroepen maar 3,6 procent van hun zendtijd aan nieuwe ontwikkelingen in wetenschap en techniek. Het NOS-journaal besteedt nog niet één procent van haar zendtijd aan wetenschapsnieuws — zo'n zeven minuten in vier weken tijd. In twee proefperioden van telkens vier weken lang, in januari en in maart van dit jaar, zaten medewerkers van de KUN trouw voor de buis om het aantal zendminuten aandacht voor wetenschap en techniek te turven. Gemiddeld werd 24 uur per vier weken aan wetenschap besteed, waarvan de NOS er tien voor haar rekening nam. Daarin werd ongeveer de helft van de tijd opgeslokt door historisch-culturele onderwerpen, zoals de serie 'De Bezetting', van dr. L. de Jong, 'De weg naar Xanadu' en enkele antropologische documentaires over volkeren rond de Stille Oceaan. Op de tweede plaats volgden de natuurwetenschappen, met ongeveer een kwart van de zendtijd. Bèta-onderwerpen zoals biotechnologie, micro-electronica en milieu-onderzoek kwamen daarin weinig aan bod. De nadruk lag op natuurfilms en verwante programma's met aandacht voor veldbiologie, zoals Ja Natuurlijk (NCRV) en Vogels Kijken (NOS). Medische onderwerpen — in Engeland goed voor een kwart van het wetenschapsnieuws, kregen in ons land 14 procent van de zendtijd, vooral in de vorm van praatprogramma's zoals Vinger aan de Pols, Slikwijzer en Service Salon (AVRO) en Rondom Tien (NCRV). Interessant is de vergelijking tussen de omroepen. Na de NOS — die uiteraard de meeste zendtijd heeft en daarvan 516 minuten aan wetenschap besteedde, — scoorde de NCRV het hoogst met 220 minuten wetenschap en techniek, vooral natuurprogramma's. Daarna volgden AVRO (160 zendminuten, vooral medisch) en EO (116 minuten, waarvan diverse natuurfilms). Volgens de onderzoekers heeft de KRO als enige van de omroepen een eigen wetenschapsredacteur, maar zijn programma's, zoals 'Zeker Weten' en 'Daar vraag je me wat' werden in de proefperiode niet uitgezonden. De KRO besteedde in vier weken gemiddeld 154 minuten aan wetenschapsjournalistiek. De VPRO kwam op 65 minuten, vooral dankzij een informatief jeugdprogramma op zondagochtend. TROS, VARA en vooral Veronica hebben relatief weinig belangstelling voor wetenschap in verhouding tot de hen toegemeten zendtijd (resp. 86, 55 en 21 minuten per periode van vier weken). Daarbij dient te worden aangetekend, dat programma's zoals KIJK TV (TROS) en TVdokter (eveneens TROS), die nieuwe ontwikkelingen in beeld brengen zonder naar het bijbehorende wetenschappelijke onderzoek te verwijzen, buiten de door de Nijmeegse onderzoekers gehanteerde definities vielen. Van de medische, milieukundige en technische onderwerpen duurt 80 procent korter dan tien minuten, bij de programma-onderdelen die lager dan een half uur duren blijkt het vooral om historische series te gaan. Vergelijking met een eerder onderzoek uit 1984, waarin alleen medische, technische en natuurwetenschappelijke onderwerpen op de televisie werden geturfd, wijst op een lichte daling van de belangstelling voor deze onderwerpen: van 2,8 procent van de zendtijd in 1984 naar 1,8 procent nu. (KUN, J. Willems)</text:p>
          </table:table-cell>
        </table:table-row>
        <table:table-row table:style-name="ro2">
          <table:table-cell office:value-type="string">
            <text:p>http://resolver.kb.nl/resolve?urn=KBNRC01:000031290:mpeg21:a0189: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KIJK OP DE JAREN 90 Frans W. Saris 'd; e wetenschappelijke revolutie is de enige methode waarmee de mensheid zich de primaire levensbehoeften kan verschaffen (een behoorlijke levensverwachting, zonder honger, zonder kindersterfte) — primaire levensbehoeften die voor ons vanzelfsprekend zijn, en die wij nog niet zo lang geleden hebben gerealiseerd door onze eigen wetenschappelijke revolutie. De meeste mensen verlangen naar deze primaire levensbehoeften, de meeste mensen storten zich in de wetenschappelijke revolutie zodra hen daartoe de mogelijkheid wordt geboden.' Dit citaat komt niet uit de Nota: 'Naar een Wetenschapsbeleid voor de jaren 90' van het Ministerie voor Onderwijs en Wetenschappen, maar uit de Two Cultures van C.P. Snow. Je hoeft Snow zelf niet gelezen te hebben, maar in een discussie over alfabetisme hoort naar de 'Two Cultures' verwezen te worden. Men kan niet naar de aard van die twee culturen vragen zonder in intellectueel gezelschap door de mand te vallen. Dat is nog niet zo lang het geval. In de Oxford Dictionary van 1960 komt de term nog niet voor, maar in Van Dale's Groot woordenboek Engels-Nederlands uit 1984 staat onder 'culture': the two — s; literatuur en wetenschap'. Snow bedoelde natuurwetenschap, science, en wees erop dat de meest geletterden geen flauw benul hebben van de 2e hoofdwet uit de Thermodynamica, terwijl dat wetenschappelijk zo ongeveer gelijk staat met het bekennen dat men geen enkel werk van Shakespeare gelezen heeft. Snow stelde zijn gehoor in Cambridge de retorische vraag of aan de High Table wel de grote ontdekking van Yang en Lee besproken is, over het niet-behouden zijn van pariteit in de elementaire deeltjes fysica. Snow vond de minachting van de geletterden voor de natuurkunde verwerpelijk. Volgens hem werd hierdoor een kans gemist de wereld van armoede te verlossen. Snow bedoelde geen culturele armoede; hij hield de elite voor dat de wetenschappelijk revolutie dient te worden aangewend om de kloof tussen arm en rijk te dichten. Wie de Two Cultures leest op zoek naar een betoog over de culturele waarde van de wetenschap komt bedrogen uit. Wat het gebrek aan culturele waarde betreft, bevindt de nieuwe Nota: 'Naar een Wetenschapsbeleid voor de jaren 90' zich dus in goed gezelschap. Daarin wordt nog een stapje verder gegaan en staat de technologische revolutie, in de BV Nederland en in het Europa van 1992, voorop. Alle wetenschappen, niet alleen de 'sciences', ook de maatschappij- en geesteswetenschappen, dienen dat doel (of beter: dienen dat doel te dienen). Wetenschap in dienst van de internationale technologiewedloop, lijkt door O&amp;W te worden uitgeleverd aan het Ministerie voor EZ en aan de EG in Brussel. Mijn wetenschapsbeleid voor de jaren 90 zou er heel anders uitzien. In mijn 'Kijk op 90' zou de wetenschap zelf voorop staan, niet het heil der mensen, noch de concurrentiepositie ten opzichte van de Verenigde Staten en Japan. Niet dat ik niet om politiek geef, maar het is niet de taak van de natuurkundige. Ik geloof dat een wetenschapper die zich begeeft op politiek terrein, net zo dom is als ieder ander. Aangezien de vraag naar de waarde van de wetenschap zelf geen natuurkundige vraag is, sta ik op het punt een zekere naïviteit ten toon te spreiden. H&lt; et belang van de wetenschap is in de eerste plaats de enorme voldoening die het bedrijven van wetenschap geeft. Het gevoel van opwinding, van Archimedes in het bad, van Newton onder de appelboom, het laaiend enthousiasme dat hoort bij een creatief moment zal een ieder kennen die zich weieens aan diepgaand onderzoek verslingerd heeft. Of het nu een zuiver wetenschappelijk of een technisch probleem betreft, als je er maar diep genoeg induikt, ontdek je vrijwel steeds fascinerende nieuwe gegevens. De esthetische kant van het onderzoek wordt niet alleen door de onderzoeker zelf ervaren en gewaardeerd. Wetenschap in het theater trekt volle zalen door het hele land. Dagbladen hebben sinds kort een wetenschapsbijlage. Resultaten van onderzoek zijn geregeld voorpaginanieuws, of onderwerp van het tvjournaal en teletekst. De volkomen onverwachte wendingen die het wetenschappelijk onderzoek kan nemen, fascineren brede lagen van de bevolking. Het resultaat, de uitkomst van wetenschappelijk onderzoek, heeft niet alleen emotionele waarde. Ook het feit dèt er iets uitkomt, als men zorgvuldig zoekt en met een originele blik naar de dingen kijkt, heeft waarde. Het 'zoekt en gij zult vinden' is mijn tweede devies voor wetenschapsbeleid. De resultaten van speurwerk kunnen de mens het leven veraangenamen, maar ze kunnen het ook ten gronde richten. Van beide kennen wij voorbeelden te over. Het vooruitgangsgeloof is langzamerhand getemperd door de schade en het menselijk leed, veroorzaakt door misbruik van onderzoeksresultaten. Het onderzoek verschaft de mens echter een keuze, die er zonder de wetenschap niet zou zijn. Dat maakt op zich al het onderzoek de moeite waard. N. aast een esthetische en een opportunistische reden om wetenschap te bedrijven, is er het opleidingsaspect. Door de koppeling van onderwijs en onderzoek wordt jonge mensen geleerd zoekend hun weg te gaan. Vele mensen kunnen niet leven zonder geprogrammeerde instructie. Wetenschappelijk onderzoek is niet te programmeren. Dat hebben de grote ontdekkingen van de laatste paar jaren weer eens aangetoond. De supernova explosie, de hoge temperatuur supergeleiding, de koude fusie en het AIDS -virus hebben wetenschappelijke programma's op hun kop gezet. Jonge onderzoekers leren zich ergens helemaal voor in te zetten, zonder precies te weten waar het toe zal leiden en wanneer. In de wetenschap leert men met onzekerheden leven zonder in paniek te raken. Met volharding en met een open vizier terrein verkennen, is een ervaring die jonge mensen later van pas zal komen, ook als men niet in het wetenschappelijk onderzoek blijft. Men kan zelfs stellen dat onze maatschappij ermee gediend zou zijn als wij allen beter bestand waren tegen onzekerheden, niet met schijnzekerheden maar gewoon met onzekerheden leren leven. In mijn 'Kijk op 90' zouden de esthetische, de opportunistische en de opvoedkundige waarden van de wetenschap ook een prijskaartje hebben. Ik zou niet aarzelen het parlement te vragen 1 % van de rijksbegroting uit te geven aan risicodragend speurwerk, fundamenteel onderzoek waarvan niet van te voren vast staat dat er iets bruikbaars uit zal komen. Dat geld zou ik a fonds perdu aan de wetenschappers zelf geven. Niet aan de colleges van bestuur van de Universiteiten, maar aan de Nederlandse Oraganisatie voor Wetenschappelijk Onderzoek (NWO ). Onderzoekers in de alfa-, bèta- en gammawetenschappen kunnen door projectaanvragen bij de Stichtingen en Werkgemeenschappen van NWO steun krijgen voor hun onderzoek in de universiteiten, en de instituten van NWO en de Academie. Het gaat hier uitsluitend om geld voor speurwerk. Ontwikkelingen van onze economie, van technologie, van het milieu, van zonneenergie, volksgezondheid of de landbouw staan hier helemaal buiten. Ontwikkelwerk kost meestal een veelvoud van het speurwerk dat daaraan vooraf gaat. In tegenstelling tot het onderzoek kan het ontwikkelwerk wel degelijk geprogrammeerd worden. Welke ontwikkelingen er plaats moeten vinden en hoeveel eraan moet worden uitgegeven dat zal ieder vakdepartement zelf uit moeten maken. De ministeries kunnen bepaalde gedeelten van het ontwikkelwerk uitbesteden aan universitaire laboratoria en instituten vanwege hun speciale expertise. Ook de industrie zou dat kunnen doen, en de EG in Brussel. Maar het wetenschapsbeleid staat hier buiten, en is op zich zeer eenvoudig. In mijn 'Kijk op 90' zou 1% van de totale overheidsuitgaven gereserveerd moeten worden voor het zuivere speurwerk in de alfa-, bètaen gammawetenschappen. De onderzoekers en het onderzoek in Nederland zijn dat dubbel en dwars waard.</text:p>
          </table:table-cell>
        </table:table-row>
        <table:table-row table:style-name="ro2">
          <table:table-cell office:value-type="string">
            <text:p>http://resolver.kb.nl/resolve?urn=KBNRC01:000026773:mpeg21:a0026: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ZWO wil werkterrein verbreden Door onze wetenschapsredactie ROTTERDAM, 17 augustus - De Nederlandse organisatie voor zuiver wetenschappelijk onderzoek ZWO wil haar subsidieringsactiviteiten ook gaan uitstrekken over het universitair toegepast onderzoek in de exacte wetenschappen. In een beleidsnota, waarin ZWO deze bredere interesse bekendmaakt, wordt gewezen op het sterkere beroep dat tegenwoordig op de wetenschap gedaan wordt om zich open te stellen voor problemen uit de samenleving. ZWO wijst er op dat dit voorstel aanzienlijke financiële consequenties zal hebben wanneer - en dat is een voorwaarde voor ZWO - de huidige opdracht (het bevorderen van zuiver wetenschappelijk onderzoek) intact blijft. Voor deze opdracht kreeg ZWO in 1979 een bedrag van 175 miljoen gulden van het ministerie van onderwijs en wetenschappen.</text:p>
          </table:table-cell>
        </table:table-row>
        <table:table-row table:style-name="ro2">
          <table:table-cell office:value-type="string">
            <text:p>http://resolver.kb.nl/resolve?urn=KBNRC01:000031924:mpeg21:a0011: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string">
            <text:p>Onderzoek naar vervuiling Rijn Een gezelschap geleerden, politici en journalisten uit Zwitserland, West-Duitsland, Frankrijk, Nederland en Luxemburg zal in september een onderzoek instellen naar de vervuiling van de Rijn tijdens een boottocht van Bazel naar Rotterdam. Het onderzoek wordt verricht onder supervisie van de Internationale Rijncommissie (het ambtelijke overlegorgaan van de Rijnoeverstaten) en in het kader van de internationale week ter bescherming van de Rijn, van 18 tot 22 september. Volgens gegevens van de Westduitse commissie van de Unesco — de organisatie va* de VN voor onderwijs, wetenschap en cultuur — varen er jaarlijks circa 17.000 aken en andere schepen over de Rijn, die samen ongeveer 10.000 ton verbruikte olie in het water lozen. De industrieën langs de Rijn lozen nog veel meer afvalstoffen, waaronder zware metalen en andere giftige stoffen.</text:p>
          </table:table-cell>
        </table:table-row>
        <table:table-row table:style-name="ro2">
          <table:table-cell office:value-type="string">
            <text:p>http://resolver.kb.nl/resolve?urn=KBNRC01:000026920:mpeg21:a0043: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Nederlandse wetenschap moet meer over de grens' Door onze redactie wetenschappen DEN HAAG, 11 april, - „De Nederlandse wetenschap moet meer internationale contacten nastreven en meer meewerken aan onderzoek waarbij meer landen betrokken zijn. We moeten onze aandacht richten op projecten die voor ons eigen land „spin-off" opleveren." Dit schrijft drs. M. W. J. M. Peijnenburg, minister van wetenschapsbeleid, in een nota waarin hij inventariseert hoe het met onze internationale wetenschappelijke samenwerking is gesteld. Ons land is, ook op het gebied van de wetenschap, niet een eiland, aldus Peijnenburg. Overal ter wereld doen zich wetenschappelijke vorderingen voor die hun invloed hebben op en van belang zijn voor de wetenschapsbeoefening in ons land. Wij beschikken over wetenschappelijke en economische mogelijkheden om in internationaal verband een bijdrage te leveren aan de wetenschapsbeoefening; hiermee wordt onze blik verruimd. Maar ons researchpotentieel is relatief slechts zeer klein. En ook wat de kwaliteit betreft past ons bescheidenheid. Daardoor zijn wij voor een groot deel afhankelijk van het buitenland. En daarom is het nodig dat er voldoende contacten met de buitenlandse centra worden onderhouden, die het mogelijk maken uit buitenlandse bronnen te putten en soms zonder veel kosten met anderen mee te doen. Contacten zijn ook van belang om te zorgen dat het onderzoek in ons land op het juiste tijdstip gebeurt - zodat de voordelen niet voor anderen zijn. Die voordelen kunnen zijn: commerciële toepassingsmogelijkheden of fundamenteel onderzoek in theorieontwikkeling. Maar ook te vroeg onderzoek kan verkeerd zijn: het risico bestaat dat de resultaten dan nog niet in een groter kader zijn in te passen. Grote projecten Zeker is dat ons land niet in staat is onderzoek te doen op die gebieden waar omvangrijke investeringen vereist zijn zonder met andere samen te werken. Ons land kan dat alleen niet betalen. Daarom moeten wij ons onderzoek hieraan aanpassen, en moeten wij aan grote internationale projecten deelnemen voor die gebieden waarop in ons land al een voldoende graad van coördinatie en planning is bereikt en waar een voldoende wetenschappelijk niveau voorhanden is. Het gaat om doelmatigheid van het onderzoek, vooral bezien vanuit financieel-economisch gezichtspunt. De inventarisatie die thans is verschenen is verre van volledig, aldus minister Peijnenburg; maar zij zal een stimulans kunnen zijn voor degenen die er niet in voorkomen. Gebleken is dat internationale contacten op het gebied van de geesteswetenschappen intensiever zijn dan bij de b-wetenschappen. Sommige sectoren (speciaal de medische) hebben weinig bijgedragen aan de inventarisatie.</text:p>
          </table:table-cell>
        </table:table-row>
        <table:table-row table:style-name="ro2">
          <table:table-cell office:value-type="string">
            <text:p>http://resolver.kb.nl/resolve?urn=KBNRC01:000032533:mpeg21:a0151: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DE IDEALE UNIVERSITEIT Alleen opleiden tot onderzoeker door prof. dr. B. VAN DEN BERG De ideale universiteit is een instelling ter beoefening van de zuivere wetenschap. "Voor haar instandhouding is het nodig, dat zij tevens een kweekplaats is voor toekomstige beoefenaars van die .wetenschap. Zij dient dus ook een opleidingsinstituut te •zijn. Dat brengt met zich mee, dat men er behalve wetenschappelijke onderzoekers ook studenten en docenten aantreft. De studenten moeten worden opgeleid tot wetenschappeli jke •onderzoekers. Zij moeten zich .dus eerst zoveel vakkennis verwerven als nodig is om op de hoogte te zijn van de stand van jhet vak en het daarin bedreven wetenschappelijke onderzoek. Hun opleiding kan het beste drie fasen doorlopen. De eerste daarvan is van propedeutische aard. Gedurende die. propedeuse moet een hoeveelheid studiemateriaal worden aangeboden die zo veel mogelijk representatief is voor het vak 'van hun keuze en die hen in staat stelt te beoordelen, of zij bij hun keuze willen blijven en ,of zij de capaciteiten bezitten om de studie met vrucht voort te zetten. De tweede fase moet besteed worden aan voortzetting van de verwerving van basiskennis van het vak met behulp van studieboeken en vakliteratuur en aan 'oefeningen in wetenschappelijk onderzoek op kleine schaal, .waarvan verslag : moet worden uitgebracht in de vorm van : rapporten of scripties. Wie via ■tentamens of examens en de ; hiervoor genoemde rapporten of iscripties er blijk van gegeven :heeft dat hij voldoet aan de .eisen die aan een toekomstige wetenschappelijke onderzoeker moeten worden gesteld, verwerft daarmee de academische titel doctorandus, waaraan de 'staat van assistent-wetenschap'pelijk onderzoeker als effectus ■ civilis verbonden is. Hij kan nu ingeschakeld worden in lopend of op te zetten wetenschappelijk onderzoek, dat zo moet worden .ingericht, dat het hem de gelegenheid biedt tot het schrijven van een dissertatie. Hij behaalt daarmee de academische graad van doctor en daarmee is zijn opleiding voltooid. Aan deze graad is de staat van weten•schappelijk onderzoeker als effectus civilis verbonden. Hij • kan nu individueel of in groepsverband aan het wetenschappelijke onderzoek deelnemen. : De docenten die hem zo ver gebracht hebben, moeten de gelegenheid hebben, naast hun docccrtaak wetenschappelijk onderzoek te verrichten. Dat brengt met zich mee, dat hun doceertaak niet omvangrijk mag zijn. Niet alleen vergt het wetenschappelijk onderzoek op zichzelf veel tijd en concentratie, maar bovendien moeten zij, zowel voor hun doceertaak als voor dit wetenschappelijk onderzoek hun vakliteratuur bijhouden en dat kost ook niet weinig tijd. De docenten moeten dus tevens wetenschappelijk onderzoeker zijn, maar het is niet nodig, dat alle wetenschappelijke onderzoekers ook docent zijn. Slechts personen die daarvoor belangstelling en aanleg hebben, zouden als docent moeten optreden. Degenen die deze eigenschappen missen, verrichten, individueel of in samenwerking met anderen, uitsluitend wetenschappelijk onderzoek, dat moet uitmonden in publikaties. Men kan zich alleen maar vrijwillig in dienst van de wetenschap stellen. Dat betekent dat alleen die mensen aan een universiteit thuishoren, wier ideaal het is, wetenschappelijk onderzoek te verrichten. Dat moet dus het enige motief zijn voor de student die zich meldt. Of deze zijn ideaal zal bereiken, hangt af van zijn vooropleiding, zijn capaciteiten en zijn karaktereigenschappen. Blijkt hij niet de juiste vooropleiding te hebben ontvangen, dan zal hij die eerst moeten aanvullen. Het is de taak van het voorbereidend wetenschappelijk onderwijs ervoor te zorgen, dat zijn opleiding breed, diep en gericht genoeg is om toelating tot .bepaalde studierichtingen aan de universiteit mogelijk te maken. Een ideale universiteit vraagt dus tevens een ideale voorbereidend wetenschappelijke opleiding. Blijkt de student gedurende de propedeuse de capaciteiten voor de studie van zijn keuze te missen, dan zal hij, hoe teleurstellend dat ook moge zijn, de ster die moeten opgeven en moeten zoeken naar werkzaamheden waarvoor hij de capaciteiten wel bezit. Vrijheid van onderzoek De keuze van het object van het zuiver wetenschappelijke onderzoek moet in principe vrij zijn en ook het onderzoek zelf moet zich vrij kunnen ontwikkelen. De maatschappelijke verantwoordelijkheid van de wetenschappelijke onderzoeker komt pas in het geding, wanneer hij zou moeten beslissen of de uitkomsten van zijn onderzoek praktisch mogen worden toegepast of niet. Wanneer de praktische toepassing gevaren kan inhouden voor het welzijn van de mens of de maatschappij, dan zou die achterwege moeten blijven. Het lijkt verstandig voor dit soort beslissingen een commissie van vakgenoten en vertegenwoordigers van de regering en de maatschappij in te stellen waaraan de wetenschappelijke onderzoeker verantwoording van zijn beslissing schuldig is. Taakverdeling Zodra er meer dan één universiteit in een land is, moet om budgettaire redenen worden voorkomen, dat aan meer dan een universiteit hetzelfde onderzoek wordt verricht, behalve wanneer het in verband met de aard van het onderzoek juist gewenst is, dat het op meer dan een plaats ondernomen wordt. Om in deze kwestie beslissingen te kunnen nemen is er een centraal orgaan nodig (bijvoorbeeld een raad voor het wetenschappelijke onderzoek) dat de plannen voor het wetenschappelijke onderzoek van de diverse universiteiten beoordeelt en coördineert. Hoewel het wetenschappelijke onderzoek in principe vrij moet zijn, kunnen budgettaire redenen dus leiden tot beperkingen in de vrijheid van keuze van de onderwerpen die aan een bepaalde universiteit zullen worden onderzocht. Degenen die aan de ideale universiteit werken moeten dus bereid zijn, in overleg met een raad voor het wetenschappelijke onderzoek, te komen tot een taakverdeling en coördinatie inzake het onderzoek dat zij ter hand zulleri nemen. In deze raad, die deskundigen op alle terreinen van wetenschappelijk onderzoek moet omvatten, zullen zij zelf vertegenwoordigd moeten zijn, maar er zullen ook vertegenwoordigers van de re-gering en de maatschappij in moeten worden opgenomen. Dat laatste is niet alleen nodig om een zo groot mogelijke objectiviteit van de besluiten tebewerkstelligen, maar ook omdat de gelden ter bestrijding van de kosten van het onderzoek door de gemeenschap ter beschikking zullen moeten worden gesteld, terwijl de regering haar beleid ten aanzien van het wetenschappelijke onderzoek zal moeten verantwoorden tegenover het parlement. Bij de raad voor het wetenschappelijke onderzoek moeten, ook wensen voor bepaalde wetenschappelijke onderzoekingen kunnen worden ingebracht door lichamen of instanties buiten de . universiteit, zoals bedrijven, regeringsdepartementen e.d. In het uitvoeren van zulke onderzoekingen verricht de universiteit een dienstverlenende taak. Beroepsonderwijs Het enige beroep waartoe de ideale universiteit opleidt, is dat van wetenschappelijke onderzoeker. Andere beroepsopleidingen horen aan de universiteit niet thuis. Als een beroep voornamelijk met toegepaste wetenschap te maken heeft, moet men voor dit beroep worden opgeleid aan een hogeschool. Men denke bijvoorbeeld aan technische en medische hogescholen en aan landbouw- en handelshogescholen. De docenten voor de theoretische grondslagen van de studievakken die aan deze hogescholen gedoceerd moeten worden, kunnen gerecruteerd worden uit ■de doctors die aan de universiteit afgestudeerd zijn. Ook aan deze hogescholen zal wetenschappelijk onderzoek moeten worden verricht. Dat zal in de eerste plaats moeten uitmaken, welke resultaten van het zuiver-wetenschappeli jke onderzoek voor de toepassing in een beroep in aanmerking komen en een antwoord moeten geven op de vraag op welke wijze die resultaten moeten worden toegepast. In de tweede plaats zal aan de hogeschool moeten worden onderzocht, welke problemen uit de beroepspraktijk aanleiding geven tot voortgezet toepasbaar wetenschappelijk onderzoek en tot voortgezet zuiver-wetenschappelijk onderzoek. Dit wetenschappelijke onderzoek aan de hogescholen zal onder leiding van de docenten moeten gebeuren. Onderwerpen die voor voortgezet zuiver-wetenschappelijk onderzoek in aanmerking komen, zouden via de raad voor het wetenschappelijke onderzoek moeten worden doorgespeeid aan de universiteiten. Deze gang van zaken leidt tot een rationele taakverdeling inzake het wetenschappelijke onderzoek tussen universiteiten en hogescholen. Niet alleen wordt daardoor een nodeloze vermeervoudiging van het zuiver-wetenschappelijke onderzoek voorkomen, maar bovendien voorkomt men daarmee overbodige vermeervoudiging van reeds aanwezige specialisten op het gebied van dit onderzoek. Voor beroepen die niet of slechts in geringe mate op toegepast zuiver-wetenschappelijk onderzoek berusten, moeten scholen of instituten in stand worden gehouden of opgericht. Onderdelen van de opleiding die verband houden met vakken waarin zuiver-wetenschappelijk onderzoek wordt verricht, moeten daarin op wetenschappelijk verantwoorde wijze worden onderwezen. Docenten daarvoor kunnen uit de universiteit gerecruteerd worden. In aanmerking komen doctorandi die zo'n docentschap ambiëren. Ik denk in dit verband bijvoorbeeld aan instituten voor de leraarsopleiding, aan die voor maatschappelijke werkers enz. Een strikte scheiding tussen de universiteit en instituten voor beroepsopleidingen zal een einde maken aan de heilloze massaficatie van de bevolking van de universiteiten. Er zull en slechts een beperkt aantal men. sen zijn die hun leven in dienst van de • wetenschap willen stel. len en dus uit zuiver-wetenschappelijke belangstelling ee ~ studie kiezen. De universiteiten zullen gemakkelijker te overzien zijn, er zullen minder g e ~ meenschapsgelden nodig zjj^ voor hun instandhouding en deze zullen mede, dank zij taakverdeling en coördinatie, meer rationele wijze kunnen worden besteed. De kleinere omvang van de universitaire bevolking zal het zo belangrijk persoonlijke contact tussen vakgenoten en vakverwanten bevorderen, evenals dat tussen docenten en studenten. Er wordt (weer) een universitaire g e . meenschap mogelijk waarin nauwe intermenselijke relaties kunnen bijdragen tot het persoonlijke welzijn van de betrokkenen. Toelatingsbeleid Het enige criterium voor de toelating van studenten met een passende vooropleiding moet zoals al gezegd is, hun wens tot de beoefening van de zuivere wetenschap zijn. Afkomst en fj. nanciële omstandigheden mogen bij die toelating geen rol spelen Via een beurzenstelsel of een studieloon zal, voor zover nodig, die toegang geëffend moeten worden. Het moet verder mogelijk worden gemaakt, dat personen die een hogere beroepsopleiding voltooid hebben en zich tijdens of na die opleiding aangetrokken voelen tot een zuiver-wetenschappelijke studie in een van de vakken van hun opleiding, toegang krijgen tot de universiteit. Er zullen criteria moeten worden vastgesteld om uit te maken, op welke plaats in het curriculum ze kunnen worden opgenomen. Misschien zal er een speciaal curriculum voor hen moeten worden ontworpen. Eventueel zullen zij moeten kunnen studeren terwijl zij hun beroep uitoefenen. In dat geval zullen er avond- of zaterdagcursussen georganiseerd moeten worden. Die zouden toch wenselijk zijn voor personen die niet van plan zijn hun beroep op te geven om wetenschappelijk onderzoeker te worden, maar wel bevrediging zouden vinden in een beperkte zuiver-wetenschappelijke studie naast hun beroep. Door de organisatie van dit soort cursussen zou de universiteit kunnen bijdragen tot een vorm van voortgezette en permanente educatie die van belang is voor het up-to-datehouden van de theoretische grondslagen van de toegepaste wetenschap. De universiteit als instituut ter beoefening van de zuivere wetenschap en het zuiver-wetenschappelijke onderzoek kan dus als leverancier van docenten aan andere opleidingsinstituten, als verstrekken van voortgezette eh permanente educatie en door dienstverlening op het gebied van wetenschappelijk onderzoek aan buitenuniversitaire lichamen ook een belangrijke maatschappelijke rol vervullen. ( 7worccdejc</text:p>
          </table:table-cell>
        </table:table-row>
        <table:table-row table:style-name="ro2">
          <table:table-cell office:value-type="string">
            <text:p>http://resolver.kb.nl/resolve?urn=KBNRC01:000027748:mpeg21:a0019: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eetman vraagt meer openbaarheid Academie Door onze redactie wetenschappen AMSTERDAM, 13 dec. — Zou de Academie van wetenschappen niet wat zelfbewuster in de openbaarheid moeten treden? Hetzij om publiekelijk voor de wetenschap op de bres te staan wanneer deze in het gedrang lijkt te raken, hetzij om namens de wetenschap de dialoog met een breder publiek aan te gaan. De academie zou het nadrukkelijker tot haar taak kunnen rekenen de integratie van de wetenschap in onze samenleving te bevorderen. Deze woorden sprak minister Deetman (onderwijs en wetenschappen) gistermiddag in de Nieuwe kerk te Amsterdam, waar in aanwezigheid van koningin Beatrix en prins Claus het 175-jarig bestaan van de Koninklijke Nederlandse academie van wetenschappen werd herdacht. Minister Deetman greep de gelegenheid aan "enkele gedachten over het toekomstig functioneren van dit geleerd genootschap" de revu te laten passeren. Hem werd een speciaal voor dit jubileum geslagen Akademiepenning overhandigd, waarbij prof. mr. A. M. Donner, president van de academie, verklaarde dat een minst kostbare uitvoering was gekozen. Deetman roerde de twaalf instituten aan waarover de academie het beheer heeft, een situatie die "historisch gegroeid" is maar waarbij men zich kan afvragen of buitenuniversitaire instituten nog bestaansrecht hebben en zo ja hoe hun activiteiten kunnen worden gekoppeld aan het universitaire onderwijs en onderzoek. Ook de vraag of het management en de bestuurs- en organisatiestructuur aan de eisen van de tijd kunnen worden aangepast en of de externe evaluatie van buitenaf voldoende uit de verf komt, moet aan de orde komen; de minister zal hierover in 1984 met de academie in overleg treden. Vrijheid Prof. dr. D. De Wied, voorzitter van de afdeling voor de wisen natuurkundige wetenschappen van de academie en gedoodverfd als toekomstig president, brak een lans voor de vrijheid waarin het wetenschappelijk onderzoek dient te worden bedreven. "Van de erkenning van die vrijheid in ons land is onze academie het symbool. Toch moet men bezorgd constateren dat die vrijheid in ons land is onze academie het symbool. Toch moet men bezorgd constateren dat die vrijheid in ons land in de knel begint te komen". Ook door de instelling van de zg. voorwaardelijke financiering, waarbij de minister een belangrijke vinger in de pap heeft gekregen bij het toekennen van gelden voor onderzoek aan de universiteiten, wordt volgens De Wied die vrijheid belemmerd. "Die maatregel heeft tot gevolg dat nog maar een klein deel van de middelen aan zg. vrij onderzoek kan worden besteed." "De universiteiten en hogescholen presenteren zich reeds als de grootwinkelbedrijven van de wetenschap waar kennis wordt gekocht door de meest biedende. Door deze korte-termijnpolitiek dreigt het onderzoek te worden gemanipuleerd en de vrijheid van wetenschap aangetast". Toekomstige taken Wat de toekomstige taken van de Academie betreft, waarover ook minister Deetman had gesproken, ziet De Wied de academie niet alleen als een adviesorgaan van de regering maar als tussenpersoon voor de gehele Nederlandse wetenschap bij de overheid. Dat betekent dat zij steeds weer zal opkomen voor het belang, de vrijheid en de kwaliteit van wetenschappelijk onderzoek en zal wijzen op het gevaar van een te veel sturend wetenschapsbeleid en de daarbij behorende bureaucratisering. Vanachter de Haagse bureaus worden nog steeds teveel beleidsmaatregelen bedacht die de universitaire gemeenschap overstromen. Hier zouden stiptheidsacties veel sympathie ontmoeten.</text:p>
          </table:table-cell>
        </table:table-row>
        <table:table-row table:style-name="ro2">
          <table:table-cell office:value-type="string">
            <text:p>http://resolver.kb.nl/resolve?urn=KBNRC01:000030703:mpeg21:a0268: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uitsland moet sterk fundamenteel onderzoek houden In Duitsland moet een redelijk deel van het nationaal Inkomen besteed worden aan fundamenteel onderzoek. Dat is een van de belangrijkste aanbevelingen die gedaan worden in een onlangs verschenen publicatie van de Deutsche Forschungsgemeinschaft (DFG), de grootste organisatie voor de bevordering van de wetenschap in Duitsland. In deze publicatie, Perspektiven der Forschung und ihrer Förderung (VCH Verlagsgesellschaft, Weinheim), worden de ontwikkelingen op wetenschappelijke gebied doorgelicht en wordt vooruit gekeken tot het jaar 1996. Duitsland staat wat zijn wetenschappelijk potentieel betreft mondiaal op de derde plaats: na de Verenigde Staten en Japan. De samenstellers van het rapport vrezen echter dat deze positie zal worden aangetast wanneer de voorzieningen voor wetenschappelijk onderzoek onder de nu heersende economische druk op hetzelfde niveau blijven staan of mogelijk zelfs worden teruggeschroefd. Ook de langere studietijden aan universiteiten en hogescholen baren zorg, evenals het feit dat in de Oostduitse deelstaten het onderzoek voor het grootste deel plaatsvindt buiten de universitaire instellingen. En deze laatste situatie zal slechts langzaam kunnen veranderen. De president van de DFG, Wolfgang Frühwald, wees tijdens de presentatie van het rapport in Bonn op het gevaar van de algemene trend om bij fundamenteel wetenschappelijk onderzoek meer de nadruk te gaan leggen op het produkt dan op de kennis. Fundamenteel onderzoek is tegenwoordig vaak al wat toepassingsgericht, maar zou beslist onafhankelijk van praktijkbelangen moeten blijven. Dit zou vooral moeten gelden voor onderzoek op het gebied van de moleculaire biologie, de computertechnologie en de neurowetenschappen, die volgens Frühwald zelfs 'een omwenteling in het mensbeeld' zouden kunnen inleiden. De auteurs van het rapport wijzen ook op het probleem van de toenemende reglementering van het onderzoek. De talrijke wettelijke en andersoortige voorschriften, zoals veiligheidsvoorschriften tijdens het verrichten van experimenten, veroorzaken een ongewenste inperking van het onderzoek. Door deze toenemende reglementering zou een deel van het onderzoek 'onnodig worden gehinderd', waardoor het tevens een bedreiging vormt voor de wetenschappelijke positie van Duitsland in de wereld. (George Beekman)</text:p>
          </table:table-cell>
        </table:table-row>
        <table:table-row table:style-name="ro2">
          <table:table-cell office:value-type="string">
            <text:p>http://resolver.kb.nl/resolve?urn=KBNRC01:000027665:mpeg21:a0184: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Nieuwe wetenschapsfilosofie Louis Boon Gerard de Vries: de ontwikkeling van wetenschap; een inleiding in de wetenschapsfilosofie. WoltersNoordhoff, Groningen. Prijs: ƒ 32,50. Hoewel De Ontwikkeling van Wetenschap als inleiding in de wetenschapsfilosofie is bedoeld, wijkt het boek nogal af van gangbare inleidingen op dit terrein. Het boek geeft - wellicht tot teleurstelling van sommige beoefenaren van het vak — geen systematisch overzicht van de wetenschapsfilosofie. Het gaat de Vries minder om een integrale introductie dan om een analyse van een aantal centrale vraagstukken die rechtstreeks uit de wetenschappen zelf voortkomen: Wat is specifiek aan wetenschappelijke kennisgroei? Hoe beoordelen wij die? Kan dat in alle onderzoeksgebieden op dezelfde manier? Doordat de Vries het terrein zo, als het ware van buitenaf, exploreert komen bepaalde stukken wetenschapsfilosofie, zoals het logisch empirisme, alleen op een onderschikte wijze aan de orde. Al evenmin wordt de lezer nodeloos met formele of logische werkwijzen geplaagd. Voor de vraagstellingen van De Vries blijkt het werk van Karl Popper, Thomas Kuhn en Imre Lakatos het belangrijkst en rondom hun ideeën is het boek daarom gecentreerd. De Ontwikkeling van Wetenschap is door deze werkwijze een zeer aantrekkelijk en goed gestructureerd boek. Poppers filosofie heeft de reputatie simpel, ja zelfs triviaal, te zijn. Desondanks wordt zijn werk in alle Nederlandse inleidingen tot nu toe verminkt weergegeven. Het is dan ook een verademing om voor het eerst een goede, preciese en heldere uiteenzetting van zijn kritisch rationalisme te mogen lezen. Vooral Poppers consequent uitgewerkte gedachte dat alle kennis feilbaar is en de status van een vermoeden heeft, gaf bij voorgangers van De Vries aanleiding tot onduidelijkheden en onjuistheden. Het werk van Poppert levert De Vries een handgreep om de eigen aard van wetenschappelijke kennisgroei te omschrijven, waarbij hij tegelijkertijd de speciale problemen waarmee de sociale wetenschappen kampen aan de orde kan stellen. Tegen deze achtergrond kan De Vries dan vervolgens laten zien hoe Kuhn en Lakatos een aantal gebieden in dit tableau anders inkleuren. Zo toont Kuhn aan dat er grenzen zijn aan de kritische houding welke Popper voor de wetenschap zo kenmerkend acht, en tempert hij het popperiaanse optimisme aangaande vergelijkbaarheid van theorieën. Kuhns verdienste is, zoals de Vries laat zien, niet de sociologisering van de wetenschap per se (ook voor Popper is die mensenwerk) maar de systematische filosofische munt die hij hieruit slaat: de rol van voorbeeldige toepassingen in het leerproces, de onvergelijkbaarheid van theorieën of de verschillen tussen behoudzuchtige normale en kritische revolutionaire wetenschap. De verdiensten van Lakatos zijn tweeledig. Enerzijds ontwikkelt hij een aantal reeds in 'latente' vorm bij Popper aanwezige gezichtspunten, zoals de rol van tests die niet in een weerlegging resulteren. Anderzijds verrijkt hij de methodologische regels van Popper met nieuwe, waarvan de heuristische beginselen wel de belangrijkste zijn. Net als in het hoofdstuk over Popper laat De Vries tenslotte zien waar de ideeën van Kuhn en Lakatos met vrucht kunnen worden aangewend om ontwikkelingen in de sociale wetenschappen te begrijpen en waar de eigenaardigheden van deze vakken 'grenzen stellen aan een zuiver wetenschapsfilosofische analyse. Als voorbeeld dient hem hierbij de reconstructie van onderzoek naar de aanleg- of omgevingsbepaaldheid van intelligentie. Vooral de doorwerking van alledaagse interpretaties van dit begrip zorgt ervoor dat een strikt cognitieve reconstructie (in termen van empirische inhoud of verklarende kracht) in de sociale wetenschappen aan grenzen is gebonden. Aanvullende criteria, die bij voorbeeld betrekking hebben op de mate waarin onderzoek ons in staat stelt om nieuwe politieke en normatieve discussies te voeren, moeten hier in het spel worden gebracht. Dit laatste gezichtspunt suggereert al dat de vragen die De Vries als startpunt heeft genomen, hem buiten de grenzen van de traditionele wetenschapsfilosofische analyse voeren en hem ertoe nopen sociaal-filosofische elementen te introduceren. Hoewel (dergelijke elementen door de hele tekst verspreid aanwezig zijn, komen die in het slotdeel over problemen van wetenschap en samenleving het meest expliciet naar voren. Hierin staat naast de relatie tussen wetenschap en techniek (niet verwonderlijk bij een wiskundig ingenieur) vooral het onderscheid centraal tussen de technische en culturele rol die wetenschap vervullen kan. In het eerste geval levert de (sociale) wetenschap de kennis om een vooraangegeven doel te realiseren. De ingenieur levert de middelen om een snelweg aan te leggen, de psycholoog levert de tests om de geschiktheid voor hoger onderwijs te bepalen. Als wetenschap een culturele rol speelt daarentegen oefenen onderzoeksresultaten invloed uit op onze ideeën over praktische problemen. De resultaten van ecologisch onderzoek beïnvloeden onze inschatting van het belang van een nieuwe snelweg. Sociaal wetenschappelijk onderzoek beïnvloedt onze ideeën over de wenselijkheid van selectie in het onderwijs. Vooral in de sociale wetenschappen is deze culturele functie van wetenschap van het grootste belang. De bij deze rol behorende controversen over de grondslagen en methoden van sociaal wetenschappelijk onderzoek kunnen nu anders worden geïnterpreteerd dan gebruikelijk is: Ze wijzen niet op stagnatie van de sociale wetenschappen. maar onderstrepen het pluralistisch karakter van de cultuur waarin dergelijke vakken een culturele rol spelen. Aet was tot nu toe niet gebruikelijk om dergelijke problemen rond wetenschap en samenleving in een inleidend wetenschapsfilosofisch werk te behandelen. Dat de Vries dit wel doet wijst op een verschuiving in de problematiek van het vak. Tot vooraan in de jaren zestig werd de centrale problematiek gevormd door de structuur van de wetenschap. Daarna kwam de groei van de wetenschap en de rationele afweging van theorieën centraal te staan. In de afgelopen tien jaar zijn de maatschappelijke en culturele problemen van de wetenschap steeds belangrijker geworden. Gegeven die ontwikkeling durf ik mij aan de voorspelling te wagen dat, wanneer De Ontwikkeling van Wetenschap aan een nieuwe druk toe is, het slotdeel van het boek aanmerkelijk zal kunnen worden uitgebreid. Het feit dat de Vries de problemen van wetenschapen samenleving kan behandelen, is indicatief voor nog een andere wijze waarop deze inleiding afwijkt van haar voorgangers. De Vries hoort bij een nog steeds kleine, maar groeiende groep wetenschapsonderzoekers die de sociologisering van de wetenschapstheorie (van Kuhn tot Feyerabend) niet tegemoet treden met afgrenzing of bezweringsformules, maar die sociale mechanismen en filosofische analyses onbeschaamd proberen te verknopen. Dat is een nieuwe ontwikkeing in het vakgebied waarbij logische analyse en begripsexplicatie hun centrale positie verliezen. De nieuwe vorm van wetenschapsfilosofie waarvan de Vries een representant is maakt wel gebruik van dergelijke methoden, maar evenzeer van sociologische inzichten en historische beschouwingswijzen. Wanneer de Vries in zijn voorwoord schrijft dat men in het onderhavige werk geen originele gedachten zal aantreffen, onderschat hij de invloed van de creatieve wetenschapsonderzoeker de Vries op de leerboekenschrijver van dezelfde naam. Dit helder geschreven boek verdient daarom niet alleen de belangstelling van hen die een inleiding in de wetenschapsfilosofie zoeken, maar evenzeer van hen die kennis willen nemen van een aantal nieuwe ontwikkelingen op dit terrein. Karl Popper_</text:p>
          </table:table-cell>
        </table:table-row>
        <table:table-row table:style-name="ro2">
          <table:table-cell office:value-type="string">
            <text:p>http://resolver.kb.nl/resolve?urn=KBNRC01:000028783:mpeg21:a0009: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Britse wetenschap slaat alarm Door onze correspondent LONDEN, 13 jan. — Vijftienhonderd Britse wetenschappelijke onderzoekers hebben vandaag een dringend beroep gedaan op hun landgenoten meer geld voor fundamenteel onderzoek uit te geven. Onder de kop „save British science" plaatsten zij vandaag een advertentie van een halve pagina in de Times. Het wetenschappelijk onderzoek in Groot-Britannië verkeert in een staat van crisis, schrijven de vijftienhonderd, onder wie acht Nobelprijswinnaars. „Kansen worden gemist, wetenschapsmensen emigreren, hele terreinen van onderzoek staan op het spel." Volgens de groep, onder leiding van de fysioloog prof. Joseph Lamb van St. Andrews University, verlaagt de Britse regering haar bijdrage aan het wetenschappelijk onderzoek nog steeds. Daardoor raakt het niveau steeds verder achterop bij dat van Engelands belangrijkste Europese concurrenten, die hun uitgeven voor onderzoek juist opvoeoren, sommige met gemiddeld dertig procent tot 1990. „Er is geen excuus: voor redding van het Britse wetenschappelijk onderzoek is maar één procent nodig van wat de regering jaarlijks aan de Noordzee-olie verdient". Aldus de onderzoekers, die voorlopig 50.000 gulden hebben opgehaald om hun actie te financieren. Zij hebben geen partijpolitieke oogmerken, zeggen zij. De regeringen van Labour en Conservatieven hebben sinds 1971 de wetenschapsbegroting steeds verder ingekrompen. Maar de huidige Conservatieve regering is meer dan gemiddeld doof voor onze alarmsignalen, aldus prof. Denis Noble uit Oxford. Dertigduizend universitaire docenten staken deze week twee dagen tegen bezuinigingen op zowel onderwijs als salarissen.</text:p>
          </table:table-cell>
        </table:table-row>
        <table:table-row table:style-name="ro2">
          <table:table-cell office:value-type="string">
            <text:p>http://resolver.kb.nl/resolve?urn=KBNRC01:000043872:mpeg21:a0046: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string">
            <text:p>Onderzoek van milieu te versnipperd' Door een onzer redacteuren DEN HAAG, 5 dec. — Het Nederlandse milieu-onderzoek is teveel op de korte termijn gericht en te versnipperd. De universiteiteh zijn teveel afhankelijk van opdrachten. Meer fundamenteel lange-termijn-onderzoek is dringend noodzakelijk. Dit stelt de Raad van Advies voor het Wetenschapsbeleid (RAWB) in een advies aan de regering naar aanleiding van het Nationaal Milieubeleidsplan. De Nederlandse overheid besteedt jaarlijks 330 miljoen gulden aan milieuonderzoek. De projecten in opdracht vah bedrijven en lagere overheden meegerekend lopen er nu 1500 onderzoeken waarin het milieu cëntraal staat. Slechts tien procent daarvan houdt zich werkelijk bezig met de oorzaken en gevolgen van milieuaantasting, en met fundamenteel onderzoek gericht op het stellen van milieunormen. De rest concentreert zich op bijzaken zoals bestuurlijke zaken. De RAWB wil dat het ministerie van VROM een topambtenaar aanstelt die het onderzoek beter coördineert en die moet zorgen voor meer fundamenteel, langetermijn-onderzoek. Hij zoil het initiatief moeten nemen voor nationale onderzoekprogramma's. Op dit moment is het universitaire milieuonderzoek voor 50 tot 60 procent afhankelijk van opdracht ten; de RAWB acht 25 procent het maximaal aanvaardbare. De RAWB vindt dat de gedrags- en maatschappijwetenschappen, de geesteswetenschappen en de medische wetenschap tot dusver te weinig aandacht aan het milieu geven. Maar ook de teöhtiische wetenschappen zouden meer kunnen doen.</text:p>
          </table:table-cell>
        </table:table-row>
        <table:table-row table:style-name="ro2">
          <table:table-cell office:value-type="string">
            <text:p>http://resolver.kb.nl/resolve?urn=KBNRC01:000032411:mpeg21:a0060: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Kernfysici „niet gelukkig" met versnellerplan Door onze redactie wetenschap , AMSTERDAM, 16 dec. — De„ directie van het Instituut voor kernfysisch onderzoek blijkt weinig gelukkig te zijn met het rapport van de Wetenschappelijke adviesraad voor de kern-' energie, waarin wordt aanbevolen een deel van de activiteiten van het instituut te verplaatsen naar Groningen en de bestaande versnellers vroegtijdig te si ui-, ten, terwijl er aan een nieuwe, grotere versneller wordt gewerkt; De directie is eveneens wei-; nig gelukkig met onze weergave van haar standpunt als zou het rapport inhouden dat het goed lopende instituut tot de grond toe zou worden afgebroken. Deza weergave berust op een misverstand. .;</text:p>
          </table:table-cell>
        </table:table-row>
        <table:table-row table:style-name="ro2">
          <table:table-cell office:value-type="string">
            <text:p>http://resolver.kb.nl/resolve?urn=KBNRC01:000032503:mpeg21:a0118: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Studiedag van stichting Weg Door een onzer redacteuren De dag na Prinsjesdag, op 17 september, zal de stichting Weg een studiemiddag beleggen onder het motto „Confrontatie verkeerswetenschap en politiek". Zes prominenten uit de wetenschap en zes leden van de Tweede Kamer zullen dan debatteren over de tegenstellingen tussen verkeerswetenschap en verkeerspolitiek. De stichting Weg vraagt zich namelijk af of er bij de beleidsvoorbereiding door overheid en parlement wel voldoende rekening wordt gehouden met de uitkomsten van wetenschappelijke onderzoekingen zoals het grote onderzoek door het Nederlands economische instituut (NEI) en hei rapport van de commissieVolmuller. De studiemiddag zal worden gehouden in het Nederlands congresgebouw in Den Haag.</text:p>
          </table:table-cell>
        </table:table-row>
        <table:table-row table:style-name="ro2">
          <table:table-cell office:value-type="string">
            <text:p>http://resolver.kb.nl/resolve?urn=KBNRC01:000029921:mpeg21:a008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STELLINGEN Het binnen de sportwereld veel gemaakte onderscheid tussen prestatie- en recreatiesport suggereert geheel ten onrechte dat prestatiesport niet recreatief kan zijn. H.W. Frijlink Rijksuniversiteit Groningen Het is een illusie te verwachten dat wederzijds cultuurbegrip tot stand komt door hel bekend raken met eikaars eet- en kleedgewoonten. A.D. Hüpscher-Post Erasmus Universiteit Rotterdam Bij de beslissing van sollicitanten om een betrekking al of niet te aanvaarden, zou een psychologisch onderzoek van hun toekomstige bovengeschikte deel uit moeten maken van de procedure. T. Dehue Rijksuniversiteit Groningen Sponsoring van kunst en wetenschap is een hachelijke onderneming, met name voor kunstenaars en wetenschappers. Gerrit Frank Koerselman Vrije Universiteit Amsterdam</text:p>
          </table:table-cell>
        </table:table-row>
        <table:table-row table:style-name="ro2">
          <table:table-cell office:value-type="string">
            <text:p>http://resolver.kb.nl/resolve?urn=KBNRC01:000027624:mpeg21:a0084: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STELLINGEN De hoeveelheid besluiten die de Belgische regering heeft genomen tijdens de laatste dagen van 1982, staat in schril contrast met het aantal dat de Nederlandse regering nam in deze periode. (W. A. Bijlsma, Utrecht) Inspraak zonder inzicht kan leiden tot uitspraak zonder uitzicht. (W. M. A. Verhoeven, Utrecht) Promoveren is vooruitzien. (J. G. Fokkens, Utrecht) Het bedrijven van sociale wetenschap zonder sociale empirie geeft vergelijkbare resultaten als het bestuderen van de gewoonten van vis op een haringkar. (R. J. Scheele, Utrecht) • &gt;rlt Naar de meest frequent voorko* mende ziektebeelden in de huisartsenpraktijk is relatief het minste onderzoek verricht. (R. J. M* Niesink, Utrecht)</text:p>
          </table:table-cell>
        </table:table-row>
        <table:table-row table:style-name="ro2">
          <table:table-cell office:value-type="string">
            <text:p>http://resolver.kb.nl/resolve?urn=KBNRC01:000027529:mpeg21:a0017: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vandaag 16 pagina's binnenland 3 Na jarenlang geharrewar komt er waarschijnlijk een onderzoek naar de behandeling van kanker volgens de methode van de Vlaardingse arts Moerman. In het vooronderzoek zal worden bezien of de methode Moerman een objectief meetbare tumorrespons heeft, en hoe lang die respons aanhoudt. buitenland 4,5 Helmut Kohl: "Ik kon niets in beweging brengen". Pagina 5 kunst 6 opinie 7 sport 2 achterpagina 8 mens en bedrijf 9,11 wetenschap en onderwijs 12,13 Minister Deetman van onderwijs in een interview waarin hij het ontslag van 3000 universitaire medewerkens verdedigt: "Wat het beleid betreft houd ik staande dat er onderwijskundig scherpe afwegingen zijn gemaakt".</text:p>
          </table:table-cell>
        </table:table-row>
        <table:table-row table:style-name="ro2">
          <table:table-cell office:value-type="string">
            <text:p>http://resolver.kb.nl/resolve?urn=KBNRC01:000033386:mpeg21:a0037:ocr</text:p>
          </table:table-cell>
          <table:table-cell office:value-type="string">
            <text:p>science</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rie benoemingen in Euratomcomité DEN HAAG, 20 april — In het algemeen adviescomité van het gemeenschappelijk centrum voor onderzoek van Euratom zijn aangewezen: mr. L. de Block als vertegenwoordiger van de overheid, prof. dr. J. A. Goedkoop, wetenschappelijk directeur van het Reactorcentrum Nederland, als vertegenwoordiger van de wetenschap, en dr. T. J. Barendregt, directeur van Comprimo NV. als vertegenwoordiger van de industrie. Dit heeft de minister van Economische Zaken, ook namens zijn collega van Onderwijs, geantwoord op schriftelijke vragen van het Tweede-Kamerlid Oele (PvdA). (ANP)</text:p>
          </table:table-cell>
        </table:table-row>
        <table:table-row table:style-name="ro2">
          <table:table-cell office:value-type="string">
            <text:p>http://resolver.kb.nl/resolve?urn=KBNRC01:000035053:mpeg21:a0101:ocr</text:p>
          </table:table-cell>
          <table:table-cell office:value-type="string">
            <text:p>science</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Kosten doping De Internationale Amateur Atletiek Federatie is bang dat de kosten van dopingcontroles niet meer op te brengen zijn. „Wij bereiken een grens van wat maatschappelijk verantwoord is om aan dopingonderzoek uit te geven", verklaarde Arne Ljungqvist, de vice-voorzitter van de IAAF op de tweede dag van een congres over doping in de sport. De Westduitse hoogleraar Manfred Donike bestreed de opvatting van Ljungvist door te wijzen op het feit dat onderzoek ook de algemene medische wetenschap verder helpt met name op het terrein van hormoon- en bloedonderzoek.</text:p>
          </table:table-cell>
        </table:table-row>
        <table:table-row table:style-name="ro2">
          <table:table-cell office:value-type="string">
            <text:p>http://resolver.kb.nl/resolve?urn=KBNRC01:000026547:mpeg21:a0053:ocr</text:p>
          </table:table-cell>
          <table:table-cell office:value-type="string">
            <text:p>science</text:p>
          </table:table-cell>
          <table:table-cell table:number-columns-repeated="5" office:value-type="float" office:value="0">
            <text:p>0</text:p>
          </table:table-cell>
          <table:table-cell office:value-type="float" office:value="1">
            <text:p>1</text:p>
          </table:table-cell>
          <table:table-cell table:number-columns-repeated="7" office:value-type="float" office:value="0">
            <text:p>0</text:p>
          </table:table-cell>
          <table:table-cell office:value-type="string">
            <text:p>Justitie vindt opleiding jonge agenten gebrekkig DEN HAAG, 27 febr. - De opleiding van de politie is theoretisch en te sterk gericht op het examen; er wordt te weinig aandacht besteed aan de praktijk. Dit is de voornaamste conclusie van een onderzoek van het Wetenschap pelijk onderzoeken documentatiecentrum van Justitie. Verder wordt geconstateerd dat het opvangen van de vaak jonge agenten in de korpsen gebrekkig is, dat er een gebrek aan training in zelfstandigheid, sociale vaardigheden en conflictbeheersing bestaat en dat er fce weinig aandacht is voor socialeen hulpverleningsaspecten. Een conclusie is ook dat meer vrouwen en leden van minderheidsgroepen moeten worden aangetrokken voor de geüniformeerde dienst. (ANP)</text:p>
          </table:table-cell>
        </table:table-row>
        <table:table-row table:style-name="ro2">
          <table:table-cell office:value-type="string">
            <text:p>http://resolver.kb.nl/resolve?urn=KBNRC01:000028584:mpeg21:a018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2">
            <text:p>2</text:p>
          </table:table-cell>
          <table:table-cell table:number-columns-repeated="2" office:value-type="float" office:value="0">
            <text:p>0</text:p>
          </table:table-cell>
          <table:table-cell office:value-type="string">
            <text:p>NIJMEEGS REVEIL TEGEN DE WETENSCHAP Door Fred Backus Een groep Nijmeegse hoogleraren ergert zich aan haar collega's: hun wetenschappelijk onderzoek zou alleen de ellende en niet het welzijn vergroten. De Club van Nijmegen wil een brede discussie over het verschijnsel wetenschap — moeten we doorgaan met verderfelijke zaken als scheikunde en atoomfysica? Zijn de padvinders uit de jaren zestig weer onder ons of is het inderdaad tijd dat het vraagteken zijn intree doet in het laboratorium? Ditmaal geen balorige studenten, maar een groep hoogleraren en wetenschappelijke medewerkers. Wat ze willen klinkt, voor hun doen, revolutionair: een totale Umwertung van de wetenschap. Geen wetenschap meer die slechts gefixeerd is op het eigen vakgebied en daardoor vernietigende effecten heeft voor de mensheid. Meer 'samenwerking', 'integratie', 'maatschappelijke verantwoordelijkheid'; de wetenschappelijke nieuwsgierigheid zo organiseren dat er een wetenschap ontstaat die ten dienste werkt van de mens, die een ander 'weten' oplevert; namelijk: hoe te overleven. Vorige week publiceerde de Club van Nijmegen, na een jaar lang discussiëren, haar "Manifest" Wetenschap en de bedreigde menselijke toekomst. Voorpaginanieuws voor het weekblad van de Katholieke Universiteit van Nijmegen, meteen onder de aankondiging dat het blad met carnaval niet uitkomt. "Onze samenleving", onthult het manifest, "staat voor steeds dreigender problemen: de waanzinnige bewapeningswedloop, die beslag legt op onze materiële en intellectuele hulpbronnen en die in een atoomoorlog dreigt te eindigen; massale honger en ondervoeding in, de Derde Wereld; de onderwerli ping van de menselijke betrekkingen aan de macht van het maatschappelijk apparaat; de toenemende greep van de geldekonomie op ons leven; de aantasting van de biosfeer als gevolg van roofbouw op de natuur en milieuvergiftiging." Het manifest doet een oproep aan het wetenschappelijk personeel om deel te nemen aan een grootscheepse discussie teneinde onderwijs- en onderzoeksprogramma's te organiseren "die gewijd zijn aan de problematiek van de bedreigde toekomst." Was getekend: drs. H. van den Belt, Faculteit der Wiskunde en Natuurwetenschappen; prof. dr. W. Dupré, Centrale Interfaculteit; prof. dr. H. Hoefnagels, Faculteit der Sociale Wetenschappen; prof. dr. H. R. Hommes, Faculteit der Geneeskunde; dr. W. J. Hornix, Faculteit der Wiskunde en Natuurwetenschappen; prof. dr. G. Huizer, Derde Wereldcentrum; prof. dr. ir. A. van Leeuwen, Studiecentrum voor Vredesvraagstukken; drs. M. Schouten, Faculteit der Wiskunde en natuurwetenschappen, A. W. Slooman, Faculteit der Sociale Wetenschappen/ Centrale Interfaculteit; dr. F. J. K. # J. Soontiëns, Faculteit der Wiskunde en Natuurwetenschappen. De eerste dag kwamen er al meer dan honderd reacties binnen. Is het.flauw om te vragen waarom een groepje hoogleraren een jaar lang moet discussiëren om tot dezelfde conclusies te komen als de opstandige studenten van tien, vijftien jaar geleden? Misschien niet, want navraag in de kantine leert dat de hoogleraren wel gelijk hebben met hun kritiek op de versnippering van de wetenschappen. Wetenschappelijk medewerkers weten nauwelijks van elkaar wat ze doen. Weinig mensen stellen de vraag naar de zin en de gevolgen van hun wetenschappelijke activiteit, vooral de mensen van de exacte wetenschappen. Maar zij vinden in hun eigen orgaan, het W&amp;N-bulletin, nog enige uitleg. Waarom moet Nijmegen de sterkste magneet ter wereld hebben? "De allereerste pogingen van de mens om te vliegen waren gedreven door de wil de zwaartekracht te overwinnen. In dezelfde geest proberen tegenwoordig de wetenschappers extreem lage en extreem hoge temperaturen te mafe"" Drs. H. van den Belt, van de Faculteit der Wiskunde en Natuurwetenschappen, vindt dit soort rechtvaardigingen "belachelijk". Van den Belt is van huis uit socioloog, functioneert als economisch historicus, en doet in het kader van het project 'wetenschap en samenleving' onderzoek naar de rol van de kleurstofindustrie. Hij neemt — op uitnodiging van prof. dr. H. Hoefnagels — deel aan het interview. "Want", zegt Hoefnagels, "we hebben in onze groep besloten dat ik de pers niet meer alleen te woord sta." Hoefnagels doceert in Nijmegen Normatieve maatschappijleer. "Dat is een sociologie die zover gaat dat ze ook kritische stellingname mogelijk maakt." Hoe denken Hoefnagels c.s. hun wetenschappelijke reorganisatie te realiseren? Hoefnagels: "Onze plannen verkeren nog in een heel vroeg stadium. Op de eerste plaats is er een gesprek nodig over ons thema: is een heroriëntering op de wetenschap voldoende? Of moet er een andere wijze van wetenschapsbeoefening komen? In onze groep lopen de meningen hierover uiteen. Wat kunnen we de wetenschap verwijten en wat niet? In hoeverre heeft de wetenschap de mensheid gediend, in hoeverre is ze een gevaar? De wetenschapper kan niet langer onverschillig blijven, dat is onze voornaamste conclusie. De universiteit moet zich gaan bezighouden met de toekomst van de mens. Als u eens wist hoe weinig inhoudelijk er gepraat wordt. Vergaderingen gaan altijd over administratieve zaken, over budgetkwesties." U snijdt een oeroud probleem aan in uw manifest, nl. de vraag oj wetenschap waardevrij kan oj moet zijn. "Ja, maar die vraag is nooit echt op universitair plan bediscussieerd." Wat is "echte wetenschap"? Prof. Hoefnagels: "Systematisch pogen om de mensheid wetender te maken. Totnutoe hebben industrie en overheid uitgemaakt wat wetenswaardig is. Maar op het ogenblik is het in leven houden van de mensheid het meest wetenswaardige. In mijn colleges zeg ik altijd: "als je weten wilt hoe onze planeet steeds deskundiger te plunderen, kun je bij onze wetenschap heel goed terecht. Maar als je wilt weten hoe met die planeet om te gaan op een wijze dat er ook een toekomst mogelijk is, heb je maar een paar randinstituten en enkele originele geesten. De wetenschap heeft ons geen windeieren gelegd, maar we zijn nu over een bepaalde grens. We hebben het stadium bereikt waarin de wetenschap zich tegen ons keert." Van den Belt: „Scheikundigen beginnen zich ongerust te maken. Niet over de gevolgen van hun wetenschap, maar over hun vervuilersimage. De inhoud van hun werk stellen ze niet ter discussie, maar de beeldvraag. En je ziet tegenwoordig steeds meer reclamemateriaal waarin de chemie als zaligmakend voor de mens wordt voorgesteld. Hoefnagels: „Per jaar komen er duizend nieuwe verbindingen op de markt. Men weet dat er zeker tien procent bij zit dat heel schadelijk kan zijn. Maar over het algemeen hebben chemici geen idee van ecologische samenhangen. Men experimenteert in de biosfeer zonder enige notie van de gevolgen. Nu kun je zeggen: daar is de wetenschap niet voor, dat moet de overheid maar in de gaten houden. Maar dat gaat niet op, want waar moet de overheid de wetenschappers vandaan halen als ze er niet voor opgeleid worden?" De wetenschap zal toch altijd met het probleem blijven zitten dat de gevolgen niet bij voorbaat te overzien zijn? Hoefnagels: „Nee, wanneer we er alle disciplines bij betrekken, kunnen we over bepaalde ontwikkelingen nauwkeurige waarschijnlijkheidsverwachtingen formuleren. Er moet meer integratie plaatsvinden van wetenschappelijke activiteiten. Neem biologie. We komen als geciviliseerde mensen nu tot de ontdekking dat we met de natuur niet kunnen doen wat we willen. De jongeren van tegenwoordig vinden dat evident, maar wij waren dat vergeten. Ik heb er vroeger geen ogenblik aan gedacht dat de mens een natuurwezen is dat van de natuur moet leven." „Je kunt tegenwoordig afstuderen als bioloog zonder enige kennis van het grote evolutie-proces." Wat zijn nu precies de meningsverschillen in uw werkgroep? Hoefnagels: „Sommigen zeggen: wetenschap moet doorgaan als deelproces waarbij tevens gezocht moet worden naar samenhang. Anderen menen: de organisatie van de wetenschap moet op de eerste plaats gericht zijn op meer samenhang, op hoe we met de natuur moeten omgaan om te kunnen overleven. Ik reken mijzelf tot die laatste categorie." U wilt bepaalde vormen van wetenschap blokkeren? „Dat doet de wetenschap altijd. De wetenschap selecteert altijd welk weten wel aan bod moet komen en welk niet. De huidige ontwikkelingen in de wetenschap zijn gevaarlijk. En zaken als ecologie worden niet echt bestudeerd, alleen maar marginaal. De andere wetenschap zou een flinke veer moeten laten om deze marginale wetenschappen meer kansen te geven. Nu vallen met de bezuinigingen juist daar de hardste klappen. We moeten af van de kortzichtige deelbelangen. De wetenschap moet mee bouwen aan een nieuwe economische wereldorde." Dat klinkt nogal modieus. Welke concrete oplossing draagt u aan? Hoefnagels: „Geen. Maar zelfs als we geen oplossing weten moeten we toch zeggen: jullie leven in een absurde wereld. Ik heb het al vaker gezegd: wij wetenschappers danken alles aan de maatschappij die ons tegelijkertijd frustreert. Maar wij zijn medeschuldig. Ik heb me ook al eens afgevraagd of ik niet beter kon vertrekken. Maar nee, ik vind dat ik moet blijven... en distantie moet nemen. Ik wil ook niet al het onderzoek stopzetten, maar een ander denken doordrukken. Samen met collegae van andere disciplines. Want mag ik anderen niet aan hun jasje trekken •als ik tegen problemen aanloop waar ik zelf niet uitkom?" Uw plan komt niet verder dan een debatingclub. Hoefnagels: „Absoluut niet. Het is een poging de communicatie te herstellen. De universiteit moet weer een echte universiteit worden waar het universele weten centraal staat. De huidige universiteit is een verzameling van vakgebieden die los van elkaar werken, een wat de Duitsers noemen Gesamthochschule." Van den Belt: „Misschien moeten we inderdaad beginnen als debatingclub. Daar heb ik geen problemen mee. Als we uiteindelijk maar komen tot een heroriëntering op wetenschap." drs. H. van den Belt en prof. dr. H. Hoefnagels (FOTO FREDDY RIKKEN)</text:p>
          </table:table-cell>
        </table:table-row>
        <table:table-row table:style-name="ro2">
          <table:table-cell office:value-type="string">
            <text:p>http://resolver.kb.nl/resolve?urn=KBNRC01:000031433:mpeg21:a0098:ocr</text:p>
          </table:table-cell>
          <table:table-cell office:value-type="string">
            <text:p>science</text:p>
          </table:table-cell>
          <table:table-cell table:number-columns-repeated="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Hemofilie-patiënten hebben leergeld betaald Door Piet Hagen Een kleine groep Nederlanders heeft al in 1983 ervaring opgedaan met een vrijwillige bloedtest in het kader van wetenschappelijk onderzoek naar AIDS. Deze dienstverlening aan de wetenschap is hun duur komen te staan. Als zij zes jaar later een huis willen kopen, kunnen zij geen levensverzekering afsluiten zonder voorafgaand AIDS-onderzoek met goede afloop. Zelfs het afsluiten van een reisverzekering kan straks problemen opleveren. Allemaal dank zij dat anonieme, vrijwillige onderzoek uit 1983. Toen het bewuste onderzoek onder hemofilie-patiënten begon, was het AIDS-virus nog niet eens bekend. Het enige dat we wisten was dat de gevreesde ziekte die uit de Verenigde Staten was komen overwaaien ook via bloedprodukten kon worden overgedragen. En omdat hemofilie-patiënten via stollingspreparaten met vele duizenden donors in aanraking komen, was het gevaar van besmetting evident. Dus wilde deze groep patiënten best meewerken aan een onderzoek naar hun immuniteit. Het onderzoek was volgens afspraak vrijwillig en anoniem. Toch gebeurde het later meer dan eens dat een patiënt ongevraagd van zijn arts te horen kreeg wat de uitslag was. Het AIDS-virus was toen inmiddels bekend en via een test op antistoffen kon worden nagegaan of iemand 'seropositief was. Een enkele maal werd dat patiënten zelfs via een prik-* bord op de gang meegedeeld. Langzamerhand zijn de hemofilie-patiënten in Nederland gewend aan de wetenschap dat zo'n negentien procent van hen 'positief is. Die wetenschap is een zware last en de enige troost is dat het Nederlandse percentage laag is in vergelijking met de Verenigde Staten of West-Duitsland, waar respectievelijk zeventig en zestig procent besmet is. Dat Nederland zo gunstig afsteekt bij ons buurland, komt doordat wij onze bloedvoorziening niet afhankelijk hebben gemaakt van buitenlandse, commerciële import. Die les heeft dit onderzoek ons geleerd. Maar zijn de hemofilie-patiënten er verder veel wijzer van geworden? Nauwelijks. De screening van bloeddonors, de ontdekking van het virus, de AIDS-test en de invoering van veilige stollingspreparaten zijn niet te danken geweest aan de vele onderzoeken die mondiaal onder hemofilie-patiënten zijn gehouden. Op congressen zijn eindeloze reeksen cijfers getoond, maar geen besmette patiënt is er beter van geworden. En ook wanneer er ooit een vaccin komt, zal dat niet het resultaat zijn van epidemiologisch onderzoek. Stigmatisering Ik schrijf dit alles niet om het belang van epidemiologisch onderzoek naar het voorkomen van AIDS te kleineren. Het is zeker nuttig meer te weten van de verspreiding van AIDS in Nederland en wat dat betreft is het verlangen van de Permanente Commissie AIDS van de Gezondheidsraad goed te begrijpen. Maar men moet van dergelijk onderzoek niet te veel verwachten. Evenmin moet men de nadelen onderschatten. Ook anoniem uitgevoerd onderzoek kan leiden tot stigmatisering van bevolkingsgroepen. Op dat punt hebben de hemofilie-patiënten hun Inergeld betaald. Wegens een zeer beperkt risico (hooguit 135 patiënten zijn positief; sinds 1985 komen er geen nieuwe gevallen bij) wordt gevraagd om een negatieve testuitslag, indien zij een levensverzekering willen afsluiten. En de minister van justitie weigert hardnekkig de verzekeraars tot de orde te roepen. Gelukkig heeft staatssecretaris Dees van volksgezondheid gezegd dat — bij de huidige omvang van de epidemie — de grote nadelen van een verplichte anonieme test zwaarder wegen dan de geringe voordelen. Een belangrijk grondrecht als het beslissingsrecht over eigen lichaam kan men niet lichtvaardig opzij zetten. Het parlement zou nog een stapje verder kunnen gaan door een eind te maken aan de discriminatie door verzekeraars van een groep patiënten die al in 1983 meewerkte aan vrijwillig, anoniem en wetenschappelijk onderzoek. Anders wil straks niemand meer aan onderzoek meedoen. De auteur is journalist en schrijver van het boek 'Blood: Gift or Merchandise' (New York, 1982).</text:p>
          </table:table-cell>
        </table:table-row>
        <table:table-row table:style-name="ro2">
          <table:table-cell office:value-type="string">
            <text:p>http://resolver.kb.nl/resolve?urn=KBNRC01:000032952:mpeg21:a0041: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onderzoek financieren Verreweg het meeste ZWOgeld gaat naar de exacte wetenschappen, in 1973 77,2 pet. De helft van het totale budget wordt besteed aan natuurkundig onderzoek. Naast onderzoek naar de mogelijkheden van kernfusie, wordt ook veel aandacht en geld besteed aan de atoom- en molecuulfysica en het kernfysisch onderzoek. In het jaarverslag van ZWO wordt vermeld dat de grote synthese-radiotelescoop van de Stichting radiestraling van zon en melkweg in het Drentse Westerbork met twee ontvangantennes zal worden uitgebreid, waardoor deze telescoop uit 14 onderlinge gekoppelde antennes zal bestaan. Deze uitbreiding moet in 1977 voltooid zijn. ZWO besteedde in 1973 voor biologische en medische wetenschappen 13,2 pet van het totale budget. De geesteswetenschappen kregen een aandeel van 4,9 pet en de maatschappijwetenschappen moesten het met 4,5 pet doen. Op het gebied van de biologische en medische wetenschappen gaat ZWO aparte aandacht besteden aan het onderzoek van hersenen en gedrag, een gebied van onderzoek dat ook internationaal de laatste jaren sterk in de belangstelling staat. H4AG, 16 j"l' — stichting voor zuiver wetenschappelijk onder zoek (ZWO) , ee l waardering voor de mate waarin de regering zicli 'in de zo hijzonder gecomproblematiek van wetenschaps - en onderzoekbeleid' verdiept, maar betreurt 'aclMr&gt; - ove el tijd kost, 'want wij hebben al vele malen moeten constateren dat de finan1, i minor zitniro nrirlovznoJc linrrl nnrt norn ion-trinn tf\r% H.'# etnrtt in lït iZlcT^rïmVanZ^'Ö. ir eanisatie bepleit al gemeen versterking van de =mde .tweede geldstroom \Ve\A voor specifieke weLnneliike onderzoekingen, fe tot taak deze geldwaartoe onder, 'te leiden, waartoe onder'fr ' 6 'ojecten bij ZWO inA an de hand van die ver'Q projecten bij 4iT ^ a ndehandv _ Kgpaalt de organisatie ■ het project van zodanige dat uit de tweede om daarvoor geld bes r kan worden gesteld. Ljndt dat, gezien de toeneI relatieve beperking van t et wetenschappelijk onderbeschikbare overheidsgeld, [jele middelen van de „eerlost room" naar de „tweede oom ' dienen te worden en dat ZWO dient te omgevormd tot een re.—Organisatie, met nauwe * Eten zowel met de overheid, diversiteiten en hoge scholen l Edere beleidsorganen voor Wetenschappelijk onderzoek. [eerste geldstroom" is het Bt van de overheid rechtnaar de universiteiten Coor wetenschappelijk onk. al dan niet in het kader pt wetenschappelijk onderBit bedrag bedraagt voor liim 600 miljoen gulden. ontving in 1973 een betan 89,5 min van de overenevens 11.7 min voor infcngen. In totaal omvatte de Hng van ZWO in 1974 een r van f 104,4 min. Behalve nderzoekingen, studiebeurludiereizen etc. moeten uit fcdrag ook speciale organi| worden betaald, zoals het ut voor plasmafysica in het Utrechtse Jutfaas, waar onderzoekingen naar de mogelijkheden van kernfusie worden verricht. Ook het wetenschappelijk onderzoek van de tropen valt onder ZWO. ZWO vindt dat de tweede geldstroom 25 pet zou moeten bedragen van het totale overheidsbudget voor universitair onderzoek. Eigen functie In het jaarverslag wordt ingegaan op de discussie over de betekenis van zuiver wetenschappelijk onderzoek en de noodzaak van wat wordt genoemd relevant onderzoek. Gesteld wordt, „dat het zuiver wetenschappelijk onderzoek een eigen functie heeft, die niet alleen afgeleid kan worden gedacht van prioriteiten, die om geheel andere redenen aan de wetenschapsbeoefening kunnen worden gesteld". ZWO bepleit geen wetenschapsbeoefening in de ivoren toren. „Het fundamenteel onderzoek wordt niet uitgevoerd in een structuur die geheel is ontkoppeld en derhalve niet wordt beïnvloed door factoren die van buiten het zuiver wetenschappelijk gebied komen", zo staat in het jaarverslag. „De verwetenschappelijking van de maatschappij roept de noodzaak op tot vermaatschappelijking van de wetenschap. De vaak gehanteerde term „dienstbaarheid van de wetenschap aan de maatschappij", suggereert, aldus ZWO „echter een veel te strikte kanalisatie". ZWO kiest voor de omschrijving „consultatie van de wetenschap ten behoeve van de samenleving" Het m.s. Topaz heeft in Beverwijk 500 ton radio-actief materiaal ingeladen, om dit op de Atlantische Oceaan weer overboord te zetten.</text:p>
          </table:table-cell>
        </table:table-row>
        <table:table-row table:style-name="ro2">
          <table:table-cell office:value-type="string">
            <text:p>http://resolver.kb.nl/resolve?urn=KBNRC01:000029404:mpeg21:a0174: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BRIEVEN Toegepast In de krant van 16-1-1986, bijlageWetenschap &amp; Onderwijs, staat ne&gt; een artikel, getiteld Het succes van - t toegepast onderzoek. Ik wil er graag op wijzen dat onderzoek niet kan worden toegepast. De uitkomst van onderzoek moet duidelijk maken of het onderzoch'■ te — een nieuwe véronderstelling, ^ een theorie — juist is en desgewenst in de praktijk kan worden toegepast. Wetenschappelijk onderzoek dat , niet is gericht op toepasbaarheid van zijn uitkomsten, maar alleen op het weten zelf — zoals l'art pour l'art — hebben wij zuiver wetenschappelijk onderzoek ge; noemd. Dat is jammer, want die O' benaming houdt in dat ander wetenschappelijk onderzoek onzuiver is. "Louter" was dan ook een beter woord geweest: het betekent "alleen maar", en de tegenstelling 'onlouter" was niet bruikbaar. Wetenschap kan worden toegepast, ius ook natuurwetenschap. Het onierzoek in verband daarmee is dan natuurwetenschappelijk onderzoek :n als dat betrekking heeft op toegepaste — veelal nog toe te wensen — wetenschap, kan er van toe'epast-natuurwetenschappelijk onderzoek worden gesproken. Zo leet TNO dan ook voluit: Instituut /oor toegepast-natuurwetenschapselijk onderzoek. Het koppelteken geeft aan dat de wetenschap wordt loegepast, niet het onderzoek. Onderzoek kan niet worden toegepast, wel de uitkomst van onderzoek. Toegepast onderzoek zou eenvoudig moeten heten toepasbaarheidsonderzoek. G. Molenkamp Amsterdam Irritatie 6 Februari jl. verscheen in de rubriek van Margriet van Lith, 'De eerste Fas', voor het eerst een artikel dat mij plezierig stemde. De student Taalwetenschappen hield een boeiend verhaal en ik heb het met interesse gelezen. Alle vorige artikelen hebben mijn (en in mijn omgeving die van vele anderen) irritatie gewekt. Variërend van onbenul tot studiegek werden er mensen aan het woord gelaten waarvan ik niet hoop dat zij de doorsneestudent vertegenwoordigen. Verwende meisjes die niet van gehakt houden, een monomane medicijnenstudent (gelukkig verscheen daar al een goede reactie op uit Groningen), en een a.s. psychologe die alleen maar studeert en geen raad weet met een avondje vrij Het wachten was dus op een interview met een student die wèl hard moet werken maar gelukkig óók tijd heeft om niks te doen, volwassen te worden en vooral lol te hebben. Want ze bestaan nog steeds!! C. E. Bok-Tinbergen Arnhem Eindmorene Volgens de heer Mooij (dit bijvoegsel, 6 febr.) heb ik mij er ten onrechte over verbaasd dat op het onlangs verschenen eerste blad van de geologische kaart van de Noordzee geen eindmorenen te voorschijn komen. Begrijp ik de briefschrijver goed, dan is zijn zienswijze het gevolg van de door hem gebruikte definitie van eindmorene: alleen het aan de oppervlakte van het ijs getransporteerde materiaal (de donkere banden van puin door verwering losgewerkt uit boven de gletsjer uitstekende berghel'ingen), leidt tot het ontstaan van een eindmorene. Aangezien een landijskap geen (ik zou liever zeggen: weinig of geen) materiaal aan haar oppervlakte meeneemt — er steekt immers weinig of niets boven uit —, ontstaat in de definitie van Mooij geen eindmorene aan het ijsfront. Mij is geen enkele andere auteur bekend die een dergelijke beperkte definitie gebruikt. Al het materiaal dat op, in of onder stromend ijs (gletsjer of landijs) wordt vervoerd, draagt bij tot de eindmorene die aan het uiteinde van een (tijdelijk) stationair ijsfront wordt gevormd. Rukt het ijsfront verder op, dan wordt de eindmorene overreden en kan zij stuwingsverschijnselen vertonen, maar aan haar ontstaan als eindmorene doet dat geen afbreuk. In de omvangrijke literatuur over de grote landijskappen die gedurende het Pleistoceen herhaaldelijk het noorden van Europa en van Noord-Amerika bedekten, wemelt het dan ook van de vermelding van eindmorenen. A. Brouwer Oegstgeest</text:p>
          </table:table-cell>
        </table:table-row>
        <table:table-row table:style-name="ro2">
          <table:table-cell office:value-type="string">
            <text:p>http://resolver.kb.nl/resolve?urn=KBNRC01:000026985:mpeg21:a0152: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Wetenschap haalt weer geld binnen via achterdeurtje Wetenschapsbeleid Wetenschapsbeleid wil meer greep krijgen op de manier waarop bij universiteiten en hogescholen geld aan onderzoek wordt uitgegeven. Een speciale commissie zal zich daarmee bezig houden en nagaan of al het geld wel comform de doelstellingen en programma's wordt besteed. De wetenschap zal, door alle departementen heen, ƒ 46,4 miljoen moeten inleveren in het kader van deombuigingsoperatie: alle departementen een paar miljoen, met als uitschieters onderwijs en wetenschappen met ƒ 15 min. en Economische Zaken met ƒ 14 miljoen. Door een achterdeurtje komen er echter weer ƒ 35 miljoen binnen: ƒ 20 miljoen voor onderzoek naar kolen als energiebron en ƒ10 miljoen voor een "investerings- en herprogrammeringsfonds", een potje waaraan de minister voor wetenschapsbeleid, Van Trier, zelf een bestemming kan geven. Het budgettair effect van de ombuiging blijft in de wetenschapssector dan ook beperkt tot zo'n ƒ 10 a ƒ 15 miljoen. TNO zal het met ƒ 66 miljoen minder moeten doen. De gecompliceerde financieringsstructuren tussen overheid en onderzoek zijn aanleiding om een nieuwe commissie in te stellen, die naar deze structuren een grondig onderzoek zal doen en de ministers zal adviseren. Voorzitter wordt dr. D. J. Wolfson, hoogleraar in de openbare financiën in Rotterdam. Het gaat vooral om structuren bij semi-overheidsinstellingen zoals TNO, ende manier waarop via de voorwaardelijke financiering aan de universiteiten gelden zullen worden toegekend. Deze financiering is een uitvloeisel van de plannen van minister Pais om meer greep te, krijgen op het geld dat bij universiteiten en hogescholen aan onderzoek wordt uitgegeven. De commissie-Wolfson zal nagaan of het geld in overeenstemming met doelstellingen en programma's zal zijn besteed, en of de beleidsinstrumenten aan de verwachtingen voldoen.</text:p>
          </table:table-cell>
        </table:table-row>
        <table:table-row table:style-name="ro2">
          <table:table-cell office:value-type="string">
            <text:p>http://resolver.kb.nl/resolve?urn=KBNRC01:000027356:mpeg21:a0024: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Sociologe: huisarts moet wetenschappelijk onderzoek leren doen UTRECHT, 17 maart — De huisartsenwetenschap bevindt zich in een onvolwassen stadium. Er is wel kennis maar nog geen theoretische rijpheid. Wil je die bereiken dan moet de medicijnstudent al in de basisopleiding de mogelijkheid krijgen voor wetenschappelijk onderzoek. Later in het postacademisch onderwijs moeten er mogelijkheden komen voor de huisarts-onderzoeker die beter passen bij de wetenschappelijke benadering die vereist is in de huidige huisartsengeneeskunde. Dit is de mening van mevrouw dr. F. Touw-Otten (socioloog) die vanmiddag in Utrecht is gepromoveerd op het proefschrift Wetenschapsbeoefening en huisartsengeneeskunde. Mevrouw Touw-Otten heeft een historische analyse gemaakt van de in totaal 145 sinds 1945 verschenen huisartsen-dissertaties. De studies die een eenzijdig klinische, somatische of biologische benadering als uitgangspunt hadden, 87 in totaal, vormden geen onderdeel van het onderzoek van mevrouw Touw. Zij bestudeerde de 23 proefschriften die problemen in de huisartsengeneeskunde benaderden vanuit verschillende visies, een inventariseerde welke methoden voor die benadering waren gekozen. Het blijkt dat om tot toetsende kennis van de huisartsengeneeskunde te komen de inzichten van andere disciplines onmisbaar zijn. Zonder sociologische kennis komen huisartsen bijvoorbeeld niet achter bepaalde aspecten van hun werkwijze met patiënten. De opkomst van een inter- of multidisciplinaire benadering is nog niet oud. De methode die mevrouw Touw-Otten heeft toegepast om uit te vissen hoe die benadering methodologisch is aangepakt, is volgens promotor prof. dr. H. A. Becker (sociologie. Utrecht) „zeer nieuw" en „nauwelijks ooit toegepast". Ziek „De wetenschap is tamelijk ziek", zei hij gisteren in een toelichting bij de beide proefschriften (ook die van dr. Spreeuwenberg) die in handelseditie zijn uitgekomen bij Van Loghum Slaterus bv, Deventer. Resultaten van onderzoek worden nauwelijks benut, daarom is er een aparte wetenschap ontstaan namelijk „de wetenschap genezen", aldus Becker. Men hoopt door de wetenschap los te laten op de wetenschap, deze dichter naar de huisartsen te kunnen brengen. Dwarsverbinding Met het oog op het onderzoek naar stervenshulp van dr. Spreeuwenberg betekent dat volgens Becker, dat de volgende fase van studie kan zijn dat artsen die gaan sterven zelf beschrijven wat zij meemaken. Via dergelijke beschrijvingen kan de wetenschap mogelijkerwijze "doofi naar inzichten die zl j n - , dr Co-promotor prof- "V Es noemde het P oS1 i, ol - de dissertatie van dr. * ten dat nu dwarsverW gelegd kunnen worden de resultaten van onder het onderwijs. Naar lijJj l.C. UI.UC1VY.JO. „I lil' ning heeft dat vooral , neer het onderwijs 'I op de speciale hui neeskunde. Die bestakpas tien jaar "o« lC ' e va Van Es. Er is sprake v dubbele handicap v&lt; ? ; sa ri gebied aangezien• h %it1 geneeskunde een wording" is, die b° ve -iij* thoden moet hanteren I ontwikkeld moeten wo \ Daarbij kampt meI \ e i de moeilijkheid dat cijnenstudie niet va i j, e ti schappelijke aard isjaar opleiding tot h" ^ de universitaire baS1 f„ jre !l proberen de universit ^ artseninstiteten zo £°' eI1 lijk alle tekortkoming, de basisstudie aan .jsj aldus Van Es, maa r delijk dat één jaar niet voldoeJjde is. $ v De ontwikkeling ges^l mevrouw Touw -Otten leerde noodzakelijk 6 j S ciplinaire benadering ^(1 genoemde omstandig de opvatting van ' 1 "ontzettend moeilijk</text:p>
          </table:table-cell>
        </table:table-row>
        <table:table-row table:style-name="ro2">
          <table:table-cell office:value-type="string">
            <text:p>http://resolver.kb.nl/resolve?urn=KBNRC01:000031836:mpeg21:a0004: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Onderzoek onderwijs mede door Shell betaald Door onze redacteur onderwijs DEN HAAG, 8 maart — Het onderzoek naar de planning van het wetenschappelijk onderwijs in Nederland door het Amerikaanse organisatiebureau McKinsey is mede mogelijk gemaakt door een aanloopsubsidie (19.000 dollar) van Shell Nederland. Drs. K. Kolthoff vermeldt dit terloops in een kritisch artikel over het McKinsey-onderzoek in het vandaag verschenen nummer van Economisch Statistische Berichten. De heer Kolthoff is hoofd van het bureau onderwijsresearch van de universiteit van Amsterdam en was lid van de stuurgroep die onder voorzitterschap van prof. dr. J. Kremers het onderzoek begeleidde. Hiermee wordt een antwoord gegeven op de aan de vroegere minister van onderwijs, dr. G. Veringa, herhaaldelijk gestelde vragen over de financiering van het McKinsey-onderzoek. Concreet antwoord heeft de minister nooit gegeven, behalve dan dat het onderzoek zou zijn geëntameerd op verzoek van het Centrum voor onderzoek en vernieuwing van onderwijs, CERI, een afdeling van de OESO. Nederland had zich volgens minister Veringa beschikbaar gesteld om zo'n experimenteel onderzoek te doen verrichten en dat samen met de OESO te financieren. Over eventuele medefinanciering uit het bedrijfsleven, een normale gang van' zaken in organisaties als CERI en OESO, heeft de minister altijd zorgvuldig gezwegen, ook al werden wel eens suggesties in die richting gedaan bij navraag naar de precieze kosten van het McKinsey-project. Die voorzichtigheid is begrijpelijk tegen de achtergrond van het toen nog felle studentenverzet, dat de relatie tussen wetenschap en bedrijfsleven tot één van zijn grondslagen had gemaakt. Ir. L. Schepers, president-curator van de technische hogeschool Delft, oud-directeur van de internationale Shellgroep en nu nog commissaris van Shell, heeft een bemiddelende rol gespeeld bij het aantrekken van het bureau McKinsey, nadat op een vergadering van presidentcuratoren het plan voor zo'n onderzoek algemene instemming kreeg.</text:p>
          </table:table-cell>
        </table:table-row>
        <table:table-row table:style-name="ro2">
          <table:table-cell office:value-type="string">
            <text:p>http://resolver.kb.nl/resolve?urn=KBNRC01:000032790:mpeg21:a0111:ocr</text:p>
          </table:table-cell>
          <table:table-cell office:value-type="string">
            <text:p>science</text:p>
          </table:table-cell>
          <table:table-cell table:number-columns-repeated="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boeken Kliniek en Maatschappij, is de intrigerende titel van de 'Verslagen van voordrachten en discussies van de studiedagen voorjaar 1972 georganiseerd door de Stichting Studiecentrum voor Ziekenhuiswetenschappen' (De Tijdstroom, ƒ 17,50). Intrigerend, want de plaats van het huidige ziekenhuis in de maatschappij wordt steeds meer omstreden, vooral door de hoge kosten die gemoeid zijn met de ziekenhuisgeneeskunde. Mede hierdoor evolueert ziekenhuisbeleid en alles wat hiermee samenhangt tot een aparte wetenschap, maar dit boekje geeft wel grond voor enig twijfel of deze wetenschap binnen afzienbare tijd de problemen van de intramurale gezondheidszorg zal kunnen oplossen. Er is veel bekend, er komen geregeld nieuwe gegevens ter beschikking er wordt veel onderzoek gedaan en er zijn aanknopingspunten voor theorievorming, maar om de een of andere reden „klikken" ze nog niet zo goed met de praktijk als we van andere takken van medische wetenschap gewend zijn. Bijvoorbeeld: op pag, 9 schrijft dr. R. M. Versteegh, voorzitter van de Landelijke Specialisten Vereniging: „...de staf dient het medische geweten te zijn voor ieder der in het ziekenhuis werkzame specialisten. Maar daarnaast dient zij een duidelijk kostenbèsef te ontwikkelen,.. Op pag. 100 vermeldt prof. dr. J. B. Stolte hoeveel korter b=j én dijs navenant goedkoper — de verblijfsduur in het ziekenhuis in Engeland is na bevallingen en operatieve ingrepen. Toch kunnen we niet aannemen dat de kwaliteit van de gezondsheidszorg in Engeland navenant slechter zou zijn dan hier. Maar wat is dan de betekenis van het kostenbesef van de medische staf waar dr. Versteegh het over heeft? H.S.V.</text:p>
          </table:table-cell>
        </table:table-row>
        <table:table-row table:style-name="ro2">
          <table:table-cell office:value-type="string">
            <text:p>http://resolver.kb.nl/resolve?urn=KBNRC01:000031469:mpeg21:a0201: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WETENSCHAP IN DE UNIVERSITEIT Het ziet er naar uit, dat de vaste commissie voor onderwijs en wetenschappen op 1 februari vooral de minister zal doorzagen over zijn plannen met de universiteiten en de wetenschapsbeoefening daar. Daar is de afgelopen maanden op allerlei manieren nogal wat over afgepraat en geschreven. Ook door de minister zelf, die op 1 december de Tweede Kamer inlichtte over de ontwikkelingsplannen van universiteiten. Kernpunt in zowel de ministeriële brief als in verscheidene andere publikaties is het denkbeeld, dat er aan universiteiten twee soorten wetenschappelijk onderzoek worden gedaan. De ene soort is te beschouwen als een soort prakticum voor de studenten. Omdat studenten in hun latere studiejaren toch wel wat vaardigheden moeten bezitten is dat dan ook onderzoek dat wel enige wetenschappelijke betekenis heeft, maar dat is toch niet de hoofdzaak. Het dient, aldus bijv. het rapport dat McKinsey &amp; Company, Inc. op 19 november aan de minister van onderwijs en wetenschappen heeft toegezonden, gericht te zijn op het onderricht in de methodologie van het wetenschappelijk onderzoek, het docerend personeel in staat te stellen op de hoogte te blijven van wetenschappelijke ontwikkelingen op hun gebied, en pas in de derde plaats bij te dragen tot de ontwikkeling van de wetenschap. Niemand twijfelt eraan, of dit soort onderzoek dient aan de universiteit te worden uitgevoerd. Het dient te worden opgezet door docenten (of studenten en docenten samen), en het enige wat de overheid op dit gebied volgens het McKinsey-rapport moet doen, is zorgen voor voldoende personeel om de docenten de kans te geven behoorlijk aandacht aan dit soort werk te geven. Prof. dr. R. A. de Moor, een van 's ministers belangrijkste raadgevers, ziet het eigenlijk nog wat somberder in. De universiteit, meent hij, staat ver van het dagelijkse leven; van wetenschapsbeleid aan een universiteit is nauwelijks sprake; prof. De Moor ziet, dat vele docenten nauwelijks aan wetenschappelijk onderzoek van belang toekomen. Ook al omdat er moeilijk een groep van voldoende opgeleide mensen te vormen is die tijd hebben om in een samenwerkingsvorm zoals die voor het meeste moderne onderzoek vereist is, onderzoek te doen. In de praktijk ontstaat er, zo meent men, vaak een conflict tussen de belangen van de studenten en die van de vooruitgang van de wetenschap. Die vooruitgang van de wetenschap wordt nauwelijks bevorderd met „educatief onderzoek", zo menen de minister, prof. De Moor en het bureau McKinsey. Dat bureau ziet aan de universiteit eigenlijk maar heel weinig mogelijkheden voor onderzoek dat de grenzen van de menselijke kennis opschuift. Zulk onderzoek, meent het, is voor de samenleving te belangrijk om afhankelijk te zijn van de tijd die docenten over hebben. Daarom zal het ook per project moeten worden bekeken, opgezet en bemand met mensen die zich geheel aan zo'n project kunnen wijden. Prof. De Moor denkt langs ongeveer dezelfde lijnen. Hij wijst er vooral op, dat er maar heel weinig studenten zijn die later in wetenschappelijk werk komen. De meeste studenten worden leraar of krijgen een andere functie waarbij ze zelf geen wetenschappelijk onderzoek behoeven te doen. Niet alleen heeft het voor deze studenten geen zin als ze bij het zgn. grensverleggende onderzoek worden betrokken, ze zijn er ook eigenlijk niet toe in staat. Voor dat soort onderzoek is een niveau nodig, aldus prof. De Moor, dat zelfs de beste studenten bij hun afstuderen nog nauwelijks hebben behaald. Desalniettemin heeft het voor de universiteit grote voordelen, als tenminste sommige docenten voeling houden met dit soort werk. En verder moet er voor studenten die van plan zijn wetenschappelijk werk te gaan doen, toch zeker een mogelijkheid zijn tegen de tijd dat ze afstuderen kennis te maken met de vreugden van het grensverleggend onderzoek. Daarom stelt prof. De Moor voor, dat dit grensverleggend onderzoek zal worden ondergebracht in zelfstandige instituten, die evenwel bindingen met de universiteit moeten hebben. Sommige studenten zullen er kunnen werken, hoogleraren en docenten zullen er onderzoek kunnen doen. Een soortgelijke situatie bestaat bijv. bij het Instituut voor kernfysisch onderzoek te Amsterdam, een zelfstandige instelling die wordt gefinancierd door de Stichting Fundamenteel Onderzoek van de Materie, maar die duidelijke bindingen heeft met de universiteit van Amsterdam. De minister zelf zegt: „Het wordt met name steeds moeilijker aanvaardbaar geacht dat wetenschappelijk onderwijs en onderzoek noodzakelijkerwijs volledig verweven zouden moeten zijn in een voor de buitenwereld ondoorzichtige relatie. Hiertegenover kan worden gesteld dat het onderzoek, voor zover het een integrerend deel uitmaakt van het curriculum, onlosmakelijk met het wetenschappelijk onderwijs verbonden behoort te zijn. Voor het onderzoek dat niet direct ten dienste staat van het onderwijs is die verwevenheid inderdaad geen voorwaarde." Begrijpelijkerwijs is lang niet iedereen gelukkig met deze opmerkingen, die erop neerkomen dat wetenschappelijk werk van gering allooi dan wel aan de universiteiten kan worden gedaan, maar dat de echte wetenschap daarvan min of meer los moet komen. Essentieel in deze redenering is ook de zgn. Tweede geldstroom, het geld dat via instellingen als ZWO zou kunnen toevloeien aan universiteiten, speciaal voor het doen van heel bepaald onderzoek. Op die manier zouden beleidsorganen in elk geval invloed hebben op het U. tenschappelijke werk. Daar is natuurlijk veelv gen. Op het ogenblik i s , schapsbeleid ietwat kluch- ■ omvat alles bij 'elkaa- T twintig pet. van wat er ir jaarlijks aan speur- en out werk wordt gedaan. Als echt wetenschapsbeleid« ren, dan moet ook zekepct. die naar schatting aan siteiten aan speur- en oi werk worden uitgegeven den betrokken. Maar het onttrekken vat leggend" onderzoek aan siteiten is de dood it Die degraderen dan ■ kortste keren tot vakschol;: zette hts'en, waar de weto leen nog in boeken te vindt Bovendien krijgen we dan waardige toestand als h toch met hun studenten verleggend onderzoek gaat .s op allerlei gebieden b: ondenkbaar. Moet zulk® dan pijlsnel naar buiten teit worden gehaald? Verder is er nogal wat op het denkbeeld dat grei speurwerk eigenlijk niet voor studenten. Er zijn voorbeelden te noemen va: taire laboratoria en instit oudere-jaarsstudenten w, betrokken zijn bij zulk En, wat meer zegt, ookafa^ onderdelen ervan. Daarbij komt nog het pro» de benaming. Als een grof ten van een sociologisch is sluit tot' een onderzoek na:: logie van het heroïnegefcr. stellen daartoe samen me:a leraar een programma op. grensverleggend of bij hei betrokken onderzoek? Ze voor zo'n onderwerp heel dologische problemen op!, het past wonderwel in als een groep ingenieurs op. naar enkele nieuwe - goedkopere — varianten &gt; puterschakelingen, is dat verleggend onderzoek''': hun vooral gelegenheid" ren? Er zijn zeker redenen c'_ naar een organisatie aan universiteiten wat ■ ben voor wetenschappen» zeker ook om het aan ® uitgevoerde onderzoek . in een algemeen weteri Maar een scheiding 1 ■ rieure) aan onderwijs P 'K (belangrijke) e rens 5. r . search lijkt heilloos, Vfc dat er een heel duiden) lijk oorzakelijk) verban }i a sen universiteiten waar g ■ schap wordt gedaan ffl die goede mensen atle v Wie heel wantrouwend ' achtergrond voor nei ■ het loskoppelen van * onderzoek uit de uni nen zien een zekere = vloed van de student^ een deel van de w $ staf, het onderzoek een richting die uit 11 ! beleid niet sterk naarj.._. van vooral sociaal to P schap. A. DE KOOL</text:p>
          </table:table-cell>
        </table:table-row>
        <table:table-row table:style-name="ro2">
          <table:table-cell office:value-type="string">
            <text:p>http://resolver.kb.nl/resolve?urn=KBNRC01:000028248:mpeg21:a0178:ocr</text:p>
          </table:table-cell>
          <table:table-cell office:value-type="string">
            <text:p>science</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E GREEP OP DE WETENSCHAP Arie Rip E, r is iets aan de hand met de wetenschap en de manier waarop ze in de maatschappij ingeschakeld wordt. In Nederland is dat misschien niet altijd duidelijk: onze uitgaven voor wetenschappelijk onderzoek en ontwikkelingswerk (R&amp;D) beslaan zo'n 1% van het wereldtotaal, tegenover de Verenigde Staten die ongeveer één derde voor hun rekening nemen. Alleen daardoor al is de VS toonaangevend. De veranderingen in dat land zijn onder meer te zien in nevenstaande grafiek, die door David Dickson in zijn boek The New Politics of Science voorin gegeven wordt om direct duidelijk te maken dat we in de derde fase leven, na de ongecompliceerde groei in de eerste periode en de stilstand en kritische bezinning in de tweede. Opvallend is dat ook de uitgaven voor fundamenteel onderzoek weer in de lift zitten, en dat het geld — en overigens ook de goede woorden — uit het bedrijfsleven komen en van een regering Reagan waarvan men dit misschien niet verwacht had. Werd in 1950 nog zo'n 10—15% van de universitaire research door het bedrijfsleven gefinancierd, het percentage nam snel af (onder andere door de toename in overheidsfinanciering) om pas recent weer te stijgen. Het was in 1982 al weer 7%, en industriële woordvoerders zeggen weer naar 15% te willen. De derde fase toont dus ook ander wetenschapsbeleid, en, zal Dickson betogen, een nieuwe wetenschapspolitiek. Waarom gebeurt dit en hoe gebeurt het? De tweede vraag blijkt gemakkelijker te beantwoorden dan de eerste. Na activiteiten als journalist en in alternatieve wetenschapsbeoefening was David Dickson Amerikaans correspondent voor het Engelse blad Nature en tegenwoordig Europees correspondent voor het Amerikaanse blad Science. In zijn boek bedrijft hij journalistiek van hoog niveau door met een vloed aan gebeurtenissen en uitspraken zijn visie te staven dat tegelijk met de huidige steun aan wetenschap ook de greep op wetenschap vergroot wordt, dat wil zeggen niet de greep van democratische controle en inspraak, maar die van bedrijfsleven en van technokratisch ingestelde overheidsdepartementen, met de wetenschappelijke elites veelal als bondgenoten. Zo kort samengevat komt Dicksons visie dogmatisch over. Maar de voorbeelden, zoals ze nu achter elkaar gezet worden, hebben een overweldigend effect. De hausse in universiteit-industrie relaties, de wijzigingen in octrooiwetgeving en -praktijk, de nieuwe toenadering van de wetenschap tot militaire belangen, de export- en kennisrestricties in de VS en de specifieke manier waarop ontwikkelingslanden een deel in wetenschap en technologie — naar hun gevoel een "common heritage of mankind" — onthouden wordt. In deze voorbeelden treedt steeds privatisering op van wat Dickson als een gemeenschappelijk goed ziet, waarover ook gemeenschappelijk, dat wil zeggen in publieke organen, beslist moet worden. De privatisering treedt ook indirect op, door de manier waarop wetenschapsmensen zich gedragen. De richtlijnen voor recombinant-DNA onderzoek, opgesteld in de besloten wetenschappelijke conferentie in Asilomar in 1975, waren voor senator Kennedy aanleiding te zeggen: „...they were making public policy. And they were making it in private." Men kan nu van oordeel zijn dat privatisering niet afgewezen hoeft te worden; Frank Press bijvoorbeeld, President Carters wetenschapsbeleidsadviseur, meent dat we ons de voordelen van de nieuwe technologieën niet moeten ontzeggen, maar een balans moeten vinden met het realiseren van maatschappelijke doelen. Men kan ook vinden dat de inspraak en demokratisering in de jaren zeventig te ver is gegaan, en dat privatisering zelfs een doel moet zijn. Wat blijft is dat er een duidelijke trend is en dat men die moet analyseren. Mij trof bij Dickson dat technokratische veranderingen in wetenschapsbeleid en in het gebruik van wetenschappelijke expertise niet bij Reagan begonnen zijn, maar al tijdens Carters presidentschap te tracceren zijn. Omdat Carter de linkervleugel van de Democraten niet mocht verliezen is het streven naar professionalisering en rationalisering van reguleringen niet altijd direct herkenbaar. Overigens wordt Reagan door enkele departementen en door het grote bedrijfsleven ervan weerhouden de anti-reguleringscampagne van de conservatieve Republikeinen zonder meer te volgen. Onder beider regering is de aanpak dat er veel overbodige regulering is, die ook op kwalitatief slechte wetenschap gebaseerd is, terwijl de goede regulering, gebaseerd op goede wetenschap, uiteraard behouden moet worden. Daarom wordt er ook naar gestreefd het aanzien van wetenschap weer op te vijzelen. D oor als een I. F. Stone van het Amerikaanse wetenschapsbeleid de gebeurtenissen in Washington D.C. en elders op een rijtje te zetten, maakt Dickson aannemelijk dat deze onderdeel zijn van een breder patroon, een politieke ontwikkeling die niet door alle acteurs als zodanig herkend behoeft te worden. Het lijkt soms of Dickson vooral een greep naar de macht ziet van "de kapitalist" en een daarmee gelieerd staatsapparaat, mogelijk geworden in een periode van recessie. Dat een economische recessie ten eigen bate aangewend zal worden, is maatschappelijke realiteit. Maar er is meer aan de hand, en Dickson geeft ook verdere analyses. Een belangrijke motor voor de ontwikkeling is de toegenomen strategische betekenis van fundamenteel onderzoek, dat wil zeggen niet alleen de toepassingen zelf maar de mogelijkheid in te schatten wat veelbelovende velden zijn en waar men een vooruitgeschoven positie moet innemen of handhaven. Uit het woordgebruik blijkt al dat in de militaire sfeer aandacht voor strategie gebruikelijk was. Nu speelt het ook in het bedrijfsleven, vanwege internationalisering en de internationale concurrentieverhoudingen, en vanwege de opkomst van nieuwe technologische gebieden (biotechnologie, micro-electronica en informatica, en materialenonderzoek) waar de afstand tussen fundamenteel onderzoek en toepassing klein is of zelfs afwezig. De grote sommen geld die het bedrijfsleven in universitair onderzoek steekt kopen dan ook vooral toegang tot wetenschap, "a window on the researchfront". Om dit mogelijk te maken moeten universitaire gewoontes, wetenschapsbeleid en octrooiwetgeving aangepast worden. Om een beeld te hanteren dat in Nederland door Walter Zegveld van het TNO wordt gebruikt: in plaats van een reservoir van publiek toegankelijke kennis, zijn er kanalen van kennis waarop private eigendomsrechten gelden. Een bevestiging van deze analyse is te vinden in de manier waarop wetenschap en technologie internationaal een onderhandelingsmiddel hebben kunnen worden, een beloning voor goed gedrag. De andere motor van de ontwikkeling is volgens Dickson de rationalisering van de maatschappij, die wetenschap als 'legitimatie behoeft, maar tegelijk een streven naar vergroting van macht (van management, van centrale maatschappelijke instantie) betekent. Dickson plaatst de rol van wetenschap dan in het rijtje van Taylors "scientific management" rond de eeuwwisseling en de invoering van rationale planning (bijv. PPBS) in de jaren zestig. Voor het al genoemde voorbeeld van regulering is dit inderdaad plausibel, voor de specifieke manier waarop in de V.S. technology assessment bedreven wordt ook wel. (In Nederland is in principe voor een bredere opzet gekozen.) Dat wetenschap een machtsfactor is vanwege haar legitimerende functie en dat machthebbers daarom bepaalde wetenschap en bepaalde visies op wetenschap zullen bevorderen is ontegenzeggelijk het geval. De geschiedenis van de rol van de moderne wetenschap in de samenleving laat niet anders zien, van Francis Bacon en de Royal Society in de 17e eeuw, de Franse Verlichtingsdenkers in de 18e eeuw, tot de liberale en socialistische ideologen in de 19e eeuw. Huidige debatten over rol en waarde van wetenschap zijn dan een volgend bedrijf in de "Battle of Science". De vraag is dan wie men als partij ziet in deze strijd. D ickson maakt in zijn slothoofdstuk, "Toward a Democratie Strategy for Science", duidelijk dat zijns inziens de strijd gaat tussen enerzijds "corporale America" en de technocratisch-rationaliserende tendensen bij de centrale overheid, en anderzijds een tegenbeweging, in de V.S. onder andere zichtbaar in de milieubeweging en de vrouwenbeweging, elders ook in concrete voorbeelden als de Nederlandse wetenschapswinkels. Vanuit die visie schetst hij de tweede fase van het wetenschapsbeleid, 1967-1976, waarin participatie een kans kreeg, niet als een voorbijgaande episode, maar als een teken dat een ander wetenschapsbeleid mogelijk is en dat daarnaar nog steeds gestreefd moet worden, tegen de tendens tot indamming van publieke participatie in. Hoe sympathiek sommige tegen-activititeiten ook mogen zijn, als analyse is het laatste hoofdstuk het minst geslaagd. Ook vanuit een socialistische visie is de hoofdboodschap van het boek toch "treurige feit (..) dat de heersende klasse de klassestrijd veel beter blijkt te voeren dan 'links' " uit een interview met Koos van Zomeren in Vrij Nederland van 6 april j.1.) Zonder een socialistische visie als uitgangspunt te nemen zit er naast de trendanalyse toch nog een interessant punt in het boek. In het begin wijst Dickson erop dat kunstcritici niet verweten wordt anti-kunst te zijn, maar wetenschapscritici wel een anti-wetenschappelijke houding. Al komen allerlei uitzonderingen voor, het punt is duidelijk genoeg: kunstkritici hebben een erkende functie en het is mogelijk vooruitgang te boeken in de analyse en discussie van de waarde van kunstvormen en- stromingen. Voor de wetenschap ontbreekt een vergelijkbare rol van wetenschapscriti*ci, al zijn er tekenen dat dit aan het veranderen is: In Nederland ziet men naast de specifieke analyses van kritische wetenschapsmensen en de reflectie van top-wetenschapsmensen nu ook wetenschapsjournalisten aan het werk en zelfs colums van wetenschapsmensen in dagbaden. Dicksons boek is waardevol als een voorbeeld van goede wetenschapskritiek, het uitprepareren van trends en de kritische evaluatie daarvan. Voor Nederland is de uitdaging aan onze yvetenschaps critici-in-opkomst om de vraag te stellen waarom de derde fase van het wetenschapsbeleid wel privatisering met zich brengt, maar geen duidelijke groei van R&amp;D uitgaven. Is voor ons koopmansland wetenschap van minder belang? Of verstaan wij de tekenen des tijds niet? Of zijn we gidsland waar wetenschap als publieke zaak wel gehonoreerd blijft? De antwoorden zijn niet eenvoudig te geven. Maar het is de moeite waard er analyse en discussie aan te wijden. Een Nederlandse David Dickson zou mooi zijn, maar minstens zo belangrijk is dat discussie tussen partijen, en daarmee de functie van wetenschapskritiek op gang komt. Uitgaven voor wetenschappelijk onderzoek in de VS. tussen 1955 en 1985.</text:p>
          </table:table-cell>
        </table:table-row>
        <table:table-row table:style-name="ro2">
          <table:table-cell office:value-type="string">
            <text:p>http://resolver.kb.nl/resolve?urn=KBNRC01:000030796:mpeg21:a0268:ocr</text:p>
          </table:table-cell>
          <table:table-cell office:value-type="string">
            <text:p>scienc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6" office:value-type="float" office:value="0">
            <text:p>0</text:p>
          </table:table-cell>
          <table:table-cell office:value-type="float" office:value="2">
            <text:p>2</text:p>
          </table:table-cell>
          <table:table-cell table:number-columns-repeated="2" office:value-type="float" office:value="0">
            <text:p>0</text:p>
          </table:table-cell>
          <table:table-cell office:value-type="string">
            <text:p>Het juk der oorspronkelijkheid door Felix Eijgenraam Is originaliteit noodzakelijk? In de hedendaagse kunst lijkt het een eerste vereiste, maar hoe denkt de wetenschap daarover? Felix Eijgenraam hield over deze vraag een inleiding op de themadag over 'De doem van de originaliteit', die georganiseerd werd op 3 december door de K.L. Poll Stichting O.K en W. In de hedendaagse kunst klinkt een voortdurende roep om originaliteit. De eerste en vrijwel enige eis die aan een kunstwerk wordt gesteld, is oorspronkelijkheid. Door velen wordt die eis ervaren als een knellend juk. De vraag is, of iets vergelijkbaars ook in de wetenschap aan de hand is. Is originaliteit misschien ook de belangrijkste toetssteen geworden voor hypothesen en theorieën? Wordt er ook door onderzoekers geklaagd over een 'gesel van de originaliteit'? Die vraag is minder ongerijmd dan ze lijkt. Want het is tegenwoordig bijna een cliché geworden om te hameren op de overeenkomsten tussen kunst en wetenschap. Immers, in beide sferen spelen creativiteit en verbeeldingskracht een belangrijke rol, en dus is een onderzoeker eigenlijk ook een soort kunstenaar. Deze opvatting valt vooral in wetenschappelijke kring veelvuldig te beluisteren. "De pionier in de wetenschap," zo schreef bijvoorbeeld de fysicus en Nobelprijswinnaar Max Planck, "moet over een levendige intuïtieve verbeelding beschikken, want nieuwe ideeën worden niet voortgebracht door deductie maar door een artistieke creatieve verbeelding." Soortgelijke claims zijn ook gedaan voor de rol van de originaliteit. Een uitgesproken voorbeeld biedt de in 1974 overleden dichter en wiskundige Jacob Bronowski van het Salk Institute in San Diego - onder televisiekijkers bekend als de presentator van de tv-serie The Ascent of Man uit het begin van de jaren zeventig. In een artikel in Scientific American uit 1958 schreef Bronowski: "Een van de waarden die de wetenschap voor ons vanzelfsprekend heeft gemaakt is originaliteit. (...) De groeiende traditie van de wetenschap heeft nu de waardering van werken van kunst beïnvloed, zodat we van beide verwachten dat ze op de zelfde manier origineel zijn." Bronovski benadrukt hier niet alleen de overeenkomstige rol van de oorspronkelijkheid in kunst en wetenschap, hij beweert zelfs dat de nadruk op originaliteit in de kunst is komen overwaaien vanuit de wetenschap. Een boude bewering, waarvan ik betwijfel of hij klopt. Maar laten we ons beperken tot de parallellen. Bronowski vervolgt: "We verwachten van kunstenaars zowel als wetenschappers dat ze vooruit kijken, dat ze het establishment tegen de schenen schoppen, en dat ze niet creëren wat aanvaardbaar is maar wat aanvaard zal worden." In zijn boekje The Common Sense of Science uit 1951 gaat Bronowski nog een stuk verder. Hij beschrijft daar hoe het creatieve proces in wetenschap en kunst in feite op precies hetzelfde neerkomt: het combineren en samensmeden van losse elementen uit de werkelijkheid tot een geheel. "Dit is," schrijft Bronowski, "de scheppingsdaad, waarin een originele gedachte wordt geboren, en het is dezelfde daad in de originele wetenschap als in de originele kunst." Heeft Bronowksi gelijk? Ik denk het niet. Of liever gezegd, ik geloof dat hij ons begrip niet veel verder brengt door alleen maar te wijzen op een paar oppervlakkige overeenkomsten, en te zwijgen over de verschillen. Want onderwerp je artistieke en wetenschappelijke scheppingen aan een wat nader onderzoek, dan ontdek je al vlug een aantal wezenlijke verschillen. De Britse embryoloog Lewis Wolpert heeft er daarvan in zijn boek The unnatural nature of science de belangrijkste op een rijtje gezet. In de eerste plaats is een kunstwerk, zoals we op school hebben geleerd, vaak de expressie van een individuele emotie. Kunstwerken zijn meestal opzettelijk ambivalent, poly-interpretabel, voorzien van meerdere betekenislagen en vaak ook van een morele strekking. Een wetenschappelijke 'schepping' daarentegen moet zo min mogelijk in individueel idioom zijn geformuleerd. Helderheid en toegankelijkheid staan voorop, de schepping mag juist maar voor één interpretatie vatbaar zijn en is bovendien in principe waardevrij. Een ander belangrijk verschil is de aard van de schepping. In de kunst staat in principe het oorspronkelijke kunstwerk centraal: het doek van Rembrandt, de verzen van Shakespeare, de noten van Bach. We kijken naar de originele Mona Lisa, niet naar een Mona Lisa die in de loop der eeuwen is geretoucheerd, verbeterd of overgeschilderd. En de meeste Bach-liefhebbers luisteren nog altijd naar Bach en niet naar Bach-Busoni. In de wetenschap is dat geheel anders. Alleen historici neuzen nog wel eens in de artikelen van Einstein. Een originele wetenschappelijke schepping, laten we zeggen een succesvolle theorie, wordt door het vakgebied opgenomen, ingepast en geassimileerd. Een bruikbaar idee wordt geherformuleerd en verder ontwikkeld, totdat het uiteindelijk, onherkenbaar veranderd, in de leerboeken terecht komt - meestal anoniem. Daar zit een heel wezenlijk verschil tussen kunst en wetenschap: de wetenschap kent progressie en heeft een agenda, de hedendaagse kunst niet. Van een tweedejaarsstudent op de Kunstacademie wordt niet geëist dat hij Picasso evenaart, en zelfs niet iemand die nog veel langer dood is, zoals Michelangelo. Maar een tweedejaars natuurkundestudent is geen knip voor z'n neus waard als hij niet een flink stuk verder is dan Einstein, en laat staan Galileo. Met deze verschillen in het achterhoofd kunnen we ons nu afvragen hoe belangrijk de rol van originaliteit in de wetenschap is. Op een triviale manier moet alle wetenschappelijk onderzoek oorspronkelijk zijn, in de zin van nog nooit eerder gedaan. Dat is vanzelfsprekend, want anders kwam de wetenschap nooit een stap verder. Maar dat is niet het soort originaliteit waar het in onze vergelijking met de kunst om gaat. Immers, ook het dufste en onbenulligste onderzoekje kan nog nooit eerder gedaan zijn. Als je zo'n onderzoekje origineel wilt noemen, dan ook het nieuwste deeltje van de Boeketreeks. Hoe zit het dan met de ware originaliteit in de wetenschap? Is die niet net zo belangrijk als in de kunst? In veel opzichten wel, want wetenschap is niet het, passief verzamelen van feiten en het daaruit mechanisch destilleren van wetten en theorieën, maar het actief uitwerpen van een zoeklicht op de werkelijkheid. Dat zoeklicht bestaat uit veronderstellingen en hypothesen die uitgeprobeerd en getoetst moeten worden. En er is een continue stroom originele ideeën voor nodig om het genereren van nieuwe hypothesen veilig te stellen. Daar staat tegenover dat lang niet alle wetenschap bestaat uit scheppen of het bedenken van nieuwe ideeën. Lang niet alle wetenschappelijke vooruitgang is te danken aan originaliteit. Er worden ook legio toevalsontdekkingen gedaan die de brave, hardwerkende doorsnee-onderzoeker zo maar in de schoot geworpen krijgt. En die ontdekkingen krijgen net zo veel krediet. Zo werd in december de Nobelprijs Geneeskunde uitgereikt aan twee moleculairbiologen die volkomen toevallig een belangrijke ontdekking hadden gedaan, de ontdekking dat genen vaak gespleten zijn. Een van hen is naar het oordeel van collega's die het weten kunnen maar een heel matig onderzoeker. Toch zullen weinigen willen aanvechten dat zijn Nobelprijs verdiend is. Kortom, niet iedereen in de wetenschap hoeft bijzonder origineel te zijn, er is genoeg plaats voor minder hoogdravend onderzoek. Dat kan leiden tot even spectaculaire en nuttige resultaten en de onderzoeker evenveel plezier en voldoening geven. Volgens de Spaanse schrijver José Ortega y Gasset is zulk onderzoek zelfs veruit de belangrijkste pijler waarop de wetenschap rust. In een passage uit diens De opstand der horden uit 1930 die in wetenschapssociologische kring inmiddels de 'Ortega hypothese' wordt genoemd, heet het dat "de experimentele wetenschap vooruitgekomen is - voor een groot deel dank zij het werk van verbluffend middelmatige, en zelfs minder dan middelmatige mensen". Is originaliteit in de wetenschap dus allesbehalve een conditio sine qua non voor vooruitgang, ook de precieze aard ervan is heel anders dan die van de oorspronkelijkheid in de kunst. Kunstenaars beschikken over de vrijheid om hun eigen regels te scheppen, waarbinnen ze vervolgens hun verbeelding haar gang kunnen laten gaan. "Als iemands verbeelding wordt gestimuleerd door kunstmatige en willekeurige regels," zo schreef Paul Valery eens, "dan is hij een dichter." In de wetenschap is het opnieuw heel anders. Daar zijn de regels helemaal niet kunstmatig en willekeurig, maar worden ze opgelegd door de externe werkelijkheid. Een onderzoeker heeft minder vrijheidsgraden om origineel te zijn dan een kunstenaar, omdat wat hij bedenkt in overeenstemming moet zijn met alles wat we al over het universum weten. De beroemde fysicus Richard Feynman, een van de origineelste geesten van onze eeuw, heeft daarover in zijn Feynman Lectures on Physics treffende woorden geschreven: "alles wat we ons in de wetenschap mogen voorstellen moet consistent zijn met al het overige dat we weten; (...) We kunnen onszelf niet toestaan om ons serieus dingen voor te stellen die duidelijk in tegenspraak zijn met de bekende natuurwetten. En dus is onze soort verbeelding een behoorlijk moeilijk spel. Men moet de verbeelding hebben om iets te bedenken dat nog nooit eerder is gezien of gehoord. Tegelijkertijd zijn de gedachten als het ware gekneveld in een dwangbuis, beperkt door de condities die voortspruiten uit onze kennis van hoe de natuur werkelijk is." Dat is natuurlijk al moeilijk genoeg, maar het is nog niet alles. Het originele idee in die dwangbuis moet vervolgens ook nog blijken te kloppen , het moet de toets van de empirie doorstaan. Of, zoals enkele maanden geleden een promovendus van de TU Twente als stelling bij zijn proefschrift formuleerde: in de wetenschap moet een creatief idee niet alleen oorspronkelijk maar ook bruikbaar zijn. Originaliteit is in de wetenschap allerminst per se een deugd. Sterker nog, zodra een onderzoeker met een origineel idee op de proppen komt, dan wordt dat gewoonlijk niet met bewondering begroet maar met argwaan. Collega-onderzoekers zullen proberen om in het mooie idee gaten te prikken, te laten zien dat het niet klopt. Pas als het idee na dit zware examen overeind blijft, zal men voor de elegantie en de originaliteit ervan zijn waardering uitspreken. Originaliteit in de wetenschap is welkom en tot op zekere hoogte noodzakelijk, maar het is contraproductief om origineler te willen zijn dan de natuur zelf. Blijkt een idee niet bestand tegen toetsing aan de werkelijkheid, dan verdwijnt het onverbiddellijk in de vergetelheid. Het kerkhof van de wetenschap is bezaaid met originele, maar onjuist gebleken ideeën. Daarom is een gezonde argwaan en skepsis tegenover originele ideeën in de wetenschap gerechtvaardigd. In de wetenschap zit een onmiskenbaar conservatisme, een soort kat-uit-de-boom kijken. Neem de Nobelprijzen natuur- en scheikunde 1993. De natuurkundeprijs ging naar twee astrofysici die het geluk hadden een dubbelpulsar te ontdekken, die een indirecte bevestiging betekende van de algemene relativiteitstheorie van Einstein. Einsteins schepping van die theorie was natuurlijk oneindig veel origineler, maar hij kreeg er nooit een Nobelprijs voor. Het Nobelcomité was daar in 1922 te behoudend voor en kende hem de prijs toe voor andere wapenfeiten. De Nobelprijs scheikunde van vorig jaar was de enige die wél werd toegekend voor (twee) hoogst originele ideeën. Een daarvan is de polymerase kettingreactie, een techniek die in de jaren tachtig een complete revolutie heeft veroorzaakt in het DN A-onderzoeker. De bedenker, de enigszins excentrieke Californiër Kary Muilis, kreeg zijn briljante inval in 1983 tijdens een nachtelijke autorit. Het ongelooflijke is dat alle ingrediënten voor de techniek al zo'n 15 jaar voorhanden waren. Muilis' originaliteit is nu achteraf met de hoogste accolade bekroond en terecht, maar let wel: pas nadat het idee zijn vruchtbaarheid had bewezen. In 1985 kon Muilis zijn artikel, de belangrijkste doorbraak in het DNA-onderzoek van de afgelopen tien jaar, aan de straatstenen niet kwijt. Nature weigerde het met de frase dat het beter paste in een gespecialiseerder tijdschrift, Science, met als smoes dat het te weinig ruimte tot zijn beschikking had. Kortom, een origineel idee kan in de wetenschap niet alleen koel worden ontvangen, het wordt soms niet eens onmiddellijk als zodanig herkend. Wie de originaliteit prijst van een wetenschappelijke creatie die de toets van het experiment heeft doorstaan, prijst eigenlijk niet alleen de verantwoordelijke onderzoeker, maar tegelijkertijd ook de natuur zelf. In de wetenschap gaat het er uiteindelijk om hoe de werkelijkheid in elkaar zit, en niet om de vraag wie de origineelste ideeën kan verzinnen. Hoewel er op onderzoekers ongetwijfeld een zekere druk staat om origineel te zijn, neemt die druk beslist niet de proporties aan van een doem of een terreur zoals in de hedendaagse kunst. In de wetenschap is oorspronkelijkheid geen doel, maar een middel. Originaliteit moet, maar hoeft niet voor iedereen. In de wetenschap is oorspronkelijkheid geen vloek maar een zegen. Felix Eijgenraam is redacteur Wetenschap van NRC Handelsblad</text:p>
          </table:table-cell>
        </table:table-row>
        <table:table-row table:style-name="ro2">
          <table:table-cell office:value-type="string">
            <text:p>http://resolver.kb.nl/resolve?urn=KBNRC01:000030963:mpeg21:a0207: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MAATSCHAPPELIJK BELANG Ton van Raan De grote gekte van deze tijd is het maatschappelijk belang van wetenschappelijk onderzoek. Deze gekte komt vooral voor bij beleidsmakers, bestuurders en adviseurs die bij voorkeur baasje spelen. De slogan Why to become a scientist, ifyou can become his boss was in de Verenigde Staten al een tijdlang populair bij de business school types. Wetenschapsbeoefening tolereer je omdat het wat oplevert. Voor de een is het een verzameling fraaie maatschappelijke doelen, en voor de ander is dat simpelweg de industrie. Hoe dan ook, bebazen is nodig. Een paar maanden geleden maakte 's rijks wetenschapsadviseur dr. H. Beckers in deze krant de opmerking dat fundamenteel onderzoek moet worden uitgevoerd 'voor iets dat daarna komt' en niet omdat het 'leuk en aardig is ergens wat van te weten'. In een recent nummer van het blad Wetenschapsbeleid ( uitgegeven door het Ministerie van Onderwijs en Wetenschappen) verklaart dr. A.D. Wolff-Albers, voorzitter van de door de overheid ingestelde Overlegcommissie Verkenningen, bezorgd te zijn of de wetenschap wel de maatschappelijke veranderingen kan bijhouden. De wetenschap vertoont 'inertie', heet het. En zelfs vanuit de eerbiedwaardige Stichting Fundamenteel Onderzoek der Materie (FOM) het vaderlandse bolwerk van de fysica, wordt verklaard dat de fysici er zeer verstandig aan zouden doen het fundamentele roer om te gooien en zich praktischer te oriënteren. De wetenschap wordt gewaarschuwd. Jazeker, roepen de bangmakers, anders gaat het je centjes kosten. Pas op, professortje, denk maar niet dat de burger betaalt foryour eyes only. De aanstormende bezuinigingen zijn koren op de molen van de bangmakers. Het publiek, betogen de bangmakers, neemt het niet langer. Dat geeft binnenkort helemaal geen cent meer voor wetenschap tenzij er wat uitkomt, en gauw een beetje. Hou maar op met diep graven, doorgronden, begrijpen en al dat 'leuke' fundamentele gedoe. Dat is niet wat de samenleving verwacht! Moet u, als wetenschapsbeoefenaar of anderszins liefhebber van de wetenschap, nu echt bang worden? Ben je gek! Want: hebben de bangmakers gelijk? Het antwoord is heel eenvoudig: neen, dat hebben ze niet. De publieke opinie is precies het omgekeerde van wat de bangmakers ons trachten wijs te maken. Uit een recent onderzoek in opdracht van de Europese Commissie blijkt dat een overgroot deel van de bevolking in de Europese Unie wetenschap juist van groot belang acht om het fascinerende van nieuwe kennis. Men leeft absoluut niet met de verwachting dat wetenschap overal een snelle oplossing voor biedt. Wel zullen wetenschap en technologie uiteindelijk een oplossing leveren voor ziekten als aids en kanker, meent 84 procent van de Europese burgers. Maar je moet dat niet overdreven snel eisen, en geen onrealistische verwachtingen hebben, vindt 73 procent van de Europeanen. I s wetenschap inert geworden, houdt het de maatschappelijke veranderingen niet meer bij? Misschien, op een enkel terrein. Het is niet de wetenschap die problemen heeft om 'de maatschappij bij te houden', maar juist de maatschapij heeft moeite met het bijbenen van wetenschappelijke technologische ontwikkelingen, vindt 55 procent van de Euroburgers. Het Europese publiek is er in ruime meerderheid van overtuigd dat wetenschappers al met grote inzet aan vele maatschappelijke problemen werken, en dat de financïele middelen die in Europa voor wetenschap ter beschikking gesteld worden bepaald niet geweldig zijn, vergeleken met de Verenigde Staten en Japan. Na artsen, zijn wetenschappelijke onderzoekers de beroepsgroep met het hoogste sociale aanzien in de Europese Unie. De bangmakers spiegelen u dus een valse publieke opinie voor. De fascinatie voor de Jupiter Collision is voor de burger meer dan voldoende om de sterrekunde een warmer hart toe dragen dan de bangmakers vermoeden. Jazeker, dezelfde Europese burger blijkt meer in wetenschappelijk nieuws geïnteresseerd te zijn (matig tot sterk geïnteresseerd: 85 procent) dan in sport (matig tot sterk geïnteresseerd: 67 procent) en politiek nieuws (matig tot sterk geïnteresseerd: 80 procent). Intussen begint bij het publiek ook het besef door te dringen dat de grote industrie weliswaar onmisbaar is in onze moderne samenleving, maar dat dezelfde grote industrie niet in staat is de broodnodige arbeidsplaatsen te scheppen. Integendeel. Nieuwe arbeidsplaatsen komen vooral van nieuwe, kleinere bedrijven. Voor een deel worden die in snel tempo door wetenschappelijk onderzoekers opgebouwd. Het toenemend belang van kennis zal deze ontwikkeling zeker versterken. Een van de meest recente belangrijke wetenschappelijke doorbraken is de ontdekking van het borstkankergen. Het speelt zich afin Salt Lake City, University of Utah en een aanpalend bedrijf. Is die doorbraak het gevolg van het beleid van bangmakers? Welnee. Onderzoekers van die universiteit waren gemotiveerd genoeg om dit werk te doen en om tevens de produktie ter hand nemen werd een bedrijf naast de universiteit opgericht. Al vele jaren is dit een steeds sterker wordende ontwikkeling aan Amerikaanse en Europese universiteiten. Daar waar praktisch gebruik van wetenschappelijke kennis mogelijk is, gaan fundamenteel en toegepast onderzoek steeds meer samen, juist ook aan de universiteit. Voor maatschappij en wetenschap heb je de mooiste synergie als een maatschappelijk probleem ook een wetenschappelijke uitdaging betekent. Bij kankeronderzoek is dat evident. Maar ook het meer exotische fundamentele werk is een rijke, maar onvoorspelbare bron van toepassingsmogelijkheden. Momenteel worden de prestaties van de Nederlandse sterrenkunde geanalyseerd. Het betreft hier het universitaire astronomisch onderzoek. Een vakgebied dat door de bangmakers ongetwijfeld als te fundamenteel en te nietsnutterig wordt gezien. Wat vinden we? Behalve dat de Nederlandse sterrenkunde als vanouds van wereldfaam is, blijkt het werk van onze astronomen in de periode 1980-1991 een invloed te hebben in de volgende vakgebieden: uiteraard de sterrenkunde zelf, en vervolgens in de nucleaire fysica en technologie, instrumentenbouw, vloeistof-dynamica, atoom- en molecuulfysica, fysische chemie, ruimtevaart-technologie, biologie, analytische chemie, computer toepassingen, mathematische fysica, milieu-onderzoek, telecommunicatie, aardwetenschappen, kankeronderzoek (!), civiele technologie, radiologie en nucleaire geneeskunde, kristallografie, materiaalkunde, meteorologie en atmosferisch onderzoek. En dat voor een academisch en exotisch vak par excellence! Fundamenteel onderzoek om op te leiden voor iets dat daarna komt en niet omdat het leuk en aardig is ergens wat van te weten? Waanzin! Niks opleiden voor wat daarna komt, het komt nu, en juist ondat de wetenschapsbeoefenaar gefascineerd is door het onbekende. Trouwens, de sterrenkundigen hebben nog het best het nodige te doen in Europa. In hetzelfde Europse onderzoek naar de publieke opinie over wetenschap en technologie werd de zeer basale vraag gesteld: draait de aarde om de zon of de zon rond de aarde? Wat denkt u? Van de Europese Unieburgers (steekproef van 13000 ondervraagden) gaf 81 procent het correcte antwoord (in Nederland 76 procent). Twaalf procent leeft — wat dit punt betreft — nog in de tijd van vóór Copernicus en meent dat de zon rond de aarde draait (in Nederland 19 procent). Zeven procent weet het niet (Nederland: 6 procent). Ne ederland hoort met Ierland en Groot Brittannië tot de slechte scoorders. Aan de mensen die het correcte antwoord gaven, werd vervolgens gevraagd hoe lang de aarde er dan over doet om een baan rond de zon te draaien. En dat wist 63 procent, in Nederland 55 procent. Zo'n twintig procent houdt het bij één dag. Nederland heeft het grootste | aantal dagdraaiers: 29 procent. In totaal, voor de hele Europese Unie, geldt dat het aantal mensen dat beide vragen correct kan beantwoorden (de aarde draait om de zon, en wel in één jaar) juist een krappe meerderheid vormen: 51 procent. Leve het fundamentele onderzoek! Wat maken we ons druk over allerlei toepassingen als bijna de helft van Europa nog eens niet weet dat de aarde in één jaar om de zon draait! Leefden de eerste mensen in dezelfde tijd als de dinosauriërs? Wat denkt u! Vijftig procent van de Europese burgers zegt ja. Slechts 27 procent weet het correcte antwoord. Nederland scoort hier met de Duitsers en de Denen het beste, zo'n zestig procent zegt nee. In plaats van allerlei toepassingen als maatschappelijk relevant te zien, lijkt het er dus op dat voorlichting en popularisatie van minstens zo grote maatschappelijke betekenis zijn. Toepassers hebben geen tijd, die moeten geld verdienen. Fundamenteel onderzoek doe je voor iets dat daarna komt? Fundamenteel onderzoek doe je om nu, over een paar dagen, tijdens de 3 oktober feesten in Leiden, tussen het haring en wittebrood, op de hoek van het Rapenburg en de Breestraat op een stoel te klimmen en te vertellen dat de aarde om de zon draait, en dat we daar één jaar over doen. Minstens de helft van de voorbijgangers hoort dan iets nieuws. Wat een maatschappelijk effect! Laat de bangmakers afblijven van het fundamentele onderzoek. Zij worden niet door de publieke opinie gesteund. Zij hebben geen gelijk dat er teveel fundamenteel onderzoek in Nederland wordt uitgevoerd, de cijfers tonen het omgekeerde aan. Terwijl de Nederlandse prestaties in de sterrenkunde zeer goed zijn, is de financiering vergeleken met andere Westerse landen bepaald niet overdreven te noemen. Onze oosterburen stampen het ene na het andere nieuwe Max-Planck-Instituut (fundamenteel onderzoek) uit de grond. In zijn welkomstwoord voor de grote conferentie van de American Chemical Society vorige maand in Washington schrijft de president van de Verenigde Staten: "If our nation is to be prepared for the challenges of the twenty-first century, we must strive to maintain our place at the forefront of scientific innovation." Wie meer toegepast onderzoek wil, moet de uitstekende instituten en organisaties die we daar voor hebben, zoals TNO en STW, verder versterken. En tenslotte, wie vreest dat er nu teveel fundamenteel onderzoek wordt uitgevoerd, moet maar eens serieus op kwaliteit gaan selecteren. Er wordt hier in Nederland van alles geëvalueerd, beoordeeld, maar echte gevolgen met betrekking tot keuzen, gerichte versterking, opruimen van brandhout, heeft het niet of nauwelijks. Misschien houden we zelfs nog geld over!</text:p>
          </table:table-cell>
        </table:table-row>
        <table:table-row table:style-name="ro2">
          <table:table-cell office:value-type="string">
            <text:p>http://resolver.kb.nl/resolve?urn=KBNRC01:000026657:mpeg21:a006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publiek drs. Marten Koen foto V f jecteur Stichting e,enSChappen 'Maatschappij atcfn üappelijk lei h. bi, *" ;ipeli.i k onderzoek; nj' ms van de dienstensece nvoering kleinschalige , f n van de .sufferd die etijd bijv. b en i aanr ;a l geen enkele kandideze yraag kunnen Er heeft ook veel onderzoek onden waarmee elk lierboven genoemde opbeargumenteerd kan loplossen van de huidiikomstige maatschappegstukken wil. zoals gewetenschap graag bezijn. Het is dan ook onderlijk dat promiderzoekers de departeen uitlopen om de j te adviseren. Commisingen verslag uit. ' Be's volgen en na een poloetsing komt de wetgèstand. De voritie miniswetenschapsbeleid Trip voorzichtig dat rol en van de wetenschapsiing niet eenvoudig en iprekend zijn. Van meveel wat op het gebied etenschapsbeoefen ing Hindt zich onttrekt aan de waarneming", zette hi j twee potjes op het vuur commissies van wepers en andere deskun|ï benoemen die de ge■rde kenniskl'oof nader onderzoeken. ir beide commissies berechten werden onge:elfder tijd opgediend, ste commissie, onder schap van de Utrechtleraar plantensystema|o£. dr. F. A. Stafleu. hield een 'ongezouten' gerecht: rapport werd gepleit voor iverende' wetenschapshting door o.a. de inmiddels bi j de Koninklijke Nederlandse Academie van Wetenschappen ingestelde Voorlopige Dienst Wetenschapsvoorlichting een definitieve status te geven De tweede commissie, onder voorzitterschap van de Amsterdamse hoogleraar theoretische natuurkunde prof. dr. E. Boeker, bereidde een 'gepeperde' maaltijd. zogezegd niet voor dieetpatienten: zij adviseerde minister Trip een nieuw artikel voor de begroting 1978 te ontwerpen ten behoeve van voorlichting door maatschappelijke groeperingen die 'vanuit hun eigen maatschappelijke visie op wetenschap' het publiek willen voorlichten. Op grond van dit begrotingsartikel zouden met name wetenschapswinkels, die zich op enkele universiteiten aankondigden. en enige stichtingen (Energie en Samenleving. BioWetenschappen en Maatschappij en Milieu-educatie) gesubsidieerd kunnen worden. Ook nog &lt;&gt;p te richten Instituten voor Maatschappelijk Gericht Onderzoek (IMGO's. een soort kleinschalige varianten op TNO), een geesteskind van de Bond van Wetenschappelijke Arbeiders en het Verbond voor Wetenschappelijke Onderzoekers. zouden uit de voorgestelde speciale pot gesubsidieerd kunnen worden. , Sinds de publikatie van de genoemde rapporten is nu ruim een jaar verstreken. Een jaar waarin vanwege de langdurige kabinetsformatie de rapporten, zoals zoveel, zijn blijven liggen. Inmiddels werpt de 10-miljardbezuinigingsoperatie haar schaduwen vooruit. De minister van financiën verklaarde nieuwe begrotingsartikelen taboe. Het is onzeker in hoeverre de overheid de publieke voorlichting ten aanzien van de wetenschap in de komende periode zal willen bevorderen. Het aantal belanghebbenden is groter dan men op het eerste gezicht zou denken. Allereerst is er het publiek dat maar via weinig media énigszins geinformeerd wordt over ontwikkelingen in de wetenschap. Publieke belangstelling li jkt er genoeg te zijn Dan spelen de wetenschappers zélf een rol in het voorlichtingsproces. Verder zijn er - buiten de aan universiteiten, bedrijfsleven en TNO verbonden voorlichtingsdiensten - enige eerder reeds genoemde instellingen, die toegerust zijn om ontwikkelingen in en gevolgen van wetenschap onder de aandacht van het publiek te brengen. Last but not least blijken 's lands bestuurders belang bi j een vroegtijdige publieke meningsvorming ten aanzien van wetenschap te hebben. Niet alleen worden de leefomstandigheden - in gunstige én ongunstige zin - beinvloed door verworvenheden van wetenschap en techniek, maar vooral ook berust veel van de maatschappelijke besluitvorming op wetenschappelijk onderzoek, zoals ik eerder, al stelde. In een tijd waarin iedere bestuurder naar een besluitvorming streeft die door grote groepen op basis van volledige informatie liefst onder-, steund en eventueel bekritiseerd kan worden, is de overheid als bestuurder zelf gebaat bij geinformeerde burgers. Alszij de hiertoe benodigde informatietiestroom niet wil bevorderen, blijft democratische besluitvorming een loos streven</text:p>
          </table:table-cell>
        </table:table-row>
        <table:table-row table:style-name="ro2">
          <table:table-cell office:value-type="string">
            <text:p>http://resolver.kb.nl/resolve?urn=KBNRC01:000031940:mpeg21:a0252: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A. de Kool WETENSCHAP EN WERKELIJKHEID ,orkeliik dat de ene Lcht u ° U jioger werkelijkheidsgemode ef *° ë op ieveren dan de be zou kun mistroostige K" Schetste prof. dr. P. ThoenerKing, 5 ^ 6 Utr echt) onlangs in [ l^ ci0 '° een van de grootste procespre Kee ciale wetenschappen van r pen van de problemen I 0( ,ieV Le wetenschappen voor 1» i e s0C n het licht zijn gekomen. l t&lt;rstaa hH nader inzien bepaald V dlf voor die tak van intellect Koriiiivig^eid gelden, r u -beeld uit een andere weU VO de uitspraak van oen beV haP ' biochemicus. 's werelds ' n,de autoriteit op het gebied van -ots te aUt '° een recent congres Lholisfn^ £. De voorzitter zegt Ir versl ^;; Gebied een grote naam f *'° f p _£ dan wel zo zijn. Ik heb T «feezocht en gevonden op P 1 ld van enzymen die voorkok-alcoholisten. Dat is leuk In blj b en best bereid nog een |l* en i met enzymen te F m flesjes en daar dan wat F* 11 „hlireren. Maar men moet F, te iUusie hebben dat dit iets met Et"Viete maken heeft. Dat is r°Sig gecompliceerd sociaal P S waarvan ik alleen maar J^^n'dat de maatschappelijke I" ervoor moeten worden Komen. maa. die oorzaken ken fook niet. Dit soort opmerkingen worden steeds meer gemaakt, maar ze zijn niet bijster populair. De laatste aangehaalde opmerking bijv. werd door enkele meer positivistisch ingestelde onderzoekers ter plekke gekenschetst als „een dooddoener in letterlijke zin; als je zo praat volgt daaruit dat alle onderzoek zinloos is, dan zouden we er allemaal mee moeten ophouden." Dit soort antwoorden zijn meer uitingen van angst dan van redelijkheid. Wat wordt er gezegd? We doen nü eenmaal onderzoek. Zou iemand aan de betekenis daarvan twijfelen, dan zouden we geen onderzoek meer mogen doen. Dus kan er niet aari de betekenis van het onderzoek worden getwijfeld. Deze redenering herinnert aan een bekend „bewijs" voor het bestaan van (een) God: Als ik niet in God zou geloven zou het leven voor mij onverdragelijk zijn. Het leven is niét onverdragelijk, dus God bestaat. Het is een aantrekkelijke redenering, die evenwel niet alleen logisch, maar ook praktisch zo lek is als een zeef. Volgens dezelfde redenering leven de vluchtelingen uit Oost-Pakistan op het ogenblik in India in een heilstaat. Wij zouden immers wel willen dat ze in een heilstaat leven? Op dezelfde manier zouden we wel willen dat God bestaat en zouden we wel willen dat de wetenschap betekenis heeft. Daaruit volgt, helaas, allerminst dat het ook zo is (en evenmin dat het niet zo is). Er zijn dan nog altijd twee mogelijkheden. De eerste, weergegeven door het eerste citaat in dit stukje, is dat de wetenschap principieel niet relevant, is voor de werkelijkheid. De tweede is, dat alleen een bepaalde vorm van wetenschapsbeoefening niet relevant is, maar dat er ook relevante vormen bestaan, of in elk geval denkbaar zijn. In het eerste geval zou de wetenschapsbeoefening worden gereduceerd tot een onschuldig tijdverdrijf, in de orde van het oplossen van • cryptogrammen (of bridgen, of amateurvoetbal zo men wil). Het gaat dan vanzelf spreken, dat iets als „beleidsrelevant onderzoek" niet meer denkbaar is, evenmin als „toegepast wetenschappelijk onderzoek" op het gebied van de bêta-wetenschappen. Tenzij we, Staal ten spijt, toch een verdeling zouden aanbrengen in de wetenschap, en bijvoorbeeld de bêtawetenschappen een grotere toepasbaarheid (en daarmee impliciet een groter werkelijkheidsgehalte) zouden toekennen dan de alfa- en gammawetenschappen. Dan wordt het mogelijk op basis van wetenschappelijk onderzoek machines te bouwen, geneesmiddelen te maken en een biotoop te beheren, terwijl nog steeds het denkbeeld van beleidsrelevant sociaal onderzoek moet worden verworpen. Intussen wordt er wel allerlei 'beleidsrelevant' onderzoek gedaan. Moet dat worden verworpen, moeten van nu af aan alle beslissingen maar weer met de natte vinger worden genomen (omdat de sociale wetenschappen nu eenmaal te kampen hebben met het adagium van onwerkelijkheid)? Of mogen we toch aannemen dat de sociale wetenschappen alleen nog maar .onvolwassen' zijn, nog niet toe aan toepassing? In 1620 publiceerde Francis Bacon een boek waarin hij betoogde dat de antieke wetenschap Was overschat, en dat de mogelijkheden de klassieke wetenschap te overtreffen waren onderschat. Deze beide vooroordelen zouden de vooruitgang van de wetenschap hebben belemmerd. Zou men iets soortgelijks kunnen zeggen over de sociale wetenschappen in deze tijd ? In de woorden van drs/ D. van Houten (socioloog, Utrecht): „Dat kan best waar zijn, maar we kunnen de samenleving niet maar laten aanmodderen. Er is een geweldige behoefte aan sociaal-wetenschappelijk onderzoek, en we kunnen niet wachten tot we eindelijk zo ver zijn dat wij gelukkig zijn met wat we doen." Toch is dit uitermate riskant. De sociale wetenschapper van dit ogenblik pretendeert steeds minder een beschrijving van de werkelijkheid te geven, laat staan dat er op die beschrijving een beleid kan worden gebaseerd om die werkelijkheid aan te passen aan een wenselijkheid, die principieel helemaal niet kan worden gemeten. Om een simpel voorbeeld te noemen; ondervraagt men bewoners van oude stadswijken over hun zg. woonsatisfactie (een bekend onderwerp voor sociaal onderzoek), dan zal men te horen krijgen, dat de huizen te klein, te gehorig, en te oncomfortabel zijn. De bewoners zouden geluidsisolatie, centrale verwarming en een behoorlijke douche willen hebben. Verplaatst men deze bewoners naar flats waar aan al deze wensen is voldaan, dan blijkt vaak dat het sociale contact in de wijk (waaraan ze gewoon waren, en dat dus niet als wenselijkheid werd ervaren) zozeer missen, dat ze graag op hun knieën zouden terugkruipen naar hun doucheloze halfkrot. Nog erger wordt het allemaal als men uitgaat van het henkbeeld, dat gedrag en 'geluk' (wat dat dan ook in wetenschappelijke termen mag voorsteyen) niet zozeer individueel, als wel sociaal bepaalde grootheden zijn. Dan komt men tot de conclusie — en dit soort conclusies is eigenlijk een soort vooronderstelling voor het hele bestaan van een wetenschap als de sociologie — dat de maatschappelijke structuur van grote invloed is op de mens, en op alles wat hij doet. Hangt men zo'n beginsel aan, dan volgt daaruit min of meer logisch, dat verandering in „la condition humaine" slechts kan worden bereikt door structuurwijzigingen (bijv. met behulp van onderzoek) voor te bereiden. die de omstandigheden moeten scheppen waaronder er veel beter zal gaan. Maar dan wordt er van de onderzoeker verwacht dat hij een systeem onderzoekt dat nog niet bestaat. In een tijd waarin zelfs het werkelijkheidsgehalte van onderzoek wordt betwijfeld, lijkt dit een volslagen onmogelijke opgave. Zonder twijfel heeft de samenleving behoefte aan beleidsrelevant sociaalwetenschappelijk onderzoek. Nu. Toch zou het heel nuttig zijn als, een deel van de sociologen zich ging toeleggen op zeer fundamenteel onderzoek, dat vootal het onderzoek zelf tot onderwerp zou hebben. En dan vooral het werkelijkheidsgehalte van dat onderzoek.</text:p>
          </table:table-cell>
        </table:table-row>
        <table:table-row table:style-name="ro2">
          <table:table-cell office:value-type="string">
            <text:p>http://resolver.kb.nl/resolve?urn=KBNRC01:000032161:mpeg21:a0232: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Wetenschap van de vrede is voedsel voor de generaals door F. N. Eisenlöffel Is de polemologie een misbruikte wetenschap? In de nog betrekkelijk korte periode van zijn bestaan heeft het vredes-onderzoek ervaringen opgedaan met min of meer geslaagde pogingen om wetenschappers en hun werk voor oorlogsdoeleinden te gebruiken. Daarin onderscheidt de polemologie zich niet van andere wetenschappen. De natuurwetenschap is met de ontwikkeling van het kernwapen natuurlijk het meest sprekende voorbeeld van de misbruikte wetenschap. Wel doet het probleem zich in de polemologie wat ironischer voor, gezien het feit dat deze wetenschap zich juist zo expliciet als vrede-dienend beschouwt. De meest sensationele poging om op massale schaal sociale wetenschappers — polemologen incluis — in te schakelen voor puur militair werk was wel het Project Camelot. Het geval is uitvoerig beschreven door I. L. Horowitz, in zijn boek 'The rise and fall of Project Camelot'. Een speciale afdeling van het Amerikaanse ministerie van defensie had er in het begin van de jaren zestig maar liefst zes miljoen dollar voor over om uit te laten zoeken onder welke omstandigheden revolutionaire oorlogen plegen uit te breken. Het leger was daarin geïnteresseerd, omdat het zulke oorlogen wilde trachten te voorkomen of zonodig winnen. Zo zouden de sociale wetenschappen technieken ontwikkelen die de militairen konden toepassen in 6ituaties waarin hun traditionele middelen tekortschoten. Door kleine aanpassingen in de sociale structuur van een land wilde men trachten een totale omwenteling te voorkomen. Het leger ging daarbij volledig voorbij aan de vraag of een totale omwenteling misschien voor de bevolking van het land in kwestie het beste zou zijn. Het project stond volkomen in dienst van de doelstellingen van de Amerikaanse buitenlandse politiek. Om deze studie te laten uitvoeren trachtte het leger een groot internationaal team van sociale wetenschappers te rekruteren, dat eerst in Latijns-Amerika, maar later ook in andere werelddelen de nodige naspeuringen zou moeten doen. Vietnam Het project-Camelot is op een fiasco uitgelopen. De kwestie lekte uit, onder andere door toedoen van de ook i benaderde polemoloog Joahan Gal. tung. De zaak wekte eerst in Chili En vervolgens in de VS zoveel opschudding, dat president Johnson in 1965 besloot het project stop te zetten. Dat neemt niet weg dat onderzoek naar guerrilla-bestrijdingsmethoden gewoon doorgaat, via dezelfde of via andere werkgevers. De sociale wetenschappen blijven daarin emplooi vinden. Een voorbeeld daarvan zijn de inmiddels ook nogal berucht geworden 'Vietnam Conference Papers' van Ithiel de Sola Pool e.a., een in 1968 gepubliceerde verzameling pacificatie-adviezen van Amerikaanse vredesonderzoekers aan hun regering. De gang van zaken in Vietnam maakt voldoende duidelijk dat pacificatieprogramma's volkomen geïntegreerd zijn in de rest van de oorlogvoering. Toen tijdens een recente radio-discussie de Groninger polemoloog Röling met dit probleem werd geconfronteerd, zei hij dat alleen aangetoond is dat wetenschap misbruikt kan worden, maar niet dat er met de wetenschap zelf iets mis is. Lieden die zich willens en wetens voor zulke doeleinden laten gebruiken beoefenen volgens Röling niet de polemologie, maar de krijgskunde. Daarmee maakt Köling zich te gemakkelijk van het probleem af. Vraag: wordt de polemologie misbruikt? Antwoord: nee, want misbruikte wetenschap noemen we geen polemologie maar krijgskunde. Dat klinkt heel sluitend, maar het probleem wordt er niet door opgelost. Wèl wordt duidelijk dat, volgens Röling, de kennis die een wetenschap produceert los kan en moet worden gezien van het gebruik dat van die kennis wordt gemaakt. Dat is een liberalistische wetenschapsopvatting, die in Nederland bijvoorbeeld wordt bekritiseerd door de — in het kielzog "van de Kritische Universiteit opgerichte — Bond van Wetenschappelijke Arbeiders. Volgens de kritische wetenschapsopvatting behoren deze twee aspecten van het wetenschappelijk werk niet los van elkaar gezien te worden. Het behoort tot de verantwoordelijkheid van de wetenschapper, dat hij zich om de maatschappelijke functie van zijn werk bekommert, aldus deze redenering. Dilemma Deze verantwoordelijkheid plaatst polemologen voor een dilemma, wanneer zij werken in een samenleving, die tot op zekere hoogte is gebaseerd op geweld, dreiging, oorlog en onveiligheid. Zij zullen moeten proberen hun vak zó te beoefenen, dat de geproduceerde kennis niet bruikbaar is voor de op systeem-handhaving gerichte machthebbers. Maar wèl direct toepasbaar is door de slachtoffers van het heersende geweld. Dat levert een lastig probleem op. De oplossing zal vermoedelijk niet alleen gezocht moeten worden in de aard van de geproduceerde kennis, maar vooral ook in het organisatorische kader, waarbinnen de wetenschap wordt beoefend. In Groningen is onlangs door het Polemologisch Instituut een congres georganiseerd over „niet-militaire strategieën". Organisatorisch paste dat volkomen binnen dn liberalistische wetenschapsopvatting. De inschrijving van deelnemers en de aanbieding van discussie-stukken stond formeel open voor iedereen. Hetgeen in praktijk wil zeggen, dat deelnemers het academisch taalgebruik dienen te beheersen. Het thema was ruim genoeg om geen remmende factor te zijn. De interessantste bijdragen zullen in vaktijdschriften worden gepubliceerd en daarna wordt aan de maatschappelijke gang der ideeën de vrije loop gelaten. Een eerste aanzet om op dit soort problemen een antwoord te vinden werd op het Groninger Congres gegeven door een lid van de Polemologische Studiegroep Amsterdam, een groep die sinds enige tijd tracht vorm te geven aan een „kritische polemologie". Deze congresganger stelde voor een vakorganisatie van vredes-onderzoekers op te richten, om de systematische bezinning op deze problemen te bevorderen. Het directe grote voordeel van zulk een organisatie zou dan liggen in de mogelijkheid om een collectieve vuist te maken tegen de vaak via financiering dreigende manipulatie van het onderzoek door de overheid. Dat lijkt op het eerste gezicht een zinnig idee, in Groningen werd besloten het voorstel verder uit te werken. Dat zülk een vakorganisatie echter weerstanden zal oproepen, werd van meet af aan duidelijk, toen de kreet .politburo voor vredes-onderzoek' de ronde deed onder de congresgangers. De polemologen Hylke Tromp en Herman de Lange hadden het congres in Groningen georganiseerd. Uit een gesprek dat ik daarna met hen voerde bleek dat ze beiden geporteerd zijn voor een wetenschap die qua inhoud kritisch en onafhankelijk is. Aan de andere kant zitten ze toch stevig verankerd in de liberalistische opvattingen over de organisatie van de wetenschap. Hieronder volgt een gedeelte van het interview.</text:p>
          </table:table-cell>
        </table:table-row>
        <table:table-row table:style-name="ro2">
          <table:table-cell office:value-type="string">
            <text:p>http://resolver.kb.nl/resolve?urn=KBNRC01:000029410:mpeg21:a0178:ocr</text:p>
          </table:table-cell>
          <table:table-cell office:value-type="string">
            <text:p>scienc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9" office:value-type="float" office:value="0">
            <text:p>0</text:p>
          </table:table-cell>
          <table:table-cell office:value-type="string">
            <text:p>WETENSCHAP OP RADIO EN TELEVISIE Meilenweit für eine Raupe Spreeuwen op Schiermonnikoog Do. 20/2, NDR 3, 19.15 God in de nieuwe natuurkunde Gesprekken met o.a. Fritjof Capra, Carl Friedrich von WeizsScker, professor Kasimir, de cultuurhistoricus Theodore Roszak en Geoffrey Chew over het grensgebied van wetenschap en religie. Vr. 21/2, Nederland 2, 22.45 Wege zum Menschen Serie over de hedendaagse psychologie: psychodrama Za. 22/2, WDR 3, 10.30 Domoteehniea '86 De toepassing van micro-elektronica in o.a. was- en spoelmachines. Reportage van een vakbeurs in Keulen. Za. 22/2, WDR 3, 17.30 Bilder aus der Wissenschaft Met de ontwikkeling van eiwit- en vetrijke 'bitterlupinen' begeeft de wetenschap zich op gevaarlijk terrein: met deze kleine bonen wil men de honger in de Derde Wereld bestrijden maar er dreigt daardoor een handelsconflict tussen Amerika en Europa. Zo. 23/2, Duitsland 1, 16.45 A Matter for Debate Discussie o.l.v. Gordon Clough over het onderzoek naar het menselijke embryo. Zo. 23/2, BBC World Service, 20.15, herh. ma. 02.00, vr. 16.15 The Mind in Focus Tweede deel uit een serie over moderne psychologie. Dr. Edward de Bono, prof. Liam Hudson en dr. Anthony Storr praten over persoonlijkheid. De wetenschap onderscheidt extroverte, introverte, neurotische en stabiele persoonlijkheden. Zo. 23/2, BBC World Service, 24.30, herh. ma. 14/2, 07.30, 11.00, 16.15 ARD-Ratgeber: Technik Kabel- en satelliettelevisie in Duitsland. Zo. 23/2, Duitsland 1, 17.20 Unglaublich — aber auch wahr? De zin en onzin van astrologie. Ma. 24/2, Duitsland I, 16.10 Zuriick zu den Anfangen — Ultraleicht Fliegen Reportage over Ultralight-vliegtuigen. Ma. 24/2, NDR 3, 19.15 Labyrint Programma rond de Prijzen Nationaal Fonds voor Wetenschappelijk Onderzoek, die donderdag door koning Boudewijn worden uitoereikt Di. 25/2, BRT 1, 20.55 l'mweltschutz auf dem Prüfstand Verslag van de ENVITEC '86, een beurs in Düsseldorf op het gebied van milieuzaken. Wo. 26/2, Duitsland 1, 16.10 Die Sprechstunde De eerste 365 dagen in het leven van een kind (herh.). Wo. 26/2, NDR 3, 18.30 Allemaal beestjes Documentaire over de diverse vogelsoorten in de Ebrodelta in Spanje (deel 1). Wo. 26/2, BRT I, 21.00 Mike ou L'usage de la Science Portret van een natuurkundige verbonden aan het Europese Instituut voor Nucleair Onderzoek. Wo. 26/2, TV 5, 20.55 Heelmeesters Grenzen aan de zorg: het inkrimpen van het volksgezondheidspakkct. Ma. 24/2, Nederland 2, 19.27</text:p>
          </table:table-cell>
        </table:table-row>
        <table:table-row table:style-name="ro2">
          <table:table-cell office:value-type="string">
            <text:p>http://resolver.kb.nl/resolve?urn=KBNRC01:000026698:mpeg21:a0060:ocr</text:p>
          </table:table-cell>
          <table:table-cell office:value-type="string">
            <text:p>scienc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9" office:value-type="float" office:value="0">
            <text:p>0</text:p>
          </table:table-cell>
          <table:table-cell office:value-type="string">
            <text:p>Leyendeckers: artistiek onderzoek van het heelal Door BAS ROODNAT BREDA, 6 mei — In de geschreven en verfilmde science fiction uit de mens een mengeling van nieuwsgierigheid naar, angst voor en verwachtingen van het onze aarde omringende onbekende. De fantasieverhalen zijn tegelijkertijd een soort bezwering van de veronderstelde Immense krachten, die onbarmhartig een eeuwigheid doen voortwentelen. Wij zijn in dat spel kortstondige stofjes, maar In de science fiction weten wij ons toch met rare pakken aan te handhaven in vernuftige ruimteschepen. Aldus een mogelijke literaire vertaling van hetgeen de wetenschap van de ruimte aan gegevens oplevert Het heelal, voor ons voornamelijk zichtbaar als een nachtelijke blauwzwarte ruimte met daarin de maan en verderweg een chaos van lichtende strepen en punten, is altijd van grote invloed geweest op het denken en het beleven van de mensen. Zij plaatsten ergens tussen de sterren hun goden als te beïnvloeden afgezanten, waardoor zij toch enige greep op de oneindigheid van tijd en ruimte kregen. De wetenschap ontdekte vervolgens wetmatigheden en een nieuwe logica van banen, vormen, sferen en systemen. De In Breda wonende beeldend kunstenaar H. Leyendeckers Is op zijn eigen manier met deze nieuwe logica aan de gang gegaan in een artistiek onderzoek, waarvan de resultaten tot en met 1 juni te zien zijn in het Kultureel Centrum De Beyerd In zijn woonplaats. Er zijn honderden panelen, tekeningen, etsen, collages, fotomontages en objecten, die als een totaalproject ondergaan moeten worden. "Het weten van de dingen", zoals de expositie heet, is een kruispunt van wetenschappelijk onderzoek en artistieke emotie. Leyendeckers verdiepte zich In de taal van het ruimte-onderzoek en maakte de wiskunde zichtbaar in een veelheid van figuren, die enerzijds een geheimzinnige schoonheid uitstralen en anderzijds met elkaar samenhangen In een poging tot doorschouwing van het schier onvoorstelbare. Er is sprake van In elkaar verstrikte geometrische figuren, die tesamen het oneindige bepalen, maar die ook te vinden zijn in het onvoorstelbaar kleine van het molecuul. Leyendeckers werk is soms opgebouwd uit deze en dergelijk getekende of geëtste figuren, soms verwerkt hij ook de attributen van het onderzoek zoals sterrekaarten, meetlatten en driehoeken. Zoals gezegd moeten de honderden werkstukken als totaalproject gezien worden, de drie zalen liggen en hangen vol met de vormen, die met elkaar de oneindigheid bepalen. Een programma van lezingen en films, de wetenschap der ruimte betreffende, begeleidt de tentoonstelling. De expositie van tekeningen, etsen, collages en ander werk van de beeldende kunstenaar H. Leyendeckers in De Beyerd in Breda.</text:p>
          </table:table-cell>
        </table:table-row>
        <table:table-row table:style-name="ro2">
          <table:table-cell office:value-type="string">
            <text:p>http://resolver.kb.nl/resolve?urn=KBNRC01:000028737:mpeg21:a0179: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Eén adviesraad nodig voor wetenschap en technologie' Door onze redactie onderwijs DEN HAAG, 19 mei — Voor advisering over wetenschaps- en technologiebeleid moet er één algemene Adviesraad voor het Wetenschaps- en Technologiebeleid (ARWTB). Elk departement moet zelf verantwoordelijk zijn voor het eigen onderzoeksbeleid. Een extra stimuleringsfonds van 200 miljoen gulden per jaar moet dienen om onderzoek te stimuleren dat niet tijdig door de vakdepartementen wordt opgezet. Dit schrijft de Raad van Advies voor het wetenschapbeleid (RAWB) in het gisteren gepubliceerde jaaradvies over de niet-universitaire onderzoeksinstituten (TNO, de overige grote technologische instituten en de 180 kleine onderzoeksinstituten). In zijn jaaradvies zet de RAWB zich af tegen het onlangs door de commissie-Dekker gepubliceerde rapport over het technologiebeleid. Daarin wordt gepleit voor een aparte raad voor technologiebeleid. Dekker en de zijnen menen dat een dergelijke raad snel tot stand kan komen en achten dit dringend gewenst. De RAWB is het daar in zoverre mee eens dat een dergelijke aparte raad wel zo snel mogelijk, samen met de RAWB, moet opgaan in een raad die zowel over wetenschap als technologie adviseert, de ARWTB. Ook tegen de opvatting van de commissie Dekker dat de universiteiten 'kennisbedrijven' moeten worden, die voornamelijk voor de markt produceren, heeft de RAWB bezwaren. Volgens de Raad is het de taak van de universiteiten om mensen op te leiden die fundamenteel onderzoek kunnen verrichten en bovendien heeft de universiteit de opdracht om ontwikkelingen in de wetenschap te bevorderen en bij te houden en fundamenteel onderzoek te verrichten. De overige onderzoeksinstituten moeten hun onderzoek wel voor circa 80 procent financieren door middel van contracten met bedrijven en overheid. De overige 20 procent is vrij te besteden subsidie. Dat betekent dat de huidige doelsubsidie wordt verruild voor contractresearch. De RAWB pleit verder voor grotere zelfstandigheid voor de instituten en meer ruimte voor een niet langer aan ambtelijke schalen gebonden personeelsbeleid. Ook wil de RAWB dat er meer mogelijkheden komen om de wetenschapsbeoefenaren die bij deze instituten werken te laten deelnemen aan internationale conferenties. De grotere autonomie van alle niet-universitaire onderzoeksinstituten moet worden gecombineerd met een effectievere kwaliteitsbewaking door middel van regelmatig evaluatie-onderzoek. Bij negatieve uitkomst hiervan wordt als straf de basissubsidie verlaagd. Bij deze evaluatie dienen buitenlandse experts te worden betrokken.</text:p>
          </table:table-cell>
        </table:table-row>
        <table:table-row table:style-name="ro2">
          <table:table-cell office:value-type="string">
            <text:p>http://resolver.kb.nl/resolve?urn=KBNRC01:000031574:mpeg21:a0062: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Geleerden onder pressie MOSKOU, 27 nov. — De nieuwe voorzitter van de Russische academie van wetenschappen, Anatoli Aleksandrow, zei gisteren dat het „wetenschappelijk onderzoek meer op de praktijk moet worden gericht". ,.Er moet een geïntegreerd onderzoeksprogramma komen voor alle takken van wetenschap. Onze inspanningen dienen samen te smelten met die van de industrie om dringende economische en agrarische problemen op te lossen." Aleksandrow leek zich hiermee aan te sluiten bij een vroegere oproep van partijleider Brezjnew die klaagde dat het wetenschappelijk onderzoek veel te veel gedecentraliseerd is. Niet nader genoemde leden van de Academie maakten melding van toenemende controle door de partij. Wie lid van de Academie wil worden, moet bij voorkeur partijlid zijn enbij de ballotage wordt voorrang gegeven aan bestuurders boven theoretici. (UPI)</text:p>
          </table:table-cell>
        </table:table-row>
        <table:table-row table:style-name="ro2">
          <table:table-cell office:value-type="string">
            <text:p>http://resolver.kb.nl/resolve?urn=KBNRC01:000032224:mpeg21:a0017:ocr</text:p>
          </table:table-cell>
          <table:table-cell office:value-type="string">
            <text:p>scienc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Onderzoek sloop in Dapperbuurt heeft vertraging AMSTERDAM, 1 febr. — De bewoners van de Dapperbuurt weten half februari meer over het funderingsonderzoek waaruit moet blijken welke huizen voor sloop in aanmerking komen. Het onderzoek onder andere naar de relatie grond-vochthout waarmee het laboratorium voor Grondmechanisatie te Delft begin januari is begonnen, duurt wat langer dan was voorzien. Zolang de gegevens van TNO nog niet bekend zijn, kan volgens wethouder Lammers nog niet worden overlegd. Hij zei dit gisteren in de raad toen het D'66-raadsli(} Wessels vroeg waarom de bewoners van de buurt niet werden betrokken bij het funderingsonderzoek in de Dapperbuurt. In die buurt is men erg ongerust vooral in de wetenschap dat over twee maanden een bestemmingsplan wordt vastgesteld.</text:p>
          </table:table-cell>
        </table:table-row>
        <table:table-row table:style-name="ro2">
          <table:table-cell office:value-type="string">
            <text:p>http://resolver.kb.nl/resolve?urn=KBNRC01:000032703:mpeg21:a004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 Dr. J. F. G. Vliegenthart — Dr. J. F. G. Vliegenthart is benoemd tot gewoon lector in de bio-organische chemie te Utrecht. De heer Vliegenthart, geboren in 1936, is sinds 1960 aan de Utrechtse universiteit verbonden. — Dr. L. D. de feiter is benoemd tot gewoon lector in de wetenschap van het ruimte-onderzoek, in het bijzonder dat van de zon, te Utrecht. De heer De Feiter, geboren in 1927, is sinds 1967 verbonden aan het laboratorium voor ruimte-onderzoek in Utrecht. — Dr. O. C. Wit is benoemd tot gewoon hoogleraar in de sociale pedagogiek te Utrecht. De heer Wit, geboren in 1929, is sinds 1971 gewoon lector in dat vak aldaar.</text:p>
          </table:table-cell>
        </table:table-row>
        <table:table-row table:style-name="ro2">
          <table:table-cell office:value-type="string">
            <text:p>http://resolver.kb.nl/resolve?urn=KBNRC01:000028326:mpeg21:a0024: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Tweede Kamer zet punt achter affaire-Valk DEN HAAG, 30 mei — De Tweede Kamer heeft gisteren een punt gezet achter de affaire-Valk in de wetenschap dat het onmogelijk is gebleken precies in kaart te brengen wat de bemoeienis van de Nederlandse militaire missie is geweest met de staatsgreep in Suriname op 25 februari 1980. Nader onderzoek naar de rol van het hoofd van de militaire missie, kolonel Valk, heeft niets essentieels kunnen toevoegen aan hetgeen de onderzoekscommissie begin vorig jaar al heeft gerapporteerd. „Er rest ons helaas niets anders dan bij wijze van spreken de boeken te sluiten en beide rapporten voor kennisgeving aan te nemen", aldus het Kamerlid Knol (PvdA). De woordvoerders van CDA en VVD vielen hem daarin bij. Op initiatief van het Kamerlid Weisglas vroeg de Kamer vorig jaar na de eerste rapportage van de onderzoekscommissie-Pronk om een nader onderzoek. (ANP)</text:p>
          </table:table-cell>
        </table:table-row>
        <table:table-row table:style-name="ro2">
          <table:table-cell office:value-type="string">
            <text:p>http://resolver.kb.nl/resolve?urn=KBNRC01:000032674:mpeg21:a0191: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ROL VAN DE WETENSCHAP In anderhalve maand heeft de waanzinnig productieve Franse historicus Pierre Chaunu, hoogleraar te Parijs en directeur van het instituut voor kwantitatief historisch onderzoek te Caen, in vierhonderd bladzijden uiteengezet wat de geschiedwetenschap (en vooral de Franse), voor de huidige maatschappij te betekenen heeft: Histoire-Science sociale (Société d'Edition d'enseignement supérieur, 437 p. ƒ 61,20). De tijd (en vooral het besef hiervan), de ruimte en de mens zijn de drie dimensies die Chaunu in de moderne geschiedenis onderscheidt. De knappe resultaten van het economischgeografisch en demografisch onderzoek worden uiteengezet. Zijn behandeling van de geschiedenis van de geschiedschrijving is weinig opwindend. Zijn programma voor een geschiedenis van de mentaliteit is stimulerend. Het werk draagt de sporen van een weergave van gesproken woord te zijn. De pathetische formuleringen, die het waarmerk van Chaunu zijn, zijn vaak verrassend, soms zelfs briljant, soms niet meer dan een holle frase en vol met herhalingen.</text:p>
          </table:table-cell>
        </table:table-row>
        <table:table-row table:style-name="ro2">
          <table:table-cell office:value-type="string">
            <text:p>http://resolver.kb.nl/resolve?urn=KBNRC01:000028786:mpeg21:a0120: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EG, VS en Japan samen in onderzoeksproject kernfusie IfjjNCHEN, 16 jan. — De Europese Gemeenschap, Japan en de Verenigde Staten hebben gisteren een overeenkomst voor de samenwerking op het gebied van kernfusie-onderzoek ondertekend. De overeenkomst, die tot stand is gekomen onder leiding van het Internationale Energie Bureau (IEA), is de eerste waarbij het gaat om een gezamenlijk onderzoek van diverse centra die zich bezighouden met kernfusie. De directeur van het IEA, Heiga Stqeg, verklaarde bij de ondertekening in het Max-Planckinstituut in München, dat de kosten hetvoaréén lsnd onmogelijk maken om onderzoek tp doen naar de mogelijkheden voor de opwekking van energie uit kernfusie. Voordat er energie kan worden geproduceerd moet er de passende technologie worden ontwikkeld en moeten de economische mogelijkheden worden onderzocht, zo verklaarde zij. Volgens Steeg zal het onderzoek nog tot in de volgende eeuw in de experimentele fase verkeren en kan het op het ogenblik alleen nog maar worden gefinancierd door regeringen. In 1980 werden de ministers van wetenschap van de EG het erover eens dat er 350 miljoen dollar ter beschikking moest worden gesteld voor het onderzoek in het Britse Culham, waaQjÖet Joint -European TonK; (JÊTjPproject wordt uitgevoerd. De reactor in Culham kan wel- ■ licty jrl ifi de 21ste/ pen&gt;v gajin draaien. Bij de overeenkomst voor samenwerking die nu is ondertekend werken verder mee onderzoeksinstituten in het Amerikaanse Princeton en het Japanse Naka-Machi. (Reuter)</text:p>
          </table:table-cell>
        </table:table-row>
        <table:table-row table:style-name="ro2">
          <table:table-cell office:value-type="string">
            <text:p>http://resolver.kb.nl/resolve?urn=KBNRC01:000029415:mpeg21:a0104: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TNO meet 'verzuring' van archieven TNO zal onderzoeken in hoeverre luchtverontreiniging invloed heeft op de verzuring van boeken en archieven in ons land. Het zwaartepunt van het onderzoek ligt in sterk vervuilde gebieden, zoals het museum Boymans van Beuningen in Rotterdam, het Rijksmuseum in Amsterdam, de Rijksarchieven in Den Haag en Arnhem en het Zeeuws museum in Middelburg. Als tegenhanger van deze sterk verontreinigde gebieden is één archief in de noordelijke provincies gekozen, waar de luchtkwaliteit beter is. Het is het Rijksarchief in Leeuwarden. Dit meldt het februari-nummer van het TNO-magazine Toegepaste Wetenschap. In de musea is reeds met metingen begonnen. Het onderzoek zal drie jaar duren. Het gaat daarbij om gesimuleerde verouderingsproeven in het TNO-laboratorium in Delft. Het onderzoek wordt gedaan omdat een belangrijk deel van het Nederlandse cultuurbezit op basis van papier en textiel verloren dreigt te gaan. Enkele jaren geleden rekende het Instituut voor Milieuvraagstukken al uit dat het daarbij gaat om 206.000 meter archiefmateriaal, zes miljoen objecten in musea en 864.000 meter gedrukt materiaal in bibliotheken. Particulier bezit is daarbij niet meegerekend. In opdracht van het ministerie van onderwijs en wetenschappen heeft de Raad voor Milieu- en Natuuronderzoek een reddingsplan opgesteld. Dit bestaat onder meer uit het instellen van een onderzoek naar de invloed van luchtverontreiniging op het proces en een onderzoek om de aantasting te voorkomen.</text:p>
          </table:table-cell>
        </table:table-row>
        <table:table-row table:style-name="ro2">
          <table:table-cell office:value-type="string">
            <text:p>http://resolver.kb.nl/resolve?urn=KBNRC01:000029820:mpeg21:a0062:ocr</text:p>
          </table:table-cell>
          <table:table-cell office:value-type="string">
            <text:p>science</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Samenvoeging film- en foto-archieven bepleit DEN HAAG, 2 AUG. Er moet één Centraal Audiovisueel Archief komen, waar de collecties van het Film- en Beeldbandarchief (FBA) van het NOB, het Film- en Fotoarchief (FFA) van de Rijksvoorlichtingsdienst en de historische collectie van de Stichting Film en Wetenschap (SFW) in worden ondergebracht. Dat is een van de aanbevelingen van een onderzoek, dat het ministerie van WVC onlangs heeft laten verrichten. Het ministerie heeft dit onderzoek 'Onderzoek Visuele Archieven' half juli naar de betrokken audiovisuele archieven en de Tweede Kamer gestuurd. Na het zomerreces wordt er verder over gesproken. Aanleiding tot het onderzoek vormt de grote achterstand bij de conservering en het toegankelijk maken van films, televisie- en radio-opnames en ander audiovisueel materiaal, waarmee het minis-terie wordt geconfronteerd. Het onderzoek, dat door het* bureau Samsom-Veldkamp werd uitgevoerd, moest duidelijkheid verschaffen over de meest effectieve aanpak op nationaal niveau van deze problemen. Voor nood»: maatregelen bij het Film- ea Beeldbandarchief van het NOBt een bij het Nederlands Filmmuseum (NFM) heeft WVC tot 1995; meer dan 40 miljoen gulden be^ schikbaar gesteld. (ANP) J</text:p>
          </table:table-cell>
        </table:table-row>
        <table:table-row table:style-name="ro2">
          <table:table-cell office:value-type="string">
            <text:p>http://resolver.kb.nl/resolve?urn=KBNRC01:000028213:mpeg21:a0024:ocr</text:p>
          </table:table-cell>
          <table:table-cell office:value-type="string">
            <text:p>science</text:p>
          </table:table-cell>
          <table:table-cell table:number-columns-repeated="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1">
            <text:p>1</text:p>
          </table:table-cell>
          <table:table-cell table:number-columns-repeated="4" office:value-type="float" office:value="0">
            <text:p>0</text:p>
          </table:table-cell>
          <table:table-cell office:value-type="string">
            <text:p>Niet-zwangeren toch naar abortuskliniek UTRECHT, 12 nov. — Alvorens een vrouw te verwijzen naar een abortuskliniek dient de arts 100 procent zeker te zijn van zijn diagnose. Een inwendig onderzoek is daartoe onontbeerlijk". Dit schrijft de Utrechtse huisarts L. Querido in het blad Huisarts en Wetenschap. Aanleiding tot deze uitspraak is een onderzoek dat hij heeft verricht bij 53 vrouwen die in 1979 naar de Stimezokliniek in Utrecht werden verwezen, maar die geen abortus ondergingen, omdat zij bij nader ondérzoek niet zwanger bleken. Qeurido heeft vastgesteld dat er verband bestaat tussen de leeftijd en het niet zwanger zijn. In totaal waren in het desbetreffende jaar bijna 4300 vrouwen naar de kliniek verwezen. Van de vrouwen tot 30 jaar was 0,9 pet. niet zwanger, van de vrouwen tussen de 30 en de 40 bijna 1,5 pet. en van de boven 40-jarigen 5 pet. Zeven van de 53 niet-zwangeren (procentueel drie keer zoveel als van de wel zwangeren) bezocht de kliniek op eigen initiatief. De overigen waren verwezen door de huisarts of —- ingeval van Duitse vrouwen — door een gynaecoloog. Volgens Querido hebben de verwijzers weinig onderzoek verricht. In enkele gevallen bleek het uitblijven van de menstruatie al reden voor de diagnose zwangerschap. Inwendig onderzoek werd slechts zelden verricht en in bijna de helft van de gevallen werd de diagnose alleen gesteld op grond van een — overigens fout uitgevallen — zwangerschapstest. (ANP)</text:p>
          </table:table-cell>
        </table:table-row>
        <table:table-row table:style-name="ro2">
          <table:table-cell office:value-type="string">
            <text:p>http://resolver.kb.nl/resolve?urn=KBNRC01:000028879:mpeg21:a0142:ocr</text:p>
          </table:table-cell>
          <table:table-cell office:value-type="string">
            <text:p>science</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Regering gaat informatica bevorderen DEN HAAG, 2 april — De regering gaat in samenwerking met het bedrijfsleven en de wetenschap de scholing, toepassing en het onderzoek van informatica bevorderen. Dat is nodig omdat Nederland een achterstand heeft op dit terrein. Dit zei dr. E. Spiegel, directeur generaal voor het wetenschapsbeleid van het Ministerie van onderwijs donderdag in Amsterdam op het symposium "Informatica, theorie en praktijk". Met betrekking tot het informatica-onderzoek denkt de overheid aan het instellen van een commissie die de samenhang in het onderzoek gaat bevorderen, en de weg wijst naar nieuwe onderzoeksthema's en uitvoeringsmogelijkheden. Onderzoek is in Nederland volgens dr. Spiegel op een aantal gebieden op een hoog niveau, maar de capaciteit is te beperkt in verhouding tot de behoefte aan kennis van informatica. Daarbij is het onderzoek erg versnipperd, en laat het zich weinig inspireren door mogelijke toepassingen." We willen internationaal de boot niet missen", aldus dr. Spiegel. Ook wordt er gedacht het mathematisch centrum in Amsterdam te laten uitgroeien tot een informatica-centrum en verder aan de introductie van landelijke computernetwerken en de aanschaf van supercomputers.</text:p>
          </table:table-cell>
        </table:table-row>
        <table:table-row table:style-name="ro2">
          <table:table-cell office:value-type="string">
            <text:p>http://resolver.kb.nl/resolve?urn=KBNRC01:000027225:mpeg21:a0113: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Output I Een van de problemen die men bij beoordeling van wetenschappelijk onderzoek ontmoet, is het vaststellen van het rendement. De BUOZ-nota, waarover een groot deel van deze pagina handelt, hanteert dit begrip in verband met het toekennen van financiële middelen: naarmate onderzoekers beter kunnen aantonen dat de hun toevertrouwde middelen verantwoord worden besteed, zal het beter mogelijk zijn de voortzetting te waarborgen. Het rendement, de 'output' van onderzoek valt moeilijk te meten. Een van de betrouwbaarste methoden is nog altijd het tellen van de publikaties die uit de onderzoekwereld in wetenschappelijke tijdschriften verschijnt, en de aantallen keren dat een onderzoek door andere onderzoekers wordt geciteerd. Arie Rip heeft eerder hierover op deze pagina geschreven. Er is thans een-analyse in voorbereiding diè^aat zien hoe het met het Nederlandse onderzoek in de wetenschappelijke tijdschriften is gesteld. Twee Nederlanderse onderzoekers, A. van Heeringeri en C. P. Bakker, zijn hiermee bezig; de analyse wordt te zijner tijd gepubliceerd door de Raad van Advies voor het Wetenschapsbeleid hat onderzoek betreft alleen de Bètawetenschappen. De onderzoekers maken gebruik van de zgrr. Science Citation Index; ze hebben nagegaan hoe resp. voor 1974 en 1977 (het recentste materiaal) de Nederlandse wetenschap er in de wetenschappelijke bladen is afgekomen. Er zijn in ons land rond 30.000 wetenschappelijke onderzoekers, werkzaam in enkele honderden laboratoria en instituten, bij universiteiten, hogescholen, TNO, industrie e.d. Gebleken is dat Nederlanders in 1974 0,97 pet van het totaal aan wetenschappelijk publikaties hebben verzorgd en in 1977 1,15 pet.</text:p>
          </table:table-cell>
        </table:table-row>
        <table:table-row table:style-name="ro2">
          <table:table-cell office:value-type="string">
            <text:p>http://resolver.kb.nl/resolve?urn=KBNRC01:000030218:mpeg21:a0201: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Vrouwelijke wetenschap Vrouwenstudies hebben universiteiten een beetje veranderd Greta Riemersma Vandaag ontving minister Ritzen het advies meer geld te steken in vrouwenstudies. De 13 hoogleraren die zich in deeltijd met feministische wetenschap bezighouden, zijn niet voldoende om overleving te garanderen. 'T A oen de leerlingen van Galiléö 1 eenfriaa 'F'w 'fétfen dat de aarde rond was in plaats van plat, konden ze het nooit meer anders zien. Zo is het ook met vrouwenstudies", zegt J. Soetenhorst-de SavOrnin Lohman, voorzitter van* de Stimuleringsgroep Emancipatie-Onderzoek (STEO). "Wie door vrouwenstudies ontdekt dat alles mannelijke én vrouwelijke kanten heeft, kan niet meer terug." Dat nog niet het hele wetenschappelijk bedrijf doordrenkt is van deze 'ontdekking', blijkt uit het eindadvies dat de STEO vandaag heeft gepresenteerd aan minister Ritzen van onderwijs en staatssecretaris Ter Veld van sociale zaken. Na zes jaar stimulering van vrouwenstudies concludeert de STEO dat 'de concrete uitwerking' aan de universiteiten 'meestal teleurstellend' is. "Zelden werden daadwerkelijk fondsen vrijgemaakt voor de beoefening van vrouwenstudies." Toch is in die tijd veel onderzoek gedaan, verspreid over verschillende studierichtingen. Onderwerpen als politieke opvattingen van vrouwen, het beeld van vrouwen in de literatuur en de onderbetaling van vrouwen op de arbeidsmarkt werden bestudeerd. Op dit ogenblik tellen de universiteiten in Nederland dertien hoogleraren, zes universitaire hoofddocenten en ongeveer 75 wetenschappelijk medewerkers die zich bezighouden met de feministische wetenschapsbeoefening — het grootste deel bestaat uit vrouwen. "Dat lijkt allemaal mooi, maar het gaat vaak om tijdelijke aanstellingen en deeltijdbanen", zegt R. van Og, medewerker bij de STEO. "Het is daarom de komende, jaren erop of eronder." Oök de verdelingeer de verschillende vrouwenstudies parten. Vrfy,iyyfnst'ndies zijn vpöral eej^perspectief van waaruit bn ande/ef' Vtffegtbiedefi^oÏÏ-'' derzoek wqr^t gè Jaaa'i raar het sekseverschil, de betekenis,, en de oorsprong ervan. Dat maakt hel volgens de STEO mpeilijk geld tc krygea v^ïl fondsen voor onderzoek. Van Og"Stel: je wilt onderzoek doen t iwr seksueel geweld. De vraag is danlw dat valt onder rechten, geneeskunde of sociologie." Wel honoreert de Nederlandse Organisatie voor Wetenschappelijk Onderzoek via de zogeheten tweede geldstroom inmiddels een kwart van het aantal ingediende voorstellen en dat aantal wijkt niet af van dat bij andere studies. Na zes jaar zit de taak van de STEO er in februari volgend jaar op. De opdracht luidde destijds: "Zorg dat vrouwenstudies aan elke universiteit worden geaccepteerd", zegt Van Og. Maar dat bleek hetzelfde te zijn als "zorg dat de wereld verandert". De STEO bestaat uit zeven leden, onder andere afkomstig uit de wereld van vrouwenstudies, die beschikken over een overheidsfonds van 820.000 gulden per jaar. De STEO is ingesteld door de ministeries van onderwijs en sociale zaken. Bijna aan het einde van haar bestaan oppert de STEO dat een college van deskundigen op het gebied van vrouwenstudies het 'emancipatie-onderzoek' voortaan gericht zou moeten bevorderen. Het college zou jaarlijks dienen te beschikken over een bedrag van zes miljoen gulden. "Zo'n college moet de aandacht niet versnipperen", zegt voorzitter Soetenhorst. "Alleen universiteiten waar vrouwenstudies wortel hebben geschoten, moeten geld krijgen voor onderzoek en onderwijs. Daardoor kunnen zij goede onderzoeksvoorstellen doen en zo toegang krijgen tot internationale fondsen. Zij moeten zich steeds meer profileren. De onderlinge concurrentie moet worden bevorderd." Masculinistische cultuur De vrouwenbeweging deed haar intrede op de universiteit eerder dan de STEO. Zestien jaar geleden pleitte Andreas Burnier, hoogleraar criminologie aan de Katholieke Universiteit van Nijmegen, voor een "metamorfose van de dominante masculinistische cultuur" aan de universiteit. De discussie die daarna op gang kwam over de positie van vrouwen binnen de wetenschap, leidde in 1976 aan de faculteit der sociale wetenschappen van de Universiteit van Amsterdam tot de eerste tijdelijke aanstellingen voor vrouwenstudies. Tegelijkertijd maakte de universiteit van Nijmegen, eveneens binnen de sociale wetenschappen, plaats vrij voor de beoefening van feministische wetenschap. "Er werd van je verwacht dat je naast je baan aan de universiteit strijd zou leveren in de maatschappij", vertelt M. Brouns, die in opdracht van het ministerie van onderwijs het boek ''Veertien jaar vrouwenstudies in Nederland; een overzicht '(1988) schreef. "Uitsluitend onderzoek doen was misbruik maken van de beweging. Je moest je aansluiten bij een vrouwenhuis of een Blijf van mijn Lijfhuis." De opvattingen van die dagen zijn achterhaald, oude doelstellingen verlaten. Vrouwenstudies hadden in het begin vooral kritiek op het seksisme binnen de universiteit: mannen en de mannelijke blik domineerden de wetenschap. Daarnaast richtten vrouwenstudies zich op de onderdrukking van de vrouw. Brouns: "Die turflijst bestaat niet meer. Nu zou je heel globaal kunnen zeggen dat vrouwenstudies kennis produceren over het sekseverschil, met specifieke aandacht voor machtsposities". Want dat is volgens haar hetzelfde gebleven: vrouwenstudies hebben nog stfceds een politieke lading. "Feministische wetenschapsbeoefenaars zijn alert op machtsverhoudingen. Het is nog te vroeg om te zeggen dat ongelijkheid tussen mannen en vrouwen niet meer bestaat. Kijk maar naar zaken als incest en verkrachting. Ook het verschil in loon tussen mannen en vrouwen bestaat nog steeds." Maar het begrip 'de vrouw' is taboe. "Van dat woord kregen we het benauwd. Het doet geen recht aan verschillen tussen vrouwen." Binnen vrouwenstudies vraagt men zich tegenwoordig af of de vlag de lading nog dekt: is het niet beter te spreken van 'genderstudies'? Het verschil tussen mannen en vrouwen is niet alleen biologisch bepaald, maar ook historisch en cultureel, zeggen .sommige onderzoekers. Het engelse woord 'gender' verwijst naar dat Niet in bèta-wetenschappen Vrouwenstudies zijn inmiddels aan alle universiteiten in Nederland tot ontwikkeling gekomen, waarbij die van Amsterdam, Utrecht, Nijmegen, Groningen en Leiden voorop lopen. Ze zijn vooral ver doorgedrongen Jjot de sociale wetenschappen, theologie, letteren en geschiedenis, en sinds het begin van de jaren tachtig ook tot rechten, de economische wetenschappen en gezondheidswetenschappen. In de bètawetenschappen verkeert het feministisch onderzoek nog in een pril stadium. De politiek heeft de afgelopen jaren soms gebruik gemaakt van de inzichten die het onderzoek binnen vrouwenstudies opleverden. STEOvoorzitter Soetenhorst noemt als voorbeeld de Wet Gelijke Behandeling. "Bij die wet speelt natuurlijk mee in hoeverre vrouwen anders zijn dan mannen." Zaken als vrouwenhulpverlening en positieve actie, waarbij vrouwen bij sollicitaties voorkeur krijgen boven mannen, zijn door vrouwenstudies 'gevoed'. J. Outshoorn, politicologe en hoogleraar vrouwenstudies aan de Leidse universiteit, merkt op dat vrouwenstudies ook een aandeel hebben gehad in de discussies over de abortuswetgeving. De resultaten van onderzoek binnen vrouwenstudies hebben volgens haar vaak geleid tot publieke en politieke debatten, vooral waar het ging om seksueel geweld. Outshoorn is vanaf het begin betrokken geweest bij vrouwenstudies. Al die tijd is er kritiek geweest op de harde scheiding tussen disciplines binnen de wetenschap, herinnert ze zich. "We wilden meerdere methoden van onderzoek gebruiken en meerdere inzichten. Dat is nog steeds zo. Onze onderwerpen overschrijden de grenzen tussen vakgebieden." Een 'eye opener ', zo omschrijft M. Bal de vrouwenstudies. Ze is bijzonder hoogleraar semiotiek en vrouwenstudies aan de Rijksuniversiteit van Utrecht en onlangs benoemd tot hoogleraar in de theoretische literatuurwetenschap en de vrouwenstudies Letteren aan de Universiteit van Amsterdam. "Vrouwenstudies hebben de rol van voortrekker, omdat ze kritiek hebben op de wetenschap. Daardoor kom je tot complexere inzichten." Vrouwenstudies laten volgens haar twee dingen zien: "Allereerst dat onderzoek politiek is. Waarom is bijvoorbeeld nooit iets effectiefs uitgevonden tegen pijn bij bevallingen of menstruatiepijn? De dokters zijn er nooit in geïnteresseerd geweest. Daarnaast laten vrouwenstudies zien dat dé waarheid niet bestaat. Wij zeggen dat we door ons feministisch engagement niet objectief kunnen zijn. Dat is minder erg dan denken dat je objectief de wetenschap bedrijft." Het besef dat wetenschap altijd subjectief is, moet zowel op het terrein van onderwijs als op dat van onderzoek worden aangewakkerd, meent Bal. "Ik ben pas tevreden als vrouwenstudies overbodig zijn."</text:p>
          </table:table-cell>
        </table:table-row>
        <table:table-row table:style-name="ro2">
          <table:table-cell office:value-type="string">
            <text:p>http://resolver.kb.nl/resolve?urn=KBNRC01:000026245:mpeg21:a0155: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Meer invloed voor onderzoekers op beleid van justitie De uitkomsten van wetenschappelijk onderzoek zullen op het departement van justitie een belangrijker invloed op de beleidsvorming krijgen dan tot nu toe het geval was. Uit de memorie van toelichting blijkt dat een aantal ambtenaren van het eigen wetenschappelijk onderzoeks- en documentatiecentrum van het departement (WODC) nauwe contacten zullen gaan onderhouden met de beleidssectoren van het departement. Het ligt in de bedoeling dat het onderzoek van het WODC minder inventariserend en dichter bij de beleidsproblemen komt te liggen. Men wil het onderzoek richten op meer actuele beleidsproblemen en anderzijds de uitkomsten van het onderzoek een minder vrijblijvende rol laten spelen als het gaat om het vervolg van het beleid. In dit verband wordt gesproken van "action research" in de memorie van toelichting. Letterlijk schrijft de memorie: „De wetenschapper zal de bewindsman ('het beleid') duidelijk moeten maken wat de beleidsmatige implicaties zijn van de uitkomsten en zal het beleid moeten adviseren omtrent het gebruik ervan. Voor een goede verhouding tussen beleid en wetenschap is het van groot belang dat het beleid, als het meent deze adviezen niet te moeten volgen, dit aan de wetenschapper duidelijk maakt. Alleen door een dergelijke nauwe relatie kan de integratie van beleid en wetenschap plaatsvinden." Uit de memorie van toelich 1 - ting blijkt dat de functie van wetenschappelijk adviseur van de minister, die werd vervuld door dr. W. Buikhuisen die als hoogleraar naar Leiden is vertrokken, niet wordt opgevuld. De genoemde beleids-adviserende wetenschappelijke onderzoekers zullen samen met het hoofd van het WODC zijn taken waarnemen.</text:p>
          </table:table-cell>
        </table:table-row>
        <table:table-row table:style-name="ro2">
          <table:table-cell office:value-type="string">
            <text:p>http://resolver.kb.nl/resolve?urn=KBNRC01:000028306:mpeg21:a0178: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string">
            <text:p>Offensief tegen aardappelmoeheid opnieuw van start De wetenschap begint een nieuw offensief tegen het verschijnsel aardappelmoeheid. Door middel van een wekstof wil men het aardappelcysteaaltje, de boosdoener, gaan bestrijden. De cysteaaltjes vormen "reuzecellen" in de wortels van de aardappelplant, voedingscellen van enkele millimeters lang en een diamter van hoogstens een halve millimeter. In een aardappelveld kunnen vele tienduizenden reuzecellen als restaurant dienen voor de larven tijdens hun groei tot volwassen aaltjes. Aangetaste aardappelplanten groeien nauwelijks meer. Er kunnen zelfs valplekken ontstaan: zwaar besmette stukken akker waar de planten zijn afgestorven. Uitlopende aardappelplanten scheiden wekstoffen af waardoor in een ruststadium verkerende eitjes van de cyste uitkomen. Dit lokproces wil men nu als wapen gaan hanteren. Het is een project van het Nederlands Instituut voor Koolhydraat Onderzoek (NIKO-TNO), dat hiermee voortborduurt op een in 1970 gestaakt onderzoek. Men wil trachten de wekstof die de aardappel afgeeft te winnen, te isoleren, te zuiveren en chemisch of biotechnologisch na te maken. Door deze wekstof op de akker te gooien als er geen aardappels worden geteeld, komen de aaltjes uit de cyste en verhongeren ze. Op dit gebied is al veel onderzoek verricht, maar zonder succes. Het project staat nu onder begeleiding van dr. F.J. Ritter, die in 1978 de Koninklijke Shell-prijs kreeg voor onderzoek op het gebied van feromonen, geurstoffen die binnen een diersoort signalen geven. Ritter verwacht dat er nu meer kans van slagen is. Men heeft meer zicht gekregen op een goede biologische toets om uit te maken of men de goede stof te pakken heeft. En uit Japan komen berichten dat men erin geslaagd is de structuur op te helderen van het verwante sojacysteaaltje. Het wekstofproject gaat volgens een voorlopige schatting ongeveer drie miljoen kosten en zal zeker vijf jaar in beslag nemen. (Toegepaste wetenschap-TNO)</text:p>
          </table:table-cell>
        </table:table-row>
        <table:table-row table:style-name="ro2">
          <table:table-cell office:value-type="string">
            <text:p>http://resolver.kb.nl/resolve?urn=KBNRC01:000031412:mpeg21:a0267: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BRIEF Industrialisering van de wetenschap? In het Zaterdags Bijvoegsel van 10 oktober schrijft G. van Benthem van den Bergh over fouten die door Amerikaanse onderzoekers zijn gemaakt bij de toepassing van de Statistische berekeningen in de geschiedwetenschap. Hij noemt dit in navolging van een Amerikaans criticus de nadelen van „industrialisering van de wetenschap", en spreekt zelfs van de „ondeugdelijkheid van het industriële produkt". Het blijft evenwel voor de lezer volkomen onduidelijk wat de industrie of de industrialisering met de fouten in het onderzoek hebben te maken. Het gebruik van statistische berekeningen is toch zeker geen specifiek kenmerk van alleen industriële methoden en bovendien blijkt uit het artikel dat niet in de eerste plaats het bij het onderzoek verkregen cijfermateriaal onjuist was, maar vooral de interpretering daarvan door de onderzoekers. Het lijkt mij dat verbinden van het begrip industrialisatie of industrieel aan foutieve waardering van cijfermateriaal in de geschiedwetenschap onjuist is, en op zichzelf even foutief. De verleiding om gedachteloos mee te doen met de tegenwoordige neiging om van "alles" de schuld op het conto van de industrie te schrijven, blijkt zelfs-voor sommige wetenschapsmensen te groot. B. ELEMA, Zuidlaren.</text:p>
          </table:table-cell>
        </table:table-row>
        <table:table-row table:style-name="ro2">
          <table:table-cell office:value-type="string">
            <text:p>http://resolver.kb.nl/resolve?urn=KBNRC01:000029847:mpeg21:a0145: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WETENSCHAP OP RADIO EN TELEVISIE Der Computer-Krieg De stagnerende microcomputermarkt. Programmamakers Klaus Ullrich en Josef Turecek spraken met o.a. Nobelprijswinnaar prof. Arno Penzias, computerfabrikant Frederik C. Wang en Richard McGhinn van AT&amp;T. Do. 15/8, Duitsland 1, 20.18 Aus Forschung und Technik Overal worden pogingen ondernomen om wetenschap en publiek nader tot elkaar te brengen. Een van die pogingen is de Rotterdamse tentoonstelling Fenomena. Ook in de Verenigde Staten en Japan zijn dergelijke initiatieven ondernomen. Do 15/8, Duitsland 2, 21.00 Riickkehr zu den Sternen Astrofysicus en wetenschapsjournalist Reinhard Breuer uit Hamburg over het onderzoek naar de oorsprong van het universum. Ook legt hij een relatie met science fiction. Do. 15/8, Duitsland 3, 21.45 Nicht Fisch, nicht Fleisch: Pilze Alleen al in West-Duitsland bestaan meer dan 2500 verschillende soorten paddestoelen. Een deel ervan is eetbaar. Za. 17/8, Duitsland 2, 19.30 De doorbraak Vertegenwoordigers van het Wereldnatuurfonds en van de Landbouwhogeschool vertellen welke gevolgen het heeft, als er zoveel bos verdwijnt. Ma. 19/8, Hilversum 5, 09.30 Revolutie in de Stille Oceaan Reportage over technologische ontwikkelingen in Japan, waar het accent ligt op nieuwe toepassingen van computers. Men heeft al geprobeerd het Chinese alfabet van 500 tekens voor de computer bruikbaar te maken. Di. 20/8, BRT 1, 20.50 Symposium Onderwijs en onderzoek in de Chinese volksrepubliek. Wo. 21/8, BRT radio 3, 19.30</text:p>
          </table:table-cell>
        </table:table-row>
        <table:table-row table:style-name="ro2">
          <table:table-cell office:value-type="string">
            <text:p>http://resolver.kb.nl/resolve?urn=KBNRC01:000030511:mpeg21:a0026: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Tielman: onderzoek is bijzonder onkies ervolg van pag. 1 Het Tweede-Kamerlid voor de 'PR P. Lankhorst heeft over het mderzoek van professor Swaab andaag vragen gesteld. De PPR »il van minister Deetman weten if hij het wetenschappelijk verntwoord vindt om op grond van mderzoek op vijftien aan aids verleden mannen enige concluies te trekken over de oorzaak an homoseksualiteit. Het Kamerlid vraagt Deetman if hij vindt dat de directeur van iet herseninstituut voldoende orgvuldigheid in acht heeft genonen bij de presentatie van zijn heorievorming over homoseksualiteit. Verder wil hij weten of de ninister de mening deelt dat de eenzijdige medische theorievorming" van Swaab het gevaar inloudt dat homoseksualiteit weer louter als een medische afwijking wordt gebrandmerkt. Dr. R. Tielman van de Interfacultaire Vakgroep Homostudies van de Rijksuniversiteit Utrecht vindt dat het onderzoek van professor Swaab snel moet worden besproken in de ethische commissie van de Nationale Commissie Aids-Bestrijding. Verder moeten er richtlijnen komen voor het onderzoeken van lichamen van overleden aidspatiënten voor de medische wetenschap. Tielman noemt het „bijzonder onkies" dat Swaab vijftien overleden aidspatiënten heeft onderzocht. „Die mensen hebben, juist omdat ze aids hadden, hun lichaam ter beschikking van de wetenschap gesteld maar zeer vermoedelijk niet om op die manier achter de oorzaak van homoseksualiteit te komen".</text:p>
          </table:table-cell>
        </table:table-row>
        <table:table-row table:style-name="ro2">
          <table:table-cell office:value-type="string">
            <text:p>http://resolver.kb.nl/resolve?urn=KBNRC01:000028977:mpeg21:a0171: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MAN, VROUW, WETENSCHAP Joke Jansen Verplanke Een wereld van verschil. Beschouwingen over sekse en wetenschap. Evelyn Fox Keiler. Meulenhoff Informatief. Amsterdam, 1987. 215 blz. ISBN 90 290 9716 7. o; ver vermeende en reële mannelijke en vrouwelijke eigenschappen valt lang en vaak vruchteloos te diskussiëren. Er bestaan nog steeds typische mannen- en vrouwenberoepen en over het algemeen blijkt het voor mannen makkelijker om in vrouwenberoepen door te dringen dan andersom. Evelyn Fox Keiler heeft het in haar boek Reflections on science and gender over de beroepsgroep 'wetenschappers'. Dit boek is onlangs vertaald onder de titel: Een wereld■ van verschil, beschouwingen over sekse en wetenschap. Ze vraagt zich af hoe het komt dat natuurwetenschappen (als ik het heb over wetenschap bedoel ik steeds natuurwetenschap) altijd geassocieerd is met 'mannelijk' en hoe dat te veranderen is. Zijn mannen inderdaad rationeler, objektiever en logischer dan vrouwen en maakt dat hen geschikter voor de wetenschap? Een wereld van veschil geeft hierop een antwoord. Keilers boek is een bundeling van eerder gepubliceerde artikelen. Ze heeft het boek in drie clusters verdeeld. Elk cluster behandelt het thema 'sekse en wetenschap' vanuit een andere invalshoek. )n het eerste deel duikt Fox Keiler in de geschiedenis. Ze behandelt Plato, Bacon en de debatten tussen alchemisten en mechanisten in de zeventiende f eeuw. Ze kijkt hierbij vooral naar het taalgebruik, voor zover du', is gebaseerd op sexuele metaforen. Bacon is bekend als grondlegger van de moderne, experimentele natuurwetenschap die niet alleen de natuur tracht te beschrijven maar ook te beheersen. Bacons taalgebruik is volgens Fox Keiler niet alleen doordrongen van termen als beheersing en overheersing, maar ook van sexuele metaforen. De natuur wordt beschreven als 'zij' en de wetenschappelijke geest als 'hij': "In alle waarachtigheid ben ik gekomen om je de natuur en al haar kinderen te brengen om je door haar te laten dienen en haar tot je slaaf te maken". Op zichzelf is dit geen nieuwe ontdekking van Keiler. Nieuw is dat nadere analyse van Bacon laat zien dat hij erkent (woordgebruik van Keiler) dat de relatie tussen geest en natuur hermafroditisch van aard is. Ook de debatten tussen alchemisten en mechanisten in de zeventiende eeuw analyseert ze op het taalgebruik. Ze laat zien dat de mechanisten een masculien taalgebruik hanteren, terwijl de alchemisten metaforen gebruiken voor de relatie geest/materie als 'hermafrodiet' en 'huwelijk tussen man en vrouw'. In het eerste cluster wil Keiler laten zien dat het denken in termen van hierarchie niet noodzakelijkerwijs bij wetenschap hoeft te horen. Ook het denken in termen van 'liefde' en 'gelijkheid' zoals bij Plato en de alchemisten levert bruikbare kennis op. Natuurlijk is het taalgebruik in de wetenschap ook een weerspiegeling van het maatschappelijk denken over sexe en sexualiteit bij beide sexen. En dat is minder makkelijk te veranderen. Keilers boek is niet makkelijk te lezen en dat geldt in het bijzonder voor dit historische deel. Het zou voor een breder publiek interessanter zijn geweest wanneer Keiler dit verhaal in een breder kader had geplaatst. Sociale wezens Het tweede deel gaat over de ontwikkeling van meisjes en jongens tot vrouwen en mannen en waarom mannen eerder wetenschapper worden dan vrouwen. Haar argument is psychoanalytisch van aard. Centraal staat de relatie tussen moeder en kind. Dat is de basis van waaruit kinderen leren sociale wezens te worden en leren omgaan met de niet-levende wereld om zich heen. Jongens maken een andere ontwikkeling door dan meisjes, omdat ze voor de vorming van hun persoonlijkheid zich eerst los moeten maken van hun moeder en zich vervolgens moeten identificeren met hun vader voor hun seksuele identiteit. Voor meisjes is alleen het eerste losmakingsproces van belang. Dit maakt dat kinderen al heel vroeg de genoegens en angsten van samensmelting met vrouwelijk ('moeder') associëren en de voldoening en eenzaamheid van het gescheiden zijn met mannelijk ('nietmoeder'). Daardoor worstelen mannen meer dan vrouwen met hun autonomie en proberen die wat meer steun te geven door naar macht en beheersing te streven. Wetenschap belooft macht en beheersing over de natuur. De retoriek van macht en beheersing die in het taalgebruik van de wetenschap voorkomt adstrueert Keiler aan de hand van de volgende voorbeelden. Hertejacht "Onderzoek doen lijkt op de hertejacht. Je moet op het juiste moment op de juiste plaats zijn om je prooi te treffen en je moet natuurlijk een geladen geweer bij je hebben en het weten te gebruiken". Of: "Men moet de natuur op de pijnbank leggen om de antwoorden uit haar te krijgen". Fox Keiler introduceert de begrippen statische en dynamische objektiviteit, en statische en dynamische autonomie. Dynamische objektiviteit definieert ze als het najagen van een maximaal betrouwbaar begrip van de wereld om ons heen. Het verschil met de oude opvatting over objektiviteit is dat dynamische objektiviteit dankbaar gebruik maakt van subjektiviteit. Niet alleen afstand nemen tot het objekt produceert bruikbare kennis, ook inlevingsvermogen doet dat en soms misschien wel beter. Verderop geeft ze hiervan een voorbeeld. Ze beschrijft daarin het leven van Barbara McClintock. Deze genetica, aan wie de Nobelprijs voor de fysiologie werd toegekend, benadert haar objekt van onderzoek, de maisplant, met liefde en gevoel. "Men moet gevoel voor een organisme hebben om het te kunnen begrijpen" is een van haar uitspraken. Mannen houden eerder vast aan een krampachtige scheiding tussen objekt en subjekt, is de redenering van Keiler. De wetenschap selekteert op die manier een bepaald soort mensen, mensen die worstelen met hun autonomie en dat zijn eerder mannen dan vrouwen. Het type mannen dat in de-wetenschap funktioneert heeft voorkeuren voor bepaalde theorieën en methodologieën. Die voorkeuren beïnvloeden de aard van de wetenschap, met als resultaat dat vrouwen zich er niet in thuis voelen. Ik vind dit deel een waardevolle poging een begin te maken met een wetenschapspsychologische benadering van wetenschap en samenleving. De wetenschapspsychologie is niet zo'n populair vakgebied. Waarschijnlijk komt dat omdat wetenschap als afstandelijke en neutrale bezigheid wordt gezien die niet echt beïnvloed kan worden door persoonlijke drijfveren en behoeften. Jammer is dat het boek vooral theoretische noties biedt die niet gekoppeld worden aan empirisch materiaal, zoals diepte-interviews. Het blijft daarom wat spe kulatief. In het laatste deel behandelt ze de werkwijze van McClintock en daarbij past ze vooral haar noties uit het tweede deel toe. Ik vind het voorbeeld van McClintock niet in alle opzichten bevredigend. Aan de ene kant laat Keiler zien dat McClintock anders te werk ging dan haar mannelijke kollega's en dat haar werkwijze 'vrouwelijk' is. Haar methode zou je dynamisch objektief kunnen noemen. Haar persoonlijkheid is eerder 'mannelijk' dan 'vrouwelijk': ze is een zaam, heeft weinig sociale kontakten en is zelfverzekerd. Ze is dus allesbehalve 'dynamisch autonoom'. De beide andere artikelen in dit deel gaan over de quantummechanica en het onderzoek van slijmzwamcellen. In beide voorbeelden komen de in het boek aangeroerde thema's slechts indirekt aan de orde. Moeder mol ecuul De vertaalster heeft geen gemakkelijke taak gehad. De stijl en de woordkeus van de schrijfster zijn niet makkelijk te vertaTen. Wat betreft bepaalde gedeelten is zij daar redelijk in geslaagd. Het is jammer en hier en daar storend dat het boek niet door de handen van een natuur wetenschapper is gegaan. Een 'pre cursor' is een voorloper van een groter molekuul en geen voorbode. Het 'forefront of science' noem ik het front van wetenschap en niet het voorste gelid. Men spreekt in biologie en scheikunde over een molekuul, niet over een molecule en het begrip 'steady state zou ik onvertaald laten. Erg storend vind ik de vertaling van het woord 'master-molecule' met moedermolecule, een vertaling die het betoog van de schrijfster negeert. Al met al is het een boek voor een beperkte groep lezers. Omdat het geen vlot geschreven boek is en de behandeling van de thema's vrij spe cialistisch, schiet het een belangrijke doelgroep voorbij, namelijk natuur wetenschappers. Wat er staat, zou hen wellicht aan het denken zetten. Evelyn Fox Keiler</text:p>
          </table:table-cell>
        </table:table-row>
        <table:table-row table:style-name="ro2">
          <table:table-cell office:value-type="string">
            <text:p>http://resolver.kb.nl/resolve?urn=KBNRC01:000029116:mpeg21:a0219: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Wetenschap op zicht Aanstaande zondag nationale wetenschapsdag Dick van Eijk w etenschap en publiek blijken in Nederland slechts moeizaam tot elkaar te brengen. Op de televisie, het publieksmedium bij uitstek, lukt het maar niet om het gat op te vullen tussen de gadgets van Wondere Wereld en de minstens even boeiende werkelijkheid van echte wetenschap. En als de vpro , de omroep met het hoogste percentage doctorandussen onder zijn leden, -een serie interviews met eminente geleerden maakt, ziet men kans om de onbenulligheid van de Pats Boem Show te overtreffen. Hoewel er elke week een nieuw glossy special interest blad bij komt is er geen behoorlijk algemeen tijdschrift over wetenschap tussen Kijk en Natuur &amp; Techniek. En terwijl de adviescommissies elkaar al jarenlang voor de voeten lopen heeft ons land nog altijd geen modern wetenschapsmuseum. Zonder glitter en glamour nemen dertig musea en volkssterrenwachten aanstaande zondag de honneurs waar. Zelfs historici houden de techneuten niet buiten de deur. Natuurwetenschappelijke onderzoeksmethoden maken het mogelijk beter gefundeerde en nauwkeuriger conclusies te trekken uit vondsten uit vervlogen tijden. Prof.dr. C. Brakels, verbonden aan de Rijksuniversiteit Leiden, geeft hiervan zondag enige voorbeelden in een lezing voor een breed publiek in het Bonnefantenmuseum in Maastricht. Terzelfder tijd houdt ir. P.A. de Geus, hoofd van de elektriciteitsvoorziening van de Rijksgebouwendienst, een lezing over wetenschappelijke ontwikkelingen in de elektriciteitsvoorziening, voorafgegaan door een demonstratie van allerlei oude en nieuwe apparaten. Dit vindt plaats in het Nederlands Elektriciteitsmuseum in Nijkerk. Ook wie geïnteresseerd is in meteorieten op Antarctica, de geschiedenis van de lift, de goden van het oude Egypte, het soms onverwachte gedrag van draaiende voorwerpen, raketontwikkeling sinds de jaren dertig of de wederwaardigheden van de Dogon in West-Afrika komt die dag aan zijn trekken. In het kader van de Nationale Wetenschapsdag zetten dertig musea en volkssterrenwachten hun deuren open. In meer dan honderd lezingen, voorstellingen, rondleidingen en demonstraties laten veelal zo uit hun laboratorium of studeerkamer geplukte wetenschappers zien en horen wat hen zoal bezighoudt. En dat alles gratis en voor een groot publiek. De organisatoren verwachten twintigduizend bezoekers. De Nationale Wetenschapsdag — onder het motto Wetenschap op zicht — is een initiatief van de Stichting Nationale Wetenschapsweek, die dit jaar voor de derde keer een vier dagen durend programma organiseert waarin vierduizend scholieren kunnen kennis maken met de praktijk van wetenschappelijk onderzoek. Dit programma vindt deze week plaats in Groningen. Zaterdag wordt het afgesloten met een lezingendag ('Wetenschap aan het woord') voor een breed publiek. Dat musea en volkssterrenwachten in het hele land met activiteiten aansluiting zoeken bij de wetenschapsweek is nieuw, maar het ligt in de bedoeling er een traditie van te maken. De deelnemende instellingen hadden grotendeels de vrije hand in het samenstellen van hun programma. Wel hebben twee coördinatoren van de Stichting Nationale Wetenschapsweek stad en land afgereisd om ervoor te zorgen dat een zo breed mogelijk scala aan wetenschapsgebieden zou zijn vertegenwoordigd en dat de activiteiten voor een breed publiek interessant zouden zijn. De activiteiten werden zo op elkaar afgestemd dat bij elk van de deelnemende instellingen om één uur, om half drie en om vier uur wat te doen is. Museumwetenschappen Ondanks die coördinatie bestaat het aanbod vooral uit typische museumwetenschappen: archeologie, geologie, biologie en techniek, en sterrenkunde wegens de deelname van de volkssterrenwachten. Hoewel alles op vrij korte termijn moest worden georganiseerd waren de musea zeer enthousiast, aldus Polman. Verscheidene andere musea hebben al laten weten volgend jaar ook mee te willen doen. Wellicht dat dan ook een breder scala aan wetenschappen aan bod komt, zoals in de wetenschapsweek voor scholieren en op de publieksdag Wetenschap aan het woord wel het geval is. Op deze dag tracht prof. dr. W. Hofstee in een lezing vooroordelen over menselijke temperamenten te ontmaskeren, wijdt dr. K. Tilmans een voordracht aan het middeleeuwse wereldbeeld in Dantes Divina Commedia en gaat dr. M.M.H. Bax en drs. T. Padmos in op de historische en culturele achtergronden van verbaal geweld. De natuurwetenschappen zijn in onderwerpen als klimaatverandering, oceaanvervuiling, de biologische klok en de functie van water voor en na de geboorte vanzelfsprekend eveneens ruimschoots vertegenwoordigd. In totaal worden negen lezingen van een uur gehouden, telkens drie tegelijk, zodat de bezoeker er drie kan bijwonen. Wetenschap op zicht wil laten zien hoe wetenschap werkt, vertelt het publiciteitsmateriaal. Nu is het aanbod aan activiteiten bijzonder veelzijdig, maar juist dat aspect — hoe wetenschap werkt — komt nauwelijks aan bod. Veel onderzoekers vertellen wat over de resultaten van onderzoek, of over de technische geschiedenis van een bepaald apparaat. Een enkeling, zoals professor Van Brakel, besteedt aandacht aan hoe men voorwerpen onderzoekt. Maar dat is slechts een minuscuul radertje in de wetenschapsmachine. Zoiets fundamenteels als hoe de wisselwerking tussen theorie en empirie in de praktijk werkt komt in het geheel niet aan de orde. Actuele onderwerpen liggen in dit kader voor het opscheppen: de verdunningsexperimenten van Beneviste, het supergeleidingsonderzoek, het rekenen met macro-economische modellen en het onderzoek naar de afstamming van de mens. Kenmerk van wetenschap is immers juist het niet-weten, de onzekerheid het debat. De meeste lezingen en voordrachten bieden daarentegen zekerheid en wei-weten. Dezelfde zekerheid herinnert de bezoeker zich van school en trof hij aan in de encyclopedie. Polman gelooft desalniettemin dat 'hoe wetenschap werkt' toch wel aan de orde zal komen: 'De bedoeling is om wetenschappers zelf aan het woord te laten. Dat is vrij uniek. Meestal vindt voorlichting over wetenschap plaats via een voorlichter of een journalist. Mensen kunnen nu zelf met een wetenschapper praten. Wanneer deze zelf iets vertelt gaat dat toch op een andere manier dan wanneer een voorlichter of een journalist dat doet. Wij denken dat dat die extra invalshoek geeft over hoe de wetenschapper in zijn dagelijks werk met die materie omgaat. De ervaring met de wetenschapsweek in Utrecht leert dat dat heel redelijk blijkt te gaan en dat mensen met hele nieuwe ideeën over wetenschap naar huis gaan. We proberen ook het saaie imago van wetenschap weg te nemen, doordat de wetenschapper maar eens moet laten zien waarom hij nu zoveel plezier in zijn werk heeft.' Zaterdag 15 oktober. 'Wetenschap aan het woord'. Negen onderzoekers vertellen over hun werk. Rijksuniversiteit Groningen. Academiegebouw. Toegang f 10,-. Inl : PWT 030-342099. Zondag 16 oktober. 'Wetenschap op zicht' wordt gehouden in vele musea en sterrewachten. Toegang gratis. Inl: PWT 030-342099.</text:p>
          </table:table-cell>
        </table:table-row>
        <table:table-row table:style-name="ro2">
          <table:table-cell office:value-type="string">
            <text:p>http://resolver.kb.nl/resolve?urn=KBNRC01:000032151:mpeg21:a0031: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iscussie over zin van de wetenschap 'oor J. W. M. VAN SPAANDONK De vraag naar de zin en het nut i an het wetenschappelijk onderzoek ter bevordering van hef maatschaplelijk welzijn heeft met het optreen van de Club van Rome. de 'jvende toeloop naar de universiteiten en de werkloosheid van academici plotseling hoge voorrang geregen Het gaat om de plaats en e functie van het vrijblijvende fun'amenteel onderzoek in de univer'teiten naast de technologische _ P assin g in de industriële reearch. Nationaal en internationaal 'P Politiek, industrieel, economisch n academisch vlak is daar ineens 'norm veel over te doen. "et congres van de Bond van 'etenschappelijke arbeiders, ko)end weekeinde in Amsterdam, is a - °P die problematiek gericht. Zij as ook onderwerp van het lusr urncongres van de werktuigbouwkundige studievereniging Leeghwaer van de TH-Delft, drie weken «rder. Federatie van Nederlandse n aerzoekers (FENO) presenteerde "-r* op haar eerste ledenvergadej P '3 duidelijk in de publiciteit met a ' zelfde thema als reden van haar bestaan naast de VAWO, die de belangen van de wetenschappelijke onderzoekers meer bijzonder binnen de universiteiten en hogescholen behartigt. Aan die plotselinge verhoging van activiteit ligt naast de angst voor een zich naar eigen ondergang ontwikkelende wetenschap, onmiskenbaar de verontrusting ten grondslag over de toenemende werkloosheid onder de academici en de vrees, dat met het toenemend aantal studenten samen met het afnemen van de financiële middelen de onderzoektaak van het academisch onderwijs in het gedrang dreigt te komen. Directe aanleiding tot die activiteit is hier de onlangs verschenen nota „Het universitair onderzoek in het kader van het wetenschapsbeleid" van de departementale gespreksgroep universitair onderzoek (GUO) In zijn toeleg tot rationalisatie, coördinatie en centralisatie van het totale nationale wetenschapsbeleid inclusief de resparch aan universiteiten en hogescholen toont zij grote gelijkenis met het Rothschild-rapport, waarover in Engeland een felle discussie wordt gevoerd tussen bedrijfsleven, politici en universiteiten. ANGST'VOOR TWEEDUIZEND De permanente conferentie van rectores en kanseliers van Europese universiteiten (CRE) heeft zijn laatste vergadering in het najaar geheel aan deze problematiek gewijd, die ook onderwerp is van breed opgezette en met voorrang behandelde studies van internationale lichamen als OECD, Raad van Europa, de EG en Unesco. Op de algemene vergadering van de studievereniging voor uitbreiding van het wetenschappelijk onderzoek (AEERS) in Frankrijk heeft men de vraag gesteld of de uitkomsten van de studies van de Club van' Rome, die gaan in de richting van een, noodzakelijke vertraging van 'de economische groei, ook de voortgang van het wetenschappelijk onderzoek zullen tegenhouden. De kritiek op dat rapport was „dat het ons de vrees wil bijbrengen voor het jaar 2000 zoals eertijds voor het jaar 1000" en „dat het een extrapolatie is van onvoldoende bekende gegevens". Oudminister Hamon verdedigde het standpunt „dat men de wetenschap niet kan beletten voort te gaan, maar dat men die ontwikkeling niet zonder directieve leiding aan zichzelf kan overlaten". Een motie werd aangenomen om te wijzen „op het gevaar van een plotselinge breuk in de nationale inspanning voor het wetenschappelijk onderzoek op het moment dat de hele wereld staat voor het gigantische probleem, waarin de permanente economische groei ter discussie wordt gesteld. Er is evenveel onderzoek nodig om dat probleem te analyseren als nodig was om de Tweede Wereldoorlog te winnen of de ruimtevaart naar de maan mogelijk te maken." VERBORGEN GEZICHT De pas bij de Presse Universitaire de France verschenen studie van Vladimir Kourganoff onder de titel „La face cachée de l'université" stelt de vraag scherp aan de orde of en in hoeverre het wetenschappelijk onderzoek een taak is van de universiteit naast het onderwijs. Kourganoff pleit voor een duidelijker onderscheid tussen die twee taken uitgedrukt in gescheiden onderzoek- en onderwijsinstituten met eigen bemanning, die wel gecoördineerd samenwerken. De traditionele hoogleraar, die èn onderzoeker èn onderwijzer is, wijst hij radicaal af. Hij maakt onderscheid tussen de niet-onderwijzende pure onderzoeker en de niet-onderzoekende pure onderwijzer met daartussen als verbindende figuur de „chercheur-formateur". Die ontsluiering van het verborgen gezicht van de universiteit zal bij verdere bekendwording beslist wel kunnen rekenen op een fel academisch verweer. In de Angelsaksische landen is de discussie daarover al lang aan de gang. Het onderzoek naar de verhouding van welvaart en wetenschap is onderwerp van de studieprojecten Sappho aan de universiteit van Sussex en Traces in de Verenigde Staten. Ook van het in Canada fel omstreden rapport van Bonneau en Corry „The question for th e optimum", waarin duidelijk wordt gesteld „dat de gouden eeuw van het vrije onderzoek voorbij is" en „dat aan het wetenschappelijk onderwijs schade wordt gedaan door onderzoek van twijfelachtige waarde en kwaliteit" De raad voor wetenschappelijk onderzoek in Engeland zegt „dat het wel zeker lijkt, dat de bevolking van de universiteit aanmerkelijk sneller zal groeien dan de middelen om onderzoek en onderwijs te financieren". Labour heeft er in een qroenboek al voor gepleit minder fondsen ter beschikking te stellen voor fundamenteel en meer voor toegepast onderzoek. Het Rotschild-rapport is daarna gekomen met het plan van een nationaal wetenschapsbeleid waar de onderzoekactiviteiten van de instellingen en van de afzondelijke hoolgeraren ondergeschikt aan zouden moeten worden gemaakt. Tegen die radicale rationalisatie op basis van hoofdzakelijk politiek en economisch belang is een lawine van kritiek lasgebroken. Daarbij zal een onderzoek van de universiteit van Manchester onder leiding van de hoogleraren Gibbons en Johnston waarschijnlijk een grote rol gaan spelen. Het is een diepgaand onderzoek naar wat het universitaire onderzoek kan bijdragen aan het nationale welzijn en welke de verhouding daarvan is tot het industriële onderzoek. Het rapport komt tot de conclusie dat het tijdens de studie betrokken zijn bij onderzoek betere garanties 'biedt voor ruime en pionierende werkzaamheid in het technologisch onderzoek. Verder heeft het universitaire onderzoek volgens het rapport wezenlijke betekenis voor het nationale welzijn als „een reservoir van gegevens, waaruit de industrie naar de behoefte kan putten voor de ontwikkeling van nieuwe produkten, obk al zijn het op zich zelf geen nieuwe ideeën of uitvindingen, die rechtstreeks bijdragen tot die nationale welvaart. Het is daarom nodig voor het algemeen belang dat er •veel nauwere samenwerking ontstaat tussen universiteiten en het bedrijfsleven... Er moet meer evenwicht komen tussen de traditionele wetenschap als bevrediging van eigen nieuwsgierigheid en het te uitsluitend op economisch profijt gerichte industriële onderzoek,"</text:p>
          </table:table-cell>
        </table:table-row>
        <table:table-row table:style-name="ro2">
          <table:table-cell office:value-type="string">
            <text:p>http://resolver.kb.nl/resolve?urn=KBNRC01:000029008:mpeg21:a0221: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TIJDSCHRIFTEN Science in Europa Science. Weekblad van de American Association for the Advancement of Science. Vol. 237, pp. 1085-1272, 4 september 1987. Science is te vinden in universiteits- en grotere openbare bibliotheken. Ons werelddeel heeft bepaald niet altijd voorop gelopen in de wetenschap. In China, India en het Midden Oosten wemelde het al van de grote sterrenkundigen, wiskundigen en scheikundigen toen de Europeanen nog in berevellen rondliepen. Toch is het de Europese wetenschap geweest die ïich over de gehele wereld heeft verspreid en die nu als de wetenschap wordt beschouwd. Dankzij de interne verdeeldheid is de Europese wetenschap inmiddels in menig opzicht overvleugeld door haar Amerikaanse kleinkind. Deze week besteedt het Amerikaanse wetenschappelijke tijdschrift Science extra aandacht aan opa. Met gepaste eerbied. cern , het versnellerinstituut bij Genève, is een van de weinige plaatsen waar men de Europese wetenschap aan het werk kan zien. Verder is er vooral een Britse wetenschap, een Franse, een Nederlandse, twee Duitse en vele andere. De bruggen ertussen zijn zeldzaam en zwak. Landsgrenzen en taalbarrières vormen de kloven eronder. Gemeenschappelijke programma's als esprit, brite en race ten spijt zijn zelfs de meest elementaire zaken als een gemeenschappelijke academische graduering en erkenning van eikaars studieprogramma's nog ver te zoeken. Uit een recent onderzoek onder wetenschappers uit negen van de tien oude EG-landen bleek dat de meerderheid uit acht landen nauwere banden onderhield met collega's in de Verenigde Staten dan met collega's in het eigen werelddeel. Nederland zat overigens om niet vermelde redenen niet in het onderzoek. De uitkomsten bevestigen een Duitse onderzoeksmanager in zijn verzuchting dat Europese wetenschappers elkaar vooral in de Verenigde Staten plegen te ontmoeten, in plaats van in Europa. De ondervraagde onderzoekers bleken ook liever in Amerikaanse tijdschriften te publiceren dan in Europese. Een derde van alle onderzoekers had een deel van de opleiding in het buitenland genoten: meer dan de helft van hen in de Verenigde Staten. In een serie korte artikelen portretteert Science enkele projecten waarbij wel van Europese wetenschap sprake is: de high-tech stimuleringsprogramma's, cern , het Europees Laboratorium voor Moleculaire Biologie ( embl) in Heidelberg, het ruimteonderzoek, het Joint European Torus kernfusieproject in Culham en de navo . Het civi^e onderzoek van de laatste organisatie is niet zo bekend, maar het is er wel degelijk: in de laatste dertig jaar hebben ruim een kwart miljoen onderzoekers eraan meegewerkt. In een lang artikel vergelijkt Science het wetenschaps- en technologiebeleid van Frankrijk, de Bondsrepubliek, Japan, Zweden, het Verenigd Koninkrijk en de Verenigde Staten. Het zal niemand verbazen dat er zowel grote verschillen als belangrijke overeenkomsten zijn. Wel aardig om te zien is dat er eigenlijk niets te vergelijken valt, omdat de statistische gegevens uit de zes landen niet goed vergelijkbaar zijn. Zo gaat het in het geval van Zweden steeds uitsluitend over natuurwetenschappers en ingenieurs, terwijl bij de andere landen ook de alfa- en gammasector is meegeteld. Uiteraard geeft dat een flink vertekend beeld als het gaat om de verdeling over overheid en particuliere sector. Als het over 'overheid' gaat, gaat het in het Amerikaanse geval alleen over de federale overheid. Wat op staatsniveau gebeurt is niet in de cijfers terug te vinden. En zelfs voor wie al wist dat de Verenigde Staten veel aan defensie uitgeven is het nuttig weer eens te zien dat 69 procent van de federale onderzoeksgelden naar militair onderzoek gaat. Ter vergelijking: in Japan is dit drie percent. Zulke verschillen worden maar al te gemakkelijk vergeten wanI neer er weer eens wordt geklaagd dat Nederland te weinig uitgeeft aan onderzoek in vergelijking tot andere landen. Als percentage van het bruto nationaal produkt geeft Nederland aanzienlijk meer uit aan onderzoek en ontwikkeling voor niet-militaire doeleinden dan de Verenigde Staten. Vervolgens komt de inhoud van het wetenschappelijk onderzoek aan de orde. De enige overeenkomst tussen de artikelen is dat ze zijn geschreven door Europese auteurs. De onderwerpen lopen uiteen van supergeleiding (door Muller en Bednorz van het ibmlaboratorium in Ztirich) tot de komst van gastarbeiders naar West-Europa (door de Nijmeegse hoogleraar politicologie Göran Therborn). Het zijn veelal verhalen met plaatjes en formules om je tanden in te zetten, zoals te doen gebruikelijk bij dit blad. Dit themanummer is een doorsnee-degelijk Scj'encenummer. Wie had gedacht nu eens een goed overzicht te krijgen over de ontwikkelingen in de Europese wetenschap komt bedrogen uit. Daarvoor is met name op cijfermatig gebied te veel uit onvergelijkbare bronnen overgenomen. Dick van Eijk</text:p>
          </table:table-cell>
        </table:table-row>
        <table:table-row table:style-name="ro2">
          <table:table-cell office:value-type="string">
            <text:p>http://resolver.kb.nl/resolve?urn=KBNRC01:000030530:mpeg21:a0203: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TIJDSCHRIFTEN Kritische wetenschap Wetenschap &amp; Samenleving, nummer 1; zes maal per jaar verschijnend blad van de Vereniging van Wetenschappelijke Werkers. Los nummer ƒ10. Het tijdschrift Wetenschap &amp; Samenleving bestaat veertig jaar. Afgelopen weekend vierden betrokkenen en belangstellenden dit met een discussiedag in De Brakke Grond in Amsterdam. Hierbij verscheen een jubileumnummer. Zoals gebruikelijk bij dit soort gelegenheden kijkt de redactie uitgebreid terug. In dit geval is daartoe des te meer reden, omdat de glorietijd van Wetenschap &amp; Samenleving reeds lang voorbij is. Namen van prominente hoogleraren als Minnaert en Wertheim sierden het colofon. Tien, twaalf pagina's advertenties telde het blad in zijn begindagen. De advertenties van koelinstallaties en elektrische schrikdraadafrastering verdwenen al in het begin van de jaren vijftig, maar de grote namen hielden het nog lang vol. Het blad was in die dagen hèt forum voor geëngageerde wetenschappers. Angst en verontwaardiging over de atoombom — zo heette die toen — en hooggespannen verwachtingen ten aanzien van het vreedzaam gebruik van atoomenergie speelden een samenbindende rol. Hoewel het in sommige jaren moeite kostte het blad vol te krijgen, werd het flink gelezen. Meer dan 21.000 exemplaren gingen er in '62-'63 van de hand. Congressen van het Verbond van Wetenschappelijke Onderzoekers, zoals de uitgever van het blad toen heette, trokken soms meer dan duizend deelnemers. Nu bedraagt de oplage nauwelijks 1500. Het blad is uit het brandpunt van de belangstelling verdwenen, de onderwerpen die erin aan bod komen niet. Maar die onderwerpen — kernenergie, automatisering, ontbossing, milieu, genetische manipulatie — komen tegenwoordig volop aan bod op andere plaatsen, zoals in de dag- en weekbladen, in het beleidscircuit en in het reguliere universitaire onderzoek en onderwijs. In zekere zin is Wetenschap &lt;6 Samenleving het slachtoffer geworden van haar eigen succes. Technologisch aspectenonderzoek, milieu-effectrapportage en discussies over en onderzoek naar de maatschappelijke gevolgen van allerlei wetenschappelijke en technische ontwikkelingen zijn geïnstitutionaliseerd. Vier redacteuren en oud-redacteuren S C H A P &amp; L. E V I N G blikken in een discussie terug op de grote veranderingen. Er waren er eigenlijk twee. In de loop van de jaren zestig groeide het culturele onbehagen met het idee dat de wetenschap alle heil brengt. Misschien ging het wel te goed. Oud-redacteur L.H. van Tweel merkt op: 'Begin jaren zestig ging het eigenlijk veel beter dan iedereen verwacht had. Het hoger onderwijs ging bloeien: iedereen kon studeren, en iedereen die de leeftijd had om professor te worden werd dat ook — ik ook. Ja, zo gaat dat toch.' De uitspraak is tekenend voor het beperkte gesloten wereldje waarin het blad werd gemaakt. Het kritische, maar tamelijk naïeve vooruitgangsgeloof dat de kolommen tot dan toe had beheerst maakte voor een deel plaats voor kritiese wetenschap. De verandering ging gepaard met het aantreden van de eerste student in de redactie — Bart Tromp, later toch ook hoogleraar geworden. Maar met kritische verhalen over wetenschap kon men langzamerhand ook elders terecht, en wel tegen betaling. Wetenschap &amp; Samenleving bleef liedewerk oud papier. De tweede omslag kwam aan het eind van de jaren zeventig. Kritiese wetenschappers werden beleidsmedewerker op een departement, wetenschapswinkelier, traden toe tot nieuwerwetse vakgroepen als wetenschap &amp; samenleving en wetenschapsdynamica, of werden zelfs hoogleraar. De brug naar studenten is weer opgehaald. Volgens de redacteuren ligt dat aan de studenten. Oud-redacteur Arie de Kool: 'De hedendaagse studenten zijn niet geïnteresseerd in maatschappelijke vraagstukken binnen of betreffende hun studie. Ze doen tentamens en daarmee uit.' Kritische wetenschappers moeten vandaag de dag een andere toon aanslaan en een ander woordgebruik bezigen, betoogt Wessel van Dijk in een artikel getiteld kritische wetenschap in een no-nonsense tijd. Spreek niet van het gevaar van een nieuwe technologie, maar van een nieuwe uitdaging, spreek niet van kritiek, maar van een nieuwe kijk of een nieuw paradigma. De term kritische wetenschap doet teveel denken aan een duistere sekte, schrijft Slot, dus spreek liever over maatschappijbewust management. Zulke terminologie verschaft niet alleen een betere toegang tot beleidsmakers, maar spreekt waarschijnlijk ook meer aan bij de studenten van vandaag de dag Het dwaallicht van de vooruitgang Reflectie op 40 |aar W&amp;S 1% schok var. f-sroshtrns D*» deofcsfxjs? !V:3Chinfc Dick van Eijk</text:p>
          </table:table-cell>
        </table:table-row>
        <table:table-row table:style-name="ro2">
          <table:table-cell office:value-type="string">
            <text:p>http://resolver.kb.nl/resolve?urn=KBNRC01:000032184:mpeg21:a0267: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string">
            <text:p>De wetenschap is niet heilig letenschap — aldus onge| de socioloog prof. Van kort geleden in deze J :-kan geen beleid aange|De wetenschap kan alleen } pogen een analyse te ge|ran de bestaande situatie, proberen daaruit af te ïin welke richting de siie zich ontwikkelt. De went'.eid of onwenselijkheid ■die richting ligt buiten het In van de wetenschap, op ferrein van de politiek. s juist als men de wetenziet als een volkomen fictie, een op zich bestaand ne. Toegegeven, die infzou men, met name kij! naar de exacte wetenien wel eens'kunnen krij|3at gaat daar in die laboi maar door, de ene ontlokt de andere uit, de | nieuwe techniek is nog olijks toegepast of de volgende wordt alweer aangekondigd. Men ziet dat hiernaast gedemonstreerd in een artikeltje over hypersone vliegtuigen, toestellen die meer dan vijf maal de snelheid van het geluid kunnen bereiken. Terwijl alle milieugroepen zich nog aan het verzetten zijn tegen de komst, van het Concordegeknal, terwijl de Amerikaanse vliegtuigindustrie nog nahijgt van de verloren strijd om een Amerikaans supersonisch vliegtuig, wordt er klaarblijkelijk in laboratoria toch alweer gezocht naar nog weer snellere, nog weer duurdere, nog weer inefficiëntere, nog weer spectaculairdere vervoermiddelen. Natuurlijk, dat werk speelt zich nog af op wetenschappelijk niveau. Men is nog lang niet toe aan constructietekeningen of prototypes, men onderzoekt slechts materiaaleigenschappen, stromingsverschijnselen, warmteoverdracht in een plasma.' Maar op een gegeven moment zijn we zover, en dan zullen we wel weer uit concurrentie-overwegingen of omdat de Russen anders sterker worden mee moeten doen. Moeten? Van wie dan wel? Van de techniek? Van de wetenschap? Kom nou! Die techniek en die wetenschap zijn produkten van menselijk handelen. Iemand kan zich wel in dienst stellen van de wetenschap, maar die wetenschap bestaat helemaal niet als hij zich niet in dienst ervan stelt. Dat is het verschil met bijv. een koe, de Mont Blanc of voor wie gelovig is, God. Deze „dingen" blijven bestaan, ook als er resp. geen boer, alpinist of gelovige meer zou zijn. De wetenschap houdt op te bestaan zodra de onderzoeker van het toneel verdwijnt. Daarom zijn wetenschap en onderzoeker niet van elkaar te scheiden, en voor zover we enige vrije wil — met bijbehorende verantwoordelijkheid — bij de mens veronderstellen valt het hele wetenschapsbedrijf onder de verantwoordelijkheid van de mensen die het uitoefenen. Dat geldt niet alleen voor het onderzoek zelf, of voor het produkt van dat onderzoek (of dat nu kennis is dan wel een of ander schoon masjien), maar ook voor de wetenschappelijke methoden. Die methoden hebben weinig ethisch', het zijn praktische handgrepen, gebaseerd op een zuiver menselijke gedachtenconstructie (de wetenschapsfilosofie), die in de samenleving van de afgelopen paar honderd jaar tot door die samenleving bruikbaar geachte resultaten hebben geleid. Maar daarmee zijn ze nog allerminst getranscendeerd tot iets dat eigenlijk wel een beetje goddelijk is en waaraan je dan ook niet mag tornen. Per slot van rekening hangen die methoden en technieken wel degelijk samen met de mensen die ze gebruiken en — laten we proberen dat eerlijk te zien — met het doel dat die mensen nastreven. Dat geldt in de exac-, te wetenschappen net zo goed als in de maatschappijwetenschappen. Daarmee is niet gezegd dat ze opzettelijk feiten zouden verdraaien, wel dat ze een aantal feiten als voor hun onderwerp niet belangrijk terzijde schuiven. Ze maken die keuze, die kan eerlijk zijn, objectief is ze nooit. Wetenschap en techniek zijn zelf medebepalend voor het aanzien van de samenleving, zijn daarom wel degelijk beleidsvormend. We kunnen er dan ook nauwelijks meer omheen de grondslagen van wetenschap en techniek eens grondig te bekijken. En we zien dan, dat die grondslagen niet in de een of andere oerwet zijn vastgelegd, maar heel praktisch zijn ontstaan in een kader dat o.a. werd bepaald door de in laatste aanleg maatschappelijke doelstellingen van de wetenschapsbeoefening. In het artikel over de problemen van de culturele antropologie, hiernaast afgedrukt, wordt bijv. opgemerkt dat de technieken van de culturele antropoloog voortvloeien uit het imperialisme. Of dat in deze vorm juist is kan buiten beschouwing blijven. Dan nog blijft staan, dat een bepaalde vorm van wetenschapsbeoefening voldoet aan de eisen van een bepaalde samenleving. Nieuwe doelstellingen kunnen andere wetenschap vergen.</text:p>
          </table:table-cell>
        </table:table-row>
        <table:table-row table:style-name="ro2">
          <table:table-cell office:value-type="string">
            <text:p>http://resolver.kb.nl/resolve?urn=KBNRC01:000031421:mpeg21:a0069: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Trammelant onder Amerika's wetenschappers door onze correspondent E. LACHMAN WASHINGTON, — De traditie getrouw zijn tussen Kerstmis en Nieuwjaar duizenden Amerikaanse academici bijeen geweest in hun verschillende vakgroepen. De taalkundigen in New York, de economen in Detroit, de historici in Boston maar vooral in Chicago de mannen van de exacte wetenschappen, verenigd in The American Association for the Advancement of Science, die 130.000 leden telt. Wanneer men uit de 120 symposia en 74 speciale vergaderingen, toegesproken door 1500 geleerden, een hoofdindruk zou moeten weergeven dan is het die dat onder de academici een crisis heerst als nooit tevoren. De inhoud van die crisis zou men onder de algemene noemer van enige vragen kunnen brengen: Wat is de verhouding, de verantwoordelijkheid en de plicht van de wetenschap tot de maatschappij? In hoeverre heeft de wetenschap schuld aan een technologie waarmee de mens nog geen weg weet? Is het einde der pure wetenschap gekomen, niet alleen omdat het volk gedesillusioneerd is en verdere uitgaven voor zuiver wetenschappelijk onderzoek niet langer sociaal verantwoord worden geacht, maar ook, zoals dr. JBentley Glass, de president van de AAAS, scheen aan te duiden, omdat de grenzen der exacte wetenschappen zijn of worden bereikt? Wat de spanningen waren in Chicago kwam voor het grote publiek tot uiting in een serie incidenten waarbij jongere radicale academici, de „scientists and engineers for social and political action", trachtten de vergaderingen van het establishment door luidruchtige demonstraties te storen. Zo greep bijvoorbeeld een radicale natuurkundige de microfoon om zijn leuzen uit te schreeuwen tijdens een vergadering over „geweldloze bestrijding van geweld" en werd hij door een geïrriteerde oudere dame — professor in de kernfysica — die zat te breien aan een trui voor haar zoon, met haar breinaald in het been gestoken. Ernstiger leek de demonstratie van anti-oorlog-radicalen die dr. Seaborg, de leider van de Amerikaanse atoomcommissie, het spreken beletten. Zij stelden hem in staat van beschuldiging wegens wetenschappelijke misdaden tegen het volk. De radicalen beschuldigen het hele establishment der Amerikaanse wetenschappen ervan een welwillende slaaf te zijn der regering en van het militair-industriële complex. Teller De woede richtte zich vooral tegen dr. Teller, samen met wijlen Oppenheimer een der architecten van de atoombom. Teller vroeg om de geheimhouding van wetenschap wettelijk te verbieden zodat „het democratisch oroces ingeschakeld wordt bij de besluiten over hoe de wetenschap wordt toegepast". Hij vertelde hoe hij had voorgesteld om eerst een demonstratie te houden van de uitwerking der atoombom teneinde de Japanners tot capitulatie te bewegen, alvorens deze boven Japan af te werpen. Maar Oppenheimer achtte een dergelijk verzoek misbruik van het prestige van een geleerde in een politiek besluit. Ondanks al deze boetedoeningen werd Teller door de oppositie met spandoeken: De wetenschap aan het volk, „een knechtje van de macht" genoemd. Tijdens zijn lezing verschenen politieagenten in burger om de radicalen in bedwang te houden. Teller herinnerde eraan dat hij Joods is, vlak voor de Tweede Wereldoorlog in Duitsland leefde en dus de zinloze radicale slogans kent. Maar de radicalen riepen rustig door: Oorlogsmisdadiger, oorlogsmisdadiger. Zij trachtten hem ten slotte tevergeefs de „Dr. Strangelove-prijs" uit te reiken. Een beeldje van een soldaat met de woorden: „Ik volg alleen maar de bevelen op". Seaborg Belangrijker dan die incidenten leken de conflicten zoals zij werden geuit door de officiële sprekers zelf. In zijn niet uitgesproken rede omschreef dr. Seaborg de heersende malaise als volgt: „We moeten ons er rekenschap van geven dat de wetenschap lijdt onder onenigheid die juist gevolg is van haar eigen succes. Zij heeft snellere en grotere veranderingen teweeggebracht in de samenleving dan onze sociale en politieke instellingen kunnen opnemen of verwerken." Maar' aldus Seaborg, we moeten het gevoel opzij zetten dat de wetenschap apart staat van de mens of dat we het wetenschappelijk verzadigingspunt hebben bereikt zodat de wetenschap plaats moet maken voor de zorg over menselijke problemen. Niets is gevaarlijker dan dat denkbeeld. Want ieder probleem van nu — milieu, onderwijs, sociaal of politiek — heeft belangrijke vertakkingen waarmee wetenschappelijke en technologische besluiten zijn gemoeid of die meer en beter weten vergen dat er alleen door wetenschappelijk onderzoek kan komen. Afhankelijk Hoe de radicale kritiek in verstaanbare taal kan worden geuit bewees ex-minister van binnenlandse zaken Udal, die zich nu vooral bezig houdt met milieuhygiëne. Hij beschuldigde het establishment van de wetenschap geen zedelijke en politieke leiding te hebben gegeven voor zover het de invloed betreft van de technologie op de mens. Hij vroeg de jonge consumenten-kruisvaarders nader een onderzoek te laten doen naar de werkwijze en de samenstelling van de invloedrijke en officiële Amerikaanse academie van wetenschappen. Udall verweet de geleerden openbare steun te hebben geëist zonder verantwoording af te leggen, zonder garantie op het te leveren produkt en zonder garantie dat dit in het nationale belang wordt gebruikt. Zonder zedelijke en sociale visie, aldus Udali, kan de wetenschap een bedreiging voor de mens worden. Vooral de regerings-academie van wetenschappen is een stroman geworden van de regering en geen onafhankelijk kritisch instituut. Zij zijn daar gewend aan de vraag of „het gemaakt kan worden", maar de vraag „moet het gemaakt worden?" wordt hun niet gesteld. Ten slotte wees Udall er op dat niet de officiële wetenschappelijke commissies maar onafhankelijke geleerden, die vaak werden bespot en genegeerd, het eerst alarm sloegen over de gevaren van atoomproeven en DDT of de gevaren voor het milieu van het supersone vliegtuig, de SST, dat op verzoek van de regering werd gesteund door de academie van wetenschappen. De problematiek werd waarschijnlijk het diepst geraakt door de aftredende voorzitter van de AAAS, dr. Bentley Glass van de staatsuniversiteit New York, zelf een moleculaire bioloog. De instrumenten hebben de grenzen van de waarneembare wereld afgetast, aldus Glass. pe universaliteit van de genetische code is bekend alsmede de rol van de' eiwitten in alle levende wezens. De levenswetten zijn telbaar en bekend. Meer en meer geleerden vullen alleen nog de details aan en leiden hun wetenschap af in geheel voorspelbare richtingen. Ze zijn als de ontdekkingsreizigers op een groot continent die de grenzen daarvan hebben bepaald, de grote bergketens en rivieren in kaart gebracht. De eindeloze horizon bestaat niet Stilstand Het aantal academici en technologen in de Verenigde Staten verdubbeld in tien jaar en vormt nu ongeveer 20 procent der arbeidskrachten in de beroepen. Verdere groei is niet te verwachten, de vraag neemt al sterk af. Hoe breder het onderzoek wordt des te kleiner de kans op werkelijk origineel resultaat. Maar wanneer de snelle groei, zowel in de wetenschap als in het nationaal inkomen der laatste 100 jaar in de ontwikkelde wereld, minder steil wordt, wat voor een soort wereld zal er dan zijn? aldus Glass. Hij citeerde uit Seidenbers boek „Posthistoric man". Wanneer het plateau der wetenschap is bereikt, aldus Seidenberg, zal de mens .gevangene worden van een eindeloze routine en opeenhoping van gebeurtenissen, niet ongelijk aan mieren, bijen en termieten. Door gebrek aan spanning zullen de emoties afsterven en zou zelfs het bewustzijn verdorren. Misschien, meent Glass, zal de mens verveling en bewustzijnsverlamming kunnen ontvluchten door het gebruik van de genetische middelen die al in het zicht zijn en die een mens kunnen vormen die zijn tegenwoordige eigenschappen kan transcenderen. Misschien, aldus Glass, zal de Gouden Eeuw van „geen vooruitgang" alleen een voorbijgaande fase zijn, waarna de geschiedenis weer begint. We kunnen alleen maar hopen - Dr. E. Teller (links) tijdens een hearing in de Amerikaanse Senaat in mei 1970</text:p>
          </table:table-cell>
        </table:table-row>
        <table:table-row table:style-name="ro2">
          <table:table-cell office:value-type="string">
            <text:p>http://resolver.kb.nl/resolve?urn=KBNRC01:000026397:mpeg21:a0071: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Sociale wetenschappen teveel als beleidsinstrument benut Door G. van Benthem van den Bergh verbonden aan Institute of social studies In de laatste jaren horen wij steeds vaker dat de sociale wetenschappen zo weinig nut hebben voor het overheidsbeleid of het oplossen van maatschappelijke problemen. Vooral ministers in het kabinet-Den Uyl beklaagden zich geregeld over dit gebrek aan ..maatschappelijke relevantie" van de sociale wetenschappen. Zij bleken daarmee te bedoelen dat Nederlandse beoefenaars van sociale wetenschappen met name op de universiteiten, zo weinig onderzoeksresultaten produceerden waar zij bij het uitstippelen van hun eigen beleid wat aan hadden. Dat is het perspectief van waaruit ministers of ambtenaren meestal naar de sociale wetenschappen kijken. Zij verlangen direct bruikbare kennis, toegespitst op de beleidskeuzes die zij moeten maken. De remedie lijkt dan voor de hand te liggen: verbeter de relatie tussen de Nederlandse overheid en Nederlandse sociaal-wetenschappelijke onderzoekers. Onlangs presenteerde minister Peijnenburg (wetenschapsbeleid) aan de Tweede Kamer een meerjarenplan Sociaal Onderzoek en Beleid waarvan het doel wordt omschreven als een „verschuiving van confectie-wetenschap naar wetenschap op maat". Zowel het probleem als de oplossing ervan wordt dus gezien als dat van het op elkaar afstemmen van beleid en sociaal wetenschappelijk onderzoek in Nederland. Sociaal wetenschappelijk onderzoek wordt daarbij tot een meer of minder bruikbaar „produkt". In de notaPeijnenburg wordt een waslijst wn problemen in de relatie tussen ambtenaren en onderzoekers opgesomd, als volgt samengevat in, kruidenierstaal: „de beleidsvoerder is niet altijd een even goede inkoper van onderzoek, de onderzoeker verkoopt zich zelf en zijn produkt slecht, bovendien is de koopwaar niet altijd van even goede kwaliteit en ontbreken soms afzetmogelijkheden of is er sprake van overproduktie. Sommige produkten worden niet gemaakt, andere worden door de konsument nauwelijks geapprecieerd of gebruikt." Maar wat op deze olijke beeldspraak volgt is haast nog erger: „abstraherend van de fasen van onderzoek, zijn de knelpunten ook te rangschikken onder een aantal sleutelbegrippen als coordinatie. programmering, communicatie, kwaliteit, public relations, integratie en samenwerking (ook met het veld)." Maar dan is het veel nuttiger als de sociale wetenschappen de samenhangen onderzoeken die er bestaan tussen de verschillende maatschappelijke problemen en de pogingen die te lijf te gaan. dan dat ieder departement vapuit zijn eigen beperkte perspectief informatie laat verzamelen. Er is. met andere woorden. veel meer behoefte aan synthese van deelkennis dan aan het steeds verder onderzoeken van deel aspecten. Alleen op die manier zal sociaal wetenschappelijk onderzoek op den duur cumulatieve werking kunnen krijgen. Druk De sociale wetenschappen op de universiteiten staan op het ogenblik onder sterke druk uit verschillende richtingen. Enerzijds probeert de overheid ze in te schakelen ten behoeve van het eigen beleid, anderzi jds is er de roep om de sociale wetenschappen in te zetten voor alle mogelijke maatschappelijke actiegroepen. voor politieke partijen, voor de vakbewegigng en zo voort. Als reactie daarop zijn er wetenschapsbeoefenaars, die zich aan druk van beide zijden wilden onttrekken en daarom ieder beroep op de waarde „maatschappelijke bruikbaarheid van sociaal wetenschappelijk onderzoek" afwijst. Dat is de druk van de idee van „waardevrijheid" van de wetenschap. Ik meen dat al deze vormen van druk moeten worden weerstaan op grond van een zelfverzekerder besef van de eigen taak en verantwoordelijkheid van de sociale wetenschappen: het ontwikkelen van realistischer oriëntatiemiddelen in de steeds ingewikkelder wordende maatschappelijke ontwikkeling. Hoe belangrijk dat is, kan bijvoorbeeld blijken uit de ongelofelijke spraakverwarring en wederzijdse verkettering, die de dit jaar door de VPRO georganiseerde televisie-discussies over geweld en arbeid heeft beheerst. Dat betekent, dat de overheid zich zal moeten onthouden van bemoeienis met het programmeren van sociaal-wetenschappelijk onderzoek op de wijze van het meerjarenplan van minister Peynenburg. Voor zover er directe behoefte aan sociaal-wetenschappelijke informatie bestaat zal men moeten beoordelen of die inderdaad alleen door een nieuw, door Nederlandse onderzoekers te verrichten onderzoek. moet worden verkregen. Zo ja. dan kan dit door contract-onderzoek, waar op zichzelf geen enkel bezwaar tegen is. Maar de-autonomie van het' universitair sociaal-wetenschappelijk onderzoek zal zo onverlet mogelijk moeten bli jven. Ik meen dat dit een verkeerde manier is om de relatie tussen de sociale wetenschappen en het overheidsbeleid te bezien. Dat de overheidsapparaten behoefte hebben aan betrouwbare informatie over de problemen waar zij mee te maken hebben zal niemand ontkennen. Men kan het verwerven van dat soort informatie „onderzoek" noemen en dat eventueel aan gespecialiseerde instituten uitbesteden. Maar in beginsel behoort het tot de normale taak van het overheidsapparaat. Het behoort in ieder geval niet tot de taak van de universiteiten om de overheid van „beleidsrelevante" informatie te voorzien. Sociaalwetenschappelijk onderzoek heeft het opsporen van samenhangen in maatschappelijke ontwikkelingen ten doel Het overheidsbeleid is zelf een deel van die maatschappelijke ontwikkeling en zal als zodanig moeten worden onderzocht. De rol van de overheid is niet alleen een deel van de oplossing maar ook een deel van het probleem. Het 'meerjarenplan' van minister Peijnenburg benadrukt te zeer de instrumentele rol van de sociale wetenschappen en heeft te weinig oog voor de algemeen oriënterende functie die kennis van de structuur van maatschappelijke ontwikkelingen kan hebben. Dat de overheid de langrijkste financier van sociaal wetenschappelijk onderzoek is maakt de overheid nog niet tot bevoorrechte programmeur van dat onderzoek. Het is bovendien niet erg praktisch. Als men het overheidsbeleid werkelijk zoveel mogelijk op sociaal wetenschappelijk onderzoek zou willen baseren, zou dat investeringen vergen die ver de mogelijkheden te buiten gaan. Door de beperkte energie van bekwame sociale wetenschappelijke onderzoekers te lokken in de richting van voor het overheidsbeleid bruikbaar onderzoek, kan de ovecheid afbreuk doen aan wat belangrijker is: een algemene verhoging van het peil van het sociale wetenschappelijk onderzoek - en daarmee van het onderwijs - op de universiteiten. Wil men dat bereiken, zal onderzoek niet op „beleid" moeten worden afgestemd, maar op het onderwijs. Er wordt nu nog veel teveel onderwijs gegeven in de theorieën van anderen en in „methoden en technieken" en veel te weinig over hoe samenlevingen werkelijk in etkaar zitten en zich ontwikkelen. Dat soort onderwijs vergt onderzoek, maar van geheel andere aard dan wat in het meerjarenplan van Peijnenburg als zodanig wordt beschreven. Het is bovendien een illusie, dal sociaal wetenschappelijk onderzoek ooit direct bruikbaar kan zijn bij de beslissingen die -ministers of ambtenaren van dag tot dag moeten nemen. Wel zullen de resultaten van sociaal wetenschappelijk onderzoek van groot belang kunnen zijn bij de wijze waarop maatschappelijke problemen en de mogelijke oplossingen daarvan door beleidsvoerders worden bezien. Onbenut De resultaten van sociaalwetenschappelijk onderzoek kunnen beter op een andere manier voor het overheidsbeleid nuttig en bruikbaar worden gemaakt. Er wordt immers niet alleen in Nederland onderzoek verricht dat voor het Nederlandse overheidsbeleid bruikbaar kan zijn. Als men alles van Nederlands onderzoek verwacht, blijft veel wetenschappelijk werk onbenut, want onbekend. Daarom zou het waarschijnlijk een veel betere investering zijn om op alle departementen speciale afdelingen op te richten die de resultaten van wetenschappelijk onderzoek bijhouden, inventariseren en toespitsen op de beleidsproblemen en beleidsvragen, waar ministers en het ambtelijk apparaat mee worstelen. In sommige departementen bestaan dergelijke afdelingen wel. maar deze worden, voor zover ik weet, weinig systematisch ingezet. Bovendien zijn ze vaak nogal beperkt bemand, zowel wat de disciplinaire achtergrond als wat het aantal stafleden betreft. Dergelijke stafafdelingen zouden zich uitdrukkelijk niet met beleidsplanning moeten bezighouden en niet bemand moeten worden met ambtenaren die een beleidscarrière ambiëren. Als alle departementen over een dergelijke afdeling zouden beschikken, kunnen taken en verantwoordelijkheden van beleid en wetenschappelijk onderzoek gescheiden blijven, zonder dat dit afbreuk behoeft te doen aan de aanwending van sociaalwetenschappelijke kennis ten behoeve van het overheidsbeleid. Met verdere verstatelijking van het sociaal-wetenschappelijk onderzoek waar het meerjaren-plan van minister Peynenburg op aanstuurt, schiet noch de overheid noch de wetenschap wat op. Karakteristieke foto van de minister voor wetenschapsbeleid, drs. 1V1. IV. J. M. Peijnenburg. kort na zijn ambtsaanvaarding. (Foto Stokvis)</text:p>
          </table:table-cell>
        </table:table-row>
        <table:table-row table:style-name="ro2">
          <table:table-cell office:value-type="string">
            <text:p>http://resolver.kb.nl/resolve?urn=KBNRC01:000036333:mpeg21:a0035: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Onderzoek werktuigbouw in gevaar door geruzie' Door onze redactie onderwijs DEN HAAG, 31 okt. — Het onderzoek in de werktuigbouwkunde aan de technische universiteiten komt ernstig in gevaar als er niet snel een einde komt aan de 'schoolstrijd' tussen onderzoekers die zich meer op de wetenschap oriënteren en degenen die vooral in praktische toepassingen zijn geïnteresseerd. Met name in Eindhoven en Delft moet het bestuur ingrijpen, zo meent de Raad van advies voor het wetenschapsbeleid. De raad wil dat over drie jaar een verkenningscommissie 'met een brede opdracht' deze studierichting nog eens onder de loep neemt. Als dan de situatie niet is verbeterd moet de minister ingrijpen. De raad schrijft dit in het advies over het werktuigbouwkundig en maritiem-technisch onderzoek aan de ministers van onderwijs en economische zaken. De raad baseert zijn oordeel op de verkenning die de oud-directeur van het Unilever research laboratorium, dr.ir. L.H. Ruiter op zijn verzoek heeft uitgevoerd onder het werktuigbouwkundig onderzoek. Uit die verkenning blijkt voorts dat het werktuigbouwkundig onderzoek sterk is versnipperd. Bovendien laat de samenwerking met andere disciplines veel te wensen over. Terwijl, zo wordt geconstateerd, bijvoorbeeld het milieu om oplossingen vraagt die alleen multidiciplinair kunnen worden gevonden. Het huidige onderzoek noemt De Ruiter 'niet erg opwindend'. Het betere onderzoek blijkt wel steeds multidisciplinair te zijn. Ook de opleiding zou op de helling moeten, al doen de ingenieurs in het algemeen niet onder voor hun buitenlandse collega's. Wel wordt ze te veel geleerd dat er maar een oplossing is voor een probleem. „Ze hebben niet leren denken in opties", aldus De Ruiter. De Raad van advies voor het wetenschapsbeleid stelt de ministers voor in de eerste fase alle studenten aan de technische universiteiten een brede, gemeenschappelijke propaedeuse te laten volgen. Ook moet volgens de raad de facultaire indeling op de helling. Het zou beter zijn verschillende met elkaar verwante disciplines in bestuurlijke clusters onder te brengen. Een vergaande taakverdeling tussen de universiteiten acht de raad daarnaast noodzakelijk.</text:p>
          </table:table-cell>
        </table:table-row>
        <table:table-row table:style-name="ro2">
          <table:table-cell office:value-type="string">
            <text:p>http://resolver.kb.nl/resolve?urn=KBNRC01:000030552:mpeg21:a0265:ocr</text:p>
          </table:table-cell>
          <table:table-cell office:value-type="string">
            <text:p>scienc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WETENSCHAP De wereld op z'n kop. Opmerkelijke verschijnselen in wetenschap en techniek door Maarten Evenblij 81 blz., Aramith 1992, f 10,ISBN 90 6834 117 0 mgekeerde wereld', luidde het thema van de zojuist afgelopen wetenschap &amp; techniekweek. Laboratoria openden hun poorten voor het grote 0 publiek, eigenzinnige beroemdheden als Douglas Hofstadter ( Gödel, Escher, Bach ) en Gary 'Zukav {De dansende Wu Li-meesters) gaven lezingen en er waren speciale activiteiten voor schoolkinderen. Alles met het doel het imago van wetenschap en techniek op te poetsen. Dat is broodnodig. 'Wetenschap is saai en moeilijk, vinden velen, er gaat te weinig aantrekkingskracht van uit. Vandaar dat alle zeilen werden bijgezet om juist het spannende, het tegendraadse, het verrassende in wetenschap en techniek te benadrukken. In dit kader past ook het boekje De wereld op z'n kop, dat door wetenschapsjournalist Maarten Evenblij speciaal voor de gelegenheid werd geschreven. Het is een raamvertelling. Een gezelschap Nederlandse wetenschapsjournalisten, op bezoek in de Verenigde Staten, hangt vanwege een storing op zijn kop in een opleidingssimulator voor atoomonderzeeërs en doodt de tijd met verhalen vertellen. Waarom een vlieg niet van het plafond valt, wetenschappelijk bedrog, reizen in de tijd, de noodzaak van zwaartekracht, matriarchaat, het absolute nulpunt, kaalheid, menselijke beslissingsstrategieën; om beurten wordt een staaltje vakkennis ten beste gegeven. Deze opzet is aardig gevonden, maar het boekje had sterk aan overtuigingskracht gewonnen wanneer Evenblij zijn collega-journalisten wat meer spreektaal in de mond had gelegd. Een zin als "De negentiendeeeuwse Oostenrijkse natuurkundige Ludwig Boltzmann kan ons helpen begrijpen dat in dat continuüm de tijd toch voortschrijdt" krijgt geen normaal mens over zijn lippen, ook al hangt hij enige uren op zijn kop in een Amerikaanse opleidingssimulator. Evenmin bevorderlijk voor de goede naam der wetenschap is het als journalisten stiekem een nasadrankje krijgen toegediend dat inwerkt op hun zintuigen. Dit neemt niet weg dat de verhaaltjes beslist informatief zijn en dikwijls leuk om te lezen. In zijn voorwoord klaagt Evenblij dat de moderne wetenschapper de tijd niet meer neemt om zich te buigen over de vragen van alledag. Zijn boekje wil in die leemte voorzien. Maar wat zijn dat: vragen van alledag? Hoeveel engelen er op de punt van een naald kunnen? Evenblij meent van wel, terwijl slechts een handjevol scholastici er zich druk om maakte. De mogelijkheid tot optische koeling? Onwaarschijnlijk, maar toch is het onderwerp in De wereld op z'n kop terug te vinden. Waarom een vlieg niet van het plafond valt? Maar daar is wel degelijk onderzoek naar gedaan, voldoende om er een hoofdstukje mee te vullen. Evenblij vergist zich wanneer hij stelt dat de wetenschapper zichzelf geen 'dwarse' vragen meer zou stellen. Dwarse vragen zijn van vitaal belang, zij helpen de wetenschap vooruit. Het probleem is alleen dat de specialismen dermate eng zijn geworden, dat het wetenschappelijk bedrijf bij alle technologische vernieuwing zozeer van het leven van alledag is weggegroeid, dat men als onderzoeker de grootste moeite heeft zijn dwarse vragen naar de leek te vertalen. Een goede wetenschapsjournalist schiet hier te hulp. Dirk van Delft</text:p>
          </table:table-cell>
        </table:table-row>
        <table:table-row table:style-name="ro2">
          <table:table-cell office:value-type="string">
            <text:p>http://resolver.kb.nl/resolve?urn=KBNRC01:000029478:mpeg21:a0027: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Meer geld nodig voor research bedrijfsleven Door onze redactie onderwijs ROTTERDAM, 5 FEBR. Het Nederlandse bedrijfsleven steekt naar verhouding minder geld in wetenschappelijk onderzoek en technologische ontwikkeling dan in veel andere ontwikkelde landen gebruikelijk is. Maar Nederland als geheel, bedrijfsleven en overheid, loopt redelijk in de pas met andere middelgrote landen, zo blijkt uit een gemeenschappelijke publikatie van de ministers van onderwijs en van economische zaken over de positie van wetenschap en technologie. De opstellers van het rapport (Twin. Technologie- en wetenschapsindicatoren) rekenen voor dat het Nederlandse bedrijfsleven bovenop de huidige zes miljard gulden voor onderzoek en ontwikkeling nog ruim een miljard gulden extra zou moeten uitgeven om internationaal helemaal in de pas te lopen. Halverwege de jaren tachtig leek de kloof te worden overbrugd, maar die is sindsdien weer groter geworden. Dat zou vooral komen doordat Philips de laatste jaren minder geld is gaan uitgeven voor research. Er ontstaat de komende jaren een fors tekort aan onderzoekers in de wiskunde en natuurwetenschappen: zo'n vijfhonderd per jaar tot het jaar 2000, en ongeveer zevenhonderd per jaar in het decennium daarna. Een nog eens zo groot tekort wordt voorzien aan onderzoekers die een exacte opleiding aan een hogeschool hebben gekregen. De opstellers van het rapport baseren zich op onderzoek dat de Maastrichtse Universiteit heeft uitgevoerd voor het ministerie van economische zaken. Uit dat onderzoek blijkt dat in het jaar 2000 het aanbod aan onderzoekers in de technische wetenschappen nog voldoende is om aan de vraag te voldoen. Onlangs heeft minister Ritzen (onderwijs) maatregelen genomen om meer studenten voor de technische wetenschappen te krijgen, terwijl ook op de langere termijn het tekort in de wiskunde en natuurwetenschappen aanzienlijk groter zal zijn. In 2010 wordt een tekort voorzien aan hoger opgeleide exacte onderzoekers dat 13 procent is van de dan werkzame onderzoekers. Het tekort aan bèta-onderzoekers (in de loop van de jaren negentig wordt ook een klein tekort aan andere hoger opgeleiden voorzien) wordt vooral geweten aan de achterblijvende deelname van vrouwen. In Twin wordt geconstateerd dat maatschappelijke waardering voor wetenschap en technologie niet eenduidig is, maar dat deze waardering in Nederland overigens nauwelijks afwijkt van die in de andere landen van de Europese Gemeenschap. Hooguit staan Nederlanders wat wantrouwender tegenover wetenschap en technologie. Maar ze zijn wel weer veel geïnteresseerder dan burgers in andere landen in wetenschappelijke uitvindingen.</text:p>
          </table:table-cell>
        </table:table-row>
        <table:table-row table:style-name="ro2">
          <table:table-cell office:value-type="string">
            <text:p>http://resolver.kb.nl/resolve?urn=KBNRC01:000032852:mpeg21:a019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Amerikaanse en Europese wetenschap op één lijn Door A. DE KOOL De Europese wetenschap ligt voor op die van de VS. Be Europese wetenschap is op een niveau dat vergelijkbaar is met dat in de VS. De Europese wetenschap komt ver achter bij die van de VS. Europa heeft de achterstand op technisch gebied geheel ingelopen. Europa is bezig snel de achterstand op technisch gebied in te lopen. De achterstand van Europa op technisch gebied wordt steeds groter. De „juistheid" van elk van deze stellingen is wel aantoonbaar, evenals dus de onjuistheid. Het hangt er allemaal maar van af volgens welke criteria men werkt. Zo kunnen we bijv. het peil van de wetenschap afmeten aan het aantal Nobelprijswinnaars. In dat geval slaat Europa duidelijk een pover figuur. Daar kan men evenwel tegenover stellen, dat liobelprijzen worden gegeven por werk dat gemiddeld zeker een jaar of tien geleden is gedaan. Zo gezien zeggen die Nobelprijzen niet zo bar veel over de toestand op dit ogenblik. Die toestand is, aan beide kantal van de oceaan, er vooral een van verwarring. Nog niet zo lang geleden gold zo ongeveer,dat iedere wetenschappelijke ontdekking potentieel goed was. Ook wel potentieel slecht, maar dat was geen zaak van de wetenschap, alleen maar van dé Politici, en de onderzoekers hielden zich bij voorkeur aan de feiten, hooguit geglorifieerd m et behulp van de positieve m °gelijkheden. p''er het algemeen gesproken kan men zeggen dat de Amerikaanse wetenschap toen voorla S- Tot die slotsom kon men al f° men door eenvoudig publika; les ' n internationale wetenI a PPelijke tijdschriften te telen - Die conclusie kon men verder trekken uit de spektakelstukken van de wetenschap (ruimtevaart, kernenergie) en uit de voetnoten in menswetenschappelijke geschriften. Remmende voorsprong Als er al een verandering is, dan is die waarschijnlijk begonnen bij het laatste voorbeeld. Met name de Duitse sociologie heeft de afgelopen jaren aanzienlijk aan invloed gewonnen. Op dit gebied zien we misschien het eerst iets van de „remmende voorsprong". Zo'n voorsprong ontstaat als bijv. een bedrijf in een vroeg stadium al een nieuwe technische ontwikkeling volgt. Komen er dan verdere verfijningen, dan zit het bedrijf nog met een vrijwel nieuwe, kostbare en redelijk goed draaiende installatie, die niet zomaar aan de kant kan worden gezet. Concurrerende bedrijven kunnen dan, door later mee te gaan doen, vaak veel moderner werken. De zeer sterk op natuurwetenschappen enerzijds en op Freud anderzijds ingestelde Amerikaanse menswetenschappen ontwikkelen zich nog door in de richting die ook hier tien jaar geleden als lichtend voorbeeld gold (en die hier overigens nog veel aanhangers kent), terwijl er in Europa al een duidelijke nieuwe richting is gekozen. Op de achtergrond zitten dan misschien ook wel culturele verschillen — die overigens waarschijnlijk mede zijn ontstaan door de grote bloei van de wetenschap in de VS. Zo tobt natuurlijk ook de Amerikaan met vervreemdingsverschijnselen. Terwijl men in Europa steeds meer geneigd is op zoek te gaan naar de oorzaken daarvan en te proberen die weg te nemen door met name structurele maatregelen (bijv. binnen bedrijven), wordt er in de VS hoofdzakelijk gegrepen naar nieuwe techniekjes, die de als te groot ervaren afstand tussen • mensen onderling en mens en organisatie moeten maskeren met de mantel der liefdestech' niek. Overigens ligt ook op menswetenschappelijk gebied de toepassing altijd een jaar of wat na op de wetenschap. Vandaar dat ook hier, terwijl er een voorzichtig begin wordt gemaakt met de toepassing van de nieuwere „Europese" menswetenschappen, er nog een veelvuldig en voor sommige beoefenaren van vrije beroepen uiterst profijtelijk beroep wordt gedaan op de duidelijke Amerikaanse voorsprong met betrekking tot de techniekjes. Iets soortgelijks zien we op medisch gebied. Hoewel er in Europa tegenwoordig ook wel veel fundamenteel werk van hoge kwaliteit wordt gedaan, valt het aantal Europese nieuwe ontwikkelingen toch bijna in het niet tegenover het aantal nieuwigheden uit Amerika. Misschien zijn de Europese artsen als de vis op het droge die zich hoogtoerist noemt, maar in . elk geval is er een toenemend aantal dat om die achterstand niet zo rouwig is. Ze zien dat met het hoger worden van het niveau van de medische techniek de gezondheidszorg een naar hun mening te centralistisch en anti-psychologisch karakter krijgt. Zij pleiten dan ook bepaald niet voor hogere investeringen in „harde" medi-. sche wetenschap, maar voor een verschuiving naar de zg. eerstelijnsgeneeskunde. Ook in de VS voelt men overigens duidelijke feilen in de eigen geneeskunde. Dat leidt tot uitspraken als: de geneeskunde staat op een geweldig hoog peil, maar de geneeskundige verzorging is abominabel. Hetgeen dan, bij gebrek aan mogelijkheden in nieuwe richtingen zoals Europa die uit zijn relatieve achterstand nog gemakkelijker kan inslaati, in de VS veel sterker dan in Europa een toenemend verzet tegen de wetenschap oplevert. Dat verzet komt in extreme vormen tot uiting in de kleine alternatieve groepjes. Merkwaardigerwijs vinden de activiteiten van deze groepjes duidelijk weerklank in het Amerikaanse Congres. Dat is merkwaardig, omdat men in de VS een geweldige afstand kent tussen de parlementaire en de buitenparlementaire politiek. Zien we hier nog vaak, dat een denkbeeld uit duidelijk alternatieve kring na een paar jaar tot in het parlement doordringt, in de VS zal dat niet gemakkelijk gebeuren. Maar zowel president Nixon als het Congres is de laatste jarennogal afstandelijk geworden ten opzichte van de wetenschap. De begrotingen vertonen als gevolg daarvan grote schommelingen. Grote projecten als de bouw van een. supersonisch vliegtuig gaan niet door, op de ruimtevaart wordt duidelijk beknibbeld (wat bijv. is genoemd als oorzaak voor de troebelen met de Skylab). Publieke afkeer In de tijd dat elke wetenschappelijke en technische vooruitgang met gejuich werd begroet, gold ook de militaire wetenschappelijke inspanning, die een belangrijk deel was (en is) van het totale Amerikaanse onderzoek, nog als in elk geval gunstig voor de ontwikkeling van de wetenschap. Op het ogenblik bestaat in toenemende mate het gevoel, dat de nieuwe snufjes op defensiegebied niet zo heel veel meer kunnen bijdragen aan de dagelijkse industriële praktijk. Daarbij is het natuurlijk heel belangrijk, dat er een soort publieke afkeer aan het ontstaan is van het steeds maar technisch nieuwe. Verder is op het ogenlik waarschijnlijk de belangrijkste groeisector in de industrie de fabricage van milieureinigingsapparatuur. De Europese wetenschap mag dan op sommige gebieden (waaronder bijv. niet de sterrenkunde, de natuurkunde en de moféculaire biologie) wat zijn achtergebleven, bij de toepassingen is gewoonlijk een wat kleinere omweg «ek -.en dan via militaire ei. i.'. utische toestellen. Nog altijd hebben bepaalde Amerikaanse sectoren (computers bijv.) een duidelijke voorsprong, maar het is de vraag of die werkelijk belangrijk is. Er is op het ogenblik in juist die zeer geavanceerde sectoren over het algemeen meer behoefte aan een zorgvuldige inpassing in de samenleving, dan aan nog weer nieuwere technieken. Bezien we de wetenschap uit een oogpunt van sociaal -economisch effect, dan kunnen we niet meer zo duidelijk spreken over een Amerikaanse voorsprong, hoewel die er in zuiver technisch opzicht nog wel degelijk is. Het is overigens allerminst uitgesloten, dat zo'n voorsprong toch weer van belang zou kunnen worden. In Europa wordt bijv. ongelofelijk weinig gesdaan aan onderzoek naar nijeuwe ' energiebronnen, die dienst zouden kunnen gaan doen als meer gemeenteraden het plan van Rijnmond volgen vooral geen kernenergiecentrale toe- te laten op de Maasvlakte., In de VS wordt deze zaak al op flinke schaal aangepakt. Zeer in het algemeen gesproken j zouden we kunnen zeggen, dat 1 de VS een technisch-wetenschappelijke voorsprong hebben, maar dat Europa sociaal (wetenschappelijk) mogelijk wat verder is. Hoe men die zaken afweegt, is vooral een kwestie van opvatting.</text:p>
          </table:table-cell>
        </table:table-row>
        <table:table-row table:style-name="ro2">
          <table:table-cell office:value-type="string">
            <text:p>http://resolver.kb.nl/resolve?urn=KBNRC01:000027033:mpeg21:a0068:ocr</text:p>
          </table:table-cell>
          <table:table-cell office:value-type="string">
            <text:p>science</text:p>
          </table:table-cell>
          <table:table-cell table:number-columns-repeated="12" office:value-type="float" office:value="0">
            <text:p>0</text:p>
          </table:table-cell>
          <table:table-cell office:value-type="float" office:value="1">
            <text:p>1</text:p>
          </table:table-cell>
          <table:table-cell office:value-type="string">
            <text:p>Brieven Niet roken Graag wil ik reageren op uw rubriek "In de marge" waarin u met de titel "onvolwassen" de aanpak van de niet-roken-afspraak in twijfel trekt Uw kritiek is stereotiep voor de groep rokers die er niet van af kan, een minderheid in Nederland. Vaak gaan zij in de verdediging, wanneer hun rookgedrag wordt aangevallen en grijpen daarbij argumenten aan die hun "onvolwassen trekje", hun ondeugd, wat meer acceptabel kunnen maken. De "volwassen sigaretten reklame" haakt op deze behoefte aan gedragsbevestiging alert in en belooft aan behoeftigen illusies, zoals mannelijkheid, avontuur, leven met plezier, etc. etc. Illusies die een groot kind graag zal willen geloven... omdat het hun "ondeugend trekje" in een fraaier daglicht plaatst. Door de deur naar 's rokers ontvankelijkheid voor illusoire reclameboodschappen kan niet met effect gelijktijdig een gelijksoortige aanpak voor antirookreclame worden gemanoeuvreerd. De opzet van de antirookreklame moet nu juist via een andere ingang de rekenschap van 's rokers ratio vergen, hen weer tot de werkelijkheid. de normale orde van de dag brengen.... Echter niet met "volwas" angstboodschappen, waarvoor (zo blijkt uit onderzoek) de deur naar 's rokers ontvankelijkheid niet open staat. Het is immers altijd de ander die de allerergste gevolgen van het roken zal treffen. (In Nederland zijn dat 40 anderen per dag). Antirookreklame moet werken met de wetenschap dat een kleine periode van stoppen voldoende kan zijn om nieuwe niet-rokers te vormen, met de wetenschap dat de huiselijke relaties van rokers hen bij het stoppen sterk kunnen motiveren, met de wetenschap dat het op papier concretiseren van afspraken een volwassen handeling is, die de nakoming ervan bevordert, met de wetenschap dat 1/3 van Nederland de markt is voor nietrokenafspraken (Nipo), want zij vinden het wel een leuk idee (ook 48% van 18 t/m 24 jarigen), met de wetenschap dat zo'n 2/3 het dus niet zo'n leuk idee vindt Wellicht zullen de komende campagne-aktiviteiten van de Stichting Volksgezondheid en Roken ook hen geen kind van de tabaksrekening hoeven laten worden.. R.van As Eindhoven</text:p>
          </table:table-cell>
        </table:table-row>
        <table:table-row table:style-name="ro2">
          <table:table-cell office:value-type="string">
            <text:p>http://resolver.kb.nl/resolve?urn=KBNRC01:000027370:mpeg21:a0128: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Vietnam wil wetenschap en techniek snel ontwikkelen Nederland is samen met Frankrijk een van de weinige westerse landen die georganiseerde wetenschappelijke contacten onderhoudt met Vietnam. Er bestaan twee samenwerkingsakkoorden tussen Nederlandse universiteiten en Vietnamese instellingen voor hoger onderwijs en wetenschappelijke onderzoek, een op medisch gebied en een op natuurwetenschappelijk terrein, met o.a. deelprojecten op het gebied van de ecologie, de natuurkunde, de zootechniek en de grondscheikunde. Door Vietnam wordt hieraan veel belang gehecht. Het is een van die verbindingen die het isolement waarin het zich t.o.v. het Westen bevindt doorbreekt. V^einig is bekend over het Vietnamese hoger onderwijs en de wetenschap. Onderstaand artikel geeft een overzicht. Door MAX SPOOR „We beschouwen de ontwikkeling van wetenschap en techniek als een eerste prioriteit, er is een grote achterstand op dat gebied", zegt Nguyen Khac Vien, hoofdredacteur van een serie wetenschappelijke edities over de Vietnamese maatschappij die in Hanoi wordt uitgegeven. Hij is arts van origine, heeft lang in Frankrijk gewoond en wordt min of meer als officieuze spreekbuis van de regering beschouwd. „We hebben op het ogenblik ongeveer 250.000 kaders met een universitaire opleiding", zegt Vien. „Ze hebben een redelijk niveau, maar hoofgekwalificeerden komen we tekort. Op sommige gebieden, ook wat betreft het fundamenteel onderzoek zijn we al een heel eind, zoals in de landbouwwetenschappen en de geneeskunde. Maar het ontbreekt ons vooral aan bestuurlijke kennis om die technieken die reeds zijn uitgedacht en getest te introduceren in de produktiesektor. Ook missen we voldoende goede wetenschappers die onderzoeksteams kunnen leiden." Voor een land dat met een inkomen van 150 dollar per hoofd van de bevolking tot de tien armsten ter wereld behoort, is het algemene peil van het onderwijs en de wetenschap, en de omvang van het kader opvallend. De oorzaak hiervan ligt in het belang dat men vanaf het uitroepen van de Demokratische Republiek (in 1945) vooral in het noorden heeft toegekend aan het onderwijs. Ongeveer 90 procent van de bevolking was toen nog analfabeet. Er waren maar 3 middelbare scholen voor Vietnamese kinderen en er was één universiteit. Khac Vien: „Er waren 500 studenten op de universiteit van Hanoi, dat was het totaal voor geheel Indo-China, dus inklusief Laos en Cambodja. Er werden alleen vakken als medicijnen, rechten, farmacie en kunst gegeven. Alleen bedoeld om enkelingen op te leiden. Het onderwijs was in het Frans en het wetenschappelijk onderzoek werd door Fransen gedaan." Analfabetisme Het analfabetisme in het noorden was al voor het einde van de oorlog uitgeroeid, in het zuiden is dat, volgens regeringsbronnen, in 1978 gebeurd. Op het ogenblik volgt bijna een derde van de totale bevolking één of andere vorm van onderwijs. Het is gratis en in principe voor iedereen bereikbaar. Het heeft ook een emancipatorische funktie, in de meeste opleidingen benadrukt door het bevoordelen van vrouwen en leden van etnische minderheden bij toelatingsexamens. Er is echter bij de toelating tot hogere opleidingen een schrikbarende selectie. Het theoretisch peil is hoog, maar er is een groot gebrek aan praktisch onderwijs. Vien zegt daarover: „Men heeft sterk de neiging om vakken als wiskunde en literatuur voor te trekken. Voor toegewijde leerlingen zijn er speciale klassen voor deze vakken. Het is gebaseerd op het oude idee dat fundamentele wetenschap belangrijker is dan technische kennis." Het onderwijs was tot nu toe te veel abstract, aldus Vien, hoewel de oorzaak ook ligt in het grote gebrek aan leermiddelen. "Bram dram' In de oorlogsjaren is het onderwijs en zelfs het weten-, schappelijk onderzoek in Noord-Vietnam ook tijdens de Amerikaanse bombardementen voortgezet, met behulp van wat de Vietnamezen 'so tan' noemen, ofwel letterlijk 'evacuatie'. Alle universiteiten en instituten waren in dorpen op het platteland ondergebracht. Ook zijn er enige duizenden studenten in die tijd naar een aantal Oostbloklanden uitgezonden voor studie en wetenschappelijk werk. Een enorme investering voor de toekomst. In tegenstelling tot de gebruikelijke 'brain-drain' vanuit ontwikkelingslanden (die voor een deel ook in het zuiden plaatsvond) keerden deze mensen vrijwel zonder uitzondering terug, en vormen nu de ruggegraat van het wettenschappelijk kader. In het (herenigde) Vietnam van vandaag zijn 6 universiteiten, 5 landbouwhogescholen en daarnaast nog meer dan 60 andere instellingen voor hoger onderwijs. Het totaal aantal studentén is ongeveer 60.000 in het noorden en 30.000 in het zuiden. Voor april '75 !ag dat laatste cijfer aanzienlijk hoger doordat veel studenten zich op papier hadden ingeschreven om zo de dienstplicht voor het Thieu-leger te ontlopen. Pas in september '76 zijn de meeste faculteiten in het zuiden weer heropend, maar de nadruk is duidelijk verschoven naar de natuurwetenschappen en met name de agrarische en technische opleidingen. De structuur van het wetenschappelijk onderzoek in Vietnam is tamelijk ingewikkeld. Ontwikkeld in het noorden wordt deze langzaam maar zeker ook op het zuiden overpland. Er zijn onderzoeksinstituten direkt verbonden aan 'vak'ministeries, zoals voor visserij, bosbouw, olie en gas. Er wordt veel onderzoek aan universiteiten en hogescholen verricht, en daarnaast zijn er een aantal grote instituten, zoals voor wiskunde, natuurkunde en biologie, die tot het 'Instituut voor wetenschappen' behoren. Deze hebben een voorhoedefunktie, geven de grote lijnen aan van het wetenschappelijk onderzoek en hebben vaak de betere apparatuur en wetenschappers. Deze laatste instituten vallen bestuurlijk onder het zogenaamde 'Staatscomité voor Wetenschap en Techniek', dat de rang van ministerie heeft. Dit Staatscomité verdeelt de middelen. Het wetenschappelijk onderzoek is beslist geen 'ivoren toren'. Om een paar voorbeelden te noemen: Onderzoek naar nieuwe landbouwmethodes, selectie van voedselgewassen, en verbetering van de grondstruktuur wordt direkt in samenwerking met landbouwcoöperaties en proefstations gedaan. Studenten lopen stages in de dorpen en afgestudeerden keren daarheen veelal terug. Maar ook veel andere vakgebieden hebben hun verbindingen met de maatschappij. Er bestaan georganiseerde contacten met de industrie en politieke bestuursorganen. Zo kan een fabriek die met slijtageproblemen in zijn machinepark kampt direkt naar de Polytechnische Hogeschool gaan om onderzoek te laten doen. Sociale wetenschappen Ondanks de sterke aandacht voor de techniek en natuurwetenschappen, verbonden aan de wil om het land te bouwen, is de sociale wetenschap geen verwaarloosd gebied. De belangrijkste organisatie is het 'Staatscomité voor sociale wetenschappen'. Daaronder vallen onderzoeksinstituten voor o.a. ekonomie, historie, taalwetenschap, archeologie, literatuur, ethnologie, filosofie en sociologie. De eerste vier zijn de grootste. Archeologisch en historisch onderzoek dienen vooral om kennis van de eigen historie te vergroten en 'populair' te maken. Overal in de provincies zijn er organisaties als 'historische comités', 'archeologische teams' en 'culturele bureaus'. Deze verzorgen tentoonstellingen en geven boeken uit. Coordinatie op landelijk niveau is er nog nauwelijks. Historici op de grote instituten kunnen moeilijk aan dergelijke publicaties komen, of hebben soms geen toegang tot plaatselijke archieven. Voor de verschillende so:iale wetenschappen bestaan (zowel in Hanoi als Ho Chi Minh-stad) een aantal zeer grote bibliotheken. Sociologie is een wtenschap die in opkomst is, het betreffende instituut is vijf jaar geleden gesticht. De Vietnamese sociologen houden zich vooral bezig met onderzoek naar de leefomstandigheden van mensen. Vu Khieu, één van de vice-voorzitters van het Staatscomité en filosoof, die ik toevallig in het vliegtuig naar Hanoi tegenkwam zei daarover: „We doen onderzoek naar woonsituaties. Met het probleem van de woningnood is ook de ontwikkeling van de gezinssamenstelling in onze maatschappij verbonden. De ideeën daarover veranderen. We houden enquêtes onder alle lagen van de bevolking, en organiseren conferenties met architecten, medici, en leden van maatschappelijke organisaties zoals de jeugliga en de vrouwenbond." Ideologie De sociale wetenschap staat dus net als de andere wetenschappen in dienst van de maatschappij. De sociale onderzoeker balanceert daarbij tussen onderzoeker te zijn en propagandist van de partijideologie. De afgelopen twee jaar zijn de contacten met westerse sociologen gegroeid, ze bestaan nu ook met Nederland. Een aantal westerse onderzoekers is toestemming gegeven in Vietnam zelf onderzoek te doen, hetgeen teken van grotere openheid naar buiten toe is. Vorig jaar heeft men besloten om enige lijn aan te brengen in de wirwar van het wetenschappelijk onderzoek. „Op het ogenblik is er een scheiding tussen de onderzoeksinstituten en de universiteiten", zegt Khac Vien. „Er zal een Academie voor wetenschap worden opgericht die leiding gaat geven aan het we■tenschappelijk onderzoek, zowel op fundamenteel als toegepast gebied. Dat laatste in samenwerking met de produktiesektor. Het zal ook de leiding hebben van het onderzoek aan de universiteiten." Een vrij ingrijpende struktuurwijziging dus, hoewel-daar blijkbaar nog verschillend over wordt gedacht. Een hoge funktionaris van het Staatscomité voor wetenschap en techniek noemde het „meer 'een verandering van naam". Voor de leiding van die Academie voor wetenschappen is uit verschillende bronnen één naam naar voren gekomen, die van Vo Nguyen Giap, net afgetreden als minister van defensie, en in het Vietnamese politburo verantwoordelijk voor wetenschap en techniek.</text:p>
          </table:table-cell>
        </table:table-row>
        <table:table-row table:style-name="ro2">
          <table:table-cell office:value-type="string">
            <text:p>http://resolver.kb.nl/resolve?urn=KBNRC01:000030246:mpeg21:a0001: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7" office:value-type="float" office:value="0">
            <text:p>0</text:p>
          </table:table-cell>
          <table:table-cell office:value-type="string">
            <text:p>Meer tijd vrijmaken voor de wetenschap' Sacharov wenst geen leider te zijn van dissidente beweging MOSKOU, 29 dec. — Andrej Sacharov wil niet de leiding weging in de Sovjet-Unie, maar zich beperken tot het ijveren gevangen vrienden en tot de wetenschap. Dat heeft de vorige keerde geleerde dit weekeinde in interviews gezegd. nemen van de dissidente bevoor de vrijlating van enkele week naar Moskou teruggeSacharov sprak met vier Amerikaanse bladen en met de Westduitse televisie. Hij zei dat zijn gezondheid slecht is. „Ik moet me beperken. Ik kan niet de leider worden van wat voor beweging dan ook. Ik wil me eerst en vooral aan de wetenschap wijden. De jaren gaan voorbij en (de wetenschap) is voor mij heel belangrijk." Verder, zei hij, is ijveren voor de vrijlating van „enkele vrienden" een „eerste prioriteit" en een „morele plicht". Volgens Sacharov hebben drie factoren een rol gespeeld bij de beslissing zijn ballingschap in Gorki op te heffen: de internationale campagne voor zijn vrijlating, de evolutie van de binnenlandse politiek in de laatste vijf jaar en de behoefte om belemmeringen voor de wetenschappelijke samenwerking met andere landen weg te nemen. „Het streven naar samenwerking heeft een zeer belangrijke rol gespeeld, omdat wetenschappelijke organisaties in de hele wereld hun medewerking afhankelijk hebben gemaakt van mijn vrijlating," aldus Sacharov. In het vraaggesprek met de Amerikaanse kranten ging Sacharov in op SDI, het Amerikaanse ruimteschild tegen raketten. Naar zijn oordeel kan SDI niet slagen en „gezien vanuit een militair strategisch gezichtspunt nooit voldoende effectief zijn om een krachtige tegenstander tegen te houden." De kerngeleerde zei over SDI „werkelijk negatief' te denken, omdat „elke krachtige tegenstander met een voldoende hoog technologisch niveau altijd de technische prestaties van de andere kant kan overtreffen en daarbij zelfs minder hoeft te investeren dan de bouwer van SDI." Sacharov keerde zich tegen het Sovjet-beleid ten aanzien van SDI. Sinds de top in Reykjavik heeft Moskou akkoorden met het Westen over de vermindering van de bewapening afhankelijk gemaakt van een akkoord over SDI. Volgens Sacharov is dat „een fout". „Die benadering is te star," zei hij. „Men moet ervan uitgaan dat het onmogelijk is een totale stopzetting van onderzoek naar deze vraagstukken te verwachten, omdat dit onderzoek nauw te maken heeft met het vooruitzicht van de militaire technologie in de volgende eeuw. Maar ik hoop dat een compromis kan worden gevonden op andere gebieden die niet te nauw verbonden zijn met SDI." (Reuter, AFP, AP)</text:p>
          </table:table-cell>
        </table:table-row>
        <table:table-row table:style-name="ro2">
          <table:table-cell office:value-type="string">
            <text:p>http://resolver.kb.nl/resolve?urn=KBNRC01:000031423:mpeg21:a0033: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eetman voert te slap wetenschapsbeleid' DEN HAAG, 2 maart — De Nederlandse organisatie voor Wetenschappelijk Onderzoek (NWO) heeft vanmorgen minister Deetman van wetenschapsbeleid een gebrek aan elan verweten. De organisatie deed dit in een reactie op de discussienota 'Naar een wetenschapsbeleid voor de jaren negentig'. Deetmans stelling dat tot na het jaar 2000 geen extra geld voor wetenschappelijk onderzoek beschikbaar zal komen, getuigt volgens de NWO van defaitisme. Groei van overheidsuitgaven voor onderzoek is internationaal een trend. Nederland mag niet achterlopen, vindt de organisatie. De NWO plaatst meer kritische kanttekeningen bij de nota. De nota legt niet uit hoe de evenwichtige manier waarop wordt gesproken over de economische, sociale en culturele functies van wetenschap en technologie moet worden vertaald in de verdeling van geld. Onderzoek gericht op kennisvermeerdering moet meer aandacht krijgen. De gedachten van de bewindsman aan internationale samenwerking binnen grootschalige instituties en structuren zijn irreëel en de nota zegt te weinig over het onderzoeksbeleid van andere departementen. t Ten slotte legt Deetman volgens de NWO in zijn nota te veel nadruk op beter management om de produktiviteit van onderzoekers te stimuleren. Senior onderzoekers mogen niet verdrinken in allerlei organisatorische taken. (ANP)</text:p>
          </table:table-cell>
        </table:table-row>
        <table:table-row table:style-name="ro2">
          <table:table-cell office:value-type="string">
            <text:p>http://resolver.kb.nl/resolve?urn=KBNRC01:000032485:mpeg21:a0099: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Toekomst van Petten weer veilig gesteld Door onze correspondent mr. F. VISSER BRUSSEL, 17 juli — Na een periode van twee en half jaar onzekerheid is de toekomst van het wetenschappelijk onderzoekcentrum, in Petten gisteren eindelijk veilig gesteld doordat Duitsland zijn veto heeft laten varen dat het vorige maand in Luxemburg nog had uitgebracht tegen de uitgave van ƒ 18,7 miljoen, die het voorgestelde aanvullende onderzoek in Petten zal vergen. De Nederlandse staatssecretaris Brinkhorst stond gisteren des te sterker omdat hij zich kon beroepen op een formele beslissing van de EG-raad die zijn voorganger. Westerterp, in een tot de dageraad durende onderhandeling had afgedwongen in 1973: De twee programma's die nu voor Petten zijn goedgekeurd zullen werk bieden aan 160 wetenschapsmensen. zodat er 20 zulien moeten worden aangeworven. Het eerste betreft onderzoek naar „hoge-temperatuur-metalen''. Dat zijn metalen, zoals vanadium, die zelfs bij temperaturen van duizenden graden niet smelten en die daarom gebruikt kunnen worden als een warmte absorberend milieu bij kernfusieproeven. Het onderzoek is gericht op energiewinning. Het tweede programma is eenvoudiger en betreft de opstelling van een wetenschappelijk nomenclatuur, een lijst waarin alle voor de wetenschap belangrijke produkten en materialen een codecijfer zullen krijgen. De Raad aanvaardde tenslotte een uitgave van ƒ 212 miljoen voor alle wetenschappelijke centra van de EG onder voorwaarde dat de Europese Commissie in oktober eert meerjarenplan voor wetenschappelijk onderzoek zal voorleggen aan de Raad.</text:p>
          </table:table-cell>
        </table:table-row>
        <table:table-row table:style-name="ro2">
          <table:table-cell office:value-type="string">
            <text:p>http://resolver.kb.nl/resolve?urn=KBNRC01:000027298:mpeg21:a0002: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NA-lab nodig' redactie schappen STERDAM, 1 april — De van het speciale DNAitorium van TNO bij ijk s onnodig. Door de en gepubliceerde nieuwe jnen voor het recombiJNA onderzoek, waarbij aan de hand van het lolecuul de erfelijke :happen van bacteriën rt te wijzigen, kan het DNA-onderzoek in Neid nu in vrij gewone lairia worden verricht. Het ile zogenaamd C3-laboum komt vijf jaar te is de mening van de irdamse hoogleraar dr. lorst, één van de meest instaande DNA-onderrs in Nederland. Borst: wil er nog C3-proeven Wij niet en de industrie iet. In feite is het zo dat DNA-onderzoek dat in land wordt gedaan op eau mogelijk is." gisteren vastgestelde e richtlijnen voor het nderzoek maken het i ijk dat het meeste DNAzoek (met name het exI enteren met de darmrie E colt) in zogenaam: -laboratoria plaatsvindt. ! in laboratoria met gewo'giënische voorschriften i'gelijkbaar met die van ■ ihuizen. Momenteel is ji zes laboratoria in Ne)d mogelijk dit Cl-onderte doen. Verder zijn er j «genaamde C2-laboratovaarin evenwel ook geCl-onderzoek kan woradaan en wordt bij RijsTNO) een C3-ruimte opvoor de meer riskante en. voor interview met prof. pag. 9 (Wetenschap)</text:p>
          </table:table-cell>
        </table:table-row>
        <table:table-row table:style-name="ro2">
          <table:table-cell office:value-type="string">
            <text:p>http://resolver.kb.nl/resolve?urn=KBNRC01:000031294:mpeg21:a0061: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Koude kernfusie-onderzoek gekritiseerd Door een onzer redacteuren ROTTERDAM, 2 mei — Op de jaarvergadering van de American Physical Society, gisteren in Baltimore, is gefundeerde kritiek geuit op het 'koude kernfusie'-onderzoek van de chemici Fleischmann en Pons. Fysici van het Plasma Fusion Centre van het Massachusetts Institute of Technology zeiden niet éénmaal in staat te zijn geweest de resultaten van Fleischmann en Pons te herhalen. Belangrijker is dat bij nadere analyse van de meetresulaten van de twee een discrepantie naar voren komt tussen de waargenomen neutronen en de gammastraling die deze zouden hebben opgewekt. Volgens Ronald Parker, directeur van het Plasma Fusion Centre, vertoont de grafische voorstelling van de gevonden gammastraling een onverklaarbare vorm. Ook onderzoekers van het California Institute of Technology uitten ernstige twijfels over de waarde van het onderzoek. „Ons eigen onderzoek heeft ons geleerd hoe makkelijk fouten gemaakt kunnen worden", zei chemicus Nathan Lewis. Onduidelijk is of fysicus Steve Jones, leider van een rivaliserend team dat koude kernfusie onderzoekt, aanwezig was in Baltimore. Fleischmann liet op het laatste moment verstek gaan. De kritische sfeer tijdens de jaarvergadering van de Physical Society contrasteert met de juichstemming die tijdens de jaarver^ gadering van de American Chemical Society op 12 april in Dallas heerste. Het debat over de koude kernfusie ontwikkelt zich steeds duidelijker tot een controverse tussen chemici en fysisici. Zie ook Wetenschap en Onderwijs: Euratom eist duidelijkheid.</text:p>
          </table:table-cell>
        </table:table-row>
        <table:table-row table:style-name="ro2">
          <table:table-cell office:value-type="string">
            <text:p>http://resolver.kb.nl/resolve?urn=KBNRC01:000036320:mpeg21:a0104: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Variatie als wapen tegen de middelmaat Universiteit zou onderwijs van onderzoek moeten scheiden Door D. de Zeeuw en C. de Hart In tal van adviezen is bepleit om het structurele verband tussen universitair onderwijs en onderzoek te heroverwegen. Gepleit is voor het creëren van zelfstandige onderzoeksinstituten, voorzien van een geheel eigen management en met een relatief zelfstandige positie binnen universiteiten, waaromheen de onderwijsfaculteiten worden gegroepeerd. 'Schools' en ' institutes ' conform Angelsaksische modellen. Ook is gepleit voor vergroting van de vrijheid van universiteiten om zelf de keuze te kunnen maken voor een bepaalde organisatorische inbedding van het universitair onderzoek. Omdat de eerste fase van het universitair onderwijs steeds meer het karakter krijgt van 'puur onderwijs', verschuiven de onderzoekactiviteiten naar de tweede fase (post-doctoraal). Tenslotte vereist het geavanceerde fundamentele onderzoek dikwijls enorme investeringen, die om een andersoortig management vragen. Al deze benaderingen en signalen zijn ingegeven door gewijzigde opvattingen over de traditionele koppeling tussen onderwijs en onderzoek aan universiteiten, door in eerdere- artikelen beschreven gevolgen van de massale deelneming aan hoger onderwijs en ook door de budgetproblematiek. „De vanzelfsprekendheid dat onderwijs en onderzoek aan de universiteit hand in hand gaan, is een achterhaalde gedachte," aldus dr. J. Borgman, voorzitter NWO (Nederlandse Organisatie voor Wetenschappelijk Onderzoek). Concentratie Natuurlijk behoren uitkomsten van wetenschappelijk onderzoek zich te weerspiegelen in het universitaire onderwijs. Maar dat veronderstelt niet dat alle docenten tevens onderzoeker, en omgekeerd dat alle onderzoekers tevens docent moeten zijn. Het veronderstelt evenmin dat faculteiten zelf (alle) onderzoek moeten doen. En bovendien gaat het eraan voorbij dat niet alle studenten op dezelfde wijze bij onderzoekactiviteiten (kunnen) worden betrokken. Aan vele buitenlandse universiteiten heeft onderzoek plaats in aparte instituten en ook in Nederland komt concentratie van onderzoek voor. Veelal komt dat de kwaliteit van het onderzoek ten goede. De uitkomsten van wetenschappelijk onderzoek behoren uiteraard in onderwijs-programma's te worden verwerkt. Langs die weg worden studenten immers geconfronteerd met 'de stand van de wetenschap'. Studenten volgen hoger onderwijs met uiteenlopende capaciteiten en uit verschillende ambities en interesses. Een relatief gering aantal van hen kwalificeert zich in de beoefening van de wetenschap, want de meeste studenten ?ijn slechts geïnteresseerd in het verwerven van utilitaire kennis die direct kan worden gebruikt. Prof. dr. Patricia Cross van de Universiteit van California (Berkeley) vestigde bij haar erepromotie de aandacht op de ontwikkeling van wat zij noemt de learning society'. Zij wees op de ontwikkeling van massaonderwijs in de VS en de daarmee verband houdende spectaculaire ontwikkeling van korte opleidingen, al dan niet voorzien van academische graad. Zij merkt op: „Er is een groeiend bewustzijn dat de toegang tot onderwijsmogelijkheden niet noodzakelijkerwijs synoniem is met een ontwikkelde bevolking". En zij herinnerde aan de uitspraak in 1985 van de National Commission on Excellence in Education (' A Nation at Risk'), dat „de onderwijskundige fundamenten van onze samenleving op dit ogenblik worden aangetast door een toenemende stroom van middelmatigheid..." Massaonderwijs veroorzaakt ook in Nederland het door Cross gesignaleerde probleem: dreigende niveaudaling. Vandaar een sterk pleidooi voor niveau- en programmadifferentiatie. Het massale deelnemen aan hoger onderwijs roept nu opnieuw de vraag op óf, en zo ja van welk moment af en in welke mate, het universitaire onderwijs 'gekoppeld' moet zijn aan het universitaire onderzoek, het zogenoemde 'onderwijs gebonden onderzoek'. Dit is niet alleen een achterhaalde, maar ook een onrealistische gedachte. De opdracht aan universiteiten om naast het verzorgen van wetenschappelijk onderwijs wetenschappelijk onderzoek te verrichten beoogt namelijk niet om dat onderzoek uitsluitend dienstbaar te maken aan de opleiding van onderzoekers. Het onderzoek is niet 'gebonden' aan het onderwijs. Het is andersom: in het onderwijs weerspiegelen zich de resultaten van wetenschappelijk onderzoek. Onderzoekers moeten aspirant-onderzoekers opleiden door hen bij hun onderzoek te betrekken. De aspirant-onderzoekers moeten dan wel op een voldoende kennisniveau zijn aangeland om daadwerkelijk in onderzoekactiviteiten te kunnen participeren. Het aantal geïnteresseerden blijft echter klein. Als gevolg van nieuwe ontwikkelingen in de wetenschap ligt het accent op vooral toegepast onderzoek. Deze vorm van onderzoek als inkomstenbron heeft geleid tot vergroting van het universitaire volume, deels ten koste van het onderwijsvolume. De ontwikkelingen in het fundamenteel onderzoek en ook wel in het toegepaste onderzoek hebben vooral in de sfeer van de exacte wetenschappen geleid tot zeer grote kapitaalinvesteringen. De ' Big Science' is zo kostbaar geworden en het toptalent in (ook) die sector is zo schaars, dat niet elke universiteit over alle faciliteiten kan beschikken. Taakverdeling en concentratie was en is onontkoombaar als het gaat om kapitaalintensief onderzoek en om een juiste inzet van het schaarse talent. Zoals gezegd is de noodzakelijke verbinding tussen onderwijs en onderzoek bij een universiteit een achterhaalde gedachte. Daarbij moet wel rekening worden gehouden met het feit dat in de universitaire cultuur men nog steeds pas status heeft als men 'aan onderzoek doet'. En verder dat onderzoeksresultaten nu een belangrijke inkomstenbron vormen voor de vakgroepen. Daarom wordt nog steeds van iedere docent verwacht dat hij of zij onderzoek doet. Toch kan hierbij een groot vraagteken worden gezet. Het streven naar meer kwaliteit zowel bij onderzoek als bij onderwijs vraagt om een selectieve benadering. Het onderwijs vraagt om bekwame docenten die niet per se tevens onderzoek behoeven te verrichten. Het onderzoek wordt, en terecht, steeds meer op kwaliteit getoetst. En bekwame onderzoekers behoeven niet per se goede docenten te zijn. Het loslaten van de verbinding tussen onderwijs en onderzoek schept meer mogelijkheden om de kwaliteit te bevorderen. Immers dan kan in het personeelsbeleid selectief worden gekozen voor onderwijs of onderzoek. De situatie wordt voor de student ook duidelijker. In de eerste fase ligt het accent op kennisoverdracht en op een toetsing van de student op geschiktheid en belangstelling voor wetenschappelijk onderzoek. Bij kwalificatie kan de student doorstromen naar de tweede fase. Verschoolsing In de praktijk valt een zekere verschoolsing van het onderwijs in de eerste fase waar te nemen; de beheersing van wetenschappelijke vaardigheden is bij veel studies verminderd. Pre-selectie van aspirant-onderzoekers heeft plaats in de eerste fase. Dit heeft een langzame ontkoppeling van de functies van docent en onderzoeker in de eerste fase tot gevolg. Het onderzoek — als zelfstandige en als vormende functie — verschuift naar de tweede fase. Concentratie van kapitaalintensief onderzoek aan enkele ' centres of excellence' komt op gang en de participatie in de externe kennis-infrastructuur, in internationale en industriële onderzoekcentra, neemt toe. Het ontbreken van voldoende flexibele structuren, de ingewikkelde besluitvormingsprocessen en de nog te grote fixatie op de eigen instelling, vormen daarbij evenzovele stoorfactoren. Deze beschouwing en eerdere artikelen in deze serie pleiten voor een heroriëntatie op de relatie onderwijs-onderzoek. De wetenschappelijke oriëntatie verschilt per vakgebied (en ook in de tijd). Samen met de verschillende kwaliteiten en interesses van studenten moet dat leiden tot heroverweging van de formele onderwijsstructuren. Variaties in programma's, in wetenschappelijke of beroepsgerichte oriëntaties en in cursusduur in de eerste fase, zouden formeel mogelijk moeten worden. Voorts is er eerder sprake van onderzoekgebonden onderwijs dan andersom. Ook tegen die achtergrond is de verbinding van de functies van docent èn onderzoeker in één persoon als algemeen uitgangspunt te uniform. De functiestructuur moet worden heroverwogen en in de praktijk soepeler worden toegepast. Het kapitaalintensief onderzoek moet bij voorkeur op enkele plaatsen worden geconcentreerd. Alleen dan — geen versnippering — kan hoge kwaliteit worden bereikt. Geïsoleerde posities moeten worden voorkomen. Daarom moet samenwerking met andere centra — internationaal en industrieel — mogelijk zijn en worden gestimuleerd. De vorming en vestiging van centres of excellence vereist beslissingen op nationaal niveau. Universiteiten spelen een belangrijke rol bij de voorbereiding en uitwerking. Zij hebben daarvoor een sterke intermediaire organisatie nodig. De voortschrijdende Europese integratie bevordert de concurrentie op basis van kwaliteit. ' Graduale schools' waarborgen de participatie in het onderzoek door aspirant-onderzoekers. Aanvaard moet worden dat faculteiten niet altijd zelf (meer) over uitgebreide en kostbare onderzoekfaciliteiten (kunnen) beschikken. Onderwijsfaculteiten moeten mogelijk zijn, maar het onderwijs moet een weerslag zijn van de stand van de wetenschap en mede gericht blijven op voorselectie van assistent-onderzoekers: ' Undergraduate schools'. De mogelijkheid: van vorming van undergraduate en graduate schools rond research institutes moet ook onder ogen worden gezien. Dat vereist niet alleen heroriëntatie op de koppeling onderwijs-onderzoek en op de onderwijsprogrammering, maar ook op de wijze van besturen en beheren. Tenslotte zou bij de financiering van universiteiten meer rekening moeten worden gehouden met het zelfstandige karakter van de onderzoekfunctie in plaats van, zoals nu het geval is, deze mede te baseren op het aantal ingeschreven studenten. Aan de hier bepleite ontkoppeling van onderwijs en onderzoek voor alle universitaire studenten zijn consequenties verbonden voor het kapitaalintensieve onderzoek. Meer aandacht moet worden gegeven aan de vorming en opleiding van het topkader. Voor het kapitaalintensieve onderzoek valt aan beslissingen op nationaal niveau niet te ontkomen, tenzij de betrokken instellingen zelf initiatieven ontwikkelen die passen in nationale prioriteiten. De vorming en vestiging van ' Centres of Excellence' vragen om een sterke intermediaire organisatie tussen de instellingen en de overheid. De auteurs zijn onderscheidenlijk oud-voorzitter van het college van bestuur van de Landbouwuniversiteit te Wageningen en voorzitter voor de Adviesraad voor het Hoger Onderwijs .</text:p>
          </table:table-cell>
        </table:table-row>
        <table:table-row table:style-name="ro2">
          <table:table-cell office:value-type="string">
            <text:p>http://resolver.kb.nl/resolve?urn=KBNRC01:000031198:mpeg21:a0223: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E VIER DRIJFVEREN Ton van Raan Serendipiteit. Het vinden van iets waar je niet naar zocht. Samen met nieuwsgierigheid de hoogste deugd in de wetenschap. Het wordt nog eens onderstreept door de invloedrijke American Chemical Society in een recent 'pr'-boekje Science and Serendipity. Maar het valt niet goed bij de politici. Congreslid George Brown en Senator Barbara Mikulski, twee vooraanstaande volksvertegenwoordigers en zeer goed geïnformeerd met betrekking tot de wetenschapsbeoefening, reageerden keihard: Serendipiteit? Een ondeugd! Als wetenschappers doorgaan met dit gezeur dan moet de National Science Foundation flink achteruit in middelen. Het Amerikaanse conflict tussen wetenschap en politiek is op zijn top gekomen. Sinds het eind van de Koude Oorlog (toen de middelen voor defensie-onderzoek minder werden) ging het met deze relatie steeds slechter. De kern van het conflict is precies hetzelfde als hier in Europa: de maatschappelijke noden en problemen rijzen de pan uit, en wat doet de wetenschap? Je zou kunnen zeggen dat in de VS de frustratie bij politici juist door de Amerikaanse wetenschappelijke prestaties nog scherper wordt. Het land heeft veel van zijn industrieel concurrerend vermogen en leiderschap verloren, maar het heeft wèl het leeuwenaandeel in Nobelprijswinnaars. Overheid en publiek delen de mening van hun volksvertegenwoordigers, de wetenschap is in de verdediging gedrongen. De woorden van Congreslid Brown laten niets aan duidelijkheid te wensen over: New directions must move iis from the myriad serendipitous paths of where we are capable of going, to the strategie paths where we must go if the planet and its increasingpopulation are to survive. Wat is in godsnaam strategisch, mompelden de geleerden, die kreet horen we al jaren en niemand weet wat er mee bedoeld wordt. Bovendien is ons werk al steeds meer op maatschappelijke problemen gericht (een juiste bewering, daarover straks meer). Wat kan nu een Congreslid, een manneke van de staat, tegen de verzamelde Amerikaanse Nobelprijswinnaars? En precies dié vraag werd door de wetenschappers op pijnlijke wijze beantwoord. Politici nemen immers uiteindelijk toch de beslissing, als het gaat om (zeer veel) geld. 's Werelds grootste en duurste wetenschappelijke avontuur, de SSC, Superconducting Super Collider, de zoektocht naar de meest fundamentele bouwstenen van de materie, moest stoppen. Een invloedrijk Congreslid en verklaard tegenstander van de SSC won het van de Nobelprijswinnaars. Natuurlijk, ook verdeeldheid en kinnesinne binnen de wetenschappelijke wereld telde mee. Maar toch. SSC kreeg politiek geen top-prioriteit omdat het niet voldoende 'strategisch' was. Voor louter de bevrediging van wetenschappelijke nieuwsgierigheid was het simpelweg too expensive. O, nder aanvoering van Roland Schmitt, bestuurder van een Amerika's belangrijkste technische universiteiten, wordt nu naar verzoening tussen wetenschap en politiek gestreefd. Dat kan best, want de wetenschap geniet in de VS nog steeds een enorm prestige. Searchingfor Harmony, noemt Schmitt het. En het kernpunt is weer de vraag: wat is strategisch wetenschappelijk onderzoek? Om ook maar een begin van een antwoord te krijgen, is het nodig de menselijke drijfveren tot het beoefenen van wetenschap te kennen. Daar gaan we. Nummer één. Op zoek naar de Waarheid. Onstuitbare menselijke nieuwsgierigheid. Waar komen we vandaan? Hoe ziet het Heelal eruit? Hoe werken onze hersenen? Ook de niet-wetenschapper is vaak gefascineerd en wil graag meer weten. Dus, een beschaafd land heeft voor deze nieuwsgierigheid zeker geld over. Maar hoeveel? Dat hangt—zo blijkt — gewoon af van je rijkdom. Maar het komt nooit veel verder dan slechts een paar procent van de totale middelen voor wetenschappelijk onderzoek als er niet meer aan de hand is. We gaan dus verder: drijfVeer twee. De verlokkingen van het pionierswerk, het veroveren van onbekende gebieden, het verschuiven van grenzen. Het zit vooral de Amerikanen in het bloed. Science—the Endless Frontier, noemde Vannevar Bush zijn fameuze rapport over wetenschapsbeleid aan de Amerikaanse President kort na het einde van de Tweede Wereldoorlog. Pionieren, grenzen verschuiven, het leveren van prestaties, net als bij sport. Zeker een drijfveer die óók op publieke steun kan rekenen. Maar weer: het is niet voldoende. Bush gaf het zelf al aan, drijfveer drie: notfor knowledge alone, but knowledge in order to do. Dus: algemene nuttigheid, gebruik van kennis. Zijn de twee eerste drijfveren, nieuwsgierigheid en pionieren, zo oud als de mens, de derde vindt zijn wortels in het opkomende nieuwe, Westeuropese denken van de zestiende eeuw. Francis Bacon (1561-1626), de geestelijke vader van 'Kennis is Macht', beschreef hoe de ontdekte (en nog te ontdekken) natuurwetten gemanipuleerd kunnen worden met instrumenten en apparaten. Getemde natuur als werkpaard voor de mens. En zo geschiedde. Uw televisie, auto, noem maar op, zijn niets anders dan apparaten waardoor natuurwetten slim gebruikt worden. En dat is technologie. Wetenschap is bruikbaar, en dat levert een vanzelfsprekend argument voor financiering uit publieke en private middelen. Sterker nog, het is volstrekt onvermijdelijk geworden, de hele moderne technologische samenleving staat of valt bij wetenschap. Maar toch, ook dat is nog steeds geen reden voor ruimhartige ondersteuning van de wetenschap. Veel technologie kan per slot van rekening uit de voeten met reeds bestaande kennis. De vierde, en politiek belangrijkste drijfveer, wordt gevormd door de directe voordelen van wetenschapsbeoefening. Aanpak, oplossing voor dit of dat specifieke probleem, nü. Dat is wat ongeveer onder strategisch onderzoek verstaan wordt. Desnoods mag het praktische doel nog wat breder zijn, en de termijn wat langer. De kern van het conflict tussen wetenschap en politiek is dat bovengenoemde vier drijfveren genoemd zijn in de volgorde van politiek belang. Voor wetenschapsbeoefenaren is de rangorde net omgekeerd. Lange tijd waren zij in staat de politici te laten geloven dat hun belangrijkste drijfveren (nieuwsgierigheid en pionieren) de twee andere (algemene bruikbaarheid en directe, specifieke toepassing) als rijpe vruchten zouden opleveren. Volgens Schmitt is dit deels gelukt. Maar hij constateert tevens dat politici — en het grote publiek — de hedendaagse maatschappij, vooral de Amerikaanse, geteisterd zien door urgente problemen: toename van zieken en daklozen, infrastructureel verval, verloedering van geestelijk en natuurlijk milieu, zware misdaad, drugs. De wetenschap zal meer moeten doen, wil ze op het zelfde niveau als voorheen gefinancieerd blijven. Om hoeveel geld gaat het? Sinds het midden van de jaren tachtig is in de VS de groei van de hoeveelheid middelen voor industrieel onderzoek en ontwikkeling ('R&amp;D') sterk teruggelopen (let wel, teruggang van de groei; in Nederland is het veel erger, bij ons te lande is sprake van regelrechte achteruitgang). D, aarnaast is er de vermindering van defensie-R&amp;D. Zestig procent van de Amerikaanse federale middelen voor R&amp;D gaat nu nog naar defensie, ca 75 miljard dollar. De industrie besteedde tot voor kort ongeveer hetzelfde bedrag aan defensie R&amp;D. President Clinton gaat tien procent van de federale defensie-R&amp;D naar civiele R&amp;D ombuigen. Zo'n tweeënhalf miljard is al in programma's vastgelegd. Vijf miljard dollar is nog 'over'. En voor dit bedrag zullen de wetenschappers het veelbesproken stategisch belangrijk werk moeten verrichten. Kunnen ze dat wel? 'Strategisch zijn' is immers de vierde en laatste drijfVeer van de wetenschapper. Het valt best mee! De groei van het academische wetenschappelijk werk hier, in Europa, en in de VS wordt al meer dan tien jaar vooral door extern gefinancierd, 'contract'onderzoek veroorzaakt. Onderzoek voor overheid en industrie speelt daarbij een belangrijke rol. Een groot deel van dit werk betreft precies de problemen die door de politici voortdurend genoemd worden: bestrijding van ziekten, aanpak van chemische vervuiling, meer inzicht in menselijk gedrag. De industrie financiert ongetwijfeld ook onderzoek om jong talen te recruteren. Maar gezien de opmerkelijke recente groei van publikaties gebaseerd op samenwerking tussen universiteiten en industrie gaat het wel degelijk ook om concrete R&amp;D van industrieel belang. A och is het niet voldoende, de problemen worden te groot. Is er een andere aanpak mogelijk? Zeker. In de jaren zestig en zeventig was het in kringen van wereldverbeteraars de gewoonte om slechts één vraag aan de wetenschapsbeoefenaar te stellen: Wat is de maatschappelijke relevantie van je werk? Tja, zeiden de meeste geleerden. Een interessante vraag. En gingen gewoon door met hun werk (dat, zoals we zagen, door algemeen maatschappelijke ontwikkelingen tóch allengs steeds probleemgerichter werd). Laten we nu de vraag van de wereldverbeteraars omdraaien: Wat is de wetenschappelijke relevantie van je maatschappelijke probleem? Deze inversie betekent dat onderzoekers zich met die drijfveren die hun het beste liggen — nieuwsgierigheid en pionierszin — kunnen laten inspireren door maatschappelijke noden en problemen. Het zal blijken dat die noden en problemen ook—en juist — in wetenschappelijke zin uitdagend zijn. Congreslid Brown maakt duidelijk hoe politiek en wetenschap in zo'n nieuw maatschappelijk contract met elkaar omgaan: Natuurlijk ga ik de biomedicus niet vertellen welke experimenten hij of zij moet doen. Maar ik zeg wel duidelijk dat verschuiving van genezen naar preventie een voornaam nationaal en internationaal doel is. Sociale en economische doelen zijn geen hinderpaal voor de wetenschap. De praktische en vaak grote problemen van onze samenleving kunnen zeker zo'n rijke bron aan inspiratie leveren als typisch wetenschappelijke problemen. Het denken over zo'n nieuwe inspiratiebron kost tijd. En dat is het grootste probleem. Onze tijd wordt verspeeld in een eindeloze stroom van beleid en bureaucratie. Hoogleraren besteden onaanvaardbaar grote delen van hun tijd in eindeloos gedoe rond onderzoekscholen, 'verdelingsmodellen', vaststellen van kwaliteit of het ontbreken daarvan, 'profileren' van faculteiten, het in twintigvoud (jazeker!) inleveren van 'continueringsaanvragen' van onderzoek dat n/&gt;g geen jaar loopt, enzovoorts, enzovoorts. We zitten met een verkrampte overheid die weigert de huidige universitaire bestuursstructuur op te ruimen en te vervangen door een krachtdadiger structuur. Een overheid die niets leert van internationale ontwikkelingen en door voortdurende vermindering van R&amp;D middelen de toekomst van het eigen land ruïneert (mogen we daar nog over praten?). Een minister die zo buitengewoon onverstandig is om veel geld van grote, goed presterende universiteiten af te pakken (30 miljoen per jaar!) ten gunste van kleinere die evident minder kwaliteit in huis hebben. Een katastrofale wachtgeldregeling voor iedereen die ook maar even aan een promotieonderzoek gewerkt heeft. En nog steeds veel te veel zonder competitie automatisch naar de universiteit, anders gezegd: een veel te kleine tweede geldstroom. Al deze zaken verzieken het universitair klimaat, vreten tijd weg, en leveren veel geld op veel verkeerde plaatsen. Zolang de overheid niet doet wat ze behoort te doen: de geleerden eindelijk gelegenheid te geven het werk uit te voeren waar ze primair voor aangesteld zijn, zal Nederland het laatste land worden met het nieuwe contract tussen maatschappij en wetenschap. Maar dan hoeft het niet meer. Misschien dat een bevriend land ons nog wil koloniseren en voorzien van brood. En 's winters erwtensoep.</text:p>
          </table:table-cell>
        </table:table-row>
        <table:table-row table:style-name="ro2">
          <table:table-cell office:value-type="string">
            <text:p>http://resolver.kb.nl/resolve?urn=KBNRC01:000028351:mpeg21:a0171: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2">
            <text:p>2</text:p>
          </table:table-cell>
          <table:table-cell table:number-columns-repeated="2" office:value-type="float" office:value="0">
            <text:p>0</text:p>
          </table:table-cell>
          <table:table-cell office:value-type="string">
            <text:p>BRIEVEN Geloof en Wetenschap (I) In de bijlage van 24 juni j.1. stelt Bert van Ruitenbeek: „Het is de vraag of de discussie met de fundamentalisten wel op wetenschappelijk vlak moet worden gevoerd". Want, zegt hij even verder: „Het onderscheid tussen geloof en wetenschap wordt door deze mensen niet meer gemaakt". Hij beantwoordt beide vragen feitelijk ontkennend. Dat is zijn goed recht, maar ... vreselijk on-wetenschappelijk! Immers, de wetenschap is (helaas!) langzamerhand heel ver onderscheiden en dus ook gescheiden geraakt van het geloof. Helaas, want de wetenschap berust net als het geloof op de aanvaarding van axioma's. En een axioma is, zeggen de woordenboeken en encyclopedieën, een klaarblijkelijke, algemeen aangenomen en onbetwistbare waarheid; „ze heeft geen bewijs nodig, maar kan ook niet bewezen worden." De heer Van Ruitenbeek doet nu wel, alsof de wetenschap 100% betrouwbaarheid verschaft en de Bijbel niet, maar hij kan dat niet bewijzen, omdat de wetenschapsmensén heel nuchter erkennen, dat zij nooit verder kunnen komen, dan 99,9-repetent % zekerheid. Waarom zouden dan fundamentalisten of anderen geen koevoet mogen zetten onder dat minimale resterende procentje zekerheid? Wanneer ik iets tégen de fundamentalisten heb, is het, dat zij het poëtische verhaal van Genesis behandelen, alsof het het énige verhaal over de schepping in de Bijbel is, terwijl op andere plaatsen er ook over wordt gesproken. En ik vraag me gewoon maar af, waarom de mensen zich zo druk maken, omdat al in Hebreeën 11:3 de conclusie van al het geschrijf en gewrijf getrokken is: „Door het geloof verstaan wij, dat de wereld door het woord Gods tot stand gebracht is". — „Dat", niet „hoe"! ds. W. J. Fournier Goor Geloof en Wetenschap (II) Het is jammer, dat zelfs een krant als NRC Handelsblad niet in staat lijkt een redelijk genuanceerd artikel te bieden over de ideeën en achtergronden van Bijbelgetrouwe wetenschap. Het artikel van Bert van Ruitenbeek komt niet veel verder dan een ordinaire scheldpartij. Dat laatste vooral door het citeren van. een artikel van Eric Boogerman, dat ik als onverdraagzaam ervaar. Het taalgebruik van Bert van Ruitenbeek is suggestief en daardoor is het artikel niet serieus te nemen. Een paar voorbeelden van dat suggestieve taalgebruik: „zware" christelijke groeperingen; groepering met veel politieke invloed en nog meer geld; uitermate conservatief; vreemde bokkesprongen; meest bizarre duo. Steeds wordt eerst de kwalificatie gegeven en dan pas de redenen voor de kwalificatie. In onze pluriforme maatschappij zie ik een toenemende radicalisering/agressie bij het uitdragen van meningen. Het artikel van Bert van Ruitenbeek vind ik daarvan een voorbeeld. Die radicalisering doet het ergste vrezen voor de toekomst van onze democratie. Inhoudelijk zou ik op twee dingen willen wijzen: 1. De invloed van zgn. fundamentalisten valt best tegen. Alleen door het feit dat ze zich organiseren komt hun bestaan duidelijk tot uiting. 2. Heel wezenlijk bij het bedrijven van wetenschap zijn de vooronderstellingen — zeker in de sociale wetenschappen. Het is mij niet duidelijk — om even bij de sociale wetenschappen te blijven — dat marxistische vooronderstellingen wèl acceptabel zijn en christelijke vooronderstellingen niet. In de sociale wetenschappen is het tamelijk algemeen aanvaard, dat eigen waarden en normen een rol spelen bij het bedrijven van wetenschap m.a.w. het onderscheid tussen geloof en wetenschap wordt daar nauwelijks meer gemaakt. Bij de exacte wetenschappen ligt dat gecompliceerder. Maar de evolutietheorie, noch het scheppingsverhaal uit Genesis kunnen het ontstaan van iets uit het niets verklaren: dat is een kwestie van geloof/aanname. Drs. M. Sinke, leraar aardrijkskunde en maatschappij aan de reformatorische s.g. Guido de Bres, Rotterdam Underdoc De werkloze akademikus die door onbetaald werk aan een universiteitsinstituut zijn of haar vakkennis op peil tracht te houden, loopt het risiko dat de werkloosheidsuitkering wordt ingehouden. Uw artikel suggereert dat wie hiertegen in beroep gaat, „gemakkelijk" zou „winnen". Dit is een misleidende voorstelling van zaken: een medewerker buiten bezwaar van 's Rijks schatkist (dit is de officiële status van de vrijwilliger) levert produktieve arbeid, is daarom niet werkloos, en heeft dan ook geen enkel recht op een uitkering. Ter illustratie twee verkort weergegeven uitspraken: „...Betrokkene, wetenschappelijk onderzoekster, zette onbezoldigd haar onderzoek voort. Zij verrichtte produktieve arbeid, en was derhalve niet werkloos" (Centrale Raad van Beroep, 1973) „...Na 15 september 1976 zet u het onderzoek ten eigen bate voort, zonder salaris te ontvangen. Op grond van het bepaalde in artikel 21 van de werkloosheidswet kan daarom aan u geen uitkering worden toegekend". (Uitspraak van de Bedrijfsvereniging voor Overheidsdiensten, naar aanleiding van een beroep tegen een eerder besluit tot inhouding). Wetenschappelijk onderzoek verrichten op basis van vrijwilligheid is dus uiterst riskant, indien men van een uitkering moet leven. Soms wil een gemeentelijke sociale dienst wel eens een oogje dichtknijpen, en krijgt de vrijwilliger voor hooguit twee jaar een WWV uitkering. Bij de huidige wetgeving is dit echter een gunst, waaraan iedere legale grond ontbreekt. Wie na die twee jaar nóg geen werk heeft, valt terug op een RWW („bijstands")-uitkering. Ü stelt in uw artikel dat nog niemand armoede hoeft te lijden. Indien u onder armoede verstaat: het lijden van fysieke ontberingen, heeft u gelijk. Het welstandsverschil tussen een akademisch gevormd bijstandstrekker en de soortgenoot, die vast is aangesteld, is echter wel angstwekkend groot.Dr. J. W. Kleinen Hammans Maarssen</text:p>
          </table:table-cell>
        </table:table-row>
        <table:table-row table:style-name="ro2">
          <table:table-cell office:value-type="string">
            <text:p>http://resolver.kb.nl/resolve?urn=KBNRC01:000026879:mpeg21:a007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2">
            <text:p>2</text:p>
          </table:table-cell>
          <table:table-cell table:number-columns-repeated="5" office:value-type="float" office:value="0">
            <text:p>0</text:p>
          </table:table-cell>
          <table:table-cell office:value-type="string">
            <text:p>Plus voor ruimte en DNA, min voor chemie en atoom „(tenüt'hap produceerde minder ellende dan in ,nde jaren. Een zeker op0 ver wetenschap en leek bij een breed pu"lfs te overheersen. Wel(1980 de geschiedenis in j, ar waarop het tijdperk (t jrote wantrouwen van jé jassen ten einde liep. ^js van de Voyager-1 gaturn us deed weer verbaasd monden over al dat knaps. Het eerst zo enge DNA-onderzoek produceert aan de lopende band geneesmiddelen voor tal van ziekten: interferon als eerste natuurlijk, maar ook goedkoop insuline komt er aan, een vaccin tegen hepatitis, tegen mond- en klauwzeer, de hybridomatechniek. die menselijk antistoffen oplevert. Vier reageerbuisbaby's zijn at geboren; de strijd tegen de onvruchtbaarheid is begonnen. Over de hele wereld (in het ene land wat meer dan in het andere. Nederland is een van die anderen) begint men zich te realiseren dat het DNA-onderzoek nauwelijks riskant te noemen is. liet wantrouwen van de wetenschap is natuurlijk niet geheel verdwenen en laten we hopen dat het nooit meer verdwijnt: tliroshima. Seveso, enzovoort. Momenteel staan vooral de chemie en de kernenergie in het verdomhoekje. De chemie betaalt de rekening voor de verregaande nonchalance waarmee nieuwe chemicaliën ten behoeve van de welvaart werden geproduceerd zonder op risico's voor mens en milieu te letten. Kernfysici zullen moeten leren leven met de wet van de psychologische resonantie: trillende atoomkernen brengen, zoals de ene stemvork de andere, emoties in beweging. Ook de biochemici die zich momenteel in zo'n welwillende belangstelling van het publiek mogen verheugen, dienen er rekening mee te houden dat het tij weer kan keren. Een aantal aanzetten uit 1980 - het invriezen van menselijke embryo's, menselijk DNA In muizen, de eerste DNA-experimenten met mensen - zijn wellicht voorboden van een soort onderzoek dat in 1990 de anti-spandoeken doet ontrollen. ^rbuisbaby's komen er aan ■ of niet?</text:p>
          </table:table-cell>
        </table:table-row>
        <table:table-row table:style-name="ro2">
          <table:table-cell office:value-type="string">
            <text:p>http://resolver.kb.nl/resolve?urn=KBNRC01:000027123:mpeg21:a0078: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Vrijwilligers willen bij TNO Rijswijk "leerpil" beproeven Door een onzer redacteuren RIJSWIJK, 10 mrt. — Bij het medisch laboratorium TNO in Rijswijk heeft zich vanochtend een aantal vrijwilligers gemeld die zich bereid verklaarden een proef te ondergaan met de zogenaamde „leerpil". Verscheidene ochtendbladen maakten melding van deze „nieuwe" medische vinding naar aanleiding van een artikel in „TNO-project", tijdschrift voor toegepaste wetenschap, van de hand van dr. O. L. Wolthuis. In het; artikel geeft de heer Wolthuis een overzicht van een onderzoek waarmee TNO "sinds 1962 bezig is. Hierbij wordt de werking onderzocht van een geneesmiddel met de codcnaam UCB-6215. liet middel dat als geneesmiddel al in verscheidene landen buiten Nederland op de markt is, zou een bijwerking kunnen hebben die het reactievermogen van de mens beïnvloedt. Dr. Wolthuis spreekt in het artikel de verwachting uit dat het niet onmogelijk is dat er ooit zoiets als een „leerpil" (tussen aanhalingstekens) op de markt komt. waarbij vooral bejaarden en „achtergebleven" kinderen baat zouden kunnen hebben. Ook in 1971 en in 1973 heeft de heer Wolthuis artikelen met een dergelijke strekking geschreven. „Toen hebben de kranten nauwelijks melding gemaakt van het onderzoek," aldus dr. V. J. Nickolson, die aan het onderzoek meewerkt. „Ik dacht dat er wel een andere manier geweest is om deze zaak in de publiciteit te brengen. De huidige berichtgeving stoelt op de interpretatie van bepaalde uitlatingen van de heer Wolthuis. Op deze manier worden bij het publiek verwachtingen gewekt die de wetenschap niet kan waarmaken. Het is niet onmogelijk dat we binnenkort een telefoontje krijgen van iemand die zegt: „Meneer Wolthuis, ik heb een grootmoeder die dement is, heeft u misschien een pilletje voor haar". Wat volgt is een grote teleurstelling. Ik dacht dat het publiek meer gebaat was by een behoedzamer voorlichting".</text:p>
          </table:table-cell>
        </table:table-row>
        <table:table-row table:style-name="ro2">
          <table:table-cell office:value-type="string">
            <text:p>http://resolver.kb.nl/resolve?urn=KBNRC01:000030124:mpeg21:a0079: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Britse wetenschap verliest sterk terrein' Door onze correspondent LONDEN, 16 okt - Het Britse wetenschappelijk onderzoek geniet een afnemend respect in de wereld. De regering heeft er ook minder voor over per hoofd van de bevolking dan in de Verenigde Staten, West-Duitsland, Frankrijk en Nederland. Aldus twee Britse instellingen die vandaag de noodklok luiden. De 'Royal Society', Engelands meest gezaghebbende onafhankelijke academie voor wetenschappen, en Sussex University schrijven in tegelijk uitgebrachte rapporten dat de malaise ertoe leidt dat de wetenschap in Groot-Brittannië zijn beste onderzoekers aan het buitenland kwijtraakt. Steeds meer top-wetenschappers uit Gemenebestlanden gaan ook liever in de VS werken dan in Engeland. Gebleken is dat hier meetbaar minder research wordt gedaan en de resultaten in het buitenland minder hoog worden aangeslagen dan twintig jaar geleden. „Door de financiële beperkingen van de laatste tien jaar, vooral sinds 1981, is het fundamenteel onderzoek in GrootBrittannië niet meer zo sterk als men gewend was. Een toenemend aantal wetenschappelijke onderzoekers ziet het somber in voor het fundamenteel onderzoek in dit land," schrijft de Royal Society. De RS heeft naar alle wetenschappelijke terreinen gekeken, maar vooral naar genetica en de natuurkunde van de vaste stof wegens hun wetenschappelijk en economisch belang. Terwijl Japan zijn wetenschappelijke produktie tussen 1973 en 1982 sterk blijkt te hebben opgevoerd, „vertoont Groot-Brittannië de meest opvallende teruggang in produktie van enig wetenschappelijk belangrijk Oesoland," aldus de Society. Op het gebied van genetica liggen de Britten nog voor op Frankrijk en West-Duitsland, maar Japan loopt de achterstand snel in. Vergeleken met Frankrijk, de VS, Duitsland, Japan en Nederland, geeft Groot-Brittannië alleen in absolute termen meer uit dan Nederland, uitgaande van de cijfers over 1982.</text:p>
          </table:table-cell>
        </table:table-row>
        <table:table-row table:style-name="ro2">
          <table:table-cell office:value-type="string">
            <text:p>http://resolver.kb.nl/resolve?urn=KBNRC01:000027453:mpeg21:a0073: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Brieven Anti-humanistische wetenschap In het redactionele commentaar van uw krant op 18 juni 1980 werd een gematigd afwijzend standpunt ingenomen tegenover de plannen van de Leidse Universiteit om biosociaal onderzoek te doen naar agressieve jongeren. Aan de meeste punten van kritiek is door de ingezonden brief van Prof. Buikhuisen inmiddels reeds de feitelijke grondslag ontnomen. Ik blijf echter nog met enkele vragen zitten. In uw commentaar werd gesproken van het "erkende anti-humanistische karakter van deze vorm van wetenschapsbeoefening". Aan deze bewering werd toegevoegd dat "anti-humanistische wetenschap maar al te gemakkelijk ook anti-humaan uitpakt". In welke betekenis van het woord is biosociaal onderzoek naar agressief gedrag "anti-humanistisch"? In de algemene betekenis van het woord is het dit zeker niet. Het met de rede bestuderen van moreel geladen onderwerpen is immers juist een wezenskenmerk van het humanisme. Vermoedelijk werd door uw commentator dan ook veeleer bedoeld dat het onderzoek Ingaat tegen de in de jaren '60 furore makende ideeën van de zogenaamde humanistic psychology (Maslow c.s.). In deze laatste, vakmatige betekenis lijkt de bewering mij al evenzeer onjuist. Met de hypothese van de Leidse onderzoekers dat sommige jongens het slechte pad opgaan omdat een normale loopbaan voor hen ten gevolge van niet als zodanig onderkende, neurologische leerstoornissen is geblokkeerd, zou Maslow naar mijn mening geen enkele moeite hebben gehad. Vooral de normatieve gevolgtrekking die u aan uw bewering verbindt zou ik echter in twijfel willen trekken. Bent u werkelijk van oordeel dat de criminologie en de forensische psychiatrie, voorzover niet door Maslow geïnspireerd, in de praktijk van de strafrechtspleging anti-humaan hebben uitgepakt? Bent u er anderzijds wel zeker van dat de humanistische psychologie met zijn nadruk op zelfverwerkelijking in de praktijk steeds humaan uitpakt en niet zoals men toch ook hoort beweren, het narcisme en egoisme van de jaren '70 heeft bevorderd? Dr.J.J.M. van Dijk 's-Gravenhage</text:p>
          </table:table-cell>
        </table:table-row>
        <table:table-row table:style-name="ro2">
          <table:table-cell office:value-type="string">
            <text:p>http://resolver.kb.nl/resolve?urn=KBNRC01:000027844:mpeg21:a0157: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Kamer eist inlopen van achterstand op technologiegebied DEN HAAG, 22 nov. — Nederland heeft internationaal gezien een behoorlijke achterstand opgelopen op het gebied van technoligsch onderzoek en ontwikkeling. Vooral op het terrein van de produktietechnologie en de informatica ligt Nederland achter bij landen als Japan en de Verenigde Staten. Die achterstand moet worden ingelopen, meent een meerderheid van de Tweede Kamer. Tijdens een maandag gehouden commissievergadering over het projekt technologiebeleid kregen de ministers Deetman (onderwijs en wetenschappen) en Van Aardenne (economische zaken) kritiek te verwerken van de woordvoerders van PvdA en D'66, terwijl de woordvoerders van de regeringsfracties CDA en VVD hun plannen van kritische kanttekeningen voorzagen. De sociaal-democraat Stemerdink noemde de plannen van het kabinet armzalig. Telecommunicatie krijgt de aandacht op een moment dat de wereldmarkt voor Europese bedrijven verloren is gegaan. Het aanschaffings- en subsidiebeleid sluit niet aan bij de prioriteiten die in de research door de wetenschap zijn gesteld en er wordt onvoldoende aandacht geschonken aan de maatschappelijke en ethische aspecten van wetenschap en technologie. Engwirda (D'66) vroeg in een motie de ingangsdatum voor de innovatiestimuleringsregeling "instir" een half jaar naar voren te halen. Het kabinet wil deze regeling, waarmee 220 miljoen gulden gemoeid is, op 1 oktober 1984 laten ingaan. Engwirda vreest dat ondernemingen hun uitgaven voor onderzoek en ontwikkeling tot dat tijdstip zullen uitstellen. Minister Deetman wees de kamer er op dat hij wel degelijk oog heeft voor de internationale context. Er is zelfs een reeks projecten waarbij bewust is gekozen voor internationale samenwerking en niet voor een eigen, Nederlands project. Hij beloofde nog dit jaar een "nota informatietechnologie in het onderwijs" te zullen uitbrengen. Daarin gaat het om hulpmiddelen bij het geven van onderwijs, leerplanontwikkeling, beroepsvoorbereiding en om wetenschappelijk onderzoek, fundamenteel en toegepast. Voor een periode van vier jaar betekent dit een flinke stoot op het terrein van de informatietechnologie in Nederland, meent de minister.</text:p>
          </table:table-cell>
        </table:table-row>
        <table:table-row table:style-name="ro2">
          <table:table-cell office:value-type="string">
            <text:p>http://resolver.kb.nl/resolve?urn=KBNRC01:000026963:mpeg21:a0106: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E TOEKOMST VAN WIM SPIT DEMOCRATISERING IN LABORATORIA VEREIST DoorSimon Rozendaal "Als ik tien jaar geleden had geweten dat de chips er aan kwamen, had ik niet geprobeerd ze tegen te houden. Omdat die chips een heleboel werkzaamheden die niet bepaald bijdragen aan de ontplooiing van de mens, kunnen vervangen. Mits het op een verstandige wijze wordt ingevoerd, kunnen de mensen door de chips best gelukkiger worden. „Alleen, hoe gaat het nu? De consequenties van wat er in laboratoria gebeurt, wordt bij de gemeenschap gedeponeerd. Als daar chips of wat dan ook uitkomen, die een uitstoot van arbeidsplaatsen veroorzaken, wordt er gezegd: sorry hoor, we kunnen de mensen allemaal niet meer gebruiken, we flikkeren ze de straat op en wil je even zorgen dat ze niet van honger omkomen. En wat er verder met die werklozen gebeurt, daar trekt men zich geen mallemoer van aan. Als jij het dan hebt over de inschakeling van wetenschap, dan vind ik dat de wetenschap zich beter daar mee bezig zou moeten houden: met de gevolgen van werkloosheid. „Natuurlijk biedt de toekomstige industrie van Nederland aan veel minder mensen werk. Daar twijfel ik geen moment aan. De voortgang van de industrialisatie gaat gepaard met een vermindering van het aantal arbeidsplaatsen in die industrie. „Ik behoor niet tot de mensen die geloven dat je technische ontwikkelingen moet tegenhouden. Je moet ze alleen voorzichtig en met begeleiding invoeren. Je zult mensen de kans moeten geven zich aan de veranderingen aan te passen. Afspreken in welk tempo je de technische vernieuwingen die arbeidsplaatsen uitstoten wilt invoeren en hoe je de uitstoot kan opvangen. Mensen kun je toch niet van de ene op de andere dag tot paria's bombarderen? Daarnaast, weet ook wel wat voor desastreuze gevolgen een massale werkloosheid kan hebben - denk even aan Duitsland in de jaren dertig. Wetenschap en technologie kun je dus niet in een vrijheid-blijheidsfeer over je laten komen. „Natuurlijk geloof ik in de noodzaak van innovatie technische vernieuwing in de industrie. Alleen, als iedereen zegt „God voor ons allen," dan loopt het fout. Innovatie is volgens mij dan ook in eerste instantie nodig vanwege de noodzaak van internationale arbeidsverdeling. Nederland zal zich sterker op die hoogwaardige technologieën moeten richten zodat armere landen ook industriële mogelijkheden hebben. Dat is iets anders dan de Concurrentie-overwegingen. Je zult internationale afspraken moeten maken, die voorkomen dat humaan handelen door andere landen in de nabije omgeving afgestraft wordt met arbeidsuitstoot Innovatie niet alleen ten eigen nut en glorie maar om de internationale gemeenschap van dienst te zijn. „De vakbeweging heeft helemaal geen anti-houding ten opzichte van wetenschap en technologie. Alleen, waar de vakbeweging in de loop der jaren een ontzettende gevoeligheid voor heeft ontwikkeld, dat is voor het feit dat men in de laboratoria en studeerkamers zo ontzettend weinig rekening houdt met de consequenties voor de mensen. Wat de vakbeweging dan wel eens de schijn geeft anti-wetenschap te zijn, is dat men niet blindelings wil accepteren wat de wetenschappers aanbieden. „Daarom proberen we ook andere wetenschappers — ik bedoel de Bond voor Wetenschappelijke Arbeiders - in te schakelen om te laten zien dat het ook op een andere manier kan. De maatstaf is uiteindelijk of mensen door de wetenschap gelukkiger worden. Niet of iemand iets prachtigs heeft uitgevonden: de zelfbevrediging van een mooie machine te hebben gemaakt. „De vakbeweging wordt vaak overvallen door iets nieuwsvanuit de wetenschap. Maar dat geldt voor de hele samenleving. Het is een van de punten van kritiek die we hebben. Er gebeurt zoveel onderzoek waar niemand weet van heeft. Vaak in het geheim en meestal betreft het zaken die voor nietdeskundigen ontoegankelijk zijn. Ik heb toevallig een zoon die zich in de natuurwetenschappelijke sfeer beweegt Die heeft zijn vader en moeder eens een keer uitgenodigd om op een zaterdagmorgen waar hij mee bezig J* snapte het maar zeer ^ '* lijk en bovendien kwa lte * niet in mijn hersens od h!? hf t dit soort dingen in lahor,, eri doet ""fatorij „Je zult als vakbewegin» ten proberen om datgeno" 11 *" er in de laboratoria Dlaatl ^ meer doorzichtig te m ü 1 * 11 Daartoe is een democ---■' ringsproces binnen de bh toria een eerste vereiste 'V het goed was, zouden ai 7* bollebozen zich bij ons nJL, organiseren. Dan zourion " ook van binnenuit een bet* 1 ' kijk op die wetenschap hnhk en er adekwaat op kunnenr* geren. ea - „Op dat slechte contact met H wetenschap kun je mii 1 aankijken. Ik ben maar el?' doodgewone Mulo-jongen ai " er zoals onlangs een DNA -c T gres is en ik word uitgenocC dan ga ik daar naar toe . neem het risico dat ik af ga ,? weet van DNA niets af, kan h . zonder de afkorting nauwelfo uitspreken. Dus wij willen praten. De wetenschap»! zoeken geen contact met d vakbeweging, niet andersom „Wetenschappers dragen ten opzichte van de sa menievin, een verantwoordelijkheid die ze waar moeten maken. geEe ven het ver doorgevoerde spe cialisme, waarbij twee deskur, digen die twee kamers van ek! laar afzitten, niet van elkaar begrijpen wat ze doen, ben * heel sterk aangewezen op (j e betrokkenen zelf. Je zou dus moeten beginnen met een beroepscode voor wetenschap! pers, een soort eed of belofte waarbij men zich verplicht oni belangrijke stappen die men heeft gezet of wil gaan zetten ter discussie te stellen. In een kritische kring die bedacht is op consequenties voor de samenleving. „U noemt dat voorbeeld van DNA, dat er toen misschien wat overtrokken is gereageerd, ook door de vakbeweging. Ja, dat zit er in. Als de maatschappij nauwelijks van dit soort dingen afweet en een aantal wetenschappers hun onderzoek met de beste bedoelingen ter dscussie stellen, dan krijg je overtrokken schrikreacties. Dat vindt zijn evenwicht echter wel. Mensen schrikken nu eenmaal van tijd tot tijd en reageren dan overtrokken. Af en toe als je de nalatigheid ziet, zou je hopen dat men wat vaker ergens van schrikt" foto Maurice Boyer</text:p>
          </table:table-cell>
        </table:table-row>
        <table:table-row table:style-name="ro2">
          <table:table-cell office:value-type="string">
            <text:p>http://resolver.kb.nl/resolve?urn=KBNRC01:000028356:mpeg21:a0059: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Militair kernonderzoek in Brazilië Door onze correspondent ROEL JANSSEN RIO DE JANEIRO, 14 juli — In Brazilië is opschudding ontstaan door de onthulling dat in het geheim gewerkt wordt aan militair onderzoek op nucleair gebied. Details hierover werden maandag bekendgemaakt op een symposium van het jaarlijkse congres van de Braziliaanse vereniging ter bevordering van de wetenschappen dat op het ogenblik gehouden wordt. Het militaire onderzoek wordt verricht in het IEA, het instituut voor geavanceerd onderzoek, een nieuwe afdeling van het CTA, het technisch centrum voor ruimtevaart van de luchtmacht. Het CTA is het modernste onderzoekscentrum in Brazilië en het is gevestigd in de stad Sao José dos Campos, waar het grootste deel van de moderne wapenindustrie van Brazilië is geconcentreerd. Het onderzoek dat door het IEA wordt verricht heeft volgens de bekendmaking op het symposium tot doel een nationale technologie te ontwikkelen, gericht op de ontwikkeling van snelle kweekreactoren en het gebruik van Laserstralen bij kernsplitsing. Het militaire doel zou zijn de beschikking te krijgen over een hoeveelheid plutonium die het mogelijk maakt een atoombom te ontwikkelen. De wetenschappers op het congres hebben zich tegen het militaire gebruik van atoomenergie uitgesproken en openheid van het onderzoek geëist. De directeur van het CTA heeft ontkend dat het onderzoek in het IEA de fabricage van een atoombom tot doel heeft. Modern Het instituut voor geavanceerd onderzoek is ondergebracht in een ondergronds zeshoekig gebouw op het terrein van het technisch centrum voor ruimtevaart in Sao José dos Campos. Het instituut beschikt over een zeer modern computersysteem, waarmee het toegang heeft tot de laatste nucleaire kennis die vrij in de wereld beschikbaar is. Het IEA wordt geleid door kolonel Reginaldo dos Santos. Volgens de bekendmaking op het symposium van de vereniging ter bevordering van de wetenschap beschikt het CTA over een budget van twee miljard dollar voor een periode van acht jaar om onderzoek te doen naar de bouw en lancering van een eigen raket. Deze raket, die bedoeld is om satellieten in omloop te brengen, zou geschikt gemaakt kunnen worden voor de lancering van een atoombom voor een proefexplosie. Hoewel sommige wetenschappers hebben gezegd dat het in beginsel positief is dat binnen het CTA wordt gewerkt aan de zelfstandige ontwikkeling van nucleaire technologie, heeft men zijn bezorgdheid uitgesproken over de toekenning van grote hoeveelheden fondsen voor militair onderzoek waarop geen controle kan worden uitgeoefend. De directeur van het CTA, luchtmachtgeneraal Lauro Nei Menezes, heeft verklaard dat het IEA "geen plannen heeft om een atoombom te construeren, maar zich bezig houdt met het uitvoeren van zuiver wetenschappelijk en toegepast onderzoek en met de ontwikkeling van grensverleggende technologie voor programma's van nationaal belang." Generaal Menezes bevestigde dat op dit moment bij het IEA 200 mensen werken, een aantal dat de komende drie jaar tot 500 kan groeien. Het instituut houdt zich bezig met onderzoek op vier gebieden: de ontwikkeling van verrijkingsmethoden van uranium met gebruikmaking van laserstralen, het gebruik van laserstralen bij kernsplitsing, een deeltjesversneller en de ontwikkeling van technologie voor een snelle kweekreactor. Militair , Op het congres van de vereniging ter bevordering van de wetenschap is benadrukt dat onderzoek naar snelle kweekreactoren slechts enkele stappen verwijderd is van de militaire toepassing van kernenergie. Onafhankelijk van de bijeenkomst van de wetenschappers bevestigde de chef-staf van de Braziliaanse marine, admiraal José Gerado da Aratanha, dat Brazilië over de technologie beschikt om een atoombom te maken. "Maar dat is niet de bedoeling van ons land", voegde hij er aan toe. De Braziliaanse marine heeft plannen om een onderzeeboot met nucleaire aandrijving te ontwikkelen. Ook in Argentinië heeft het hoofd van de nationale commissie voor kernenergie, admiraal Castro Madero, onlangs gezegd dat Argentinië een nucleaire onderzeeër wil gaan bouwen.</text:p>
          </table:table-cell>
        </table:table-row>
        <table:table-row table:style-name="ro2">
          <table:table-cell office:value-type="string">
            <text:p>http://resolver.kb.nl/resolve?urn=KBNRC01:000028254:mpeg21:a0166: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China rehabiliteert zijn wetenschap Willem van Kemenade 'C ommercialisering van wetenschappelijk onderzoek' is de nieuwste leus in China's grootscheepse mobilisatie van alle nationale en internationale hulpbronnen in dienst van modernisering. Wetenschappers worden aangemoedigd om hun eigen belangen na te streven, tegen extra betaling over te werken, onderzoek te doen, voor fabrieken te werken en in de handel te gaan om hun uitvindingen op de markt te brengen. Dit waren de centrale thema's op een nationale wetenschapsconferentie vorige maand die een ware doorbraak geworden is voor China's Derde Modernisering: Wetenschap en Technologie. Het „besluit van het centrale partijcomité van de Communistische Partij van China inzake de hervorming van het managementsysteem op het gebied van wetenschap en technologie" van 13 maart is even historisch als het besluit van december 1978 dat de basis legde voor de decollectivisering van de landbouw, en het besluit van oktober vorig jaar, dat de denivellering in de industrie bezegelde (de rangorde van China's programma van de zogenaamde „Vier moderniseringen" is landbouw, industrie, wetenschap en technologie, defensie). Goocheltruc Het besluit van 13 maart is de culmi natie van een langzaam proces, dat begon met een speech van topleider Deng Xiaoping op de eerste nationale wetenschapsconferentie na de culturele revolutie in maart 1978 waarin hij zei dat de maoïstische massalijn in onderwijs en wetenschap volledig gefaald had om China een wetenschappelijk-technische elite van internationaal niveau te brengen. Deng bracht op de conferentie vorige maand zijn optreden van zeven jaar tevoren in herinnering. Natuurwetenschappers, technici en intellectuelen in het algemeen waren toen nog maar net ontdaan van het maoïstische stigma „negende stinkende categorie" en begonnen, na jaren als putjesscheppers en varkenshoeders te hebben gezwoegd, terug te keren naar hun laboratoria en bibliotheken. Deng bracht de ideologische goocheltruc waarmee hij in 1978 de intellectuelen uit de verdomhoek haalde in herinnering: „Op die conferentie, zeven jaar geleden , hield ik een speech met twee hoofdpunten: het ene was dat wetenschap en technologie een deel van de produktiekrachten zijn en het andere dat China's intellectuelen een deel van de werkende klasse zijn geworden, lk bracht die twee punten naar voren omdat die toen controversieel waren. Zeven jaar zijn verstreken en het conflict is opgelost. Wie besloot dat? De massa's! ... de boeren beschouwen wetenschappers en technici nu als hun broeders die hen helpen te ontkomen aan armoede. De boeren noemen de technici nu goden van rijkdom!" Het historische besluit noemt als belangrijkste tekortkomingen in China's wetenschapsbeoefening een gebrek aan nieuw talent, verkeerd gebruik van bestaand talent, en vrijwel geen interactie tussen onderzoek, ontwikkeling, onderwijs en produktie. Verder zijn de militaire en civiele sectoren ten onrechte volledig van elkaar gescheiden. Bedrijven moeten hun capaciteit om nieuwe technologie van researchinstituten te absorberen en verder te ontwikkelen vergroten en daarom zal de financiering van research drastisch hervormd worden. De staat zal centrale laboratoria en experimentele bases voor fundamenteel onderzoek blijven financieren, maar het management moet niet langer volgens bureaucratische, maar naar economische principes plaatsvinden, zoals de waardewet, openbare aanbestedingen en contractresearch. Hun financiering moet geleidelijk door stichtingen worden overgenomen, die fondsen toekennen al naar gelang er resultaten zijn. Intellectueel eigendom Toegepaste research- en ontwikkelingsinstituten moeten zelf inkomen verdienen door verwerving van staatsopdrachten, opdrachten van bedrijven en andere organisaties, export en adviesdiensten. De bedoeling is dat deze Onderzoekresultaten worden beloond als ze van waarde zijn voor de „socialistische consumptiegoedereneconomie'. „Met de voortgang van wetenschap en technologie, speelt technologie een toenemend belangrijke rol in het scheppen van de waarde van consumptiegoederen en meer en meer technologieën zijn op zichzelf intellectuele consumptiegoederen geworden. Zo heeft de intellectuele industrie zich tot een nieuwe handelsbank ontwikkeld. De technologiemarkt vormt een wezenlijk bestanddeel van China's socialistische goederenmarkt", aldus het partijstuk dat zo geredigeerd is, dat linkse ideologen bij Marx en Lenin niets kunnen vinden om er tegenin te gaan. Het stuk gaat nog wat verder waar het zegt dat afgerekend moet worden met het verkeerde idee om neer te kijken op zakenlieden en handelaren, want die zorgen ervoor dat de maatschappij de vruchten van wetenschap, technologie en industrie in handen krijgt. De staat zal intellectueel eigendom beschermen door middel van de patentwet die op 1 april van kracht geworden is en tot op zekere hoogte de binnenlandse technologiemarkt beschermt door tarieven en administratieve maatregelen. De marktprijzen van technologische creaties zullen bepaald worden door onderhandelingen tussen koper en verkoper zonder inmenging van de staat. Militaire researchinstellingen moeten de overdracht van technologie van de militaire naar de civiele sector opvoeren. Landbouwonderzoeksinstellingen moeten via nieuwe kanalen zich geheel richten op samenwerking met kleine plattelandsondernemingen, coöperatieve instellingen en boerengezinnen, die aan gespecialiseerde produktie doen. Inventieve, rijke boeren kunnen rechtstreeks wetenschappelijke onderzoekers en technici huren om tegen directe betaling van honoraria te experimenteren met kruisingen van nieuwe gewassen of kunstmesten, of om na gedetailleerde specificaties bepaalde uitrusting te ontwerpen. Een van de meest spectaculaire vormen van contractresearch is de samenwerking van het Shanghai Nucleair Onderzoeksinstituut met het gemeentelijk groentebedrijf aldaar voor de ontwikkeling van verse groenten door bestraling. Hoewel het partijbesluit de eerste sys tematische toespitsing van wetenschappelijk onderzoek op landbouw en lichte industrie is, betekent het niet dat China zuiver wetenschappelijk onderzoek en hogere technologie zal verwaarlozen. De president van de Chinese academie van wetenschappen, Lu Jiaxi (70), vorige week een van de gastheren van minister Deetman, somde China's prioriteiten als volgt op: nieuwe wetenschappelijke landbouwprojecten; energie en energiebesparing; milieubescherming; nieuwe materialen; biochemie; inzet van computers bij ontwerpen en produktie; optische vezelcommunicatie; marine robots; research in de vijfde generatie computers. Verloren generaties De generatie van Prof. Lu nadert haar einde en dat op zich kan een continuïteitscrisis veroorzaken, omdat het niet alleen om leeftijd, maar vooral om achtergrond gaat. Lu, een chemicus, behoort tot de kleine invloedrijke groep tussen de 65 en 85 die vóór 1949 in West-Europa en de VS is opgeleid en het wetenchapsbeleid nu ferm in handen hebben. De wetenschappers tussen de 55 en 65 zijn in de Sovjet-Unie opgeleid, en nu weinig prominent, vooral omdat zij een rigide, gesegmenteerde, op zware industrie en defensie geconcentreerde wetenschapsfilosofie en -structuur mee naar huis gebracht hebben, die in China nu gediscrediteerd is. De mensen tussen de 40 en 55 stellen wetenschappelijk heel weinig voor vanwege de culturele revolutie en de lichtingen die sinds 1978 weer in het Westen zijn gaan studeren — 18.000 in aantal, waarvan er al zo'n 7.000 terug keerden — zijn te jong om hoge beleidsfuncties op zich te nemen. Hoe zal de continuïteit dan verzekerd worden? Preciese antwoorden daarop krijgt men niet, maar de wil en het optimisme zijn alom tegenwoordig omdat men nu geheel verlost is van de albatros van politiek en ideologie. Het document benadrukt dat er nooit meer „academische kritiek", zoals die in het Mao-tijdperk beoefend werd, zal komen. Mao rekende wetenschap tot de superstructuur van de maatschappij waardoor zij een legitiem doelwit van klassestrijd was. Deng Xiaoping heeft de wetenschap formeel overgeheveld naar de produktiemiddelen, maar zij moet dan nu ook letter lijk produceren. IVormgeving Willred Boom GVN In China is de wetenschap als nationale hulpbron herontdekt. Onderzoekers worden steeds meer ingeschakeld bij de produktie.</text:p>
          </table:table-cell>
        </table:table-row>
        <table:table-row table:style-name="ro2">
          <table:table-cell office:value-type="string">
            <text:p>http://resolver.kb.nl/resolve?urn=KBNRC01:000030923:mpeg21:a0231: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7" office:value-type="float" office:value="0">
            <text:p>0</text:p>
          </table:table-cell>
          <table:table-cell office:value-type="string">
            <text:p>FRAUDE VERSUS QUERULANTIE Piet Borst i n mijn vak, de biochemie, is fraude een randverschijnsel. De muur van de wetenschap wordt in rap tempo opgetrokken en stenen, die niet passen, vallen snel op. Bovendien holt de theorievorming achter de experimenten aan. Je kunt niet met succes voorspellen wat morgen werkelijk nieuw zal zijn. Fraudeurs hebben het daarom zelden lang bij het goede eind als ze resultaten vervalsen of verzinnen. Wie met fraude aan de kost wil komen, kan beter een ander vak kiezen dan wetenschappelijk onderzoek. Politici denken daar anders over. Wetenschappelijk onderzoek, betaald uit gemeenschapsgeld, moet 100% betrouwbaar zijn. Zoals er ook nimmer een ambtenaar dagdroomt of bijklust in de baas zijn tijd, moet de wetenschap vrij gehouden worden van iedere smet. Mooi ideaal, maar wie 100% af wil dwingen, raakt al gauw gewikkeld in knellende administratieve verbanden. Menig wetenschappelijke instelling heeft inmiddels een gedetailleerd protocol voor behandeling van mogelijke fraudegevallen. Daarin ligt vast hoe bij vermoeden van fraude te werk moet worden gegaan, hoe de informant ( whistle blower heet zo iemand in Amerika), die aangifte doet, tegen wraakacties beschermd moet worden, en bonafide onderzoekers tegen laster. In Amerika is er inmiddels een Office of Research Integrity, waarin een keur van ambtenaren hun controlerend werk doen, uiteraard belegerd door advocaten, die een nieuwe bron van inkomsten hebben gevonden: de smart van slachtoffers van fraudebeschuldigingen die niet hard zijn te maken. Da aar zou best mee te leven zijn, als er geen querulanten waren, onderzoekers die zich chronisch tekort gedaan voelen, die menen dat anderen hun ideeën of proeven pikken. Querulanten zijn er te kust en te keur in de wetenschap. Wetenschappelijk onderzoek vereist ambitie, eigengereidheid, vasthoudendheid, allemaal klassieke eigenschappen van de querulant. Onderzoekers zijn slim en argumentatief en dat maakt hen tot de gevaarlijkste querulanten, klagers die hun klacht goed en overtuigend kunnen onderbouwen. De huidige publieke en politieke belangstelling voor fraude in de wetenschap geeft deze querulanten wind mee. Ze zijn alleen af te stoppen met een tijdrovend onderzoek, waarbij men gedwongen wordt om de onderste steen boven te halen. Dat is geen theorie, zoals ik uit eigen ervaring kan melden. Twee jaar geleden werd ik gevraagd om advies te geven over een beschuldiging van fraude tegen een onderzoeker uit een ver land. Een lokale commissie had de beschuldigingen onderzocht en ongegrond bevonden, maar dat was niet voldoende. De beschuldigingen werden in het openbaar herhaald, het onderwerp lag gevoelig (AlDS -onderzoek) en de beschuldigde was een invloedrijk man, van wie men makkelijk kon beweren dat niemand in dat verre land werkelijk onafhankelijk over hem zou kunnen oordelen. Vandaar de vraag om een buitenlands advies. Zo'n brief komt binnen en vervult me met diepe moedeloosheid. Je kunt zoiets moeilijk weigeren — heden gij, morgen ik — maar het is een hopeloos karwei. Op zijn best slaag je er in om na veel saai en grotendeels nutteloos werk een rapport te maken, waar alle partijen zich bij neer leggen. Meestal loopt het echter slechter af: de echte fraudeur zal zich tot het uiterste verweren tegen een uitspraak die het eind van zijn wetenschappelijke carrière kan betekenen; de echte querulant laat zich nooit door de feiten verblinden. Wanneer de belangen groot zijn, de beschuldigde onderzoeker beroemd, loop je als scheidsrechter al gauw de kans gemolesteerd te worden in pers of rechtszitting. De twee adviseurs, die ik uit een ander buitenland bij deze klus betrok, waren ook niet blij met deze onderscheiding. De één wilde alleen adviseren als hij anoniem kon blijven, de ander alleen na juridisch advies. Fraudebestrijding is moeizaam werk geworden, zelfs voor mensen die beschermd worden door het harnas van een Nobelprijs. Toen de fraudebeschuldiging, na enig procedureel gehannes, arriveerde werd direct duidelijk dat het hier om een klassieke querulantenactie ging. Bij een serieuze fraudezaak zijn de beschuldigingen sober en precies: proeven zijn niet herhaalbaar; proeven zijn verzonnen of vervalst; resultaten of ideeën zijn gepikt. In het geval waarover mijn oordeel werd gevraagd was een waslijst van beschuldigingen geproduceerd, zoals alleen een wraakzuchtige querulant die kan opstellen. Dat neemt niet weg dat querulanten gelijk kunnen hebben en dat in deze tijden iedere beschuldiging van fraude minutieus onderzocht moet worden. Dat deden wij a raison van een ongeteld aantal verspilde wetenschappelijke manuren en in ons eindrapport bleef er geen enkele beschuldiging van fraude overeind. Zonder nut is dat rapport niet. De beschuldigde kan het gebruiken om zich tegen verdere beschuldigingen — de klager was uiteraard niet overtuigd — te verweren. Wetenschappelijk nut had dit rapport niet en de productie ervan heeft drie productieve onderzoekers deprimerend lang van hun echte werk gehouden. F raude in de wetenschap is zeldzaam, zeker vandaag in het medischbiologisch onderzoek. Onderzoekers werken in een glazen huis, de sociale controle is groot, de kans op ontdekking maximaal, de straf een geknakte carrière. Fraude in de wetenschap is zelfs zo zeldzaam dat het nog nieuws is; ieder fraudegeval een boek. Kom daar maar eens om bij andere maatschappelijke activiteiten. "Voetballer trapt tegenstander op de hakken". "Bridger speelt vals". "Tweedehands autohandelaar verkoop autowrak". Het levert geen krantekoppen of stof voor boeken. Ook het zeer goed gedocumenteerde en leesbare boek van Frank van Kolfschooten, "Valse vooruitgang; bedrog in de Nederlandse wetenschap", is niet echt een dikke pil geworden, hoewel zijn verhaal al begint in 1661. De zeldzaamheid van fraude in de wetenschap rechtvaardigt geen draconische controlemaatregelen. De prijs van al te militante fraudebestrijding is ook hoog: tijdrovende weerlegging van loze beschuldigingen en excessieve sociale controle. Een fraude-vrije wetenschap is als een bibliotheek waar nooit een boek wegraakt; zo'n perfectie wordt duur gekocht. In mijn 35 jaar in de wetenschap heb ik maar een paar echte fraudegevallen gezien en gelukkig was dat van zeer ver af. Meestal ging het om briljante fantasten, mensen die moeite hadden om waan en werkelijkheid te scheiden, of die hun theorieën superieur waanden aan de laag bij de grondse, weerbarstige werkelijkheid, die dan maar bij de theorie moest worden aangepast. Zulke fantasten onderschep je niet met voorbehoedsmiddelen. Hetzelfde geldt voor de zeldzame, koele oplichter, die de zaak flest voor kortstondig gewin. Zulke fraudeurs vallen pas door de mand als hun proeven onherhaalbaar blijken en dan vallen ze ook hard en diep. Anders ligt het met incidenteel gesjoemel, de gelegenheid, die de dief maakt. Daar vormt de sociale controle een belangrijke barrière. Die controle begint bij de opvoeding. In serieuze laboratoria worden onderzoekers opgevoed met het idee dat er een objectieve waarheid is in de biologie en dat je daar alleen achter komt als je jezelf en anderen niet voor de gek houdt. "Het experiment is heilig", placht één van de oudere medewerkers van Het Nederlands Kanker Instituut mij altijd voor te houden, en zo is het ook. Wie geen respect heeft voor experimentele gegevens, komt licht in de verleiding om met die gegevens te rommelen. Openheid is een ander onmisbaar ingrediënt in die opvoeding. In een goed instituut weten onderzoekers van elkaar wat er gedaan wordt en worden onderzoekers in opleiding aangemoedigd om hun proeven met buitenstaanders door te nemen. Zolang het glazen huis van de wetenschapsbeoefening maar doorzichtig blijft, halen normale onderzoekers geen fratsen uit. X en slotte mag men eisen van de senior onderzoekers, die een onderzoeksgroep leiden, dat zij een klimaat creëren waarin sjoemelen ondenkbaar is. Zij moeten door hun voorbeeld duidelijk maken dat de sluipwegen in de wetenschap dood lopen en dat ongelukken niet onopgemerkt blijven en effectief worden aangepakt. Een Office of Scientific Integrity of een 'Raad voor de Wetenschappelijke Integriteit', zoals voor Nederland wel is bepleit, is dan niet nodig en men behoeft niet zoveel eer te bewijzen aan de echte querulant.</text:p>
          </table:table-cell>
        </table:table-row>
        <table:table-row table:style-name="ro2">
          <table:table-cell office:value-type="string">
            <text:p>http://resolver.kb.nl/resolve?urn=KBNRC01:000031939:mpeg21:a021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7" office:value-type="float" office:value="0">
            <text:p>0</text:p>
          </table:table-cell>
          <table:table-cell office:value-type="string">
            <text:p>Emancipatie van de criminologie Volgende week donderdag houdt dr. Dessaur haar openbare les als lector criminologie te Nijmegen. Volgens academisch gebruik is niet aangekondigd waarover deze les zal gaan, maar het is desondanks duidelijk met welke instelling mevrouw Dessaur haar lectoraat zal beginnen. In haar proefschrift Foundations of theory-formation in criminology gaf z|j in juli een kritische analyse van haar vak, die uitmondde in een pleidooi voor de ontwikkeling van een fundamentele criminologie die duidelijk wordt onderscheiden van de toegepaste wetenschap. Of, anders gezegd: voor de zelf-emaneipatie van de criminoloog. Want, wat is de situatie op het ogenblik? De criminoloog ziet zichzelf, in Nederland althans, als een soort „universitair geschoold maatschappelijk werker" (het is alsof de wetenschappelijke standing van de econoom af zou hangen van zijn talent als zakenman; en dan nog een gejaagde. Eentje die zich achtervolgd schijnt te voelen doop alle acute sociale problemen. Het gevoel overheerst dat de criminologie onvoldoende tegemoet kan komen aan de maatschappelijke behoefte aan uitleg, predictie, preventieve maatregelen en sociale therapie. Hetgeen dan in 't algemeen wordt uitgelegd in termen van tekort aan tijd, mankracht, middelen. Veel belangrijker is echter, zegt dr. Dessaur, het ontbreken van een adequate theoretische grondslag voor de criminologie, „een van de zeldzame wetenschappen die niet hetzelfde betekent voor onderzoekers all over the world". Deze wetenschap is ontwikkeld in Europa — door juristen. Toen zij het gebrek aan technische kennis op het gedragswetenschappelijk onderzoek gingen voelen hebben de juristen allerlei deskundigen van buiten aangetrokken. Of beter gezegd: de juristen combineerden de resultaten van allerlei gedragswetenschappelijk onderzoek met hun eigen technisch-juridische kennis. En dat noemt men dan „het einde": „interdisciplinair onderzoek". ) EENZIJDIG Een van de voornaamste bezwaren van mevrouw Dessaur tegen deze benadering is dat zo de vraagstelling van te voren eenzijdig, namelijk: juridisch, bepaald is. Zo schrijft zij in haar proefschrift: „Wanneer het strafrecht gebruikt wordt om de normen van een discutabele ideologie veilig te stellen, is het enige dat men via empirisch onderzoek kan hopen te krijgen: informatie over de ideologische belangen, waaraan het strafrecht dienstbaar is, maar niet inzicht in de „psychologische oorzaken van de misdaad". Een criminologie die zelf op onderzoek uitgaat moet af van de juridische fictie dat men de mensheid in tweeën kan delen, namelijk in „good guys" en „bad guys". Want deze dichotomie is noch vanuit de gezichthoek van de logica, noch vanuit die van de empirische wetenschap houdbaar. Een verklaring voor de relatief geringe progressie in de Europese criminologie is volgens mevrouw Dessaur dat empirisch onderzoek, voorzover dat al plaatsvindt, doorgaans wordt verricht in opdracht van de belanghebbenden — dat zijn: de autoriteiten — en derhalve is gebonden aan wat door hèn als acute problemen wordt ervaren. Zo heeft het onderzoek naar strafbaar gesteld afwijkend gedrag onevenredig veel aandacht gekregen, ten koste van het onderzoek van de keerzijde van ^ de medaille: het strafbaar stellen, ' de strafbejegening. Het is volgens haar een goed idee, met name in de gedragswetenschappen om te beginnen met de vragen: „Waarom wordt iets een probleem gevonden? Waarom wordt het probleem gesteld ? Waarom wordt het nu juist op deze manier gesteld? En door wie eigenlijk?" F. KUITENBROUWER</text:p>
          </table:table-cell>
        </table:table-row>
        <table:table-row table:style-name="ro2">
          <table:table-cell office:value-type="string">
            <text:p>http://resolver.kb.nl/resolve?urn=KBNRC01:000028851:mpeg21:a003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van maatschappelijke kritiek op onderzoek wenselijk voor wetenschap bepleit u 'me redacteur BIERSMA TTERDAM, 29 okt. — De v va n advies voor het we"apsbeleid (RAWB) wil "ationale onbudsman die ^schappelijke kritiek op 'schappelijk onderzoek bundelen. Deze ombuds®oet de beschikking krijlv er een klein bureau met i " a ardige deskundigheid. ! 1 snel kleine commissies 'jj». rapportages laten ctl ' e n en adviezen uitjen over nieuwe wetenjMijke ontwikkelingen, * Van de gevolgen aan ^'happelijke kritiek ^aan. Deze kritiek moet , *® er d zijn op goede argu™ n - Maar als buitenstaanoor het leveren hiervan "oende deskundigheid bem °et de ombudsman i, voldoende middelen be. e i om wetenschappelij'Wsteuning te geven. Sens de RAWB bestaat er ^erland geen goede prokritiek op wetenjjj'jk onderzoek of chappeljjke verontrusaarover te laten horen. 'Se vormen van onderkin en aan sclier P e krioot te staan. De sociobio®e kernenergie, de clone, n erfelijk materiaal en j m binant-DNA techniek HeTr an recente voorbeelj P ! ' a atste was twee jaar . v °or de Tweede Ka"anieiding tot het aannefj n de motie-Lansink, de regering werd gem . wera ge, et te komen met een kaWng* wetensc ^ a P s " ^kaderwet, waarin alle 'PD p 11 P'' cl &gt;ten van weteni C Lj''jke onderzoekers en Jen u dende organen l e Vastgelegd, acht de hik?' ' on S ewenst en on " ilt ... Bij een kaderwet ' rj a f n ? e gedachte uitgeste at in principe ongej en 0n twikkelingen kunnen '„.Vorkomen. Maar de , , '°oft dat het onvermijik dat er over concrete ki est c h verontrusting rijst, 'ijk daarom voor een wePr 0 ^ nt * ere benadering van Want dat er sprake is van een groot probleem wil de RAWB graag onderstrepen. Wetenschap voltrekt zich meestal achter gesloten deuren zonder dat het publiek enige invloed kan uitoefenen. Vaak bestaat er angst voor direct gevaar, zoals bij het recombinant-DNA onderzoek, of zijn er ethische bezwaren zoals bij medisch-biologisch onderzoek bij mensen. Ook zijn sommige mensen bang voor de gevolgen van de toepassing van wetenschappelijke ontwikkelingen. Discussies over deze onderwerpen verlopen zelden probleemloos. Vaak ontstaan er twee vijandige kampen die elkaars argumenten verketteren. Bij het publiek blijft het onbevredigende gevoel achter "dat de deskundigen het ook niet weten" en bestuurders besluiten in hun aarzeling vaak slechts tot vertraging van het onderzoek. Met het instellen van een ombudsman voor wetenschappelijk onderzoek denkt de RAWB een effectieve procedure in te voeren die een drempelverlagend effect zal hebben, maar die tegelijkertijd voor de wetenschap het aantal bureaucratische belemmeringen beperkt houdt. De raad stelt voor om te beginnen met een experiment van vijf jaar. Mocht de praktijk dat uitwijzen dan zou er later een wet op de onderzoeksombudsman moeten komen. Voorop staat dat een ombudsman zowel binnen de wetenschap als bij de rest van de samenleving een groot vertrouwen moet genieten. Zijn werkwijze is als volgt. Onbeargumenteerde meldingen worden geretourneerd. Meldingen van buitenstaanders worden eerst voorgelegd aan de organen op lokaal niveau die ermee te maken hebben. Gedacht wordt aan universiteitsraden en ondernemingsraden van bedrijven waar onderzoek wordt verricht. Sommige meldingen kunnen echter een nationaal karakter hebben. Na schifting kan de ombudsman kleine ad hoc-commissies instellen die commentaar moeten leveren. Is er diepgaander onderzoek nodig dan laat hij een onderzoekseffectenrapportage maken. Bij meldingen die de volksgezondheid betreffen, de arbeidsomstandigheden of het milieu, wendt de ombudsman zich tot de betreffende overheidsinspecties. De functie van de ombudsman is aan te geven hoe de discussie moet worden gevoerd om zo snel mogelijk tot een beslissing te komen. De weg daartoe zal per geval verschillen. Dat kan variëren van simpele aanbevelingen aan de onderzoeksgroep tot het instellen van werkgroepen van politici, onderzoekers en critici. In belangrijke gevallen wordt de beslissing voorgelegd aan het parlement. De RAWB legt er de nadruk op dat een melding bij de ombudsman geen opschortende werking voor het onderzoek mag hebben. „De financiering van het onderzoek mag niet worden bemoeilijkt door het feit dat er kritische vragen zijn gesteld. Slechts nadat een conclusie is bereikt, kunnen consequenties voor het onderzoek ontstaan". Absolute vrijheid De RAWB heeft geen overeenstemming kunnen bereiken over de vraag of alle vormen van onderzoek onderwerp voor de ombudsman mogen zijn. Vier leden vinden van wel, maar vier anderen stellen dat fundamenteel, louter op kennis vergaren gericht onderzoek niet aan maatschappelijke beoordeling onderworpen behoeft te worden. Kennisvermeerdering is een cultureel verschijnsel, waarbij de vrijheid van de onderzoeker absoluut moet zijn. Bovendien is dergelijk onderzoek meestal internationaal en is inperking ervan uitsluitend in Nederland alleen daarom al zinloos. Waar de grens tussen kennisvermeerderend en toepassingsgericht onderzoek precies ligt, valt in de praktijk moeilijk uit te maken. De vier eerder genoemde leden van de RAWB, die elk onderzoek aan de ombudsman willen onderwerpen, vinden zo'n onderscheid praktisch onmogelijk. Het zou slechts tot vruchteloze discussies leiden. In elk geval gaat het niet over bijkomende bezwaren tegen een onderzoek, zoals gevaren voor de volksgezondheid en het milieu. Dergelijke zaken vallen meestal al onder bestaande wetten zoals de veiligheidswet, de hinderwet, milieuwetten en de kernenergie. Wanneer hieraan echter voldaan wordt, mag kennisvermeerderend onderzoek niet worden belemmerd. Bewijzen Afgezien van deze tegenstelling ziet de raad nog enkele problemen bij het instellen van een ombudsman. Ofschoon wordt gestreefd naar de grootst mogelijke openbaarheid zal soms de identiteit van een melder verzwegen moeten blijven. Ook is het niet de bedoeling dat onderzoekers voortdurend de onschadelijkheid van hun werk hoeven te bewijzen. Maar als wetenschappelijke leken onvoldoende mogelijkheden hebben om met onderzoekers in discussie te treden, is er nog niets gewonnen, vindt de RAWB. Met het instellen van een ombudsman slaat de RAWB een geheel andere weg in dan de bedoeling was van de voormalige minister voor wetenschapsbeleid dr. A. A. Th. M. van Trier. Deze had in navolging van het verzoek van de Tweede Kamer gevraagd om een advies over een kaderwet op de wetenschapsbeoefening. Zo'n wet zou echter zeer globaal en vaag zijn uitgevallen,| omdat het gehele wetenschapsgebied moet worden gedekt. Bovendien bestaat het gevaar dat de onderzoekers zich formeel achter dë vastgelegde voorschriften zullen verschuilen. Met een wet op de ombudsman zijn, aldus de raad "samenleving en wetenschap beter gediend en wordt rekening gehouden met het feit dat maatschappelijke inzichten snel en op onvoorziene wijze kunnen veranderen." Een veiligheidskabinet voor recombinant-DNA onderzoek. De potentiële risico's van dit werk leidden enkele jaren geleden tot uitvoerige discussies. De Tweede Kamer verzocht toen om een kaderwet op de wetenschapsbeoefening, (foto Apa)</text:p>
          </table:table-cell>
        </table:table-row>
        <table:table-row table:style-name="ro2">
          <table:table-cell office:value-type="string">
            <text:p>http://resolver.kb.nl/resolve?urn=KBNRC01:000026359:mpeg21:a0023: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Kritiek op plan voor toezicht op DNA-onderzoeken AMSTERDAM, 9 juni - De Bond van wetenschappelijke arbeiders (BWA) en de Algemene studentenvereniging Amsterdam (Asva) hebben minister Trip van wetenschapsbeleid een tegenvoorstel gedaan over de regeling van het toezicht op de „genetische manipulatie", ofwel het „recombinant DN A-onderzoek" (de overdracht van genen of erfelijkheidsdragers van het ene organisme naar het andere). Het tegenvoorstel is bedoeld als antwoord op het rapport van de commissie belast met het toezicht op genetische manipulatie van de Koninklijke Nederlandse academie van wetenschappen BWA en Asva bepleiten de instelling van een disciplineraad biochemie, die door en uit alle betrokken ohderzoeikers wordt gekozen. Daarnaast Wordt aangedrongen op de instelling van apart» commissies voor veitighf"' gezondheid eri milieu die het onderzoekproject ieder vanuit hun ,erichtheid beoordelen. Het tegenrapport zal vr schijnen in hel juni-numi... t van het blad ..Wetenschap en samen lev" '" De organisaties menen dat de meningsvorming over de wenselijkheid van een eventueel DNA-onderzoek. alsmede over de daaraan verbonden risico's te zeer i- :e(egd in handen van een „elitaire groep hooggespe1 cialiseerde moleculair biologen" De twee organisaties zijn van mening dat de besluitvorming over het recombinant DNA-onderzoek een bij uitstek politieke /.aak is, die thuishoort in het parlement De commissie van de KNAW. /o vervolgen zij, wordt echter gekenmerkt door een zodanige vermenging van functies (advisering aan de overheid, advisering van de onderzoekers, het sluiter^ van zgn. „gentlemen's agreen)ents" en uitoefening van. toezicht op het onderzoek zelf), dat zij in de praktijk veeleer een beleidsbepalende dan een adviserende functie, vervult. BWA en Asva hebben verder ernstige kritiek op het rapport van de academie-commissie: Nergens in het rapport is een deugdelijke risico-analyse . met betrekking tot recombinant DNA-onderzoek uitgevoerd. Alle pógingen in die richting zijn niet meer dan grove schattingen; wat 'df inventarisatie van plannen nu het onderzoek betref! het rapport totaal v i, i . (ANP)</text:p>
          </table:table-cell>
        </table:table-row>
        <table:table-row table:style-name="ro2">
          <table:table-cell office:value-type="string">
            <text:p>http://resolver.kb.nl/resolve?urn=KBNRC01:000028124:mpeg21:a0195: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WETENSCHAP NIET HINDEREN BIJ PUBLIKATIE De Sovjet-Unie krijgt waardevolle wetenschappelijke en technische informatie uit allerlei Amerikaanse bronnen, maar de normale wetenschappelijke discussie en publikaties vormen maar een kleine factor. Dat zei vorige week een speciale commissie van de Amerikaanse Acadeinie van Wetenschappen, die hiertoe een onderzoek had ingesteld. Een jaar geleden heeft de regering Reagan laten weten ernstige twijfels te hebben over de gang van zaken bij uitwisseling van wetenschappelijke informatie. De SovjetUnie zou veel te gemakkelijk toegang krijgen tot Amerikaans onderzoek en daar zelf weinig tegenover stellen. Reagan overwoog maatregelen om aan de vrije publikaties van belangrijk (vooral technisch en fundamenteel) onderzoek een eind te maken. De Academie van wetenschappen heeft onder druk van verscheidene kanten een onderzoekscommissie ingesteld die in zeven maanden heeft nagegaan wat er van Reagans vermoeden waar is. D^ commissie zegt tot de overtuiging tè zijn gekomen dat er geen aanwijzingen zijn dat de vrije publikatie en uitwisselingen op congressen de veiligheid van de Verenigde Staten in gevaar brengen. „Een betere benadering om de Amerikaanse suprematie in wetenschappelijk opzicht te waarborgen is voortdurend nieuw onderzoek te beginnen om vooraan in de wetenschappelijke race te blijven", zegt de commissie, tevens als antwoord op de bezuinigingen op wetenschappelijk onderzoek. Slechts een gering gedeelte van de harde informatie die de Sovjet-Unie ten déél valt, is afkomstig van vrije publikatie en congressen. „De commissie gelooft dat er nog veel te verbeteren valt aan de preciese aanduidingen die de regering uitvaardigt wat nu geheim moet blijven en wat niet", zei dr. Dale R. Corson, de voorzitter van de commissie. Corson, de vroegere president van de Cornell-universiteit, erkent dat er goede redenen bestaan om bepaalde informatie geheim te houden. Het betreft vooral technische know-how die kan worden toegepast voor militaire doeleinden. Maar dit betreft slechts een zeer gering gedeelte van het totale nietmilitaire onderzoek. De regering zou een samenhangend beleid moeten ontwikkelen voor de bescherming van dit soort zaken en niet in het wilde weg over „wetenschappelijke informatie" moeten praten.</text:p>
          </table:table-cell>
        </table:table-row>
        <table:table-row table:style-name="ro2">
          <table:table-cell office:value-type="string">
            <text:p>http://resolver.kb.nl/resolve?urn=KBNRC01:000043912:mpeg21:a0198: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Prijsvragen De la Court-prijzen 1989 De Koninklijke Nederlandse Akademie van Wetenschappen zal ook in 1989 twee grote geldprijzen toekennen voor wetenschappelijk onderzoek dat niet tegen betaling is verricht. De Johan de la Court-prijs (ƒ 25.000 plus een zilveren penning) wordt toegekend voor onderzoek op het gebied van de alfa-wetenschappen, de even grote Pieter de la Court-prijs is voor onderzoek op het gebied van de gamma-wetenschappen. Naast deze twee grote prijzen zullen vier aanmoedigingsprijzen, elk van ƒ 10.000, beschikbaar worden gesteld. De grote De la Court-prijzen worden toegekend voor een groot oeuvre, een levenswerk of een uitzonderlijke wetenschappelijke prestatie. Voor de aanmoedigingsprijzen komt onderzoek in aanmerking, dat minder dan vijf jaar voor het sluiten van de inzendtermijn is gepubliceerd. De prijzen worden uitsluitend toegekend voor onbezoldigd onderzoek, zonder begeleiding. Scripties en stageverslagen komen niet in aanmerking. Universitaire docenten die onderzoek buiten hun vakgebied doen, worden niet als onbezoldigd beschouwd. Aanmeldingsformulier aan te vragen bij: Secretariaat Beoordelingscommissie De la Court-prijzen, Herengracht 410-412, 1017 BX Amsterdam. Taaiwedstrijd De NWO-Stichting Taalwetenschap (ST) organiseert in samenwerking met de Stichting voor Publieksvoorlichting over Wetenschap en Techniek (PWT) een prijsvraag voor het beste populair-wetenschappelijke artikel op het gebied van taalwetenschap. De artikelen (omvang maximaal 3000 woorden) dienen recent behaalde taalwetenschappelijke onderzoeksresultaten tot onderwerp te hebben, bij voorkeur op onderzoeksgebieden die tot nu toe weinig in de algemene belangstelling hebben gestaan. Er worden drie prijzen (ƒ 1000, ƒ 2000 en ƒ 3000) ter beschikking gesteld voor artikelen die er het beste in slagen deze resultaten op een voor een breed publiek toegankelijke wijze te verwoorden. In de jury hebben zitting drs. R. Biersma (redacteur NRC Handelsblad), dr. M.P.R. van den Broecke (directeur PWT), drs. H.E.A. Dassen (redacteur Natuur en Techniek), mw.drs. L. Koenen (free-lance journaliste) en prof.dr. H.J. Verkuyl (hoogleraar taalwetenschap). Nadere informatie en inzendingen (tot 1 juni 1989) bij de Stichting Taalwetenschap, Den Haag, tel 070-82423.</text:p>
          </table:table-cell>
        </table:table-row>
        <table:table-row table:style-name="ro2">
          <table:table-cell office:value-type="string">
            <text:p>http://resolver.kb.nl/resolve?urn=KBNRC01:000026537:mpeg21:a011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China De Chinezen willen In 1985 technologisch op het zelfde niveau aangeland zijn als de Westerse landen zich nu bevinden. In een verslag van de reis van een aantal wetenschappers van de American Association for the Advancement of Science AAAS, in Science van 9 februari, worden de volgende sterke punten van de Chinese wetenschapgenoemd: # de insectenbestrijding — een evenwicht tussen chemische en biologische bestrijding van plagen. 0 de epidemiologie van kanker — het optreden van kanker over het hele land wordt geregistreerd. Tachtig procent van alle kankers in China woekeren in het maagdarm-kanaal. 0 de DNA-technologie — het instituut voor biochemie van Shanghai heeft de niet geringe taak volbracht om de zogenaamde restrictie-enzymen (die DNA-moleculen in stukken kunnen knippen) te isoleren. O de geofysica — er wordt veel onderzoek gedaan naar het voorspellen van aardbevingen. Nu de kritische punten, althans volgens de Science-auteurs: 0 de Chinezen hebben geen goede grote computers — terwijl het meeste grensverleggende onderzoek in het Westen gebaseerd is op een dergelijke numerieke verwerking van onderzoeksresultaten. 0 de Chinezen zijn sterk geconcentreerd op toegepast onderzoek en verwaarlozen de daaraan ten grondslag liggende fundamentele onderzoekingen — in de woorden van vice-premier Fang Yi: „Als er geen toepassing van research is, is research waardeloos'. 0 de Chinezen denken dat wetenschap net als Yoe Kong bergen kan verzetten — volgens Sciencehoofdredacteur Abelson doet hun houding denken aan Amerikaanse bedrijven in de jaren vijftig: bouw een schitterend laboratorium ergens op een heuvel en wacht op de economische wonderen. 0 er is geen sociale wetenschap van enig niveau — als de ambitieuze moderniseringsidèalen worden gerealiseerd, kan dat best een gebrek zijn. 0 de taal — Chinees is volgens de president van de AAAS, David, een weinig exacte taal voor wetenschap en technologie. 0 de Chinezen zijn het verst gevorderd op terreinen die ze het minst nodig hebben — bijvoorbeeld de hoge-energie-fysica, nauwelijks een technologie voor het volk, in overeenstemming met de woorden van Fang Yi, te noemen. Maar volgens David is die tegenspraak misschien wel yin-yang en daardoor juist Chinees. Reconstructie van een 11e eeuwse astronomische klok uit China (uit Heavenly clockwork, Needham, Wang en Price)</text:p>
          </table:table-cell>
        </table:table-row>
        <table:table-row table:style-name="ro2">
          <table:table-cell office:value-type="string">
            <text:p>http://resolver.kb.nl/resolve?urn=KBNRC01:000028157:mpeg21:a0167:ocr</text:p>
          </table:table-cell>
          <table:table-cell office:value-type="string">
            <text:p>science</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ICI FRANCE, ICI SCIENCE Rob Biersma Frankrijk wil het Japan van Europa worden, met een sterke industrie gebaseerd op nieuwe technologieën en geavanceerde wetenschap. Het credo voor de jaren tachtig is dus niet bezuinigen, maar uitbreiding van wetenschappelijk onderzoek en universiteiten. De nieuwe socialistische regering van Mitterrand gelooft, geheel in de Franse linkse traditie, in maatschappelijk welzijn gefundeerd op economische vooruitgang - en dat kan alleen als het land technisch vooraan staat in de wereld. Gedurende deze maanden behandelt het Franse parlement een wet waarin het budget voor wetenschappelijk onderzoek de komende vijf jaar jaarlijks wordt vergroot met vijf miljard franc (twee en half miljard gulden): van 1,8 procent van het bruto nationaal inkomen in 1981 tot 2,5 procent in 1985. Ook worden de starre verhoudingen binnen het Franse onderwijs verbroken met als belangrijkste doel het leveren van praktisch opgeleide ingenieurs voor onderzoek en industrie. De tegenstelling tussen Nederland en Frankrijk kan nauwelijks groter zijn. Terwijl de Fransen hun toekomst in handen leggen van techniek en wetenschap, wordt hier gediscussieerd over een nieuwe middenschool, krijgen universiteiten steeds minder geld en werd vorig jaar de minister voor wetenschapsbeleid afgeschaft. In dezelfde maand dat minister Van Trier wist dat hij niet terug hoefde te keren, werd bij de Franse machtswisseling de ministre de la recherche et de la technologie bevorderd tot ministre d'êtat, tot een van de vijf kernministers van het kabinet. Die nieuwe minister is M. JeanPierre Chevènement (42 jaar), leider van de linkervleugel van de socialistische partij en gedoodverfd als opvolger van Mitterrand. In tegenstelling tot zijn voorgangers heeft Chevènement direkte zeggenschap over de belangrijkste nationale onderzoeksinstituten (vergelijkbaar met de Nederlandse ZWO en TNO - maar over de Franse instellingen straks meer) en vergaande bevoegdheden bij de Franse programma's voor kernenergie, ruimtevaart, medisch en oceanologisch onderzoek. Staten-Generaal Het eerste dat Chevènement gedaan heeft, is het lanceren van een grootscheepse inspraakprocedure bij zijn plannen. Inspraak om de goodwill van de Franse wetenschappelijke wereld te winnen - en daarin lijkt hij aardig geslaagd. Vorig jaar kwamen zo'n twintigduizend onderzoekers, vertegenwoordigers van politieke partijen, vakbeweging en maatschappelijke organisaties in een groot aanta' r egionale sessies bij elkaar Oi. te praten over de toekomst van de wetenschap in Frankrijk. Een eind-bijeenkomst van drieduizend man onderstreepte afgelopen januari in grote lijnen de plannen van de nieuwe minister, een bijeenkomst die alleen vergelijkbaar is met de Staten-Generaal (les Etats généraux) die het laatst door Lodewijk de XVI bijeen werd geroepen - maar die een jaar later tot de Franse revolutie leidde. Het is niet de eerste keer dat wetenschap en techniek Frankrijk zouden opstoten in de vaart der volkeren. Onder Generaal de Gaulle moesten de Franse technici ervoor zorgen dat het land onafhankelijk werd van Amerika. Frankrijk zou een eigen kernwapen hebben, eigen nucleaire energie, een eiggn wapenindustrie, een eigen luchtvaartindustrie, eigen raketten, eigen computers en een eigen biotechnologie. In zeven jaren werd het aantal wetenschappers in overheidsdienst vergroot van 9000 tot 21.000. Het economische succes was wel niet zo groot als het Duitse Wirtschaftswunder, maar de Fransen waren op de belangrijkste gebieden onafhankelijk van het buitenland geworden, la gloire de la France was gered. In de jaren zeventig vielen de overheidsinspanningen terug tot een normaal niveau en de wetenschappelijke staf op de universiteiten werd nauwelijks meer vernieuwd. Een toestand van consolidatie en verstarring trad in. Tweede keus Die verstarring werd in de hand gewerkt door de eigenaardige opbouw van het Franse wetenschappelijke onderwijs. Vrijwel nergens ter wereld is het middelbaar onderwijs zo sterk gericht op de mathematische vakken en natuurkunde. Wie maar even de mogelijkheden heeft zal voor bac C kiezen (het baccalaureaatsexamen met wis- en natuurkunde); op de universiteiten doen bac C leerlingen het aanmerkelijk beter dan de rest. Maar opmerkelijk is dat de echt goede leerlingen niet naar de universiteit gaan. De universiteit, waar een groot deel van het wetenschappelijk onderzoek gedaan wordt en waar men dus tot wetenschappelijk onderzoeker opgeleid kan worden, geldt voor de echt knappe koppen als tweede keus. Zij geven de voorkeur aan de grandes écoles, de scholen die opleiden voor manager in het bedrijfsleven of ambtenaar op één van de grote overheidsinstellingen. De grandes écoles stellen hoge eisen. Na de middelbare school moeten de leerlingen nog eerst twee jaar op een voorbereidende school, de taupes of mollen — en niet ten onrechte, de leerlingen worden begraven onder het huiswerk, ze moeten zich door stapels boeken heen werken. Na het toelatingsexamen van de grande école komt deze zelf als een verademing. Er zijn ruim 300 grandes écoles, waarvan ongeveer de helft een ingenieursopleiding heeft. Over het niveau is men in het algemeen goed te spreken, de grote klacht is echter dat de opleiding vooral theoretisch is. De leerlingen van de grandes écoles worden immers manager of topambtenaar en behoeven daarom niet lastig gevallen te worden met de handvaardigheden van het praktisch onderzoek. Zij worden vooral getraind in argumenteren en in het nemen van beslissingen. Het spreekt vanzelf dat links Frankrijk, dat voor een groot deel zijn opleiding in de massale collegezalen van de universiteiten heeft gehad, het niet erg op heeft met het elitaire karakter van de grandes écoles. Het argument dat de grandes écoles de universiteiten beroven van hun knapste studenten, is sterker dan ooit hoorbaar nu de wetenschap een krachtsinspanning moet gaan leveren ten behoeve van de economie. In de voorstellen van Chevènement moeten universiteiten en grandes écoles dan ook dichter naar elkaar toe. Die voorstellen zijn vorige maand op heftige weerstand gestuit in een van de beide kamers van het parlement waarin de Franse conservatieven nog de meerderheid hebben. Een tweede eigenaardigheid van de Franse wetenschap is de dominante positie van de grandes organismes, de grote onderzoeksinstellingen waardoor de helft van het Franse onderzoek gedaan wordt. In Nederland zijn deze organismes alleen maar vergelijkbaar met ZWO, TNO, ECN of eigenlijk meer een combinatie van deze organisaties, maar de organismes zijn groter en bepalen volledig het gezicht van het Franse overheidsonderzoek. Het budget van het CNRS (Centre National de la Recherche Scientifique) is dit jaar zes miljard franc, dat van het CEA (Commissariat a 1'énergie atomique) ruim 5,2 miljard franc. De zeven kleinere organismes bedekken samen de rest van de wetenschap met een gezamenlijk budget van 6,5 miljard franc. Tweederangs De organismes hebben eigen instituten, maar vaak ook zijn de onderzoekers werkzaam aan de universiteit. Het verschil met universitaire medewerkers is dat zij meer geld voor apparatuur krijgen, geen vaste aanstelling en minder salaris, maar onderwijs hoeven zij niet te geven. Het blijkt dat de betere onderzoekers bij de organismes werken en, wanneer de creativiteit wat afneemt, later pas de zekerheid van de universiteit zoeken. Deze werkverdeling lijkt op het eerste gezicht gunstig voor de kwaliteit van het onderzoek. Op de langere termijn, argumenteren de universiteiten, is het fnuikend voor de wetenschap. Studenten worden immers ver van het echte onderzoek opgeleid door tweederangs docenten. Ook de industrie is weinig gelukkig met deze toestand. De grote organismes hebben weinig oog voor de behoeften van de kleine bedrijven, terwijl de universiteiten weinig niveau te bieden hebben. Erger is dat iedere Fransman in zijn hart een ambtenaar wil worden of op zijn minst werkzaam bij een degelijk overheidsbedrijf. De grootschalige operatie van Chevènement betekent dus niet alleen dat de wetenschap meer geld krijgt, er zullen tevens andere verhoudingen moeten komen. De grandes écoles moeten praktischer (liefst zagen de socialisten deze elitaire instellingen geheel opyaan in de universiteiten), de universiteiten moeten meer betrokken worden met het werkelijke onderzoek van de grandes organismes, en de organismes moeten hun onderzoek ook ten dienste van het bedrijfsleven stellen. Het doet een buitenstaander wat merkwaardig aan dat nu juist een socialistische regering zich inzet voor versterking van de industrie. Wie ook nog verneemt dat Chevènement erop staat dat het Frans als wetenschappelijke taal volledig wordt gerespecteerd (artikelen moeten zoveel mogelijk in het Frans geschreven worden en internationale congressen op Franse bodem moeten het Frans tenminste als tweede werktaal hebben), kan niet anders denken dan dat het gaullisme onder een linkse vermomming weer de kop opsteekt. Het is ditmaal niet voor de gloire maar voor de werkgelegenheid van Frankrijk. Menselijk gezicht Want al mag de herindustrialisatie door versterking van de wetenschap op gaullisme lijken, het is gaullisme met een menselijk gezicht, bedoeld voor het welzijn van het volk. Vandaar de nadruk op het Frans (wetenschap begrijpelijk voor het volk), de ontwikkeling van schone technieken (kernenergie, zonne-energie) ter behoud van het milieu, besparing op het gebruik van grondstoffen, vermindering van de ongelijkheid tussen de standen (integratie van grandes écoles in universiteiten), en meer democratie in het onderzoeksbeleid (het Parijse dirigisme zal verminderd worden, de regio's krijgen iets meer lucht). Dat het de socialisten ernst is met dit menselijk gezicht — en geen oude centralistische wijn in nieuwe industriële zakken — blijkt uit het voornemen om ook de sociale wetenschappen nieuw leven in te blazen. De Franse sociale wetenschappen zijn tot dusverre nogal formeel van aard gebleven, sterk geënt op de filosofie. Een praktisch georiënteerde sociale wetenschap, is de hoop van de socialisten, zou een bijdrage kunnen leveren aan een leefbaarder samenleving. Waar gaat Frankrijk deze inspanningen van betalen? Wie het Japan van Europa wil worden, is uit op een sluitende begroting en een behoorlijk handelsoverschot. Voorlopig voert Frankrijk zijn moderniseringsplannen uit zonder dat er geld voor is. Het handelstekort is 60 miljard franc en het begrotingstekort van de overheid ruim 95 miljard franc. Le grand experiment is een wissel op de toekomst, waarbij ook het bedrijfsleven betrokken wordt. De genationaliseerde industrie moet een jaarlijkse groei van 10 procent leveren op het gebied van onderzoek en ontwikkeling. Het enige waar men zich in Franse wetenschapskringen zorgen over maakt, is of er wel genoeg ingenieurs zijn om de ambitieuze plannen in de praktijk te brengen. Wetenschappelijke Nobelprijzen verlenen het land zijn gloire, maar daarvoor alleen zijn de socialisten niet aan de regering gekomen. (Met dank aan dr. Th. J. Siskens van het Directoraat-Generaal voor het Wetenschapsbeleid)</text:p>
          </table:table-cell>
        </table:table-row>
        <table:table-row table:style-name="ro2">
          <table:table-cell office:value-type="string">
            <text:p>http://resolver.kb.nl/resolve?urn=KBNRC01:000030611:mpeg21:a0238: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WETENSCHAP The Unnatural Nature of Science door Lewis Wolpert 191 blz., Faber &amp; Faber 1992, f49,50 ISBN 0 571 16490 0 Wetenschap is niets anders dan getraind gezond verstand, zo luidt een bekende uitspraak van de negentiende-eeuwse zoöloog Thomas Henry Huxley. Een onderzoeker lost problemen niet wezenlijk anders op dan een tienjarige of een boer, zij het met gedetailleerdere kennis en meer technisch verstand van zaken. Maar is dat eigenlijk wel zo? Zeker niet, meent Lewis Wolpert, een bekend embryoloog verbonden aan King's College in Londen. Naast zijn werk houdt Wolpert zich de laatste jaren bezig met de popularisering van wetenschap voor een breder publiek, onder meer als interviewer op de BBC -radio. In zijn nieuwste boek, The Unnatural Nature of Science, betoogt Wolpert dat (natuur-)wetenschap helemaal niet in het verlengde ligt van het gezond verstand. Integendeel, het druist daar bij voortduring tegenin. Alledaagse verschijnselen worden in de wetenschap verklaard in termen van het abstracte en onbekende. Daarmee is wetenschap een van de bijzonderste en onnatuurlijkste van alle menselijke activiteiten. In The Unnatural Nature of Science neemt Wolpert een reeks standaardopvattingen en clichés over natuurwetenschap kritisch onder de loep. Soms trapt hij daarbij open deuren in, maar soms ook is zijn benadering origineel en behoorlijk overtuigend. Zo verzet hij zich tegen het veel gehoorde denkbeeld dat creativiteit in kunst en wetenschap veel met elkaar gemeen hebben. Dat is helemaal niet zo, meent Wolpert. Natuurlijk komt er bij wetenschappelijk onderzoek wel creativiteit kijken, in het bijzonder bij het opstellen van nieuwe hypothesen. Maar het blijft altijd, om een gevleugeld woord van de fysicus Richard Feynman aan te halen, "verbeelding in een dwangbuis". Waar de kunstenaar vrij is om zijn allerindividueelste expressie te geven van zijn allerindividueelste emoties, mag de wetenschappelijk onderzoeker uitsluitend beweringen doen die stroken met de reeds bekende feiten, ini een taal die slechts vatbaar is voor één interpretatie. Ook met de mythe van de 'wetenschappelijke intuïtie' maakt Wolpert korte metten. Die berust niet op gevoel of gezond verstand, zegt hij, maar is de vrucht van diepgaande, in de loop van vele jaren opgedane technische kennis. Ook al flauwekul is volgens hem de tegenwoordig veelbesproken 'serendipiteit', het vermogen om dingen te vinden waarnaar men niet op zoek is. Volgens Wolpert speelt serendipiteit bij wetenschappelijke ontdekkingen nauwelijks een rol. Van echte serendipiteit zou volgens Wolpert pas sprake zijn wanneer bijvoorbeeld een golfspeler tijdens een partij een nieuw antibioticum zou ontdekken. Behartenswaardige dingen zegt Wolpert over de bemoeienis van de filosofie en de sociologie met de natuurwetenschap. Neem het beroemde falsificatiecriterium van Karl Popper. Elke praktiserende onderzoeker weet, aldus Wolpert, dat dit in de praktijk geen rol speelt. Maar al te vaak worden nieuwe waarnemingen die een geliefde theorie ondermijnen, volstrekt genegeerd. En terecht, want zoals de moleculair-bioloog Francis Crick ooit opmerkte: een theorie die met alle feiten klopt, moet wel onjuist zijn, omdat sommige van die feiten nu eenmaal altijd onjuist zijn. Wolpert moet niets hebben van de modieuze relativistische wetenschapsopvattingen uit de koker van sociologen als de Fransman Bruno Latour. Die verklaren alle wetenschappelijke verandering uit maatschappelijke en sociale invloeden. Absurd, zegt Wolpert. Zulke invloeden zijn er wel en ze spelen op de korte en middellange termijn ook wel een belangrijke rol, maar op de lange duur geeft toch nog altijd de 'overeenstemming met de werkelijkheid' (wat dat dan ook is) de doorslag voor de overleving van wetenschappelijke theorieën. In het vocabulaire van moderne wetenschapssociologen komt dit begrip echter niet of nauwelijks voor, evenmin als de noties 'begrip' en 'consistentie'. Daarmee gooien ze, aldus Wolpert, het kind met het badwater weg. The Unnatural Nature of Science roert 'meta-wetenschappelijke' kwesties aan die normaal slechts worden behandeld door wetenschapssociologen en -filosofen. Het laat zien hoe anders er door beoefenaren van de natuurwetenschap zelf over deze kwesties wordt gedacht. Alleen al daarom zou het boekje eigenlijk, bij wijze van tegenwicht, in de curricula wetenschapsfilosofie moeten worden opgenomen. Felix Eijgenriam</text:p>
          </table:table-cell>
        </table:table-row>
        <table:table-row table:style-name="ro2">
          <table:table-cell office:value-type="string">
            <text:p>http://resolver.kb.nl/resolve?urn=KBNRC01:000032198:mpeg21:a008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Wetenschap en samenleving" als verplicht bijvak Door J. W M. van Spaandonk Bij iedere wetenschappelijke studie moet het vak „wetenschap en samenleving" een vast en verplicht onderdeel worden. Tot deze dwingende conclusie komt de werkgroep Ethiek-wetenschappelijk onderwijs van de Academische Raad in haar eindrapport „de veranderende plaats van de wetenschap in de maatschappij en de implicaties daarvan voor de ethiek binnen het wetenschappelijk onderwijs." De commissie onder voorzitterschap van prof. dr. H. J. Heering heeft de Academische Raad verzocht dit rapport nog voor behandeling in &lt;ie Raad op zo ruim mogelijke schaal te verspreiden. Zij wil de openbare discussie daarover afgehandeld zien voordat het wetsontwerp tot herstructurering van het wetenschappelijk onderwijs op de agenda van de Tweede Kamer komt. Het dagelijks bestuur van de Academische Raad is het wat de noodzaak van snelle openbare ter discussiestelling betreft met de commissie eens en zal het rapport in het januarinummer van Universiteit en Hogeschool publiceren. „geen geleuter" Onder het bij iedere studie verplichte en dus omni-disciplinaire vak „wetenschap en samenleving" verstaat de commissie de kennis van de relaties tussen enerzijds de wetenschap in het algemeen en de gekozen vakwetenschap in het bijzonder en anderzijds de samenleving, verder van de daaruit voortvloeiende consequenties voor het maatschappelijk handelen en ten slotte het vormen van maatschappelijk verantwoordelijkheidsbesef in het beoefenen van de wetenschap. Zowel de kennis van de relatie als de noodzakelijke consequentie daarvan als een houding van maatschappelijke verantwoordelijkheid acht de commissie onontbeerlijk voor iedere beoefenaar van de wetenschap of die nu fundamenteel dan wel toegepast is, Zij concludeert dat uit de gewijzigde situatie, waarin wetenschap en samenleving in verhouding tot elkaar zijn komen te staan en die in de nota wetenschapsbudget 1972 als volgt wordt omschreven: „In de huidige tijd sterker dan ooit tevoren treedt de maatschappelijke dimensie van de wetenschapsbeoefening naar voren. De wetenschap is een strategische positie gaan innemen: enerzijds veroorzaakt zij ontwikkelingen, waarvan men zich met bezorgdheid afvraagt of een ongestoorde voortzetting wel in het belang van de mensheid is, anderzijds kan soms alleen van de wetenschap een remedie* worden verwacht en is zij het hulpmiddel om inzicht te krijgen in de ontwikkelingen en de consequenties van thans genomen beslissing voor de toekomst." De commissie verwijst hierbij naar het rapport van de Club van Rome. het in 1971 door de Raad van Europa georganiseerde congres over ethiek en wetenschap en de VN-conferentie dit jaar in Stockholm inzake het leefmilieu. Zij heeft de in haar opdracht nog voorkomende term „ethiek" vervangen door de formulering „wetenschap en samenleving". Zij doet dat omdat ethiek een onvoldoende omschreven begrip is, voor velerlei uitleg vatbaar en vooc. velen een traditioneel belast en niet hoog aangeslagen verzamelnaam: „Terwijl veel studenten oprecht en intensief worstelen met de vraag hoe zij hun vak en hun beroepsuitoefening in dienst kunnen stellen van de ontplooiing van de mens, zullen zij nochtans nauwelijks door 'ethiek' worden aangesproken; dat is voor hen gelijk aan 'geleuter' of 'gemoraliseer', vage praat over waarden, die feitelijke verbanden en belangen plegen te versluieren." De commissie denkt eerder in de richting van prof. dr. J. de Graaf: „Ethiek is de wetenschappelijk-systematische bezinning op verantwoordelijk handelen." Het door haar* als „wetenschap en samenleving" geformuleerde studievak betreft de problematiek van „de plaats van de wetenschap in de samenleving vanuit het oogpunt van menselijk en maatschappelijk welzijn en daarmee samenhangend de problematiek en de verantwoordelijkheid van de wetenschapsman individueel en in groepsverband.. Ethiek is in dit rapport toegespitst op he: maatschappelijk verantwoordelijkheidsbesef," vak-taak \ In artikel 2 lid 2 van de Wet op het wetenschappelijk onderwijs wordt het bevorderen van dat verantwoordelijkheidsbesef tot de doelstellingen gerekend. Dit wetsartikel wordt echter zo geïnterpreteerd, dat het een doelstelling is van universiteit of hogeschool als instituut maar niet van het wetenschappelijk onderwijs als zodanig. In het rapport wordt dat een onjuiste opvatting genoemd. De vorming van dan verantwoordelijkheidsbesef is volgens de commissie doel van het onderwijs zelf en behoort tot de geïntegreerde taak van de faculteit, sub-faculteit, afdeling of vakgroep: „Van de academicus wordt verwacht, dat hij inzicht heeft in de maatschappelijke betekenis van zijn wetenschap en in staat is tot een zelfstandige kritische reflectie en tot verantwoordelijk handelen in deze. Het wetenschappelijk onderwijs schiet als onderwijs tekort, indien het geen aandacht aan deze dimensie van de vakopleiding geeft." Wat aan die vorming gedaan wordt in Studium Generale en universitaire vormingsinstituten is volgens de commissie ontoereikend. Ook meent zij dat voor die volgens haar verplichte vorming kan worden volstaan met die over te laten aan de centrale interfaculteit van de wijsbegeerte: „Wel houdt het in, dat de (sub)faculteiten als de eerst verantwoordelijke instanties voor het onderwijs van hun studenten in nauwe samenwerking met de interfaculteiten de wijsgerige vorming b.nnen het kader van het studieonderdeel wetenschap en samenleving dienen te verzorgen." Zij denkt daarbij vooral aan de . c-richting die de relatie wijsbegeerte-vakwetenschap centraal stelt. Als bezwaar tegen het verplichtende karakter van dit studieonderdeel wordt op het gevaar van jndoctrinatie gewezen. De commissie ontkent het gevaar niet, maar zegt dat dat kan worden vermeden als de gestelde problematiek wetenschappelijk wordt benaderd en het onderwijs „mede gericht is op persoonlijkheidsontplooiing en het ontwikkelen van een eigen oordeel." De commissie heeft gemeend geen concrete uitspraken te moeten doen over de vorm^ waarin dit studieonderdeel moet worden gegeven en hoe dat in het geheel van de vakstudie moet worden ingebouwd. Dat kan per vakgebied heel anders liggen. Uit reacties op een eerder verschenen tussenrapport is haar niet duidelijk geworden of een minimaal aan dit studieonderdeel te besteden tijd kan of moet worden voorgeschreven Over het algemeen vindt men eén procent van die tijd, dat is 25 uur per jaar, onvoldoende en neigt men eerder in de richting van vijf procent. De voorkeur blijkt er verder naar uit. te gaan, dat de lessen door iedere vakdocent zelf worden gegeven en niet door afzonderlijk daarvoor aangestelde of aangewezen docenten. In het rapport wordt daarom aanbevolen, dat de (subfaculteiten zelf nagaan hoe dat verplichte studieonderdeel kan worden geëffectueerd, opdracht geven per vakgebied de problematiek te inventariseren en onderzoek te doen naar de meest effectieve didactiek in samenwerking binnen de secties van de Academische Raad met gelijksoortige vakgebieden aan andere instellingen en waar nodig de hulp inroepen van de zogenaamde vakethici of deskundigen uit andere 1 disciplines voor zover die onmis- | baar of nuttig zijn voor dit omni-disciplinaire studieonderdeel.</text:p>
          </table:table-cell>
        </table:table-row>
        <table:table-row table:style-name="ro2">
          <table:table-cell office:value-type="string">
            <text:p>http://resolver.kb.nl/resolve?urn=KBNRC01:000031817:mpeg21:a004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Amfibieën'' zijn vreemde eenden Dooi' J. \V. M. VAN SPA.WDONK Onderzoek van Onderwijs is de — wat ruim gemeten — titel van een nieuw periodiek, dat viermaal per jaar zal verschijnen en ten doel heeft de resultaten van het wetenschappelijk onderzoek naar het wetenschappelijk onderwijs ten dienste te stellen van al diegenen die actief bij dat wetenschappelijk onderwijs zijn betrokken. Met het eerste nummer van de eerste jaargang heeft het centraal bureau '.voor onderzoek van het wetenschappelijk onderwijs CBOWO gevolg gegeven aan een van zijn opdrachten: „Het daadwerkelijk bevorderen van de totstandkoming van een publiciteitsmedium waarmee de resultaten van onderzoek in toenemende mate toegankelijk worden voor docenten." Deze en andere doelobjecten alsmede inrichting van het CBOWO staan in de vorig jaar uitgegeven brochure ,.Veertien over researcii". Die titel slaat op de bureaus of centra van onderzoek naar onderwijs aan de universiteiten en hogescholen, die met het eerste en enige bureau van België te Leuven en de interuniversitaire sector onderzoek-onderwijs van het SISWO de contactgroep research wetenschappelijk onderwijs RWO hebben gevormd. Die veertien van het RWO dragen weer medeverantwoordelijkheid voor de uitgave en de redactie van het nieuwe periodiek. Dat het wordt gepresenteerd als een uitgave van de Academische Raad is te verklaren uit een '.verdere functieomschrijving van het CBOWO: „Een communicatiefunctie tussen onderzoekers enerzijds en ctenrale instanties anderzijds met name door het onderhouden van contacten met de Academische Raad en — via deze Raad — met het departement vn O en W." Vreemde eenden Het is allemaal nogal ingewikkeld en men krijgt de indruk uit de aan het blad toegevoegde colofon, dqf in die kringen iedereen op zijn sokken loopt om de ander niet aan het schrikken te maken. Dat is ook begrijpelijk, omdat die bureaus voor onderzoek van onderwijs niet alleen hele jonge, maar ook wel vreemde eend -n zijn in de bijt i~an de academische gemeenschap. Het eerste bureau werd ingericht in 1)63 in Eindhoven en 'n 1969 a! hadden alle instellingen zich — onder variërende namen — van zo'n werkend bureau |voorzien. Het is natuurlijk onzin om te zeggen, dat men toen pas is begonnen met onderzoek naar onderwijs. De onderwijskunde als fundamentele en toegepaste wetenschap is iian ouds een academische discipline. Het nieuwe van die bureaus is dat zij onderzoek doen naar het onderwijs aan de instellingen zelf, hoe dat functioneert en hoe dat misschien anderü en beter zou kunnen. Zij behoren niet tot de staf voor 011derwijs en onderzoek, maar tot de dienstverlenende sector ten behoeve van onderwijs. Amfibieën Omdat de medewerkers aan die bureaus academisch gekwalificeerd moeten zijn en pretenderen wetenschappelij': onderzoek te doen, zowel fundamenteel als toegepast en zich intensief bemoeien met het onderwijs, waar zij zelf niet actief aan deelnemen, leiden deze bureaus niet alleen een wat dubbelzinnig en gevoelig maar ook wel vaak onderschat en bedreigd bestaan. Zij leven als amfibieën een wat geïsoleerd leven aan de vloedlijn van wetenschap en service, zodat het gevaar zeer wel denkbaar is, dat die bureaus stille strandjes worden !van vrijblijvend wetenschappelijk bezig zijn. Dat zal wel de reden zijn voor die intense activiteit tot samenwerking in het RWO en het via de CBOWO steun zoeken bij de interuniversitaire Academische Raad. Vandaar waarschijnlijk ook het op de markt brengen van de nieuwe periodiek OvO, waarin zij de resultaten van hun werk op een landelijk vlak willen aanbieden ten gerieve van de totale gemeenschap van academische docenten en niet alleen van hun directe werkgevers. Dat zij het 't karakter van een „populariserend publiciteitsmedium" hebben meegegeten doelt er niet op. dat het verder reikt dan die docenten, doch meer op het feit dat niet alle docenten de taal van het onderwijsonderzoek verstaan. In de bedoelde kringen is het blad verrassend positief ontvangen. Mogelijk voelen de docenten zich hierin niet zo direct op de vingers gekeken.</text:p>
          </table:table-cell>
        </table:table-row>
        <table:table-row table:style-name="ro2">
          <table:table-cell office:value-type="string">
            <text:p>http://resolver.kb.nl/resolve?urn=KBNRC01:000031474:mpeg21:a0091: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NKV'er: wetenschap helpt arbeiders niet NOORDWIJKERHOUT, 11 nov. — De beoefenaren van de wetenschap helpen mee om het bestaande maatschappelijke stelsel in stand te houden. De werknemers missen op dit moment inzet van de wetenschapsmensen in hun sociale strijd. Dit zei gisteren de voorzitter van de Voedingsbond NKV, A. Bastiaansen, op een' vergadering van de bond in Noordwijkcrhout. Onderzoeken kosten geld, zei hij verder, en de huidige machthebbers gaan daarom met de resultaten van de meeste onderzoekingen strijken. Bovendien kunnen ze bepalen in welke richting die onderzoeken moeten gaan. Het is een valse bewering, aldus de heer Bastiaansen, dat de wetenschap onpartijdig is. Ook de zg. neutrale wetenschapsmensen houden volgens hem de bestaande verhoudingen in stand. Ze rekenen wel uit wat er allemaal anders had kunnen gaan, maar ze grijpen niet in. Daarom zijn ze medeschuldig als cie zwaksten het onderspit delven. Als voorbeeld noemde hij de kritiek die medewerkers van de Amsterdapse universiteit achteraf hebben geleverd op de sanering van het Nederlandse bakkersbedrijf, die 1300 arbeidsplaatsen heeft gekost. Het was voor hen toch niet zo'n grote moeite geweest om de werknemers wat adviezen in h?t oor te fluisteren? aldus de heer Bastiaansen. De doeltreffendste manier om de samenleving te veranderen is volgens de heer Bastiaansen om „vanuit de werkelijkheid van iedere dag tegen het bestaande systeem aan te kleunen". Onleesbaar De werknemers krijgen niet de kans om met de onderneming mee te leven. Een onderzoek waarbij 30 sociale jaarverslagen op hun leesbaarheid werden bekeken, wees uit dat geen enkele door de gemiddelde werknemer kon worden begrepen. Voor 16 moest men een universitaire opleiding hebben genoten en 14 waren nog moeilijker gesteld. (ANP)</text:p>
          </table:table-cell>
        </table:table-row>
        <table:table-row table:style-name="ro2">
          <table:table-cell office:value-type="string">
            <text:p>http://resolver.kb.nl/resolve?urn=KBNRC01:000029346:mpeg21:a0192: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string">
            <text:p>Brekend gesteente veroorzaakt licht bij aardbevingen Aardbevingen kunnen licht geven. Dit (uiteraard alleen bij nacht waarneembare) verschijnsel is al eeuwen lang beschreven, maar werd nog tot in deze eeuw als het 'donkerste terrein van de seismologie' beschouwd. Tibetaanse monniken beschouwden regelmatig optredende bergtop-lichten als manifestaties van de Bodhisattva. Een ongedateerde Japanse haiku beschrijft het als volgt: De aarde spreekt zacht Tot de berg die siddert en De hemel verlicht. De geologische wetenschap stond heel lang sceptisch tegenover de realiteit van het zeldzaam optredende fenomeen, en dat kwam voornamelijk doordat het meestal toevallige, niet-getrainde getuigen (en geen door door de wol geverfde wetenschappers) waren die erover rapporteerden. Serieus onderzoek naar aardbevingslichten begon pas in de dertiger jaren naar aanleiding van een aardbeving op het Japanse schiereiland Idu, die gepaard ging met licht dat helderder was dan de maan. Sindsdien twijfelt de wetenschap niet meer aan het bestaan van het aardbevingslicht, en zijn veel betrouwbare waarnemingen gedaan. In 1976 was bij een goed gedocumenteerde grote aardbeving in de provincie Tangshan het aardbevingslicht bijvoorbeeld zo fel, dat veel wakkergeschrokken Chinezen dachten dat iemand de lichtknop had aangedraaid. Werd er door de naoorlogse wetenschap aan het bestaan van het verschijnsel weliswaar niet meer getwijfeld, een bevredigende verklaring kon niet worden gevonden. Daar is nu verandering in gekomen door het werk van twee onderzoekers in Denver, Colorado. De onderzoekers, Brady en Powell, hebben onder gecontroleerde laboratoriumomstandigheden rotsblokken laten breken, en de oorzaak van het daarbij optredende lichteffect onderzocht. De experimentele aanpak was er vooral op gericht om bepaalde mogelijkheden die eerder als verklaring waren opgeworpen uit te sluiten. Brady en Powell variëerden onder andere de gasmengsels waarin de rotsblokken zich bevonden. Ze stelden vast, dat het spectrum van het uitgezonden licht altijd dat van het gasmengsel in kwestie was. Ze concludeerden hieruit dat niet de rots, maar de omringende atmosfeer het lichteffect veroorzaakt. Hun suggestie is, dat vrijkomende electronen uit het brekende gesteente hiervoor verantwoordelijk zijn. (Nature, 29 mei 1986)</text:p>
          </table:table-cell>
        </table:table-row>
        <table:table-row table:style-name="ro2">
          <table:table-cell office:value-type="string">
            <text:p>http://resolver.kb.nl/resolve?urn=KBNRC01:000028850:mpeg21:a0076: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Kwalijke zaak IN HET KADER van haar streven naar een Nieuwe Internationale Informatie-orde heeft de Unesco — de organisatie voor onderwijs, wetenschap en cultuur van de Verenigde Naties — in 1976 een internationale studie gelanceerd over de vraag hoe vreemde landen met andere sociale systemen en met een andere graad van ontwikkeling worden afgebeeld door de massamedia. Wat Nederland betreft is dit onderzoek verricht in een onderwijs-gebonden project van de werkgroep Massa-communicatie van de Universiteit van Utrecht, die haar resultaten zojuist gepubliceerd heeft. De geanalyseerde dagbladen zijn De Telegraaf (als blad met de grootste oplage in Nederland), NRC/Handelsblad én zijn twee voorgangers, alsmede het regionale Tubantla. Als werkstuk voor studenten is het rapport van de Utrechtse werkgroep massacommunicatie wellicht een prestatie. Maar het blijft niet meer dan een werkstuk van studenten, een uitgebreide, hier en daar wat kreupele scriptie, met niet altijd even evenwichtige en vaak zeer aanvechtbare uitspraken. Nauwelijks een document, dat als basis kan dienen voor een internationale politieke discussie, die moet uitmonden in nieuwe internationale wetgeving waarin het belangrijke grondrecht van de meningsuiting onmiddellijk in het geding is. Maar als zodanig is het wel bedoeld. DIT BETEKENT DAT DE NEDERLANDSE communicatiewetenschap het volstrekt heeft laten afweten in deze voor het Nederlandse communicatiewezen zo belangrijke vraag. Zij verschuilt zich achter een stel. enthousiaste studenten, die zij heeft laten worstelen met het probleem dat hun leermeesters er in feite nog niet in geslaagd zijn de methodes en criteria te ontwikkelen en te formuleren die nodig zijn om de door de Unesco gestelde vraag „wetenschappelijk" te beantwoorden. Zoiets is voor elke wetenschap een kwalijke zaak. Zij is bijzonder kwalijk voor een wetenschap die zozeer als de huidige communicatiewetenschap de pretentie heeft op basis van haar bevindingen maatschappijhervormend te zijn.</text:p>
          </table:table-cell>
        </table:table-row>
        <table:table-row table:style-name="ro2">
          <table:table-cell office:value-type="string">
            <text:p>http://resolver.kb.nl/resolve?urn=KBNRC01:000117972:mpeg21:a0196: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TIJDSCHRIFTEN La Scienza Scienza Duemila, maart 1989 en Nuovascienza, maart 1989; populair-wetensehapelijke maandbladen, verkrijgbaar, in de Italiaanse kiosk voor 6000, respectievelijk 4000 lire. Voor sommige mensen gaat wetenschap over ontdekkingen van gisteren en eergisteren en over de theorieën van vorige week en een halve eeuw geleden. Voor anderen gaat wetenschap over de wereld van de volgende eeuw of zelfs over die van over duizend jaar. Deze laatsten zullen zich ongetwijfeld aangetrokken voelen tot het tijdschrift Scienza Duemila. De helft van de artikelen gaat over de Toekomst. Zo is een verhaal, onder de titel 'Klein en mooi', gewijd aan nanomachines. Dat zijn machines met de afmetingen van een grote molecuul. In principe zou het mogelijk moeten zijn om zulke machines te bouwen, atoom voor atoom. Het idee is overigens al oud. Richard Feynman opperde het al in een voordracht in 1959. Hoewel de techniek van miniaturisering ver is voortgeschreden — er bestaan complete mechanische motoren met tandwielen en al op chipformaat — zijn nanomachines en de nanocomputers die ze zouden moeten besturen nog (verrp) toekomstmuziek. De auteur heeft het onder meer over de mogelijkheid die kleine machientjes 'operaties' te laten uitvoeren aan het dna . Het geheel is geïllustreerd met sciencefictionachtige tekeningen. Zulke tekeningen duiken ook op andere plaatsen in het blad op. Bij een artikel over Millennium, de stad van de toekomst, heeft de illustrator zijn fantasie geheel de vrije loop gelaten. Bizar gevormde flatgebouwen zweven in een onduidelijk maanlandschap. Met wetenschap heeft het weinig meer te maken. Wie een toegankelijk blad over wetenschap zoekt en de Italiaanse taal machtig is kan beter proberen een nummer van Nuovascienza te bemachtigen. De artikelen hierin zijn niet alleen langer, maar vooral een stuk realistischer dan die in Scienza Duemile. Weliswaar gaat het openingsverhaal over de speurtocht naar signalen afkomstig van buitenaardse beschavingen, maar het is serieus bedoeld en er staan geen suggestieve plaatjes bij. Interessant is het overzicht van conserveringstechnieken voor beeld- en geluidsdragers, waartoe de Franse nationale bibliotheek haar toevlucht heeft moeten nemen. Hier worden sinds 1911 exemplaren bewaard van films en grammofoonplaten, en sinds 1975 ook van videocassettes. Sinds de tweede wereldoorlog bestaat er een deponeringsplicht voor in de handel gebrachte Franse produkties. Het probleem is echter al dat materiaal te conserveren. De oplosdsing is overal digitale kopieën van te maken. Maar ook dat is geen definitieve oplossing. Digitale magneetbanden en optische media hebben ook een beperkte houdbaarheid. Interessant is het artikel over het Italiaanse onderzoek op Antarctica. De Italianen hebben de zaken meteen groots aangepakt en een eigen basis geïnstalleerd. Alle takken van wetenschap die op het zuidpoolcontinent worden bedreven komen kort aan bod — van sterrenkunde en geologie tot biologie. Ook gebruiken ze hun basis als lage-temperatuurlaboratorium voor materialenonderzoek, robotica en ander technisch onderzoek. De auteur besteedt geen aandacht aan de financiering van dit onderzoek, waarmee ongetwijfeld vele miljoenen zijn gemoeid. Ook het waarom van die plotselingen Italiaanse activiteit op Antarctica krijgt geen aandacht, maar misschien is de Italiaanse lezer daar de afgelopen jaren al uitvoerig van op de hoogte gesteld. De uitsmijter van dit nummer is een maar liefst 22 bladzijden tellend artikel over een soort super-Gaia-hypothese: de evolutiestrategie van het heelal , van Big Bang tot Homo sapiens. Het is een hele grote greep, waarin zowel de vorming groepen sterrenstelsels als de structuur van dna als de vijgenboomstructuur in Swaziland aan de orde komen. Het is een pittig verhaal."Sowieso is het blad een stuk moeilijker dan de voorpagina suggereert, en dat komt niet alleen doordat het Italiaans is. Dick van Eijk</text:p>
          </table:table-cell>
        </table:table-row>
        <table:table-row table:style-name="ro2">
          <table:table-cell office:value-type="string">
            <text:p>http://resolver.kb.nl/resolve?urn=KBNRC01:000031097:mpeg21:a0167: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De promotiefabriek van L.S. Ornstein Dirk van Delft Wetenschap tussen universiteit en industrie. De experimentele natuurkunde in Utrecht onder W.H. Julius en L.S. Ornstein 1896-1940. Door H.G. Heijmans. Uitg. Erasinus Publishing Rotterdam 1994,241 blz. Prijs: ƒ 64,50. ISBN 90 5235 064 7 Het einde van de negentiende eeuwgafeenspectaculaireopbloei te zien van de Nederlandse natuurkunde. Die begon met het verschijnen in 1873 van het proefschrift van J.D. van der Waals: Over de continuïteit van den gas- en vloeistoftoestand. Uitgaande van een zekere afmeting van molekulen (die in die tijd nog lang niet algemeen geaccepteerd waren) en een onderlinge aantrekkingskracht tussen deze elementaire bouwstenen, kwam Van der Waals tot zijn 'toestandsvergelijking', waaruit eigenschappen van gassen en vloeistoffen als samendrukbaarheid en dampspanning konden worden afgeleid. Het theoretische werk van Van der Waals vormde de leidraad voor het lage temperaturenonderzoek van Heike Kamerlingh Onnes in Leiden. Met veel geduld en organisatietalent bouwde 'monsieur absolut zéro' (Madame Curie) een groots opgezette koudefabriek die zich, vooral na de liquefactie van helium in 1908 en de ontdekking van supergeleiding in 1911, tot een internationaal bedevaartsoord voor fysici ontwikkelde. Uit alle windstreken trokken gastonderzoekers naar Leiden om van de unieke omstandigheden die het cryogeen laboratorium bood gebruik te maken. Omdat naast Kamerlingh Onnes ook H.A. Lorentz, de veelzijdige en begaafde theoreticus, aan Nederlands oudste universiteit verbonden was, werd de grote reputatie van het Leidse onderzoek nog eens extra versterkt. Na het emeritaat van Kamerlingh Onnes en Lorentz in 1923 wisten hun opvolgers Keesom, De Haas en Ehrenfest de reputatie van Leiden als Nederlands belangrijkste centrum voor natuurkundig onderzoek moeiteloos te handhaven. Dit hoge niveau en de uitzonderlijke experimentele condities hebben ertoe geleid dat de aandacht van wetenschapshistorici tot nu toe vooral naar Leiden is uitgegaan. Het gevolg is dat een beeld heeft kunnen ontstaan waarin 'fysica in Nederland' equivalent is geworden aan 'fysica in Leiden'. Wat zich in de schaduw van het Kamerlingh Onnes Laboratorium in Amsterdam (Zeeman), Groningen (Haga, Coster) en Utrecht afspeelde, is vrijwel onbelicht gebleven. Bijzondere experimenten Met zijn proefschrift Wetenschap tussen universiteit en industrie: de experimentele natuurlunde in Utrecht onder W.H. Julius en L.S. Ornstein 1896-1940 heeft H.G. Heijmans deze eenzijdige benadering doorbroken. Alleen al daarom betekent zijn werk een welkome bijdrage aan de geschiedschrijving van de vaderlandse natuurkunde. Daarbij komt dat Heijmans eens niet de 'fout' maakt wetenschap te reduceren tot het creëren of toetsen van theorieën en het op de hoogte blijven van de nieuwste ontwikkelingen, tot ideeëngeschiedenis. 'De dagelijkse wetenschappelijke praktijk bestaat niet alleen uit het verzamelen van ideeën en het uitvoeren van bijzondere experimenten die samen aaneengeregen kunnen worden tot een theorie. Binnen de muren van een laboratorium gebeurt veel meer', schrijft Heijmans. Een beschrijving van de Nederlandse natuurkunde op basis van de verrichtingen van enkele Nobelprijswinnaars geeft, aldus Heijmans, een onvolledig en zelfs onjuist beeld van de dagelijkse praktijk van de natuurkundige wetenschap. 'In alle universitaire laboratoria werden grote hoeveelheden onderzoek gedaan die niet binnen het 'officiële' onderzoekplan vielen en daarom door de geschiedschrijvers over het algemeen niet gerekend werden tot de wetenschap. Er werden materialen getest, keuringsnormen opgesteld, praktische en wetenschappelijke eenheden bepaald, universele constanten gemeten, instrumenten ontwikkeld, speciale cursussen gegeven voor instrumentmakers of natuurkundeleraren, praktische onderzoekingen gedaan op verzoek van het bedrijfsleven of de overheid en natuurlijk studenten opgeleid.' Al dit werk moet volgens Heijmans gerekend worden tot de brede praktijk van de wetenschappelijke discipline. 'De betekenis van een universitair laboratorium voor wetenschap en maatschappij mag niet alleen worden afgemeten aan de bijdragen die het heeft geleverd aan de ontwikkeling van de theoretische natuurkunde. Het werk dat daar verricht wordt, staat zowel in dienst van de zuivere wetenschap als in dienst van het onderwijs en van de behoeften van de maatschappij.' Door de experimentele fysica in Utrecht in dit bredere perspectief te plaatsen, draagt Heijmans bij aan een vollediger beeld van het totale natuurkundig onderzoek in Nederland. Tegelijk maakt zijn proefschrift, waar het bij voorbeeld vergelijkingen met de natuurkunde buiten Utrecht wil trekken, duidelijk hoeveel op dit terrein nog braak ligt. Met name in de jaren twintig en dertig verwierven Ornstein en zijn Utrechtse laboratorium een internationale reputatie omdat het het eerste instituut ter wereld was waar de verhoudingen van de intensiteiten van afzonderlijke spectraallijnen systematisch en met grote nauwkeurigheid gemeten konden worden. Het leidde tot de vondst van de 'som- en intensiteitsregels', een belangrijke bijdrage aan de ontwikkeling van de quantumtheorie. Onder leiding van L.S. Ornstein, die zich overigens nooit aan de moderne atoomtheorie heeft willen verbinden, groeide het fotometrische instituut aan de Bijlhouwerstraat in deze periode uit tot een grootschalig onderzoekcentrum. Geen onderzoeksschool met een eigen natuurkundig karakter, zoals de 'Hollandse school' in Leiden met zijn thermodynamisch onderzoek, maar eerder gekenmerkt door onderzoek in de breedte, met veel aandacht voor praktische technisch-wetenschappelijke zaken, en door een traditie waarin de zelfstandigheid van de onderzoeker centraal stond. Liefst 94 proefschriften kwamen onder Ornsteins leiding tot stand, naar alle waarschijnlijkheid een nationaal record. Zonneonderzoek Leonard Salomon Ornstein (1880), een overtuigd zionist, was een temperamentvol en energiek man met een charismatische uitstraling. Hij had een pragmatische interesse in de wiskunde achter natuurkundeproblemen, de werkelijkheidswaarde van een theorie achtte hij minder belangrijk dan de degelijkheid van de mathematische uitwerking. Grondslagendiscussies a la Niels Bohr waren hem dan ook een gruwel. Ornstein promoveerde in 1908 in Leiden bij Lorentz op een onderwerp uit de statistische mechanica. Na een positie in Groningen (waar Frits Zernike hem zou opvolgen) werd Ornstein in 1915 in Utrecht aangesteld als hoogleraar theoretische natuurkunde. Daar zette hij zijn onderzoek op het gebied van de thermodynamica en statistische mechanica voort, maar ook begon hij zich voor experimentele natuurkunde te interesseren. Na ziekte van experimentator W.H. Julius, die met zijn gespecialiseerde instumentarium voor zonneonderzoek de basis had gelegd voor het latere Utrechtse meetprogramma, nam Ornstein in 1920 de leiding van het laboratorium over. Zelfs wisselde hij vijfjaar later van leerstoel en werd hoogleraar in de experimentele natuurkunde. Daarbij werd hij geassisteerd door W.J.H. Moll, wiens zelfontworpen wetenschappelijke instrumenten zo succesvol waren dat ze door de Delftse firma Kipp &amp; Zoonen in produktie werden genomen. Dat Ornsteins onderzoek zich niet in de diepte maar in de breedte ontwikkelde, heeft volgens Heijmans drie hoofdoorzaken. Naast een gebrek aan werkelijke belangstelling voor de nieuwe quantumtheorie waren dat zijn specifieke oriëntatie van het Utrechtse laboratorium op fotometrisch gebied, met de verwachting zo 'tal van problemen' te kunnen oplossen, en zijn opvattingen over de opleiding tot experimenteel natuurkundige: iedere onderzoeker diende zijn eigen weg te zoeken. Daarom ging Ornstein telkens op zoek naar nieuwe onderwerpen. Ook liet hij binnen de muren van zijn laboratorium een grote hoeveelheid technisch onderzoek verrichten, waarmee hij een van de motoren was achter de wetenschappelijke ondersteuning van industriële ontwikkeling: derde geldstroomonderzoek avant la lettre. Achterliggende gedachte was niet zozeer de opvatting dat de wetenschap van de techniek zou kunnen leren — Ornsteins kon uiterst neerbuigend doen tegenover de ingenieurs uit Delft — maar de toekomst van zijn promovendi, die veel meer dan elders emplooi bij de industrie vonden. Na 1935 verschoof het Utrechtse onderzoek zich, onder invloed van de internationale ontwikkelingen, richting kernfysica. Met steun van de Rockefeller Foundation deed de biofysica zijn intrede, maar bij het uitbreken van de oorlog, mei 1940, draaide deze Amerikaanse geldschieter onmiddellijk de kraan dicht. Enkele maanden later werd Ornstein door de Duitsers uit zijn laboratorium gezet. Het gedwongen thuiszitten en het grove onrecht dat de joden werd aangedaan, verbitterden hem zeer. Hij trok zich geleidelijk aan terug uit het openbare leven — zelfs uit de Nederlandse Natuurkundige Vereniging die hij mede had opgericht—en uiteindelijk wilde hij ook in zijn woning niemand meer ontvangen. Op 20 mei 1941 overleed Ornstein, zestig jaar oud. Ornstein rond 1917</text:p>
          </table:table-cell>
        </table:table-row>
        <table:table-row table:style-name="ro2">
          <table:table-cell office:value-type="string">
            <text:p>http://resolver.kb.nl/resolve?urn=KBNRC01:000031219:mpeg21:a0081: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Hang naar publiciteit bevordert quasi-wetenschappelijke vondsten Ook de medische wereld kent dubieuze praktijken die 'veel publiciteit trekken Door W.J. Witteman De wetenschap is meer dan ooit in hoog publiek aanzien gekomen. Vandaar dat elk nieuw idee of markante vinding direct de televisie haalt en met een voor iedereen toegankelijke toelichting wordt geëtaleerd. De wetenschappers en ook hun managers, die moeten zorgen voor de middelenstroom die veelal uit de publieke sector komt, hebben er elk belang bij hier aan mee te doen. Ook in de persoonlijke sfeer is aan de weg timmeren met wetenschappelijke resultaten gunstig voor een wetenschappelijke loopbaan. In zo'n belangensituatie zijn vervalsingen in de wetenschap, plagiaat en te rooskleurig beschreven wetenschappelijke voorstellen goed denkbaar. Onlangs verscheen het boek 'Bedrog in de Nederlandse wetenschap' van F. van Kolfschooten met veel voorbeelden. Vooral in de VS staat het bedrog in wetenschap sterk in de publieke belangstelling. Het boek 'Betrayers of the Truth', klachten van wetenschappers in de pers en het werk van een commissie uit het Amerikaanse Congres trokken veel aandacht. De ernst van deze zaak heeft niet zo zeer te maken met wetenschappelijke publikaties in de vakliteratuur die direct door kritische en deskundige vakgenoten worden beoordeeld. Ideeën in een onrijp stadium kunnen onder vakgenoten een discussie uitlokken en mogelijk al zoekend de aandacht op iets nieuws vestigen. Blijkt het na enige tijd toch niet vruchtbaar te zijn dan wordt het snel vergeten en was er in het algemeen geen sprake van fraude maar eerder van te veel enthousiasme en te weinig zelfkritiek. De voortgang van de wetenschap wordt er even door misleid maar niet door bedreigd. Hoeveel anders is de situatie in onze tijd als het maatschappelijk relevant onderzoek betreft waar het grote ondeskundige publiek wel degelijk in geïnteresseerd is. Er is dan geen sprake van een kritisch forum, het wordt voor juist aangenomen en men voelt zich vaak al direct bevrijd van een dreigend probleem. Deze hoerastemming en lof voor de wetenschap is een uitstekende voedingsbodem om meer steun voor het onderzoek te krijgen. Hier ligt een grote verleiding. Dit verlangen naar publieke aandacht en het aan de weg timmeren werkt als een boemerang als later blijkt dat men bedrogen is. De wetenschappelijke wereld oordeelt dan ook niet direct onverdeeld gunstig wanneer plotseling een 'nieuw' idee of 'markante' vinding op de tv wordt aangekondigd en breed wordt toegelicht welke begerenswaardige maatschappelijke effecten te verwachten zijn. Immers het is niet alleen tot schande van de direct betrokkenen, maar de geloofwaardigheid van de wetenschap als geheel, die zonder het respect van de samenleving niet kan gedijen, is in het geding. We kennen in dit verband een aantal markante beweringen van de laatste jaren die het aanzien van de wetenschap hebben aangetast. In de energieproblematiek haalde een tweetal 'geleerden' uit Utah de voorpagina's met de stoute bewering dat zij via een simpele weg van koude fusie een vrijwel onuitputtelijk energiereservoir hadden ontsloten met als consequentie dat ons energieprobleem met bijbehorende milieueffecten zoals koolzuur en zwavel voor altijd waren opgelost. Ofschoon al direct de ter zake deskundige wetenschappers de bewering sterk in twijfel trokken ontstond er toch in de samenleving een zekere euforie en werden er spoedig veel fondsen voor aanvullend onderzoek beschikbaar gesteld, vooral in de VS. Ook de medische wereld kent dubieuze praktijken die veel publiciteit trekken. Vooral als het gaat om een afdoend medicijn tegen kanker of aids. Ook al worden bevindingen onder enig voorbehoud gemaakt men creëert bij het grote publiek hoge verwachtingen omdat de wens de vader van de gedachte is. Het geval van de bolbliksem is menigeen niet ontgaan. Quasi-wetenschappers beweerden over een werkwijze te beschikken die kleinschalig en ook weer relatief eenvoudig fusie-energie kon opwekken. Ter zake deskundige wetenschappers waren bij deze berichten direct sceptisch, maar dit weerhield velen niet het toch te geloven. Uiteraard weer veel publiciteit en de 'uitvinders' stelden een lucratieve onderneming in het vooruitzicht. Een daarbij behorende aandelen-emissie van vele miljoenen werd door het onwetende publiek geslikt. Het is een voorbeeld van legale oplichting. Ook komt het voor dat opzienbarende experimenten op zichzelf juist zijn, maar dat zij al snel als wetenschappelijke of technische vindingen worden aangekondigd die maatschappelijk op korte termijn een grote aanwinst beloven te worden. Er ontstaan overspannen verwachtingen die veel teleurstellingen kunnen geven. De publicitaire activiteiten buiten de vakliteratuur zijn daarbij niet altijd uitsluitend afkomstig van de werkers in het veld, maar veeleer uit het management dat een kans ziet voor meer steunverlening. Zo was er veel euforie over de vinding van een hoge temperatuur supergeleiding. De beschreven experimenten waren indrukwekkend en werden snel door anderen bevestigd. Er ontstonden evenwel grote verwachtingen. Het daarop volgende grootschalige, vooral op toepassingen gerichte onderzoek heeft tot nog toe slechts weinig opgeleverd. De aandacht voor deze ontwikkeling is dan ook sterk verminderd. Ook al was hier de integriteit van de wetenschappers zelf niet in het geding, valt toch te vrezen dat men in de publieke sector sceptischer is geworden. Maar wat te denken van een Russische geleerde die zich recentelijk bij het Energie Centrum Nederland (ECN) aandiende met de wetenschap dat de tweede hoofdwet van de thermodynamica die dateert uit de tijd van de eerste stoommachine als achterhaald kan worden beschouwd en dat hij daarover binnen het ECN een voordracht houdt. Alsof het destijds om een modieus verschijnsel ging. Deze wetenschapper beweerde aan de hand van eigen berekeningen dat de tot dusver aanvaarde thermodynamische hoofdwet niet klopt en dat wel degelijk alle warmte-energie in mechanische of electrische energie kan worden omgezet. In het NOVA tv-programma dat dit nieuws bracht werd bovendien toegelicht dat warmte bij elektriciteitscentrales en dieselmotoren voor 100 procent in electrische of mechanische energie zou kunnen worden omgezet in plaats van 40 procent zoals nog steeds bereikt wordt in overeenstemming met de thermodynamica. Als het waar was zou dit de vinding van de eeuw zijn. Ofschoon de algemeen aanvaarde tweede hoofdwet uit de thermodynamica slechts op basis van empirische gegevens werd gepostuleerd en bij alle ontwerpen de voorspellingen voor warmtekracht-machines in de praktijk op basis van deze wet bevestigd worden, zal geen serieuze wetenschapper op dit verhaal van de Rus willen ingaan. Wat het ECN als belangrijk onderzoekscentrum beoogt om met deze wetenschapper contact op te nemen en hem vervolgens met zijn beweringen vanuit het ECN via de tv onder de aandacht van het publiek te brengen is niet te vatten. Hoopt men met deze publicitaire stunt uiteindelijk meer steun voor het energiecentrum te verwerven, of is men geneigd er in te geloven? Men kan verbaasd blijven hoe misleiding in de wetenschap zo'n gemakkelijke kans krijgt bij het publiek. Dit is des te opmerkelijker omdat de wetenschappelijke traditie gekenmerkt wordt door een kritische benadering van nieuwe verworvenheden en dat de gerenommeerde vaktijdschriften voor hun publikaties een streng referee-systeem hanteren. Dit leidt ertoe dat wetenschappers onder vakgenoten veelal behoedzaam zijn en bescheiden naar buiten treden. Als echter de wetenschappers van nu, gezien de grote financiële offers die zij veelal uit de publieke sector vragen en de vaak gestelde maatschappelijke relevantie van hun onderzoek, onvermijdelijk in de brede publiciteit komen, dan is het te wensen dat hun voorzichtigheid en verantwoordelijkheid navenant is. Gedreven wetenschappers zijn intens bij hun werk betrokken en hebben dan ook een groot wetenschappelijk verantwoordelijkheidsgevoel. Toch zullen we ter bescherming van de wetenschappen en van hen die daarin de maatschappij dienen de publieke informatie over opzienbarende wetenschappelijke beweringen onder deskundig toezicht moeten stellen. Het komt ook de kwaliteit van het medium ten goede. Het respect van het publiek voor de wetenschap zal er op den duur bij winnen. De auteur is hoogleraar in laserfysica Universiteit Twente.</text:p>
          </table:table-cell>
        </table:table-row>
        <table:table-row table:style-name="ro2">
          <table:table-cell office:value-type="string">
            <text:p>http://resolver.kb.nl/resolve?urn=KBNRC01:000026357:mpeg21:a0090: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e oogkleppen van de wetenschappelijke subcultuur , wetenschap is niet zo rationeel als men geneigd is te denken. Wetenschappers met oogkleppen op, zo heeft fiflsKuh.7i voor het eerst betoogd. Het zijn functionele „kleppen weliswaar, maar het blijven oogkleppen. In Kg filosofie van de wetenschap heten deze oogkleppen paradigma's. van Gregor Menn, »-etenschapsrnensen Lrbuiten bekend: de jje in een kloosteftuin erwten-variëteiten ^ de wetten van overbiologische eigen-' ! ontdekte. Htf'.publi.jn resultaten in de Jungeri der natuurforGesellschaft, Brünn' maa r niemand las het jj e blaadje. Me«r dan m later, na zijn dood, ,werk ontdekt en werd rd als de grondlegger 0odeme erfelijkheids„poi verhaal met een praal. Noeste arbeid in itertuin van de wetenaa r gaat het om en niet ddse erkenning. Wie zo bedrijft mag bopen rkiezing ooit eens een jzich genoemd té.krijverhaal is fiér een maar historisch deugt lijvan. Publikaties van jjle wetenschappelijke jiappen hadden in de » een wijde circulatie, blijkt gelezen te zijn («■aanstaande biologen ijden verwijzingen naar iltelen staan in enkele ten. De aandacht van de was echter op andere en gericht: Darwins theorie stond centraal, -door waren kruisingen soorten wel interessant, innen een soort niet. De happelijke wereld achtdels werk niet onjuist, relevant; hij had net zo zandkorrels op' paden kloostertuin kunnen telrond 1900 Mendel echt werd, was het evenmin estie van de wetenschapwaarheid die kwam, zag won. Een aantal jóngere rszins buiten het biologitablishment staande on:ers gingen zich verdiede overerving vanbioloeigenschappen, herontde wetten en de artikeMendel, en raakten in met de „heersende" opEen tijdschrift als wilde een tijdlang niets in dat naar Mendelisme . Op de duur kregen de opvattingen wel de I, als was het maar omoudere generatie uitEn tegenwoordig behoren 's wetten tot de basiskenop de middelbare school rezen wordt. ltuur nctie van het sprookje ndel is dat bepaalde [van de wetenschap-ver-. worden, tegenover de pacht en tegenover de nieuwe „recruten" voor de wetenschap. De opvattingen binnen een wetenschappelijke groep blijken historisch (en vermoedelijk ook nu) niet snel verlaten te kunnen worden. Geslotenheid als van een subcultuur dus, ondanks de ideologie van openheid. Het geeft altijd weer een schok als iemand voor het eerst een voorbeeld van deze geslotenheid en het bijbehorend dogmatisme tegenkomt De controverse rond Velikovsky's astronomische theorieen bijv., die nu al meer dan twintig jaar loopt, levert krasse staaltjes van wetenschapsmensen die de theorieën als pure nonsens afwijzen, vervolgens blijken de boeken van Velikovsky niet gelezen te hebben, maar dan zeggen dat dat ook niet nodig is omdat het toch onzin is. Voor sommigen is dit reden geweest om alle vertrouwen in de redelijkheid van de wetenschap te verliezen. Een nieuw gezichtspunt is door de wetenschapshistoricus Thomas Kuhn geintroduceerd toen hij (in een boek uit 1962, dat rond 1970 zeer veel invloed kreeg) de ontwikkeling van de wetenschappen beschreef als opeenvolgingen van elkaar aflossende paradigma's. Het paradigma, letterlijk schoolvoorbeeld. omvat de basistheorie of het basisexperiment, plus de regels hoe deze toe te passen, van een wetenschappelijk specialissem; bijv. in de klassieke mechanica de wet van Newton (kracht « massa x versnelling) met een aantal uitwerkingen voor verschillende concrete situaties en regels hoe het waarneembaar gedrag van vallende appels en botsende biljartballen gereconstrueerd moet worden om in de „begrippendoos" van het paradigma van de klassieke mechanica te passen. Het paradigma heeft een historisch-sociologische kant: omdat men probeert de werkelijkheid in het paradigma te passen, heeft men weinig behoefte aan alternatieve opvattingen. Het gaat echter om meer dan de subculturele geslotenheid die hierboven geschetst is, en die sociologisch te verklaren valt. Paradigma's hebben ook een methodologische of wetenschapsfilosofische kant, omdat ze als het ware de inhoud van de subcultuur samenvatten, de „harde kern" die in de loop van het onderzoek steeds verder uitgewerkt wordt Critici hebben erop gewezen dat paradigma's in deze omschrijving niet voorbehouden zijn aan de wetenschapbeoefening. maar dat ook georganiseerde misdadigersbendes hun subcultuur en een harde kern van technieken en toepassingen kennen. Kuhn zelf wijst op overeenkomsten met artistieke tradities, en gebruikt bovendien beeldspraak ontleend aan de religie. Wat wel specifiek voor de wetenschap zou kunnen zijn is de koppeling die Kuhn maakt met een opvatting over hoe wetenschap vooruitgaat Naar zijn idee is paradigma-geleid onderzoek („normal science") nodig om het paradigma uit te diepen en de vruchten ervan te plukken, welke men misschien nooit zou krijgen als men bij de eerste tegenspraak of falsificatie teleurgesteld het paradigma zou opgeven. Tegelijkertijd komt men op deze manier de werkelijke tekortkomingen, die op geen enkele vruchtbare manier in het paradigma in zijn te passen, op het spoor. Het dogmatisch hanteren van het paradigma betekent met oogkleppen op werken, maar het zijn functionele oogkleppen. Irrationaliteit Wat gebeurt er nu als de tekortkomingen tot toenemende ontevredenheid leiden? Volgens Kuhn treedt dan een periode van „revolutionary science" op, waarin crisisgevoelens en pogingen om nieuwe paradigma's te vinden de boventoon voeren. Het nieuwe paradigma, dat aanvankelijk onuitgewerkt is en daarom ook weinig overtuigend voor de aanhangers van het oude paradigma, overwint op de duur door processen die Kuhn beschrijft in termen van bekering, Gestalt-switch, machts, overname, uitsterven van de oude garde etc. De irrationaliteit die hiermee in de wetenschapsontwikkeling ingevoerd dreigde te worden heeft tot veel wetenschapsfilosofische discussie en studie geleid. Omdat Kuhn een aantal historische voorbeelden van wetenschappelijke revoluties overtuigend in termen van parad igma-switches kon reconstrueren, kon zijn opvatting hoe de wetenschap vooruitgaat niet worden weggewuifd. De verschillende studies hebben tot wederzijdse modificaties geleid, waarbij het belangrijkste resultaat is dat de geldigheid van wetenschappelijke uitspraken niet meer als een eigenschap van de uitspraak op zichzelf wordt gezien, maar van het netwerk van theorieën, modellen en experimentele technieken, en van de ontwikkeling daarin in de loop van de tijd. Bovendien is gebleken dat Kuhns opvatting van wetenschapsontwikkeling voor sommige gevallen goed, maar voor andere gevallen minder goed, en voor sommige helemaal niet opgaat Een interessante vraag is nu wat de implicaties zijn van de; post-Kuhniaanse opvattingen over wetenschapsbeoefening. Het idee van paradigma's als functionele oogkleppen verklaart veel van het dogmatisch karakter van de beginfases van de (natuur)wetenschappelijke opleidingen, en van de manier waarop wetenschapsgebieden zich ontwikkelen. Illustratief is het moleculair-biologisch onderzoek sinds 1953, toen Watson en Crick het dubbele-spiraal model voor het DNA-molecuul, de drager van de erfelijke eigenschappen, poneerden. Het model, en de bijbehorende opvatting over hoe de erfelijke eigenschappen tot uitdrukking komen (een kode voor verschillende aminozuren wordt afgelezen en door boodschapper-moleculen overgebracht naalr de plaatsen in de cel waar aminozuren gemaakt eh aan elkaar gezet worden tot eiwitten), werd als snel het „centrale dogma" genoemd. De uitwerking van dit paradigma heeft 25 jaar lang vruchtbaar onderzoek opgeleverd, wat de laatste tijd echter ook tot het inzicht heeft gevoerd dat het model en het dogma misschien niet eens algemeen geldig zijn (zie het artikel van Mels Sluyser in NRC-Handelsblad van 10 jan. 79). Minder geld Vanuit de ideologie van openheid voor kritiek is een sterke binding aan een paradigma ongewenst, maar het is nu eenmaal moeilijk, haast per definitie, om uit een subculturele geslotenheid te treden. Niets menselijks is de wetenschapper vreemd, en dat blijkt ook af en toe bij de beoordeling van onderzoek door reviewers van wetenschappelijke tijdschriften en in werkgemeenschappen zoals die in Nederland in het kader van ZWO-stichtingen fungeren. In de achter ons liggende tijd van expansie van het wetenschappelijk onderzoek was er vermoedelijk ook wel geld voor de dwarsliggers (zolang ze niet echt vervelend werden). Nu er minder geld is en in een aantal gevallen ook strikter met criteria gewerkt wordt, kan de groepsgeest sterker worden en buitenstaanders buiten houden op basis van het heersende paradigma Voor wetenschapsbeleid betekenen de nieuwe inzichten in de aard van de wetenschapsbeoefening dat de organisatorische structuur en de inhoud van de wetenschap niet gescheiden mogen worden: als het nodig is om een beginnend paradigma uit te weken, moet het onderzoek anders georganiseerd worden dan wanneer er juist naar een nieuw paradigma gezocht moet worden. Door de nuanceringen die inmiddels in de oorspronkelijke Kuhniaanse opvattingen zijn aangebracht, bijv. dat het soms 'niet gaat om een nieuw paradigma dat een oud vervangen moet, maar om een gespecialiseerd paradigma, dat bovenop een bestaand paradigma gezet moet worden (als hydrodynamica bovenop de klassieke mechanica), is het beeld gecompliceerder maar ook realistischer geworden. Wetenschapsonderzoek is zo langzamerhand zelf een gebied geworden dat vanuit het wetenschapsbeleid gesteund moet worden om het beleid te kunnen verbeteren; zo redeneert ook de Raad van Advies voor het Wetenschapsbeleid in zijn recente advies om onderzoek naar de dynamiek van wetenschapsontwikkeling te stimuleren. Op de achtergrond blijft het probleem van de rationaliteit van de wetenschap spelen, en niet alleen op een academische manier in de pogingen van wetenschapsfilosofen om rationele criteria te vinden voor het verkiezen van het ene paradigma boven het andere. Het maatschappelijk gezag van de wetenschap hangt tenslotte samen met de aanspraak op universele geldigheid die de wetenschap op basis van haar werkwijze en resultaten claimt. De wat kritischer houding van de maatschappij tegenover de wetenschap in de 70-er jaren (vergeleken met bijv. de 50-er jaren) leidt vaakt tot defensieve houdingen bij wetenschapsmensen. Relativeringen van de wetenschappelijke methode door deze in termen van paradigma's te beschrijven worden dan snel (en dogmatisch) van de hand gewezen: ze zijn niet in het belang van de wetenschap. Het is de vraag of ,dit soort oogkleppen nog functioneel zijn. Tekening Paul Hulshof</text:p>
          </table:table-cell>
        </table:table-row>
        <table:table-row table:style-name="ro2">
          <table:table-cell office:value-type="string">
            <text:p>http://resolver.kb.nl/resolve?urn=KBNRC01:000029606:mpeg21:a018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BRIEVEN ACADEMISCHE HONDEN In het supplement economie van woensdag 10 januari trekt Arjo Klamer van leer tegen de economische wetenschap. In Atlanta is de American Economic Association bijeen geweest. Klamer vertelt niets over deze bijeenkomst van het neusje van de zalm der Amerikaanse economen, maar gaat uitvoerig in op een eigen onderzoek onder studenten, waarvan de resultaten door een onderzoek van de American Economic Association worden bevestigd. Studenten vinden de economische wetenschap te wiskundig, te abstract, te theoretisch en weinig met de werkelijkheid te maken hebbend. Klamer is het met hen eens, hij concludeert polemisch, dat een eigen econömische wetenschap ontwikkeld moet worden, die zich richt op de interpretatie van de werkelijkheid. Is het werkelijk zo erg, als Klamer doet voorkomen? Nee natuurlijk niet, het is zelfs niet waar. Klamer haalt een aantal zaken door elkaar. Bij elk vak zijn er goede en slechte docenten, maar het feit, dat er slechte docenten zijn, wil niet zeggen, dat het vak niet deugt. Slechte economie-docenten laten studenten formules uit het hoofd leren en differentiaalvergelijkingen oplossen zonder daaraan enige inhoudelijke betekenis te geven. Kritische vragen van studenten wimpelen ze af met „later zal je wel begrijpen, waarom we het zo doen", veronderstellend dat later de murw gedifferentiaalrekende studenten niet meer kritisch zullen zijn. Goede docenten zullen enthousiast voor hun studenten staan, wetend dat zij een prachtig vak doceren. De economische wetenschap is al lang het medium van de klassieken voorbij. Er zijn talrijke maatschappelijke problemen waarop de economische wetenschap een antwoord heeft. De oorzaken van bij voorbeeld inflatie zijn zowel theoretisch als empirisch grondig bestudeerd. Dat er toch landen zijn met een hoog inflatiepercentage is niet de schuld van de economische wetenschap, maar heeft alles met politiek te maken. Tussen haakjes, niet voor niets heeft de public-choice-literatuur zo'n hoge vlucht genomen. De studenten van goede docenten hebben het dubbel moeilijk. Zij moeten niet alleen lastige wiskundige technieken beheersen, maar bovendien moeten zij weten waarom deze technieken als instrument door de economische wetenschap worden gebruikt. Soms worden nieuwe onderzoekgebieden inderdaad op een wiskundig abstracte manier voor het eerst betreden, maar dat wil nog niet zeggen dat er geen binding is met de werkelijkheid. Als illustratie hiervan kan de speltheorie worden genoemd. In 1944 begonnen von Neumann en Morgenstern met de abstracte, wiskundige speltheorie, waar maar weinig economen wat mee konden doen. In 1957 schreven Luce en Raiffa in een Inleiding tot de speltheorie, dat er weinig economische toepassingen van speltheorie zijn. In 1988 publiceerde Tirole een boek van bijna 500 pagina's over 'Industrial Organization', dat barstensvol staat met economische toepassingen van de speltheorie. De op de werkelijkheid betrekking hebbende toepassingen, zoals de afloop van het marktproces en de effecten van het reclamebeleid, zijn uitermate geschikt voor empirische verificatie. Hier is maar één voorbeeld gegeven, maar wie de papers van Atlanta zal lezen, zal makkelijk zelf het aantal voorbeelden kunnen uitbreiden. Nieuwe op de werkelijkheid betrekking hebbende theorieën, steeds sneller gevolgd door empirische verificatie, zijn aan de orde van de dag in de economische wetenschap. De economische wetenschap wordt wellicht minder toegankelijk, maar krijgt eerder meer dan minder empirische inhoud. Slechte docenten moet je bestrijden, maar Klamer moet het niet meer zo toegankelijk zijn van de economische wetenschap niet verwarren met de empirische kracht ervan. Drs. W. Kanning Universiteit van Amsterdam DISCRIMINATIE In het Supplement Economie van 17 januari betoogt Rolf Schöndorff dat de feitelijke werkloosheid onder buitenlanders in Nederland hoger ligt dan het gemiddelde, ook bij gelijke opleiding. „Griezelig sterk" zijn de aanwijzingen dat er bij benoemingen „flink gedicrimineerd wordt". Ik begrijp het griezelige daarvan niet, maar dat terzijde. Bij de benoeming van Schöndorff zelf hebben ze aan een Nederlander de voorkeur gegeven boven een buitenlander; spijt dat hem, dan kan ie in een naschrift bij deze verklaren dat ie z'n betrekkingen) alsnog graag afstaat aan een buitenlandse collega. Ik zal graag de advertietiekosten bekostigen waarin buitenlanders opgeroepen worden om naar zijn betrekkingen) te solliciteren. P.C. Paardekoper</text:p>
          </table:table-cell>
        </table:table-row>
        <table:table-row table:style-name="ro2">
          <table:table-cell office:value-type="string">
            <text:p>http://resolver.kb.nl/resolve?urn=KBNRC01:000027731:mpeg21:a0141: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De passie van de wetenschapper Philip J. Hilts, Scientific temperaments. Three lives in contemporary science, Touchstone. In de Kunst Schoolagenda las ik laatst een stukje van Rudy Kousbroek waarin hij het betreurde dat de zogenaamde 'non-fiction' literatuur op middelbare scholen zo'n lage status heeft. "De biografie van de wiskundige valt niet onder de wiskunde en ook niet onder de literatuur". Dat is daarom zo jammer omdat deze boeken niet over de kennis zelf gaan. maar over wat hij noemt de passie waaruit de kennis ontstaat. Middelbare scholieren kunnen daar niet vroeg genoeg mee in aanraking gebracht worden: die passie zou wel eens aanstekelijk kunnen zijn en de leerlingen meer kunnen motiveren dan een gedevalueerd diploma. Aan het lijstje met voorbeelden van die aanstekelijke 'non-fiction' literatuur zou ik nu zeker Philips Hilts' Scientific temperaments toevoegen, want als er een bock is dal over de passie lot kennis gaat. dan is dat dit bock. Hilts heeft zich verdiept in de levensloop van drie Amerikaanse topgclccrdcn van deze lijd. niet om zo maar wal biografieën te schrijven, maar juist om die band tussen passie en wetenschap bloot te leggen. Zo hoopi hij ook de kloof tussen Snow's 'two cultures' (de literaire en wetenschappelijke) wat te versmallen, want naar zijn inzicht is een van de oorzaken van die kloof hel vooroordeel dal natuurwetenschappers koele rekenaars zijn, kleurloze onderzoekers die hun emoties bewust onderdrukken in het belang van een objectieve wetenschap. Hilts wil aantonen dat er een bijna noodzakelijk verband bestaat tussen hartstocht en wetenschap en dat ware wetenschap alleen kan ontstaan uit grote hartstocht. New journalism De onderzoekers die Hilts portretteert zijn bepaald niet de eersten de besten. De rij opent met Robert J. Wilson (geb. 1914), de kernfysicus die zijn loopbaan afsloot met de bouw van een gigantisch cyclotron in het Fermi-laboratorium. De tweede is Mark Ptasshne (geb. 1940), de moleculair bioloog die de werking van DNA blootlegde en daarmee de mogelijkheid opende voor het recombinante DN A-onderzoek. De derde onderzoeker is John McCarthy (geb. 1927), de informaticus die zich onder andere de vader van de 'artificiele-intelligentie' en van time-sharing in computergebruik mag noemen. Hilts trok een tijdlang met ze op, leerde van nabij hun wetenschappelijke en persoonlijke leven kennen, en verdween na kortere of langere tijden weer uit hun leven. In de stijl van wat heet 'new journalism' doet hij daarvan in zijn boek verslag. Echte biografieën zijn het niet gewor den; de geijkte biografische gegevens, zoals geboortedatum, verdere familieleden en titels van dissertaties en boeken, ontbreken vaak. Maar daar was het Hilts ook niet om te doen. Wat Hilts wilde weten was waarom Wilson, Ptashne en McCarthy hun werk begonnen waren en voortzetten, welke mensen er achter de resultaten schuil gingen. Het zijn drie vlot geschreven portretten geworden, waarin echter de doelstelling gaandeweg iets verschoven lijkt te zijn. Bij Wilson is nog duidelijk de fysicus zelf middelpunt van de belangstelling. De algemene ontwikkeling in de deeltjesfysica komt wel ter sprake, maar de meeste ruimte wordt besteed aan de persoonlijke motivatie en ambitie van Wilson. Hilts wijdt met name veel aandacht aan Wilsons overtuiging dat er een belangrijke esthetische dimensie aan het fysisch onderzoek zit. Bij de bouw van het Fermilab dacht Wilson niet alleen aan efficiency en hogere snelheden, maar ook aan de landschappelijke schoonheid van zijn geesteskind. In de hoofdstukken over Ptashne ligt het accent al duidelijk meer op de wetenschap waaraan hij een bijdrage heeft geleverd, de moleculaire biologie. Hilts vroeg Ptashne ook met zoveel woorden of hij zijn leven mocht beschrijven als een middel om over de hedendaagse biologie te schrijven. Nog duidelijker is de verschuiving bij McCarthy. Hoewel we wel degelijk ook kennismaken met het communistische milieu waarin McCarthy opgroeide, gaat het allergrootste deel van de portretschets over de mogelijkheden en beperkingen van de 'artificiële intelligentie'. Ik zal niet zeggen dat ik daardoor niet geboeid was. De vergelijking tussen computerprogramma's en breipatronen lijkt mij instructief, ook al ben ik op beide gebieden een buitenstaander. Ook zal ik mijn voordeel proberen te doen met McCarthy's opmerking dat het programmeren van de hogere wiskunde 'gemakkelijker' is gebleken dan het bedenken van een computerprogramma voor het maken van vertalingen. Men begon met het eerste en dacht zo meteen het moeilijkste aan te pakken, maar taal bleek uiteindelijk toch lastiger. Maar hoe boeiend ook, wat Hilts hierover schrijft is 'gewone' wetenschapsjournalistiek en dat was eigenlijk niet de oorspronkelijke bedoeling van het boek. Avontuur van de geest Is Hilts dan niet in zijn opzet geslaagd om de passie achter de wetenschap boven water te halen? Dat is hij wel: in alle drie de gevallen heeft hij de wetenschap weten te portretteren als een hartstochtelijk avontuur van de geest en voor de wijze waarop hij dat gedaan heeft verdient hij ten volle de lof die men hem in Amerika al toegezwaaid heefl. Of wat hij beschrijft echter allemaal wel zo aanstekelijk is, vroeg ik mij overigens wel eens af. Hilts beschrijft dat bij Wilson de passie voor zijn onderzoek zo ver ging dat hij eens dagen lang met een doorgebroken blindedarmontsteking bleef doorlopen om ziin proef maar niet te hoeven onderbreken. Moeten wij ons hier nu aan spiegelen? Ik noemde de wetenschap zoals Hilts deze beschrijft een avontuur van de geest en dat deed ik met opzet: het accent ligt heel duidelijk op de intellectuele en esthetische kanten van de wetenschap. De maatschappelijke belangen die gemoeid zijn met kernfysica, DNA-onderzoek en de informatica komen wel aan de orde, maar ze staan niet centraal en ze worden steeds beschouwd als afgleide of alleen maar storende effecten. Niet iedereen zal het daarmee eens zijn, maar dat recht wordt niemand ook ontzegd. Voor Hilts en zijn informanten is wetenschap in de eerste plaats een onderneming van de menselijke geest, die op één lijn staat met literatuur en beeldende kunst. Wilson gaf daar eens kernachtig uitdrukking aan. Naar aanleiding van de plannen voor zijn deeltjesversneller werd hem in een senaatscommissie de vraag gesteld welke betekenis zijn fundamentele onderzoek voor de Amerikaanse defensie zou kunnen hebben. Volgens Wilson was die betekenis er in het geheel niet. "Het onderzoek heeft in direkte zin niets te maken met de verdediging van ons land, behalve dan dat het ons land meer de moeite waar maakt om te verdedigen". Met dat laatste ben ik het helemaal eens. K. VAN BERKEL</text:p>
          </table:table-cell>
        </table:table-row>
        <table:table-row table:style-name="ro2">
          <table:table-cell office:value-type="string">
            <text:p>http://resolver.kb.nl/resolve?urn=KBNRC01:000031313:mpeg21:a0010:ocr</text:p>
          </table:table-cell>
          <table:table-cell office:value-type="string">
            <text:p>science</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7" office:value-type="float" office:value="0">
            <text:p>0</text:p>
          </table:table-cell>
          <table:table-cell office:value-type="string">
            <text:p>Kombrink wil onderzoek Beursrel over voorkennis bij staatslening Door onze redacteur PAUL FRENTROP ROTTERDAM, 28 april — Obligatiehandelaren menen dat bij de inschrijving op de laatste staatslening dinsdag sprake is geweest van misbruik van voorwetenschap. De affaire wordt bijzonder hoog opgenomen omdat de beschuldigende vinger in de richting van het ministerie van financiën wijst. Als de geruchten waar blijken te zijn zou dat voor het functioneren van de Amsterdamse kapitaal-, markt en voor de pogingen van Amsterdam om financieel centrum te worden fatale gevolgen kunnen hebben, zo zegt een bankier die niet met naam genoemd wil worden. De zaak heeft de aandacht van de commissaris van de notering van de effectenbeurs. Deze zegt bezig te zijn met „het afbakenen van het terrein". De beurs heeft geen formeel onderzoek naar mogelijk misbruik van voorwetenschap ingesteld. De commissaris van de notering zegt niet te kunnen en willen zeggen of dat zal gebeuren: „Dat is een beslissing van de voorzitter." Zoals woensdag in deze krant gemeld ging die dag op de beurs de mare rond dat de staatslening slechts geslaagd was omdat het ministerie van financiën vlak vóór sluitingstijd van de inschrijving een aantal partijen gezegd zou hebben dat de uitgiftekoers 99 procent zou zijn. Die wetenschap zou die partijen de mogelijkheid bieden snel geld te verdienen. Ze konden dan 'oude' staatsleningen, die hoger noteerden, verkopen in de wetenschap dat ze stukken van de nieuwe lening goedkoper terug konden kopen. Op die wijze kan de verrassend grote vraag naar de nieuwe lening worden verklaard. Op de vraag of het ii.icisterie tevoren beleggers heeft verteld welke uitgiftekoers de nieuwe lening zou krijgen zegt een woordvoerder van financiën: „Ik kan het me niet voorstellen." Financieel specialist Hans Kombrink van de Partij van de Arbeid stelt: „Als berichten in deze zin heel sterk lopen lijkt een onderzoek me te allen tijde op zijn plaats. Zodra — waar of niet waar — door serieuze vermoedens het vertrouwen wordt aangetast, moet een onderzoek volgen. Het probleem is alleen dat we niet een echt onafhankelijk toezichthouder hebben die dat onderzoek kan uitvoeren." De Economische controledienst is de organisatie die is aangewezen om misbruik van voorwetenschap te onderzoeken. De betrokken afdeling was vandaag in zijn geheel in Amsterdam aan het vergaderen en niet bereikbaar.</text:p>
          </table:table-cell>
        </table:table-row>
        <table:table-row table:style-name="ro2">
          <table:table-cell office:value-type="string">
            <text:p>http://resolver.kb.nl/resolve?urn=KBNRC01:000026778:mpeg21:a002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Rectoren vrezen research buiten universiteit niet Door G. van de WETERING Het gaat steeds schoolser toe aan de universiteiten. Dat is een rechtstreeks gevolg van de studentenaantallen. Wil het geen chaos worden, dan moet alles netjes in afgemeten cursussen worden ingedeeld. Met zoveel studenten valt dat overigens nog niet mee. Er gaat veel geld en voor de docenten veel tijd en energie in het onderwijs zitten en in allerlei administratieve en bestuurlijke werkzaamheden en ergernissen. Maar aan een universiteit moet ook onderzoek worden gedaan. Dat is er een wezenlijk onderdeel van. In dat eigenlijk wel zo? Sommigen zeggen: Als het onderzoek steeds meer door het onderwijs gehinderd wordt, breng het dan onder in aparte universitaire instituten, of in instituten die helemaal losstaan van de universiteit, of laat sommige docenten alleen onderwijs doen en anderen alleen onderzoek. Onderzoek dat niet door onderwijs wordt gestoord: het lijkt ideaal. Maar op het congres van de Europese rectoren conferentie (CRE) dat vorige week in Helsinki werd gehouden (waarover in NRC Handelsblad van 22 augustus het eerste artikel is opgenomen) is de tendens het onderzoek meer en meer los te maken van het onderwijs duidelijk afgewezen. Het onderzoek moet zoveel mogelijk binnen de universiteiten blijven en daar een geïntegreerd onderdeel zijn van het werk van de docent, luidde de conclusie. De rector van de rijksuniversiteit Leiden, prof. dr. D. J. Kuenen, rapporteur van de werkgroep die zich met de research bezighield, had het zo in zijn verslag staan: Studenten, ook al gaan ze later niet allemaal de research in, hebben docenten nodig die niet alleen "leraar" zijn, maar die ook ervaring hebben met onderzoek. Niet isoleren Waarom is dat zo belangrijk? Kuenen: „Omdat studenten aan een universiteit goed geïnformeerd moeten worden over de betekenis van het onderzoek. Daarom kwamen wij tot de conclusie dat je aan de universiteit geen pure leraren moet krijgen die alleen maar lesgeven en zich niet met onderzoek bezighouden. Elk lid van de wetenschappelijke staf hoort zowel onderwijs als onderzoek te doen. Je mag je als onderzoeker niet isoleren van de student, want dan hoor je aan een universiteit niet thuis. En je mag je als onderwijsman niet isoleren van het onderzoek". Dat in vele studies tot aan het doctoraal examen nauwelijks echt onderzoek is geprogrammeerd, mag volgens Keuenen geen reden zijn om met "leraren" te volstaan. Hij zegt: „Het is van belang dat studenten, ook al komen zij aan de specialisatie in een bepaald onderzoek niet toe, van hun docenten leren hoe je het onderzoek moet waarderen. Waarom? Omdat ze later op posten terecht kunnen komen bij de overheid, of in industrie en bedrijfsleven waar beslissingen over het al dan niet inschakelen van research worden genomen". De vraag hoe dat dan gerealiseerd moet worden, die combinatie van onderwijs en onderzoek in één docent, bleef min of meer open D p ding tussen onderzoek Vertl « Honifi iciifnol. i_ * •** Pn . viduele aanleg e n ~ra^ an '«&lt; afhangen. Het gaat erom!!* 11 combinatie in stand bli?r, 91 In Oost-Europa i s } search grotendeels J? ' bracht in instituten van % mies van wetenschap^" los staan van de univeïJ, VertPPpnwnnrHmr,... , app«S Vertegenwoordigend van^j!' ^ den op het congres in u . •&lt; dat steeds meer wordt H n dat dit voor de universif*" nadelig is. Op het puit J, V derzoek zijn zij op die ^ 0 drooggelegd. Er is op hp?!? n: blik in Oost-Europa een ging het onderzoek weer J* H c% iiniirAKxit.ii de binden. Toch vond aan de universiteiten te men het "i Hi ; sinki onvermijdelijk dat deel van het wetenschap, onderzoek buiten de univ* teiten gebeurt, in allerlei ™ nale en internationale or« saties (CERN, EUROTOM i Voor de universiteiten u dat helemaal niet zo' n S | w ', zaak te zijn, omdat in intern tionaal verband bepaalde"' derzoekprojecten kunnen •! den aangepakt, die voor universiteiten onbetaald' zijn Voorwaarde is dan wel * universitaire onderzoekers tief deelnemen aan dergeh internationaal onderzoek 'j kan ook verspilling voork men. Het is natuurlijk onzinr. duur onderzoek aan de unive siteiten te verrichten, dat al internationaal verband is 0 i gezet. Wat niet wil zeeeen d dit niet gebeurt. 'Big science iaa Van de actieve deelnemir van universitaire onderzoekt aan "big science" - in het er land is dat contact intensiev dan in het andere - kan positieve invloed op hetondei wijs uitgaan. Docenten halei hun studenten vaak naar dei: ternationale organisaties, de; organiseren cursussen voor {lm vorderde studenten; intern; tionaal werk kan ook stimuli,^ rend werken op het onderw dat de onderzoekers geven hun universiteiten. De alfa- en gammaweter schappen liggen wat intern; tionale samenwerking betrelont ver achter bij de natuurwetei schappen. In Helsinki von men dan ook dat zij op dit tei rein veel actiever zouden mo ten zijn.' Van angst voor politieke andersoortige beinvioedm van het universitaire ondei zoek, die uit samenwerkin met de research buiten deuni versiteiten zou kunnen voort vloeien, viel in dit gezelschap van rectoren weinig te bespeu ren. Angst ongegrond Volgens Kuenen is de angst die er oorspronkelijk wasvoor contact met de research buiter. de universiteiten ongegrond gebleken. De voordelen lijn groter dan de nadelen. De werkgroep waafvan hij de rapportage verzorgde, volstond met de vaststelling dato? integriteit van het universitaire onderzoek moet worden gehandhaafd en dat met het oog daarop het onderzoek aan &amp; universiteiten openbaar dier.' te zijn. Dan zouden zij ster* genoeg staan om ongewenste invloeden te weren.</text:p>
          </table:table-cell>
        </table:table-row>
        <table:table-row table:style-name="ro2">
          <table:table-cell office:value-type="string">
            <text:p>http://resolver.kb.nl/resolve?urn=KBNRC01:000025788:mpeg21:a0113: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NA In Science heeft onlangs het recept voor een geslaagde wetenschapslobby gestaan. De Amerikaanse microbioloog Harlyn O. Halverson vertelt hoe hij er met anderen in geslaagd is een aantal strenge wetgevingsvoorstellen over het omstreden recombinant DNA-onderzoek weggewerkt te krijgen. Halverson is begonnen door een adviseur van senator Edward Kennedy op te bellen — Kennedy was indiener van een van de strengste voorstellen — en te dreigen dat wanneer Kennedy niet wilde luisteren naar de door Halverson verwoorde argumenten dat het DNAonderzoek toch niet zo gevaarlijk was, Halverson een persconferentie zou organiseren „waar hij Kennedy's reputatie zou wegblazen". Binnen een uur had Halverson zijn uitnodiging binnen. Vervolgens is Halverson door een op dit terrein gespecialiseerde advocaat geinstrueerd o.a. een brede coalitie binnen de wetenschap te vormen en bij gesprekken met parlementariërs „ontsnappingsclausules" te bieden. Nederlandse microbiologen die een wetgeving vrezen en lobbyaspiraties hebben, dienen in elk geval Halversons aanpak te kennen. Het gevolg van zijn gelobby, uniek in de wetenschap, was dat alle dreigende wetgevingsvoorstellen verdaagd of Ingetrokken zijn.</text:p>
          </table:table-cell>
        </table:table-row>
        <table:table-row table:style-name="ro2">
          <table:table-cell office:value-type="string">
            <text:p>http://resolver.kb.nl/resolve?urn=KBNRC01:000026699:mpeg21:a0106: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cell office:value-type="string">
            <text:p>Rug-2 Al met al, kennis van de mechanica van de wervelkolom en de mathematische beschrijving van de vorm ervan blijken belangrijke hulpmiddelen bij het onderzoek van de positie en afwijkingen van de wervelkolom. Dat is natuurlijk niet helemaal nieuw, want zolang er rugklachten bestaan heeft men geweten dat een rug die verkeerd wordt belast of in een verkeerde stand wordt gefixeerd de bron van veel kwaad kan zijn. De ergonomie, een toegepaste wetenschap die tracht werktuigen voor de mens zo te maken dat ze het lichaam niet aan verkeerde belasting onderwerpen is al jaren bezig, en dat geldt voor stoelen, talels, draaibanken en nog vele zaken waarmee hand- en hoofdwerkers (en het kantoorpersoneel niet te vergeten) dagelijks te maken hebben. Snijders heeft de medische wetenschap ook voorzien van nieuwe instrumenten, zoals de 'stabilograaf, een instrument dat bij de bestudering van het menselijk evenwicht en de positie van het menselijk zwaartepunt wordt toegepast. Hij kan daarmee vaststellen hoe het zwaartepunt van een lichaam verschuift, als gevolg van ongelijke beenlengte, en welke hakverhoging nodig is om de ongelijkheid te corrigeren Wie belangstelling heeft voor deze mathematische benadering van en meettechnische benadering van orthopedische problemen heeft kan een artikel van zijn hand vinden in De Ingenieur van 24 april 1980, uitgave van het Orgaan van het Koninklijk Instituut van Ingenieurs (Uitgave C. Misset b.v. te Doetinchem. ƒ 6,10).</text:p>
          </table:table-cell>
        </table:table-row>
        <table:table-row table:style-name="ro2">
          <table:table-cell office:value-type="string">
            <text:p>http://resolver.kb.nl/resolve?urn=KBNRC01:000026846:mpeg21:a0159: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string">
            <text:p>Biotechnologie beschouwd als goede kans voor Nederland Door onze redactie wetenschappen ROTTERDAM, 20 mei — Biotechnologie lijkt een voor Nederland zeer aantrekkelijk industrieel specialisatiegebied. De farmaceutische industrie (met name de veterinaire produkten), de (fijn)chemische industrie, de landbouw, de afvalwaterreiniging en de landbouw in Nederland kunnen hun internationale concurrentiepositie verbeteren wanneer de goede universitaire kennis op het gebied van biotechnologie tijdig wordt overgedragen aan de industrie en wanneer de overheid voor de juiste randvoorwaarden zorgt. Dit concludeert de Stichting toekomstbeeld der techniek in haar nieuwste rapport: Biotechnologie, een Nederlands perspectief. De opsteller van het rapport, J. H. F. van Apeldoorn, heeft gedurende meer dan een jaar gesprekken gevoerd met tal van industrieën, universitaire afdelingen en overheidsdepartementen om de Nederlandse situatie op het gebied van deze nieuwe technologie ("de wetenschap van de geintegreerde toepassing van microbiologie, biochemie en procestechnologie") in kaart te brengen. Als sterke punten van Nederland in de internationale concurrentiestrijd geeft Van Apeldoorn het hoge kennisniveau op het gebied van de fundamentele wetenschap aan plus de aanwezigheid van enkele sterke fermentatiebedrijven (waaronder Gist Brocades). Onvriendelijk Zwakke punten zijn de slechte samenwerking tussen universiteit en industrie, een onvriendelijk ondernemersklimaat, een zwakke apparatenindustrie en een politieke besluitvorming die de ontwikkeling van het DNA-onderzoek in de weg staat. Het rapport, dat vandaag op een symposium in Utrecht wordt besproken, beveelt ondermeer aan de hogescholen van Delft en Wageningen zich in de biotechnologie te laten specialiseren. Verder moet er een kortere registratieprocedure komen voor bepaalde geneesmiddelen. De metaalindustrie dient zich te concentreren op het maken van bioreactoren.</text:p>
          </table:table-cell>
        </table:table-row>
        <table:table-row table:style-name="ro2">
          <table:table-cell office:value-type="string">
            <text:p>http://resolver.kb.nl/resolve?urn=KBNRC01:000029556:mpeg21:a0029: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PERSONALIA J. Th. J. van den Berg, oud-directeur van de Wiardi Beckmanstichting, het wetenschappelijk bureau van de PvdA, wordt lid van de Eerste Kamer. De Kiesraad heeft hem donderdag benoemd verklaard. Van den Berg treedt in de plaats van mevrouw J.H.B. van der Meer, die per 1 april ontslag heeft genomen. De Koninklijke Nederlandse Akademie van Wetenschappen heeft de winnaars geselecteerd van vijf prijzen voor wetenschap en kunst, die om het jaar worden uitgereikt: Prof. P. Borst uit Amsterdam krijgt de Dr. H.P. Heinekenprijs (250.00 gulden) voor zijn grensverleggend kankeronderzoek. De prijs wordt op 25 september in de Nieuwe Kerk in Amsterdam uitgereikt. Prof. S. Moncada uit Kent krijgt de Amsterdamse Prijs voor de geneeskunde (250.000 gulden) voor zijn ontdekkingen op het gebied van het stikstofoxyde ion. Prof. M. Branica uit Zagreb krijgt de Amsterdamse Prijs voor het Milieu (250.000 gulden) voor zijn pionierswerk in de chemische analyse van verontreiniginsmetalen in het milieu. Prof. H. van der Wee uit Leuven krijgt de Amsterdamse Prijs voor de Historische Wetenschap (100.000 gulden) voor zijn onderzoek van de Europese geschiedenis tussen de middeleeuwse en de huidige tijd. Carel Visser krijgt de Amsterdamse Prijs voor de Kunst (50.000 gulden). Visser, die vooral bekend is als beeldhouwer, krijgt de prijs voor zijn gehele grafische oeuvre, dat volgens het juryrapport van eminente kwaliteit is.</text:p>
          </table:table-cell>
        </table:table-row>
        <table:table-row table:style-name="ro2">
          <table:table-cell office:value-type="string">
            <text:p>http://resolver.kb.nl/resolve?urn=KBNRC01:000029866:mpeg21:a0116: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Bolkestein pleit voor Eureka, wijst ministerie technologie af ROOSENDAAL, 29 aug — Staatssecretaris Bolkestein (buitenlandse handel) heeft uit technologisch oogpunt hogere verwachtingen van deelneming aan projecten in het kader van het Europese Eurekaplan dan van het Amerikaanse Strategische Defensie Initiatief (SDI). Een ministerie van wetenschap en technologie, zoals voorgesteld door de PvdA, wijst hij af. Volgens Bolkestein is de in het kader van het defensie-project SDI opgedane kennis is uit veiligheidsoverwegingen slechts beperkt te gebruiken op andere gebieden. Bij Eureka speelt dat niet, aldus Bolkestein, maar het probleem bij het Europese project wordt gevormd door het vooralsnog ontbreken van doelgerichte projecten. Wil Eureka slagen, dan moet er wel één Europese markt komen. Bolkestein zei dit gisteren in Roosendaal waar hij voor de Brabants-Zeeuwse werkgeversvereniging sprak. Bolkestein sloot niet uit dat Nederlandse ondernemingen op eigen kracht een graantje mee kunnen pikken van SDI. Maar van de positieve resultaten daarvan voor de industrieel-technologische ontwikkeling van Nederland maakte hij zich geen al te grote voorstelling. De staatssecretaris wees in zijn rede het PvdA-plan voor een ministerie voor Wetenschap en Technologie af. Technologiebeleid dient organisatorisch nauw verbonden te blijven met het economisch en industriebeleid, meende hij. De Nederlandse onderzoeksinspanningen leveren een te geringe bijdrage aan de industriële vernieuwing, en dat moet veranderen door de doelmatigheid van het onderzoek voor de marktsector te verbeteren. Het kabinetsbeleid is daar volgens Bolkestein ook op gericht.(ANP)</text:p>
          </table:table-cell>
        </table:table-row>
        <table:table-row table:style-name="ro2">
          <table:table-cell office:value-type="string">
            <text:p>http://resolver.kb.nl/resolve?urn=KBNRC01:000030404:mpeg21:a0068: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Wetenschap analyseert het 'nej' KOPENHAGEN, 4 NOV. Na het junireferendum over de Europese Unie is de diepte van de weerstand tegen Europa door de politieke wetenschap inmiddels grondig gemeten. Prof. Hans Jergen Nielsen van de Universiteit van Kopenhagen publiceert hierover binnenkort een onderzoek. Onmiddellijk na het referendum bleek 15 procent van de Denen de EG definitief de rug te willen toekeren. 65 procent wilde in ieder geval de volledige soevereiniteit behouden en voor iedere EG-beslissing een vetorecht behouden. Slechts 9 procent van de Denen wenst geleidelijk aan nationale bevoegdheden aan Brussel over te dragen, terwijl maar 5 procent zegt te streven naar een 'Verenigde Staten van Europa'. Volgens prof. Nielsen is daarmee aangetoond dat de weerstand tegen 'Maastricht' veel groter is dan de 51 procent die op 2 juni tegenstemde. Bij elkaar genomen wil 80 procent van het Deense electoraat helemaal niets weten van communautaire besluitvorming. Daar staat dan weer tegenover dat maar weinig Denen de EG daadwerkelijk willen verlaten. Uit een analyse van de ja-stemmers komt naar voren dat daar een gebrek aan alternatieven de doorslag gaf, gevolgd door vage positieve gevoelens voor Europese samenwerking. Echte federalisten waren er bij de 'ja-stemmers' nauwelijks te vinden. Veel ja-stemmers gaven aan dat nee-stemmen te riskant zou zijn: de Deense economie zou er te veel schade door lijden. Nee-stemmers gaven vooral patriottische redenen op. Nielsen heeft geen verband kunnen constateren tussen nee-stemmen en politieke voorkeur. Ook milieubewustzijn of non-conformisme gaven geen duidelijke aanwijzingen.</text:p>
          </table:table-cell>
        </table:table-row>
        <table:table-row table:style-name="ro2">
          <table:table-cell office:value-type="string">
            <text:p>http://resolver.kb.nl/resolve?urn=KBNRC01:000028260:mpeg21:a0062: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office:value-type="string">
            <text:p>Richtlijnen vivisectie uitgevaardigd GENÈVE, 25 april — Een internationale medische onderzoeksorganisatie heeft gisteren richtlijnen uitgevaardigd om de viviesectie aan banden te leggen. De wetenschap kan echter niet onder dierproeven uit, aldus de groep. Zbigniew Bankovski, hoofd van de Raad van internationale organisaties van de medische wetenschap, zei op een persconferentie dat de tijd rijp is voor dergelijke richtlijnen. „Het gebruik van dieren is zo gebruikelijk en wijdverspreid dat enige ethische beschouwingen op zijn plaats zijn", aldus Bankovski. De richtlijnen, die bedoeld zijn voor regeringen en privé-onderzoekscentra zoals universiteiten maar die niet bindend zijn, stellen onder andere dat proefdieren op een adequate manier moeten worden gehuisvest, in een geschikte omgeving en onder toezicht van een dierenarts. Tevens zouden dierproeven alleen maar moeten worden uitgevoerd indien zij strikt noodzakelijk zijn. Intussen heeft het grootste Zwitserse chemische bedrijf, Ciba-Geigy, gezegd dat de goedkeuring van een voorstel om vivisectie te beknotten de doodsklap zou zijn voor Zwitsers chemisch en farmaceutisch onderzoek. De Zwitsers gaan in december naar de stembus in een referendum over de afschaffing van vivisectie. (Reuter, AP) Journalistiek. De Amerikaanse krant Newsday heeft woensdag de prijs van de buitenlandse persclub gewonnen. Eerder die dag woin Newsday ook twee Pulitzer prijzen. Terechtgesteld. Twee mannen in Jamaica zijn opgehangen. Zij waren ter dood veroordeeld wegens moorden die zij in 1982 hebben gepleegd. Marihuana. De politie van Venezuela heeft in de haven van Puerto Cabello 11,5 ton marihuana gevonden en in beslag genomen. Vier handelaren in verdovende middelen zijn gearresteerd.</text:p>
          </table:table-cell>
        </table:table-row>
        <table:table-row table:style-name="ro2">
          <table:table-cell office:value-type="string">
            <text:p>http://resolver.kb.nl/resolve?urn=KBNRC01:000029285:mpeg21:a0017:ocr</text:p>
          </table:table-cell>
          <table:table-cell office:value-type="string">
            <text:p>science</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7" office:value-type="float" office:value="0">
            <text:p>0</text:p>
          </table:table-cell>
          <table:table-cell office:value-type="string">
            <text:p>Pag. 3: OM wil inhoud computer Pag. 3: OM wil inhoud computer als schrift zien</text:p>
          </table:table-cell>
        </table:table-row>
        <table:table-row table:style-name="ro2">
          <table:table-cell office:value-type="string">
            <text:p>http://resolver.kb.nl/resolve?urn=KBNRC01:000029748:mpeg21:a000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Pag. 13: Nieuwsanalyse/Computer Pag. 13: Nieuwsanalyse/Computer helpt steeds meer bij ontwerpen van chips</text:p>
          </table:table-cell>
        </table:table-row>
        <table:table-row table:style-name="ro2">
          <table:table-cell office:value-type="string">
            <text:p>http://resolver.kb.nl/resolve?urn=KBNRC01:000030227:mpeg21:a0023: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Pag. 15: Steun aan computerindustrie Pag. 15: Steun aan computerindustrie computer-</text:p>
          </table:table-cell>
        </table:table-row>
        <table:table-row table:style-name="ro2">
          <table:table-cell office:value-type="string">
            <text:p>http://resolver.kb.nl/resolve?urn=KBNRC01:000027037:mpeg21:a0013: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Pag. 19: Computer in administratie Pag. 19: Computer in administratie gaat echt banen kosten.</text:p>
          </table:table-cell>
        </table:table-row>
        <table:table-row table:style-name="ro2">
          <table:table-cell office:value-type="string">
            <text:p>http://resolver.kb.nl/resolve?urn=KBNRC01:000027590:mpeg21:a0018: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Pag. 11: Nieuwe Applecomputer Pag. 11: Nieuwe Apple computer</text:p>
          </table:table-cell>
        </table:table-row>
        <table:table-row table:style-name="ro2">
          <table:table-cell office:value-type="string">
            <text:p>http://resolver.kb.nl/resolve?urn=KBNRC01:000028705:mpeg21:a0120: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Nashua. De Amerikaanse Nashua Nashua. De Amerikaanse Nashua Corporation (fabrikant van onder meer computer- en papierprodukten en kantoorsystemen) heeft met de computeronderne/ning IBM een tweejarige overeenkomst getekend.</text:p>
          </table:table-cell>
        </table:table-row>
        <table:table-row table:style-name="ro2">
          <table:table-cell office:value-type="string">
            <text:p>http://resolver.kb.nl/resolve?urn=KBNRC01:000029410:mpeg21:a0040: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Computer. Minister Schoo van Computer. Minister Schoo van ontwikkelingssamenwerking heeft gisteren in de Colombiaanse hoofdstad Bogota de computeruitfusting van het Inter-Amerikaanse Centrum voor Foto-Interpretatie (ClAF), die door de Nederlandse regering werd geschonken, in werking gesteld.</text:p>
          </table:table-cell>
        </table:table-row>
        <table:table-row table:style-name="ro2">
          <table:table-cell office:value-type="string">
            <text:p>http://resolver.kb.nl/resolve?urn=KBNRC01:000029427:mpeg21:a0127: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Leerlingen spelen per computer met Rijksbegroting Via het simulatieprogramma 'Rijksbegroting 1992' maken leerlingen per computer kennis met totstandkoming en uitvoering van de Rijksbegroting. Ze verwerven tegelijk inzicht in de overwegingen die daarbij een rol spelen. Rubriek Inzake Economie. Pagina 14</text:p>
          </table:table-cell>
        </table:table-row>
        <table:table-row table:style-name="ro2">
          <table:table-cell office:value-type="string">
            <text:p>http://resolver.kb.nl/resolve?urn=KBNRC01:000139678:mpeg21:a0119: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Miljardenopdracht van McDonnell voor IBM De Amerikaanse computergigant IBM heeft een contract ter waarde van drie miljard dollar gesloten met vliegtuigbouwer McDonnell Douglas voor de levering van computer- en telefoondiensten. Pagina 15</text:p>
          </table:table-cell>
        </table:table-row>
        <table:table-row table:style-name="ro2">
          <table:table-cell office:value-type="string">
            <text:p>http://resolver.kb.nl/resolve?urn=KBNRC01:000029596:mpeg21:a0127: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Chemiebedrijf Rhone-Poulenc Chemiebedrijf Rhone-Poulenc neemt Rorer over, pagina 13 Computer-CD wint langzaam terrein, pagina 14</text:p>
          </table:table-cell>
        </table:table-row>
        <table:table-row table:style-name="ro2">
          <table:table-cell office:value-type="string">
            <text:p>http://resolver.kb.nl/resolve?urn=KBNRC01:000031276:mpeg21:a0142: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De Nederlandse topschakers zijn nog steeds De Nederlandse topschakers zijn nog steeds sterker dan de computer. Pagina 15.</text:p>
          </table:table-cell>
        </table:table-row>
        <table:table-row table:style-name="ro2">
          <table:table-cell office:value-type="string">
            <text:p>http://resolver.kb.nl/resolve?urn=KBNRC01:000029086:mpeg21:a0125: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PAGINA 19: PAGINA 19: Commotie over invoering computer op basisscholen PAGINA 21: Mega-chip Philips en Siemens bijna in produktie</text:p>
          </table:table-cell>
        </table:table-row>
        <table:table-row table:style-name="ro2">
          <table:table-cell office:value-type="string">
            <text:p>http://resolver.kb.nl/resolve?urn=KBNRC01:000032358:mpeg21:a0012: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7" office:value-type="float" office:value="0">
            <text:p>0</text:p>
          </table:table-cell>
          <table:table-cell office:value-type="string">
            <text:p>Deskundige steelt geheimen uit computer SAN FRANSISCO, 3 maart — Een computerdeskundige is gisteren in San Fransisco gearresteerd omdat hij onbevoegd gegevens uit het geheugen van een computer had gehaald. Hij maakte een jaar lang gebruik van de computer via de telefoon, waarbij hij de daarvoor benodigde code wist te omzeilen en gegevens op een met de computer verbonden schrijfmachine kreeg. De man, de 29-jarige Hugh Ward, werkte bij een computer-firma in Palo Alto. Hij viel door de mand doordat de machine zelf opgaf dat er misbruik van haar gegevens werd gemaakt. De eigenaars wilden niet zeggen welk soort informatie was gestolen, wel dat deze 25.000 dollar waard was. (Reuter)</text:p>
          </table:table-cell>
        </table:table-row>
        <table:table-row table:style-name="ro2">
          <table:table-cell office:value-type="string">
            <text:p>http://resolver.kb.nl/resolve?urn=KBNRC01:000032205:mpeg21:a0104: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Computer gaat treinloop op stations regelen UTRECHT. 3 dec. — De NS wil op stationsemplacementen een computer gaan gebruiken om de taak van de treindienstleider te verlichten. De computer bepaalt de weg van een trein door het emplacement. Is een bepaalde route bezet, dan zoekt de computer een andere weg. De computer kan ook rekening houden met de belangrijkheid van treinen. Sneltreinen krijgen voorrang. Slechts bij extreme vertragingen moet de treindienstleider ingrijpen. Het systeem wordt ontwikkeld door de afdeling research van de NS. Amsterdam wordt waarschijnlijk het eerste station waar de computer geïnstalleerd kan worden. Men moet wel wachten tot daar eind 1973 het automatische emplacementsbeveiligingssysteem in gebruik wordt genomen. Op dit systeem kan de computer worden aangesloten.</text:p>
          </table:table-cell>
        </table:table-row>
        <table:table-row table:style-name="ro2">
          <table:table-cell office:value-type="string">
            <text:p>http://resolver.kb.nl/resolve?urn=KBNRC01:000028444:mpeg21:a0132: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2">
            <text:p>2</text:p>
          </table:table-cell>
          <table:table-cell office:value-type="string">
            <text:p>Computer maakt weduwes LOUGHBOROUGH, 10 sept. — Eenzame vrouwen moeten het tegen een nieuwe rivaal opnemen in de strijd om de aandacht van hun mannen: de computer. Dit meldt een onderzoekster van de universiteit van Loughborough in Groot-Brittannië. Margaret Shotton zegt dat zij 100 "computer-weduwen" heeft ontdekt, wier mannen zich na hun werk naar huis spoeden om eindeloos met hun computer te spelen. "De vrouwen komen gewoon niet aan bod," aldus Shotton in de Daily Express. "Hun mannen zijn de hele dag op hun werk en dan komen ze thuis, waar ze tot drie, vier uur 's nachts met hun computer in de weer zijn." Deze vrouwen hebben het nog slechter dan golf-weduwen, volgens Shotton. "De computer is 24 uur per dag beschikbaar en dat maakt het veel erger dan andere hobbies. De computer staat altijd voor ze klaar." (AP)</text:p>
          </table:table-cell>
        </table:table-row>
        <table:table-row table:style-name="ro2">
          <table:table-cell office:value-type="string">
            <text:p>http://resolver.kb.nl/resolve?urn=KBNRC01:000031428:mpeg21:a0153:ocr</text:p>
          </table:table-cell>
          <table:table-cell office:value-type="string">
            <text:p>science</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9" office:value-type="float" office:value="0">
            <text:p>0</text:p>
          </table:table-cell>
          <table:table-cell office:value-type="string">
            <text:p>Blindenbibliotheek werkt sneller dankzij computer DEN HAAG, 28 mei — De Nederlandsche Blindenbibliotheek in Den Haag heeft gisteren officieel een computer in gebruik genomen die ponsbanden vervaardigt voor een brailledrukmachine. De gelden voor deze computer werden bijeengebracht door de lezers van de Nieuwe Rotterdamsche Courant ter gelegenheid van haar 125jarig bestaan (ruim ƒ280.000) en door particulieren en fondsen. Volgens de directeur van de blindenbibliotheek, de heer J. van Rossem, heeft de ingebruikneming van deze computer een nieuwe fase ingeluid in de voorziening van braillelectuur. Dank zij deze computer hoeft een typist niet langer gespecialiseerd te zijn op het gebied van braillecoderingen. De door hem uitgetikte telexband wordt door de computer omgezet in een ponsband waarmee de brailledrukmachines worden gestuurd. Vroeger moest een band gemaakt worden waarop alle braille coderingen vermeld stonden. De computer is ook geschikt om banden te bewerken die de blindenbibliotheek in de toekomst hoopt te krijgen van de grafische industrie. In het bijzonder zullen blinden die studeren, van de nieuwe apparatuur profiteren. De oude methoden, zoals het met de hand copiëren van een boek of tijdschrift, duurt te lang en het gebruik van zinkplaten waarmee afdrukken worden gemaakt, is vaak te kostbaar. Het voordeel van de combinatie computer en brailledrukmachine is dat men in korte tijd een aantal brailleafdrukken kan maken. De computer zal ook worden gebruikt voor de verwerking van de uitleenadministratie. De apparatuur zal ter beschikking staan van alle blindenbibliotheken in Nederland en België. (ANP) Blinde bedient toetsenbord van computer in de blindenbibliotheek in Den Haag</text:p>
          </table:table-cell>
        </table:table-row>
        <table:table-row table:style-name="ro2">
          <table:table-cell office:value-type="string">
            <text:p>http://resolver.kb.nl/resolve?urn=KBNRC01:000032551:mpeg21:a0029: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Computer neemt op station CS de dienst over AMSTERDAM, 1 febr. — De ongeveer vijftienhonderd dagelijkse trein- en rangeerbewegingen op en rondom het Amsterdamse Centraal Station zullen binnenkort geheel per computer worden gestuurd. De zo ontstane automatische verkeersleiding is uniek in de wereld. Aan de programmering is jarenlang gedokterd. De computerbesturing zal in fasen in dienst gesteld worden. De eerste fase, die op 21 april begint, geldt als proefperiode. In het geheugen van de computer zijn informaties ingevoerd over het proces ten aanzien van de vaste installaties zoals wissels, seinen, perrons e.d. Daarnaast bestaat het „computervoer" uit de dienstregeling en het spoorgebruik. Buiten het door de computer beheerste gebied zijn in Amsterdam-Muiderpoort, Naarden-Bussum, Abcoude, Haarlem en Uitgeest installaties geplaatst, die met de Amsterdamse computer in verbinding staan en vertragingen e.d. melden. De computer is voorts zo geprogrammeerd, dat hij „weet", wat urgentie is en dus rekening kan houden met bijvoorbeeld intercitytreinen.</text:p>
          </table:table-cell>
        </table:table-row>
        <table:table-row table:style-name="ro2">
          <table:table-cell office:value-type="string">
            <text:p>http://resolver.kb.nl/resolve?urn=KBNRC01:000026875:mpeg21:a0118:ocr</text:p>
          </table:table-cell>
          <table:table-cell office:value-type="string">
            <text:p>scienc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9" office:value-type="float" office:value="0">
            <text:p>0</text:p>
          </table:table-cell>
          <table:table-cell office:value-type="string">
            <text:p>Computer In het centrum Georges Pompidou in Parijs werken fysici en musici onder leiding van de Italiaanse fysicus Giuseppe di Giugno en de Franse componist Pierre Boulez aan het gebruik van de computer bij het ontwerpen van muziek. De onderzoekers en musici van het IRCAM, het instituut voor onderzoek en coördinatie op het gebied van de akoestiek en muziek, maken geluid als een golfvormige spanningscurve op een beeldscherm zichtbaar. Voor tal van instrumenten zijn deze curves bepaald en vervolgens door de computer (Digital PDP-11/60) in een reeks mathematische waarden vertaald. De partituur wordt uiteindelijk omgezet in wiskundige waarden die dan door de computer doorgestuurd worden naar een synthesizer die er hoorbaar geluid uitmaakt. De computer kan allerlei mathematische functies met de tonen uitvoeren waardoor tal van geluidscombinaties mogelijk worden. De combinatie van computer en synthesizer kan maximaal 10 miljoen bewerkingen op een reeks geluiden uitvoeren terwijl 32 duizend al genoeg is voor het menselijk oor.</text:p>
          </table:table-cell>
        </table:table-row>
        <table:table-row table:style-name="ro2">
          <table:table-cell office:value-type="string">
            <text:p>http://resolver.kb.nl/resolve?urn=KBNRC01:000026372:mpeg21:a0007:ocr</text:p>
          </table:table-cell>
          <table:table-cell office:value-type="string">
            <text:p>science</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Washington: Moskou krijgt geen computer WASHINGTON, 24 juni - Het Amerikaanse ministerie van handel heeft de verkoop geblokkeerd van een reusachtige computer aan de Sowjetunie. Het ministerie vreest dat de computer voor militaire doeleinden gebruikt zou kunnen worden. Sowjet-functionarissen hadden te kennen gegeven de computer te willen kopen. Deze is bekend onder de naam Cyber-76. De computer zou voor weeronderzoek en voor het vaststellen van weersverwachtingen gebruikt worden, zo verzekerde men van Sow jet-zijde. Het ministerie van handel weigerde een export-vergunning aan de Control Data Corp. uit Minneapolis, nadat president Carter sterke bedenkingen had geopperd tegen de voorgenomen verkoop. Het ministerie van handel heeft laten weten dat de Cyber-76 oneindig meer kan dan welke computer ook die de Sowjetunie nu heeft De Cyber-76 wordt ook in de VS veel gebruikt voor militaire research. De VS hebben een wet uit 1969, die voorziet in beperkingen op uitvoer, die aan de nationale veiligheid van het land afbreuk zou doen.</text:p>
          </table:table-cell>
        </table:table-row>
        <table:table-row table:style-name="ro2">
          <table:table-cell office:value-type="string">
            <text:p>http://resolver.kb.nl/resolve?urn=KBNRC01:000030291:mpeg21:a0135: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Rechtbank wijst vordering HCS Technology af Venture Fonds Nederland (VFN) hoeft HCS Computer Graphics niet over te nemen van HCS Technology. HCS had dat in kort geding getist, maar de Utrechtse rechtbank heeft dat verzoek vanmorgen afgewezen. VFN had zich volgens HCS in een contract verplicht Computer Graphics voor 20 miljoen gulden over te nemen, maar wil hiervan afzien omdat de winsten van HCS Computer Graphics veel lager zijn ian was voorgespiegeld.</text:p>
          </table:table-cell>
        </table:table-row>
        <table:table-row table:style-name="ro2">
          <table:table-cell office:value-type="string">
            <text:p>http://resolver.kb.nl/resolve?urn=KBNRC01:000026460:mpeg21:a0093:ocr</text:p>
          </table:table-cell>
          <table:table-cell office:value-type="string">
            <text:p>science</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table:number-columns-repeated="8" office:value-type="float" office:value="0">
            <text:p>0</text:p>
          </table:table-cell>
          <table:table-cell office:value-type="string">
            <text:p>Computer: wereldtitel voor Oranje MILAAN, 19 mei - Volgens een computer in Italië wordt Nederland in Argentinië de nieuwe wereldkampioen voetbal. De computer kwam tot die prognose, nadat het apparaat was gevoed met de resultaten van de oefenwedstrijden van de aan de eindronde deelnemende elftallen en met gegevens over de waarde van de individuele spelers, die waren verstrekt door de trainers van de Italiaanse ere- en eerste divisie en door Valcareggi en Bearzot, resp. de vroegere en de tegenwoordige bondscoach van het Italiaanse elftal.</text:p>
          </table:table-cell>
        </table:table-row>
        <table:table-row table:style-name="ro2">
          <table:table-cell office:value-type="string">
            <text:p>http://resolver.kb.nl/resolve?urn=KBNRC01:000032365:mpeg21:a0044:ocr</text:p>
          </table:table-cell>
          <table:table-cell office:value-type="string">
            <text:p>scien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Minister: geen druk Philips bij aanschaf computer DEN HAAG, 11 maart — De overheid heeft niet onder druk van Philips een computer besteld voor Rijkswaterstaat. Minister Bakker (verkeer en waterstaat) heeft dit gisteren geantwoord op schriftelijke vragen van het Kamerlid Lankhorst (PSP). Als bij een redelijke beoordeling van ingediende offertes een goed gebruik kan worden gemaakt van de Philips-computer dan moet men niet voorbijgaan aan het belang van de Nederlandse industrie, aldus de minister. (ANP)</text:p>
          </table:table-cell>
        </table:table-row>
        <table:table-row table:style-name="ro2">
          <table:table-cell office:value-type="string">
            <text:p>http://resolver.kb.nl/resolve?urn=KBNRC01:000032743:mpeg21:a0124: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Remmen via een computer. Dat is kortweg gezegd het nieuwe anti-remblokkeringssysteem Remmen via een computer. Dat is kortweg gezegd het nieuwe anti-remblokkeringssysteem dat Siemens met Daimler-Benz heeft ontwikk eld. Met een ingebouwde minicomputer kunnen de automobilisten voortaan bij kritische situaties krachtig remmen. De computer voorkomt dat de remmen worden geblokkeerd. Een speciale m eetinrichting signaleert de neiging tot blokkeren en voert via een elektronische besturingseenheid de nodige correcties in de remhydrauliek uit.</text:p>
          </table:table-cell>
        </table:table-row>
        <table:table-row table:style-name="ro2">
          <table:table-cell office:value-type="string">
            <text:p>http://resolver.kb.nl/resolve?urn=KBNRC01:000032833:mpeg21:a0179: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Casio computer naar beurs A'dam AMSTERDAM 1 sept. — De Japanse onderneming Casio computer komt naar de Amsterdamse effectenbeurs. Op 17 september zullen continental depositary receipts, die elk 10f&gt; gewone aandelen in deze maatschappij vertegenwoordigen, worden geïntroduceerd door een banksvndicaat onder leiding van Bank Mees en Hope. De aandelen van Casi^ Computer zijn officieel genoteerd op de beurs van Tokio. Zii worden tevens in de vorm van American depositary receipts „over the counter" verhandeld in New York (ANP)</text:p>
          </table:table-cell>
        </table:table-row>
        <table:table-row table:style-name="ro2">
          <table:table-cell office:value-type="string">
            <text:p>http://resolver.kb.nl/resolve?urn=KBNRC01:000032830:mpeg21:a0111: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Casio Computer naar de beurs Door onze beursredacteur AMSTERDAM, 29 aug. — In de eerste week van september zullen ter beurze van Amsterdam worden geïntroduceerd aandelen van het Japanse concern Cassic Computer Company Limited. De introduktie wordt verzorgd door Bank Mees en Hope.</text:p>
          </table:table-cell>
        </table:table-row>
        <table:table-row table:style-name="ro2">
          <table:table-cell office:value-type="string">
            <text:p>http://resolver.kb.nl/resolve?urn=KBNRC01:000029431:mpeg21:a0163: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Bloemisten schakelen computer in Tussen de biedermeiertjes, boeketten en het fraaie glaswerk verwacht de klant bij de bloemist niet direct een personal computer met modem, printer en beeldscherm. Toch zijn de bloemisten in hoog tempo bezig om te schakelen op het gebruik van die moderne apparatuur. Pagina 18</text:p>
          </table:table-cell>
        </table:table-row>
        <table:table-row table:style-name="ro2">
          <table:table-cell office:value-type="string">
            <text:p>http://resolver.kb.nl/resolve?urn=KBNRC01:000029601:mpeg21:a0004: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Siemens met IBM in geheugenchips MÜNCHEN, 25 jan. — Het Westduitse Siemens-concern heeft met IBM, grootste computer- en chipfabrikant ter wereld, een monsterverbond gesloten op het terrein van geheugenchips. Doel is de enorme kosten en risico's te delen. Pagina 14</text:p>
          </table:table-cell>
        </table:table-row>
        <table:table-row table:style-name="ro2">
          <table:table-cell office:value-type="string">
            <text:p>http://resolver.kb.nl/resolve?urn=KBNRC01:000029878:mpeg21:a0007:ocr</text:p>
          </table:table-cell>
          <table:table-cell office:value-type="string">
            <text:p>scienc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Verlies HCS: 125 miljoen gulden rotterdam, 31 aug. Het in probjemen verkerende computer- en distributiebedrijf HCS heeft over de eerste helft van dit jaar een [•etto verlies geboekt van 125 miljoen gulden. Begin deze maand werd de aandeelhouders nog een verlies van 40 miljoen gulden voorgespiegeld. Pagina 17</text:p>
          </table:table-cell>
        </table:table-row>
        <table:table-row table:style-name="ro2">
          <table:table-cell office:value-type="string">
            <text:p>http://resolver.kb.nl/resolve?urn=KBNRC01:000035114:mpeg21:a0138: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Computer Associates neemt bedrijf Cullinet over Door een onzer redacteuren ROTTERDAM, 21 juni — Het Amerikaanse bedrijf Computer Associates International, de grootste onafhankelijke leverancier van systeemsoftware ter wereld, neemt Cullinet Software over. Beide Amerikaanse ondernemingen hebben vestigingen in Nederland met in totaal zo'n 140 mensen. G.A. van den Berg, algemeen directeur van Computer Associates Products Nederland, verwacht dat de samenvoeging zonder problemen zal verlopen. Computer Associates betaalt voor Cullinet ongeveer 333 miljoen dollar in aandelen. Dat betekent dat elk Cullinet-aandeel voor een half aandeel Computer Assciates kan worden ingeruild. Computer Associates heeft in het laatste fiscale boekjaar een omzet gehaald van 1,03 miljard dollar; Cullinet noteerde een verkoop van 203 miljoen dollar. Het eigen vermogen van Cullinet bedroeg op 30 april 61 miljoen dollar. Na de effectuering van de transactie, die in augustus haar beslag zal krijgen, blijft de naam van Computer Associates International ongewijzigd. Ook de samenstelling van de top de nu wordt gevormd door Charles B. Wang en Antony W. Wang, ondervindt geen veranderingen. Computer Associates International houdt zich bezig met de ontwikkeling, marketing en ondersteuning van toepassings- en systeem-software voor allerlei soorten computers.</text:p>
          </table:table-cell>
        </table:table-row>
        <table:table-row table:style-name="ro2">
          <table:table-cell office:value-type="string">
            <text:p>http://resolver.kb.nl/resolve?urn=KBNRC01:000029256:mpeg21:a0112: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IBM. Het Amerikaanse concern IBM. Het Amerikaanse concern International Business Computer' (IBM) heeft tien nieuwe mainframe-computermodellen geïntroduceerd, de 3090-modellen die gezamenlijk de S-serie worden genoemd. Hieronder valt ook het 600S-model, die volgens IBM momenteel de krachtigste computer voor algemeen gebruik is. Deze computerserie heeft een vermogen, dat twintig tot vijftig procent groter is dan de huidige E-seriemodellen.</text:p>
          </table:table-cell>
        </table:table-row>
        <table:table-row table:style-name="ro2">
          <table:table-cell office:value-type="string">
            <text:p>http://resolver.kb.nl/resolve?urn=KBNRC01:000027967:mpeg21:a0184: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7" office:value-type="float" office:value="0">
            <text:p>0</text:p>
          </table:table-cell>
          <table:table-cell office:value-type="float" office:value="2">
            <text:p>2</text:p>
          </table:table-cell>
          <table:table-cell office:value-type="float" office:value="0">
            <text:p>0</text:p>
          </table:table-cell>
          <table:table-cell office:value-type="string">
            <text:p>TIPS KOPERS COMPUTERTJE Als er met vliegtuigen hetzelfde was gebeurd als met computers, dan zou een Boeing 747 nu ruim duizend gulden kosten en zou met twintig liter brandstof in 20 minuten om de wereld kunnen vliegen. Zo begint in het decembernummer van de Scientiflc American een artikel, dat iedereen die bij wil zijn over de allernieuwste elektronische rage, de 'personal computer', moet lezen. De auteurs, Hoo-min D. Toong en Amar Gupta (de tijden veranderen, elektronica en Angelsaksisch is n(t meer synoniem), bedoelen dat de mogelijkheden van computers zo enorm zijn toegenomen dat het ding nu ook voor de kleinere beurzen bereikbaar is geworden. De kosten van computergeheugen nemen met 40 pocent per jaar af en de rekensnelheid is in 25 jaar 200 maal zo groot geworden. Het resultaat is de 'personal computer' die vo)$ zo'n duizend gulden al kan worden gekocht en even veel rekenkracht biedt als een grote computer van twintig jaar geleden. Het resultaat is er ook naar. Wie vandaag de dag een Amerikaanse krant koopt ziet dat de advertenties voor de overgrote meerderheid van fabrikanten van personal computers komen. Er is sprake van een onvervalste 'boom'. De eerste personal computer kwam in 1975 op de markt en aan het eind van deze maand zullen er in de Vs een miljoen in gebruik zijn. Het aardige van hefartikel is dat er voor het eerst een poging wordt gedaan eenduidig te formuleren wat nu precies een personal computer is. Dat was nodig omdat benamingen als micro-computer, home-computer en personal-computer voortdurend stuivertje wisselenden. Vanaf nu kost een personal computer minder dan vijftienduizend gulden, heeft een geheugen van 64 kilobytes (waarmee ongeveer 64000 letters of cijfers kunnen worden weergegeven), kan één of meer gecompliceerde programmeertalen (Basic, Fortran of Cobol) verstaan, is voor verschillende functies geschikt en is buiten de gespecialiseerde kanalen (in warenhuizen bijvoorbeeld) te koop, vooral ook voor mensen die niet weten wat een computer is. Verder valt te lezen waar de koper van een personal computer op moet letten. Niet alleen op de woordgrootte die de computer aan kan (8, 16 of 32 bits) maar ook op de frequentie van de elektronische klok in de computer. Een grotere woordbreedte zowel als een hogere frequentie betekenen dat de computer meer kan. Een goede koop is nu een 16 bit systeem met een frequentie van 10 megahertz. Voor de modale, niet-specialistische, gebruiker valt verder aan te raden: een RAM-geheugen, een magnetische cassette ipv. floppy disks of Winchester disks, een printer. En niet te vergeten: een advocaat om de boedel bij de op handen staande echtscheiding te delen. Want volgens kenners ben je verkocht als je er een in huis hebt.</text:p>
          </table:table-cell>
        </table:table-row>
        <table:table-row table:style-name="ro2">
          <table:table-cell office:value-type="string">
            <text:p>http://resolver.kb.nl/resolve?urn=KBNRC01:000027115:mpeg21:a0120: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Treinreiziger kan bij computer informatie krijgen EINDHOVEN, 11 april - Op het Instituut voor Rerceptieonderzoek (IPO) in Eindhoven is een c ompute r ontwikkeld die desgevraagd de vertrektijden noemt van de intercitytreinen. Het is zelfs mogelijk met de computer over dit onderwerp een vrij uitvoerig gesprek te voeren. Steeds meer mensen komen in aanraking met computers. Voor de onderzoekers van het IPO leidde dat tot een vraag op welke wijze ook niet-professionele gebruikers zo eenvoudig mogelijk kunnen beschikken over de gegevens die in een computer zijn opgeslagen. Er werd een speciaal onderzoek gestart dat gericht was op de gesproken dialoog tussen de mens en een computer. In het geheugen van de computer zijn de gegevens over de precieze vertrektijden opgeslagen. Door achter elkaar verschillende vragen aan de gebruiker te stellen kan de computer te weten komen in welke richting, op welke dag en omstreeks welk tijdstip hij wil vertrekken. Uiteindelijk geeft de computer dan aan welke intercity hij het beste kan nemen. Het systeem is nog betrekkelijk beperkt omdat de automatische spraakherkenner nog niet zover is ontwikkeld dat de computer volledige zinnen kan „verstaan". Wel kan de computer losse woorden herkennen. mits er niet te veel alternatieven zijn. Dat is dan ook de reden (dat de computer zelf de vragen stelt. Die vragen zijn bovendien zodanig geformuleerd dat ze uitnodigen tot het geven van kante, kernachtige antwoorden. Wanneer de computer desondanks een antwoord niet jgoed verstaat, worden enkele aanvullende vragen gesteld die -allpur» maar met ja of nee beantwoord kunnen worden. Langs öezeoroweg kan de computer toch voldoende gegevens vergaren &lt;nm de gebruiker naar behoren te informeren. Met de vraag of de computer op de Nederlandse stations ®aït de juffrouw achter de informatiebalie zal vervangen houdlt men zich bij het IPO minder bezig. Voorlopig is haar plaats in ieder geval nog gewaarborgd. Wanneer de computer er namelijk helemaal niet meer uit karot rest hem nog slechts een antwoord, „Ik kan u niet wender helpen. Belt u alstublieft met de informatiedienst van de Nederlandse Spoorwegen". (ANP)</text:p>
          </table:table-cell>
        </table:table-row>
        <table:table-row table:style-name="ro2">
          <table:table-cell office:value-type="string">
            <text:p>http://resolver.kb.nl/resolve?urn=KBNRC01:000026704:mpeg21:a0007:ocr</text:p>
          </table:table-cell>
          <table:table-cell office:value-type="string">
            <text:p>science</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9" office:value-type="float" office:value="0">
            <text:p>0</text:p>
          </table:table-cell>
          <table:table-cell office:value-type="string">
            <text:p>Tass krijgt nu Franse computer MOSKOU, 28 maart - Het Russische persagentschap Tass krijgt toch een Westerse compurter voor de Olympische Spelen, die in de zomer van 1980 in Moskou worden gehouden. De computer komt nu uit Frankrijk. President Carter verbood in juli vorig jaar de levering van een Amerikaanse computer uit protest tegen de dissidentenprocessen die toen in de SovjetUnie plaatsvonden. Het contract voor de levering van de "Iris 80"-computer, ter waarde van omgerekend veertig miljoen gulden werd gisteren in Moskou getekend. De "Iris 80" wordt geleverd door CII -Honeywell Buil, officieel een Franse firma, maar met een zeer aanzienlijke Amerikaanse deelneming. In tegenstelling tot de Amerikanen willen de Fransen de computer wel leveren, omdat, zo werd in Parijs verklaard, commerciële transacties niet ondergeschikt moeten worden gemaakt aan politieke overwegingen. Het contract werd getekend, twee dagen voordat de Franse president in Moskou zou aankomen. Maar dit staatsbezoek is plotseling drie weken uitgesteld. (AFP)</text:p>
          </table:table-cell>
        </table:table-row>
        <table:table-row table:style-name="ro2">
          <table:table-cell office:value-type="string">
            <text:p>http://resolver.kb.nl/resolve?urn=KBNRC01:000033065:mpeg21:a0147: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2">
            <text:p>2</text:p>
          </table:table-cell>
          <table:table-cell table:number-columns-repeated="2" office:value-type="float" office:value="0">
            <text:p>0</text:p>
          </table:table-cell>
          <table:table-cell office:value-type="string">
            <text:p>Horoscoop per computer MÜNCHEN, 28 juni — Door een technisch instituut 'n München. Duitsland is een NCR Century 100 computer in gebruik genomen, Waarmee een horoscoop samengesteld kan worden. De geautomatiseerde horoscoop is het resultaat van ee n jaar onderzoek- en proS'ammeerarbeid door een 'eam van astrologen, psychologen en wiskundigen. Men claimt nu, dat de door Je computer geproduceerde horoscoop betrouwbaarder ls dan de met traditionele "lethoden berekende. De Computer berekent in enke' e minuten, waar een astroloog enkele weken voor no% zou hebben. Cliën'-i van het instituut geven hun exacte gehoortetijdstip en plaats op, a, smede enige persoonlijke gegevens. De computer voegt hier &lt;lc stand van de planeten JP een bepaald tijdstip aan '°e en berekent daaruit de horoscoop. De kosten van de horoscoop variëren van ca. ƒ 10 '°t ca. ƒ 30, afhankelijk van , e gevraagde hoeveelheid '"formatie.</text:p>
          </table:table-cell>
        </table:table-row>
        <table:table-row table:style-name="ro2">
          <table:table-cell office:value-type="string">
            <text:p>http://resolver.kb.nl/resolve?urn=KBNRC01:000028876:mpeg21:a0030:ocr</text:p>
          </table:table-cell>
          <table:table-cell office:value-type="string">
            <text:p>science</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7" office:value-type="float" office:value="0">
            <text:p>0</text:p>
          </table:table-cell>
          <table:table-cell office:value-type="string">
            <text:p>Verdachten vrij door fouten Cri-computer Door een onzer redacteuren ROTTERDAM, 28 aug. — Door fouten van de nieuwe computer van de Centrale recherche informatiedienst (Cri) worden gezochte personen vaak ten onrechte op vrije voeten gesteld. Ook worden onschuldige personen op basis van verkeerde computergegevens vastgehouden. Verschillende politiekorpsen hebben hierover al geklaagd. Om hoeveel gevallen het precies gaat is onbekend. Sinds 1 augustus beschikt Cri over een nieuwe computer waarin de gegevens worden opgeslagen van gezochte personen. „Dat de computer niet voldoet is nog mild uitgedrukt", zegt mevrouw Faber, woordvoerster van het ministerie van justitie, waaronder de informatiedienst ressorteert. Bij het inregelen van de computer is veel waardevolle informatie zoekgeraakt. Nieuwe gegevens worden onvolledig verwerkt en soms valt de computer ook helemaal uit. De leverancier van de computer heeft een jaar gewerkt aan een systeem dat volledig aan de eisen van Cri zou voldoen. Naar de oorzaak van de storingen wordt nog gezocht. Volgens Faber moet er waarschijnlijk een heel nieuw systeem komen. Politiekorpsen in het hele land vragen de dienst voortdurend om informatie uit het landelijke opsporingsregister. Woordvoerder Willing van de Amsterdamse politie noemt de falende computer een „heel groot probleem". „Soms ligt de computer er een hele dag uit, soms een uur. Zonder goed werkend informatiesysteem kan de politie natuurlijk niet werken. Als op straat een verdacht persoon wordt aangehouden en zijn gegevens worden opgevraagd bij Cri moet niet het antwoord komen: de computer is kapot. Het is frustrerend een verdachte dan weer te moeten laten gaan." De Amsterdamse politie heeft inmiddels een eigen noodbestand gemaakt, maar Wilting wijst er op dat daarin alleen recente gegevens van aanhoudingen in Amsterdam kunnen worden opgeslagen.</text:p>
          </table:table-cell>
        </table:table-row>
        <table:table-row table:style-name="ro2">
          <table:table-cell office:value-type="string">
            <text:p>http://resolver.kb.nl/resolve?urn=KBNRC01:000027773:mpeg21:a0094: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Apple komt weer met een nieuwe computer ZEIST, 25 april — Het Amerikaanse Apple computers heeft gisteren voor de tweede keer dit jaar een nieuwe personal computer gelanceerd; de Apple I I-C. Tegelijkertijd maakte het bedrijf bekend het tweede fiscale kwartaal van '984 te hebben afgesloten met een winst van 9,1 miljoen dollar, ruim 60 procent meer dan het eerste kwartaal. De Apple II-C is een afgeleide van de Apple II-E personal computer, die meer dan 80 procent van de omzet van Apple voor zijn rekening neemt. De nieuwe computer is de kleinste en met een prijs van rond de 1300 dollar (3900 gulden) tevens de goedkoopste computer in het Apple aanbod, 'n februari introduceerde ApPle de Mackintosh personal computer die met een prijs van fond de 7000 dollar een gat tussen de als te duur bestempelde Apple-Lisa personal computer de Apple II-E moest opvul' e n om het succes van IBM met 2 'jn personal computer tegen te Saan. De kleine en draagbare ApP'e II-C personal computer is ?en antwoord op de IBM-PC Junior. Deze computer is op de Amerikaanse markt nog niet j°'n succes als computergigant 'BM had verwacht. Apple daagt IBM in de markt voor deZe goedkoopste personal computer uit door alleen al voor dit jaar 20 miljoen dollar aan promotie voor de Apple-II-C uit te trekken. Een andere grote concurrent die Apple met deze kleine computer te lijf gaat is Commodore computers, die met zijn Commodore 64 een groot succes heeft in de top van de huiscomputer markt (prijzen tot 2000 gulden). De in het tweede fiscale kwartaal sterk gestegen winst van Apple is volgens directeur John Sculley (ex Coca-Cola) vooral het gevolg van een grote vraag naar de Apple II-E. „Maar ook de vraag naar de Mackintosh overtreft alle verwachtingen," aldus Sculley, „ondanks voortdurende aanpassingen van de capaciteit in de fabriek in Fremont, kunnen wij niet aan de vraag voldoen. In het tweede kwartaal steeg de omzet van Apple met 32 procent tot 300 miljoen dollar tegen 228 miljoen dollar in dezelfde periode vorig jaar. De winst van 15 miljoen dollar over het eerste halfjaar 1984' bleef nog wel ver achter bij de ruim 47 miljoen dollar die Apple boekte over dezelfde perio-' de in 1983. Maar volgens Sculley heeft Apple met de investeringen in nieuwe produkten die het resultaat hebben gedrukt, exact kunnen realiseren wat wij wilden bereiken." De nieuwe Apple-computer, geïntroduceerd in San Francisco door de oprichters Steve Jobs (1) en Steve Wozniak (r). In het midden directeur John Scully. (foto AP)</text:p>
          </table:table-cell>
        </table:table-row>
        <table:table-row table:style-name="ro2">
          <table:table-cell office:value-type="string">
            <text:p>http://resolver.kb.nl/resolve?urn=KBNRC01:000028857:mpeg21:a0115: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Taalcomputer biedt hulp bij telefoontjes met het buitenland Door een onzer redacteuren ROTTERDAM, 6 aug. — De Britse PTT, British Telecom, claimt een computer te hebben uitgevonden die aan Babylonische spraakverwarringen over de telefoon een einde maakt. De computer kan tijdens. een telefoongesprek het gesproken woord simultaan vertalen in een andere taal. Tijdens een demonstratie van het nieuwe systeem gisteren, werden eenvoudige zinnetjes van het Engels vertaald in het Frans en andersom. Volgens British Telecom kan de computer ook engels vertalen in Duits, Spaans, Zweeds en Italiaans. Aan de omgekeerde vertalingen wordt nog gewerkt. De opbeller spreekt zijn zinnetjes langzaam in een microfoon die verbonden is met een personal computer. Met behulp van een spraakchip herhaalt de computer de zin, om te controleren of alles goed is verstaan. Daarna wordt het gesproken woord naar een centrale computer gezonden die de tekst vertaald terugstuurt. De woorden van de pérsoon aan de andere kant van de telefoonlijn gaan over dezelfde weg, maar dan andersom. Of de computer van British Telecom echt elke Babylonische spraakverwarring zal opheffen is zeer de vraag. Tot nog toe is veel met vertaaicomputers geëxperimenteerd, maar stemmen de resultaten nog niet optimistisch. Vooral woorden met meerdere betekenissen zorgen voor problemen. Het systeem van British Telecom zou 400 verschillende zinnen aankunnen, maar ontleedt deze op basis van maar 100 sleutelwoorden. Of daarbij elk woord de juiste interpretatie krijgt is dus maar zeer de vraag.</text:p>
          </table:table-cell>
        </table:table-row>
        <table:table-row table:style-name="ro2">
          <table:table-cell office:value-type="string">
            <text:p>http://resolver.kb.nl/resolve?urn=KBNRC01:000027812:mpeg21:a0104: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Huiscomputer maakt foto's van documenten BOSTON. 5 okt. — Het Amerikaanse computerbedrijf Wang is van plan in februari een kleine 'personal' computer op de markt te brengen die documenten kan fotograferen en opslaan in zijn geheugen. Volgens de Wall Street Journal, die dit vandaag meldt, heeft de fotograferende computer een grote toekomst in kantoor-automatisering. Nu moet informatie in de computer worden getikt. Met de fotograferende computer zullen brieven, kaarten en krante-artikelen integraal in de computer worden gevoerd en op elk gewenst moment weer worden gereproduceerd. Ook kunnen gefotografeerde documenten' naar andere computers worden geseind. De computer transformeert beelden in zwarte en witte punten en slaat die op in zijn geheugen. Tot nu toe konden alleen grote wetenschappelijke en indutriële computers beelden transformeren. Volgens experts van onder andere Wang is de kantoorwereld echter klaar voor de fotograferende computers. Deze markt is daarbij aanzienlijk groter dan de wetenschappelijke of industriële. Ook het bedrijf Datacopy in de Amerikaanse staat Californië heeft een computer met een camera ontwikkeld. Grote computerbedrijven als Apple. IBM en Hewlett-Packard zouden volgens de Wall Street Journal veel interesse hebben getoond voor het systeem van Datacopy.</text:p>
          </table:table-cell>
        </table:table-row>
        <table:table-row table:style-name="ro2">
          <table:table-cell office:value-type="string">
            <text:p>http://resolver.kb.nl/resolve?urn=KBNRC01:000028431:mpeg21:a0140:ocr</text:p>
          </table:table-cell>
          <table:table-cell office:value-type="string">
            <text:p>science</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Tweede computer voor Viditel Door een onzer redacteuren DEN HAAG, 5 juni — Rond half juni zal de PTT een tweede Viditel-computer in gebruik nemen. Zowel vanuit Amsterdam als vanuit Den Haag, waar de eerste en tot dusver enige computer staat, krijgen de 2900 abonnees een aanbod van honderdduizend viewdatapagina's gepresenteerd. Viditelabonnees in de telefoondistricten Groningen, Leeuwarden, Zwolle, Hengelo, Utrecht, Amsterdam en Haarlem zullen de beelden voortaan via de Amsterdamse computer op het scherm krijgen. Abonnees in de overige tëlefoondistricten blijven voor hun informatiebehoefte op de Haagse computer aangewezen. Abonnees in en rond Den Haag en Amsterdam kunnen tegen het tarief voor lokale gesprekken - tien cent per minuut - de computer aan de lijn krijgen. Vorig jaar augustus startte de PTT met Viditel bij wijze van experiment. Met behulp van een aangepaste tv, een telefoon en een speciaal verbindingsapparaatje tussen de toestellen ontvangt men de beelden uit de computer. Het aanbod bedraagt vanaf volende week honderdduizend bladen, met onder. meer informatie over allerhande evenementen. Zeshonderdvijftig gegadigden staan nog op de abonnementenwachtlijst.</text:p>
          </table:table-cell>
        </table:table-row>
        <table:table-row table:style-name="ro2">
          <table:table-cell office:value-type="string">
            <text:p>http://resolver.kb.nl/resolve?urn=KBNRC01:000032065:mpeg21:a0134: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string">
            <text:p>Computer niet om taak van leraar over te nemen Door onze redacteur onderwijs UTRECHT, 12 april — „De computer kan goede diensten bewijzen om beter inzicht te krijgen in het functioneren van het onderwijs. De vraag is echter of gebruik van de computer kan leiden tot beter onderwijs of tot oplossing van onderwijs- en leerproblemen die we nu nog onvoldoende beheersen. Een computer kan leerstof aanbieden, overhoren, inzicht verdiepen en hij kan de leerling het geleerde laten toepassen. Maar dat doet de leraar ook. En de computer is er niet om de taak van de leraar over te nemen en hetzelfde te doen". Prof. dr. L. de Klerk zei dit gisteren op de laatste dag van de onderwijstentoonstelling in Utrecht, waar de hele Marijkehal van de Jaarbeurs vol staat met elektronische onderwijsapparatuur. Prof. De Klerk is verbonden aan het pedagogisch instituut van de universiteit van Leiden, waar onderzoek wordt verricht naar computergestuurd onderwijs. Volgens hem is de juiste functie van de computer bij het onderwijs nog niet gebleken, maar heeft het in ieder geval geen zin hem voor de klas te zetten: „Het gaat er niet om de markt zo spoedig mogelijk te voorzien van ingeblikte onderwijsprogramma's, die niet meer zijn dan op grote schaal nagebootste al bestaande onderwijsprogramma's, maar primair om het verdiepen van inzicht in het onderwijs- en leergebeuren". Daarbij komt dan nog volgens hem, dat de computer een te duur apparaat is om die zomaar in het onderwijs aan te schaffen.</text:p>
          </table:table-cell>
        </table:table-row>
        <table:table-row table:style-name="ro2">
          <table:table-cell office:value-type="string">
            <text:p>http://resolver.kb.nl/resolve?urn=KBNRC01:000028542:mpeg21:a0113:ocr</text:p>
          </table:table-cell>
          <table:table-cell office:value-type="string">
            <text:p>science</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string">
            <text:p>Computer op komst, die Duits verstaat Tot nog toe bleef, behalve in Amerika, de communicatie met computers beperkt tot een soort geheimtaal. Die geheimtaal was de taal van de computer; er zijn er een serie van en ze worden programmeertalen genoemd. Wilde men zich van de computer bedienen dan moest men een programmeertaal leren. In deze toestand begint verandering te komen. Overal houden computer linguisten zich bezig met de ontwikkeling van de zgn. 'natuurlijke computer' dwz. computers die ook in gewone taal kunnen communiceren met mensen. Het eerste succes werd in dit opzicht geboekt door T. Winograd in het begin van de zeventiger jaren. Hij ontwierp een computer die opdrachten in normaal Engels kon begrijpen en uitvoeren. In Amerika is deze De eerste com puter .. Europa in gewone taal k„ * i - kan »&lt;*. den aangesproken staat ontwikkeling doorga werd in Palo Alto (r' n : U een computer ontwikLu ""fc, mee men in dialoog V vliegreis kan boeken 1,1 De eerste """i. Het , . Rp M heeft ï? geleid dat nu een projekt start waardoor de toepJ^heid van de computer r tuurlijke taal algemene? ^ moeten worden. Men hoopt zover te dat men in het Duits samen de computer kan discussi"* 1 over moeilijke onderwerp^'" zodoende een sneller inzici,, 0 " en betere oplossingen voo r 1 # gelijke moeilijke problemen vinden. Met het nieuwe nmia dat HAM - ANS tanwendï orientiertes sprachliches $, Hamburg, waar onland ■■ projekt "Hamburger p^ s kit nermodell" (HAM-RpiuJ^n. afgesloten. Met deze eon,**" kan men in dialooev or ™ p,,( t keerssituaties bestuderen hotelkamer boeken. Hot e " "■ van HAM 1 tem) zijn drie en een half en 1.700.000 D-mark gen (Dr. M. Boot.)</text:p>
          </table:table-cell>
        </table:table-row>
        <table:table-row table:style-name="ro2" table:number-rows-repeated="1048329">
          <table:table-cell table:number-columns-repeated="16"/>
        </table:table-row>
        <table:table-row table:style-name="ro3" table:number-rows-repeated="46">
          <table:table-cell table:number-columns-repeated="16"/>
        </table:table-row>
        <table:table-row table:style-name="ro3">
          <table:table-cell table:number-columns-repeated="16"/>
        </table:table-row>
      </table:table>
      <table:database-ranges>
        <table:database-range table:target-range-address="Sheet1.A1:Sheet1.AMJ104854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1">01/31/2018</text:date>, <text:time>22:5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31T22:50:04</dc:date>
    <dc:creator>Juliette Lonij</dc:creator>
    <meta:generator>OpenOffice/4.1.5$Unix OpenOffice.org_project/415m1$Build-9789</meta:generator>
    <meta:editing-duration>P2DT18H44M7S</meta:editing-duration>
    <meta:editing-cycles>1233</meta:editing-cycles>
    <meta:document-statistic meta:table-count="1" meta:cell-count="3200" meta:object-count="0"/>
  </office:meta>
</office:document-meta>
</file>